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Tahoma, Helvetica, FreeSans, sans-serif"/>
    <style:font-face style:name="Calibri" svg:font-family="Calibri"/>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enlo1" svg:font-family="Menlo, Monaco, 'Andale Mono', 'lucida console', 'Courier New', monospace"/>
    <style:font-face style:name="Menlo" svg:font-family="Menlo, Monaco, Consolas, 'Courier New', monospace"/>
    <style:font-face style:name="Open Sans" svg:font-family="'Open Sans', Arial, sans-serif"/>
    <style:font-face style:name="OpenSymbol" svg:font-family="OpenSymbol"/>
    <style:font-face style:name="PT Sans" svg:font-family="'PT Sans', 'Helvetica Neue', Helvetica, Arial, sans-serif"/>
    <style:font-face style:name="Source Code Pro" svg:font-family="'Source Code Pro', monospace"/>
    <style:font-face style:name="Tahoma1" svg:font-family="Tahoma"/>
    <style:font-face style:name="arial" svg:font-family="arial, sans-serif"/>
    <style:font-face style:name="inherit" svg:font-family="inherit"/>
    <style:font-face style:name="Arial1"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5.7604in" table:align="left"/>
    </style:style>
    <style:style style:name="Table1.A" style:family="table-column">
      <style:table-column-properties style:column-width="1.0729in"/>
    </style:style>
    <style:style style:name="Table1.B" style:family="table-column">
      <style:table-column-properties style:column-width="4.6875in"/>
    </style:style>
    <style:style style:name="Table1.A1" style:family="table-cell">
      <style:table-cell-properties style:vertical-align="middle" fo:background-color="#eeeeee" fo:padding="0.0194in" fo:border="none">
        <style:background-image/>
      </style:table-cell-properties>
    </style:style>
    <style:style style:name="Table1.A2" style:family="table-cell">
      <style:table-cell-properties style:vertical-align="middle" fo:padding="0.0194in" fo:border="none"/>
    </style:style>
    <style:style style:name="Table2" style:family="table">
      <style:table-properties style:width="6.5313in" table:align="left"/>
    </style:style>
    <style:style style:name="Table2.A" style:family="table-column">
      <style:table-column-properties style:column-width="1.0104in"/>
    </style:style>
    <style:style style:name="Table2.B" style:family="table-column">
      <style:table-column-properties style:column-width="1.1667in"/>
    </style:style>
    <style:style style:name="Table2.C" style:family="table-column">
      <style:table-column-properties style:column-width="4.3542in"/>
    </style:style>
    <style:style style:name="Table2.A1" style:family="table-cell">
      <style:table-cell-properties style:vertical-align="middle" fo:background-color="#eeeeee" fo:padding="0.0194in" fo:border="none">
        <style:background-image/>
      </style:table-cell-properties>
    </style:style>
    <style:style style:name="Table2.A2" style:family="table-cell">
      <style:table-cell-properties style:vertical-align="middle" fo:padding="0.0194in" fo:border="none"/>
    </style:style>
    <style:style style:name="Table3" style:family="table">
      <style:table-properties style:width="6.6924in" table:align="left"/>
    </style:style>
    <style:style style:name="Table3.A" style:family="table-column">
      <style:table-column-properties style:column-width="1.2486in"/>
    </style:style>
    <style:style style:name="Table3.B" style:family="table-column">
      <style:table-column-properties style:column-width="1.3681in"/>
    </style:style>
    <style:style style:name="Table3.C" style:family="table-column">
      <style:table-column-properties style:column-width="2.5118in"/>
    </style:style>
    <style:style style:name="Table3.D" style:family="table-column">
      <style:table-column-properties style:column-width="1.5639in"/>
    </style:style>
    <style:style style:name="Table3.A1" style:family="table-cell">
      <style:table-cell-properties style:vertical-align="middle" fo:background-color="#eeeeee" fo:padding="0.0194in" fo:border="none">
        <style:background-image/>
      </style:table-cell-properties>
    </style:style>
    <style:style style:name="Table3.A2" style:family="table-cell">
      <style:table-cell-properties style:vertical-align="middle" fo:padding="0.0194in" fo:border="none"/>
    </style:style>
    <style:style style:name="Table3.D7" style:family="table-cell">
      <style:table-cell-properties fo:padding="0.0194in" fo:border="none"/>
    </style:style>
    <style:style style:name="Table4" style:family="table">
      <style:table-properties style:width="6.6924in" table:align="left"/>
    </style:style>
    <style:style style:name="Table4.A" style:family="table-column">
      <style:table-column-properties style:column-width="1.5938in"/>
    </style:style>
    <style:style style:name="Table4.B" style:family="table-column">
      <style:table-column-properties style:column-width="0.9063in"/>
    </style:style>
    <style:style style:name="Table4.C" style:family="table-column">
      <style:table-column-properties style:column-width="4.1924in"/>
    </style:style>
    <style:style style:name="Table4.A1" style:family="table-cell">
      <style:table-cell-properties style:vertical-align="middle" fo:background-color="#eeeeee" fo:padding="0.0194in" fo:border="none">
        <style:background-image/>
      </style:table-cell-properties>
    </style:style>
    <style:style style:name="Table4.A2" style:family="table-cell">
      <style:table-cell-properties style:vertical-align="middle" fo:padding="0.0194in" fo:border="none"/>
    </style:style>
    <style:style style:name="Table5" style:family="table">
      <style:table-properties style:width="6.6924in" table:align="left"/>
    </style:style>
    <style:style style:name="Table5.A" style:family="table-column">
      <style:table-column-properties style:column-width="1.0208in"/>
    </style:style>
    <style:style style:name="Table5.B" style:family="table-column">
      <style:table-column-properties style:column-width="3.1743in"/>
    </style:style>
    <style:style style:name="Table5.C" style:family="table-column">
      <style:table-column-properties style:column-width="2.4972in"/>
    </style:style>
    <style:style style:name="Table5.A1" style:family="table-cell">
      <style:table-cell-properties style:vertical-align="middle" fo:background-color="#eeeeee" fo:padding="0.0194in" fo:border="none">
        <style:background-image/>
      </style:table-cell-properties>
    </style:style>
    <style:style style:name="Table5.A2" style:family="table-cell">
      <style:table-cell-properties style:vertical-align="middle" fo:padding="0.0194in" fo:border="none"/>
    </style:style>
    <style:style style:name="Table6" style:family="table">
      <style:table-properties style:width="6.6924in" table:align="left"/>
    </style:style>
    <style:style style:name="Table6.A" style:family="table-column">
      <style:table-column-properties style:column-width="2.2715in"/>
    </style:style>
    <style:style style:name="Table6.B" style:family="table-column">
      <style:table-column-properties style:column-width="2.3368in"/>
    </style:style>
    <style:style style:name="Table6.C" style:family="table-column">
      <style:table-column-properties style:column-width="2.084in"/>
    </style:style>
    <style:style style:name="Table6.A1" style:family="table-cell">
      <style:table-cell-properties style:vertical-align="middle" fo:background-color="#eeeeee" fo:padding="0.0194in" fo:border="none">
        <style:background-image/>
      </style:table-cell-properties>
    </style:style>
    <style:style style:name="Table6.A2" style:family="table-cell">
      <style:table-cell-properties style:vertical-align="middle" fo:padding="0.0194in" fo:border="none"/>
    </style:style>
    <style:style style:name="Table7" style:family="table">
      <style:table-properties style:width="3.7347in" table:align="left" fo:background-color="transparent">
        <style:background-image/>
      </style:table-properties>
    </style:style>
    <style:style style:name="Table7.A" style:family="table-column">
      <style:table-column-properties style:column-width="1.8931in"/>
    </style:style>
    <style:style style:name="Table7.B" style:family="table-column">
      <style:table-column-properties style:column-width="1.8417in"/>
    </style:style>
    <style:style style:name="Table7.A1" style:family="table-cell">
      <style:table-cell-properties style:vertical-align="bottom"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B1" style:family="table-cell">
      <style:table-cell-properties style:vertical-align="bottom" style:border-line-width="0.0007in 0.0347in 0.0007in" fo:padding="0.0194in" fo:border="0.0361in double #808080"/>
    </style:style>
    <style:style style:name="Table7.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7.B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6.6924in" table:align="left"/>
    </style:style>
    <style:style style:name="Table8.A" style:family="table-column">
      <style:table-column-properties style:column-width="0.2625in"/>
    </style:style>
    <style:style style:name="Table8.B" style:family="table-column">
      <style:table-column-properties style:column-width="6.4299in"/>
    </style:style>
    <style:style style:name="Table8.A1" style:family="table-cell">
      <style:table-cell-properties fo:padding="0.0194in" fo:border="none"/>
    </style:style>
    <style:style style:name="Table9" style:family="table">
      <style:table-properties style:width="4.3132in" table:align="left"/>
    </style:style>
    <style:style style:name="Table9.A" style:family="table-column">
      <style:table-column-properties style:column-width="2.0931in"/>
    </style:style>
    <style:style style:name="Table9.B" style:family="table-column">
      <style:table-column-properties style:column-width="2.2201in"/>
    </style:style>
    <style:style style:name="Table9.A1" style:family="table-cell">
      <style:table-cell-properties style:vertical-align="bottom"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B1" style:family="table-cell">
      <style:table-cell-properties style:vertical-align="bottom" style:border-line-width="0.0007in 0.0347in 0.0007in" fo:padding="0.0194in" fo:border="0.0361in double #808080"/>
    </style:style>
    <style:style style:name="Table9.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9.B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 style:family="table">
      <style:table-properties style:width="6.6924in" table:align="left"/>
    </style:style>
    <style:style style:name="Table10.A" style:family="table-column">
      <style:table-column-properties style:column-width="2.1201in"/>
    </style:style>
    <style:style style:name="Table10.B" style:family="table-column">
      <style:table-column-properties style:column-width="2.3063in"/>
    </style:style>
    <style:style style:name="Table10.C" style:family="table-column">
      <style:table-column-properties style:column-width="2.266in"/>
    </style:style>
    <style:style style:name="Table10.A1" style:family="table-cell">
      <style:table-cell-properties fo:background-color="#dfdfdf" fo:padding="0.0194in" fo:border-left="0.0139in solid #808080" fo:border-right="none" fo:border-top="0.0139in solid #808080" fo:border-bottom="0.0139in solid #808080">
        <style:background-image/>
      </style:table-cell-properties>
    </style:style>
    <style:style style:name="Table10.C1" style:family="table-cell">
      <style:table-cell-properties fo:background-color="#dfdfdf" fo:padding="0.0194in" fo:border="0.0139in solid #808080">
        <style:background-image/>
      </style:table-cell-properties>
    </style:style>
    <style:style style:name="Table10.A2" style:family="table-cell">
      <style:table-cell-properties style:vertical-align="middle" fo:background-color="transparent" fo:padding="0.0194in" fo:border-left="0.0139in solid #808080" fo:border-right="none" fo:border-top="none" fo:border-bottom="0.0139in solid #808080">
        <style:background-image/>
      </style:table-cell-properties>
    </style:style>
    <style:style style:name="Table10.C2" style:family="table-cell">
      <style:table-cell-properties style:vertical-align="middle" fo:background-color="transparent" fo:padding="0.0194in" fo:border-left="0.0139in solid #808080" fo:border-right="0.0139in solid #808080" fo:border-top="none" fo:border-bottom="0.0139in solid #808080">
        <style:background-image/>
      </style:table-cell-properties>
    </style:style>
    <style:style style:name="P1" style:family="paragraph" style:parent-style-name="Standard">
      <style:paragraph-properties fo:margin-left="0in" fo:margin-right="0in" style:line-height-at-least="0.25in" fo:widows="1" fo:text-indent="0in" style:auto-text-indent="false"/>
    </style:style>
    <style:style style:name="P2" style:family="paragraph" style:parent-style-name="Standard">
      <style:paragraph-properties fo:margin-left="0in" fo:margin-right="0in" style:line-height-at-least="0.25in" fo:widows="1" fo:text-indent="0in" style:auto-text-indent="false"/>
      <style:text-properties fo:font-variant="normal" fo:text-transform="none" fo:color="#313131" style:font-name="Open Sans" fo:font-size="10.5pt" fo:letter-spacing="normal" fo:font-style="normal" fo:font-weight="normal"/>
    </style:style>
    <style:style style:name="P3" style:family="paragraph" style:parent-style-name="Standard">
      <style:paragraph-properties fo:margin-left="0in" fo:margin-right="0in" style:line-height-at-least="0.25in" fo:widows="1" fo:text-indent="0in" style:auto-text-indent="false"/>
      <style:text-properties fo:font-variant="normal" fo:text-transform="none" fo:color="#494747" style:font-name="PT Sans" fo:font-size="12pt" fo:letter-spacing="normal" fo:font-style="normal" fo:font-weight="normal"/>
    </style:style>
    <style:style style:name="P4" style:family="paragraph" style:parent-style-name="Standard">
      <style:paragraph-properties fo:margin-left="0in" fo:margin-right="0in" style:line-height-at-least="0.25in" fo:text-align="start" style:justify-single-word="false" fo:widows="1" fo:text-indent="0in" style:auto-text-indent="false"/>
      <style:text-properties fo:font-variant="normal" fo:text-transform="none" fo:color="#494747" fo:letter-spacing="normal"/>
    </style:style>
    <style:style style:name="P5" style:family="paragraph" style:parent-style-name="Standard">
      <style:paragraph-properties fo:margin-left="0in" fo:margin-right="0in" style:line-height-at-least="0.25in" fo:widows="1" fo:text-indent="0in" style:auto-text-indent="false"/>
      <style:text-properties fo:font-variant="normal" fo:text-transform="none" fo:color="#666600" style:font-name="Menlo" fo:font-size="9pt" fo:letter-spacing="normal" fo:font-style="normal" fo:font-weight="normal"/>
    </style:style>
    <style:style style:name="P6" style:family="paragraph" style:parent-style-name="Standard">
      <style:paragraph-properties fo:margin-left="0in" fo:margin-right="0in" style:line-height-at-least="0.25in" fo:widows="1" fo:text-indent="0in" style:auto-text-indent="false"/>
      <style:text-properties style:font-name="Times New Roman"/>
    </style:style>
    <style:style style:name="P7" style:family="paragraph" style:parent-style-name="Standard">
      <style:paragraph-properties fo:margin-left="0in" fo:margin-right="0in" style:line-height-at-least="0.25in" fo:text-align="start" style:justify-single-word="false" fo:widows="1" fo:text-indent="0in" style:auto-text-indent="false"/>
      <style:text-properties fo:color="#000000" style:font-name="Arial1" fo:font-size="11pt" fo:font-weight="bold" style:font-name-asian="Arial1" style:font-size-asian="11pt" style:font-weight-asian="bold" style:font-name-complex="Arial1" style:font-size-complex="11pt"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style:line-height-at-least="0.25in" fo:widows="1" fo:text-indent="0in" style:auto-text-indent="false"/>
      <style:text-properties fo:font-variant="normal" fo:text-transform="none" fo:color="#000000" style:font-name="Open Sans" fo:font-size="10.5pt" fo:letter-spacing="normal" fo:font-style="normal" fo:font-weight="normal"/>
    </style:style>
    <style:style style:name="P10" style:family="paragraph" style:parent-style-name="Text_20_body">
      <style:paragraph-properties fo:margin-left="0in" fo:margin-right="0in" fo:text-indent="0in" style:auto-text-indent="false"/>
      <style:text-properties fo:font-variant="normal" fo:text-transform="none" fo:color="#000000" style:font-name="Open Sans" fo:font-size="10.5pt" fo:letter-spacing="normal" fo:font-style="normal" fo:font-weight="normal" style:font-weight-asian="normal" style:font-weight-complex="normal"/>
    </style:style>
    <style:style style:name="P11" style:family="paragraph" style:parent-style-name="Text_20_body">
      <style:paragraph-properties fo:margin-left="0in" fo:margin-right="0in" style:line-height-at-least="0.25in" fo:widows="1" fo:text-indent="0in" style:auto-text-indent="false"/>
      <style:text-properties fo:font-variant="normal" fo:text-transform="none" fo:color="#000000" style:font-name="Times New Roman" fo:font-size="10.5pt" fo:letter-spacing="normal" fo:font-style="normal" fo:font-weight="normal"/>
    </style:style>
    <style:style style:name="P12" style:family="paragraph" style:parent-style-name="Text_20_body">
      <style:paragraph-properties fo:margin-left="0in" fo:margin-right="0in" style:line-height-at-least="0.2291in" fo:widows="1" fo:text-indent="0in" style:auto-text-indent="false"/>
      <style:text-properties fo:font-variant="normal" fo:text-transform="none" fo:color="#313131" style:font-name="Open Sans" fo:font-size="10.5pt" fo:letter-spacing="normal" fo:font-style="normal" fo:font-weight="normal"/>
    </style:style>
    <style:style style:name="P13" style:family="paragraph" style:parent-style-name="Text_20_body">
      <style:paragraph-properties fo:margin-left="0in" fo:margin-right="0in" style:line-height-at-least="0.25in" fo:text-align="center" style:justify-single-word="false" fo:widows="1" fo:text-indent="0in" style:auto-text-indent="false"/>
      <style:text-properties fo:font-variant="normal" fo:text-transform="none" fo:color="#494747" fo:letter-spacing="normal"/>
    </style:style>
    <style:style style:name="P14" style:family="paragraph" style:parent-style-name="Text_20_body">
      <style:paragraph-properties fo:margin-left="0in" fo:margin-right="0in" fo:text-indent="0in" style:auto-text-indent="false"/>
      <style:text-properties fo:font-variant="normal" fo:text-transform="none" fo:color="#494747" style:font-name="PT Sans" fo:font-size="12pt" fo:letter-spacing="normal" fo:font-style="normal" fo:font-weight="normal"/>
    </style:style>
    <style:style style:name="P15" style:family="paragraph" style:parent-style-name="Text_20_body">
      <style:paragraph-properties fo:margin-left="0in" fo:margin-right="0in" fo:text-indent="0in" style:auto-text-indent="false"/>
      <style:text-properties fo:font-variant="normal" fo:text-transform="none" fo:color="#494747" style:font-name="PT Sans" fo:font-size="12pt" fo:letter-spacing="normal" fo:font-style="normal" fo:font-weight="normal" style:font-size-asian="14pt" style:font-weight-asian="bold" style:font-size-complex="14pt" style:font-weight-complex="bold"/>
    </style:style>
    <style:style style:name="P16" style:family="paragraph" style:parent-style-name="Text_20_body">
      <style:paragraph-properties fo:margin-left="0in" fo:margin-right="0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normal"/>
    </style:style>
    <style:style style:name="P17" style:family="paragraph" style:parent-style-name="Text_20_body">
      <style:paragraph-properties fo:margin-left="0in" fo:margin-right="0in" fo:text-indent="0in" style:auto-text-indent="false"/>
      <style:text-properties fo:font-variant="normal" fo:text-transform="none" fo:color="#89b668" style:font-name="PT Sans" fo:font-size="9pt" fo:letter-spacing="normal" fo:font-style="normal" fo:font-weight="bold"/>
    </style:style>
    <style:style style:name="P18" style:family="paragraph" style:parent-style-name="Text_20_body">
      <style:paragraph-properties fo:margin-left="0in" fo:margin-right="0in" style:line-height-at-least="0.2083in" fo:text-align="start" style:justify-single-word="false" fo:widows="1" fo:text-indent="0in" style:auto-text-indent="false"/>
      <style:text-properties fo:font-variant="normal" fo:text-transform="none" fo:color="#cccccc" style:font-name="Calibri" fo:font-size="10.5pt" fo:letter-spacing="normal" fo:language="en" fo:country="GB" fo:font-style="normal" fo:font-weight="normal"/>
    </style:style>
    <style:style style:name="P19" style:family="paragraph" style:parent-style-name="Text_20_body">
      <style:paragraph-properties fo:margin-left="0in" fo:margin-right="0in" style:line-height-at-least="0.2083in" fo:text-align="start" style:justify-single-word="false" fo:widows="1" fo:text-indent="0in" style:auto-text-indent="false"/>
      <style:text-properties fo:font-variant="normal" fo:text-transform="none" fo:color="#333333" style:font-name="Arial Black" fo:font-size="11pt" fo:letter-spacing="normal" fo:language="en" fo:country="GB" fo:font-style="normal" fo:font-weight="normal" style:font-size-asian="11pt" style:font-size-complex="11pt"/>
    </style:style>
    <style:style style:name="P20" style:family="paragraph" style:parent-style-name="Text_20_body">
      <style:paragraph-properties fo:margin-left="0in" fo:margin-right="0in" style:line-height-at-least="0.2083in" fo:text-align="start" style:justify-single-word="false" fo:widows="1" fo:text-indent="0in" style:auto-text-indent="false"/>
      <style:text-properties fo:font-variant="normal" fo:text-transform="none" fo:color="#333333" style:font-name="Arial Black" fo:font-size="11pt" fo:letter-spacing="normal" fo:language="en" fo:country="GB" fo:font-style="normal" fo:font-weight="normal" style:font-size-asian="11pt" style:font-weight-asian="normal" style:font-size-complex="11pt" style:font-weight-complex="normal"/>
    </style:style>
    <style:style style:name="P21" style:family="paragraph" style:parent-style-name="Text_20_body">
      <style:paragraph-properties fo:margin-left="0in" fo:margin-right="0in" style:line-height-at-least="0.2083in" fo:text-align="start" style:justify-single-word="false" fo:widows="1" fo:text-indent="0in" style:auto-text-indent="false"/>
      <style:text-properties fo:font-variant="normal" fo:text-transform="none" fo:color="#333333" style:font-name="Arial Black" fo:font-size="11pt" fo:letter-spacing="normal" fo:font-style="normal" fo:font-weight="normal" style:font-size-asian="11pt" style:font-size-complex="11pt"/>
    </style:style>
    <style:style style:name="P22" style:family="paragraph" style:parent-style-name="Text_20_body">
      <style:paragraph-properties fo:margin-left="0in" fo:margin-right="0in" fo:text-indent="0in" style:auto-text-indent="false"/>
      <style:text-properties fo:font-weight="bold"/>
    </style:style>
    <style:style style:name="P23" style:family="paragraph" style:parent-style-name="Text_20_body">
      <style:paragraph-properties fo:margin-left="0in" fo:margin-right="0in" fo:text-indent="0in" style:auto-text-indent="false"/>
      <style:text-properties fo:font-weight="bold" style:font-weight-asian="bold" style:font-weight-complex="bold"/>
    </style:style>
    <style:style style:name="P2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5"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26" style:family="paragraph" style:parent-style-name="Text_20_body">
      <style:paragraph-properties fo:margin-left="0in" fo:margin-right="0in" fo:text-indent="0in" style:auto-text-indent="false"/>
      <style:text-properties fo:font-size="11pt" fo:font-weight="normal" style:font-size-asian="11pt" style:font-weight-asian="normal" style:font-size-complex="11pt" style:font-weight-complex="normal"/>
    </style:style>
    <style:style style:name="P27" style:family="paragraph" style:parent-style-name="Text_20_body">
      <style:paragraph-properties fo:margin-left="0in" fo:margin-right="0in" fo:text-indent="0in" style:auto-text-indent="false"/>
      <style:text-properties fo:font-size="13pt" fo:font-weight="bold" style:font-size-asian="13pt" style:font-weight-asian="bold" style:font-size-complex="13pt" style:font-weight-complex="bold"/>
    </style:style>
    <style:style style:name="P28" style:family="paragraph" style:parent-style-name="Text_20_body">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29" style:family="paragraph" style:parent-style-name="Text_20_body">
      <style:paragraph-properties fo:margin-left="0in" fo:margin-right="0in" style:line-height-at-least="0.25in" fo:text-align="start" style:justify-single-word="false" fo:widows="1" fo:text-indent="0in" style:auto-text-indent="false"/>
      <style:text-properties fo:font-size="14pt" fo:font-weight="bold" style:font-size-asian="14pt" style:font-weight-asian="bold" style:font-size-complex="14pt" style:font-weight-complex="bold"/>
    </style:style>
    <style:style style:name="P30" style:family="paragraph" style:parent-style-name="Text_20_body">
      <style:paragraph-properties fo:margin-left="0in" fo:margin-right="0in" style:line-height-at-least="0.25in" fo:text-align="start" style:justify-single-word="false" fo:widows="1" fo:text-indent="0in" style:auto-text-indent="false"/>
    </style:style>
    <style:style style:name="P31" style:family="paragraph" style:parent-style-name="Text_20_body">
      <style:paragraph-properties fo:margin-left="0in" fo:margin-right="0in" style:line-height-at-least="0.25in" fo:text-align="justify" style:justify-single-word="false" fo:widows="1" fo:text-indent="0in" style:auto-text-indent="false" fo:padding="0in" fo:border="none"/>
      <style:text-properties fo:font-variant="normal" fo:text-transform="none" fo:color="#000000" style:font-name="Open Sans" fo:font-size="10.5pt" fo:letter-spacing="normal" fo:font-style="normal" fo:font-weight="normal"/>
    </style:style>
    <style:style style:name="P32" style:family="paragraph" style:parent-style-name="Text_20_body">
      <style:paragraph-properties fo:margin-left="0in" fo:margin-right="0in" style:line-height-at-least="0.25in" fo:text-align="justify" style:justify-single-word="false" fo:widows="1" fo:text-indent="0in" style:auto-text-indent="false" fo:padding="0in" fo:border="none"/>
      <style:text-properties fo:font-variant="normal" fo:text-transform="none" fo:color="#000000" fo:letter-spacing="normal"/>
    </style:style>
    <style:style style:name="P33" style:family="paragraph" style:parent-style-name="Heading_20_3">
      <style:paragraph-properties fo:margin-left="0in" fo:margin-right="0in" fo:widows="1" fo:text-indent="0in" style:auto-text-indent="false" fo:padding="0in" fo:border="none"/>
      <style:text-properties fo:font-variant="normal" fo:text-transform="none" fo:color="#000000" style:font-name="Open Sans" fo:letter-spacing="normal" fo:font-style="normal" fo:font-weight="normal"/>
    </style:style>
    <style:style style:name="P34" style:family="paragraph" style:parent-style-name="Heading_20_2">
      <style:paragraph-properties fo:margin-left="0in" fo:margin-right="0in" fo:widows="1" fo:text-indent="0in" style:auto-text-indent="false" fo:padding="0in" fo:border="none"/>
      <style:text-properties fo:font-variant="normal" fo:text-transform="none" fo:color="#121214" style:font-name="Open Sans" fo:letter-spacing="-0.0102in" fo:font-style="normal" fo:font-weight="normal"/>
    </style:style>
    <style:style style:name="P35" style:family="paragraph" style:parent-style-name="Heading_20_2">
      <style:paragraph-properties fo:margin-left="0in" fo:margin-right="0in" fo:text-indent="0in" style:auto-text-indent="false"/>
      <style:text-properties fo:font-variant="normal" fo:text-transform="none" fo:color="#121214" style:font-name="Open Sans" fo:letter-spacing="-0.0102in" fo:font-style="normal" fo:font-weight="normal"/>
    </style:style>
    <style:style style:name="P36" style:family="paragraph" style:parent-style-name="Heading_20_2">
      <style:paragraph-properties fo:margin-left="0in" fo:margin-right="0in" style:line-height-at-least="0.25in" fo:widows="1" fo:text-indent="0in" style:auto-text-indent="false"/>
      <style:text-properties fo:font-variant="normal" fo:text-transform="none" fo:color="#121214" style:font-name="Open Sans" fo:letter-spacing="-0.0102in" fo:font-style="normal" fo:font-weight="normal"/>
    </style:style>
    <style:style style:name="P37" style:family="paragraph" style:parent-style-name="Heading_20_2">
      <style:paragraph-properties fo:margin-left="0in" fo:margin-right="0in" fo:text-indent="0in" style:auto-text-indent="false"/>
      <style:text-properties fo:font-variant="normal" fo:text-transform="none" fo:color="#121214" style:font-name="Open Sans" fo:letter-spacing="-0.0102in" fo:font-style="normal" fo:font-weight="normal" style:font-weight-asian="normal" style:font-weight-complex="normal"/>
    </style:style>
    <style:style style:name="P38" style:family="paragraph" style:parent-style-name="Heading_20_2">
      <style:paragraph-properties fo:margin-left="0in" fo:margin-right="0in" style:line-height-at-least="0.25in" fo:widows="1" fo:text-indent="0in" style:auto-text-indent="false"/>
      <style:text-properties fo:font-variant="normal" fo:text-transform="none" fo:color="#313131" style:font-name="Open Sans" fo:font-size="10.5pt" fo:letter-spacing="normal" fo:font-style="normal" fo:font-weight="normal"/>
    </style:style>
    <style:style style:name="P39" style:family="paragraph" style:parent-style-name="Heading_20_2">
      <style:paragraph-properties fo:margin-left="0in" fo:margin-right="0in" fo:text-indent="0in" style:auto-text-indent="false"/>
      <style:text-properties fo:font-variant="normal" fo:text-transform="none" fo:color="#313030" style:font-name="PT Sans" fo:font-size="18pt" fo:letter-spacing="normal" fo:font-style="normal" fo:font-weight="normal" style:font-size-asian="14pt" style:font-weight-asian="bold" style:font-size-complex="14pt" style:font-weight-complex="bold"/>
    </style:style>
    <style:style style:name="P40" style:family="paragraph" style:parent-style-name="Heading_20_2">
      <style:paragraph-properties fo:margin-left="0in" fo:margin-right="0in" style:line-height-at-least="0.25in" fo:text-align="start" style:justify-single-word="false" fo:widows="1" fo:text-indent="0in" style:auto-text-indent="false"/>
      <style:text-properties fo:font-variant="normal" fo:text-transform="none" fo:color="#313030" style:font-name="PT Sans" fo:font-size="18pt" fo:letter-spacing="normal" fo:font-style="normal" fo:font-weight="normal"/>
    </style:style>
    <style:style style:name="P41" style:family="paragraph" style:parent-style-name="Heading_20_2">
      <style:paragraph-properties fo:margin-left="0in" fo:margin-right="0in" fo:text-indent="0in" style:auto-text-indent="false"/>
      <style:text-properties fo:font-variant="normal" fo:text-transform="none" fo:color="#494747" style:font-name="PT Sans" fo:font-size="12pt" fo:letter-spacing="normal" fo:font-style="normal" fo:font-weight="bold" style:font-weight-asian="bold" style:font-weight-complex="bold"/>
    </style:style>
    <style:style style:name="P42" style:family="paragraph" style:parent-style-name="Heading_20_2">
      <style:paragraph-properties fo:margin-left="0in" fo:margin-right="0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bold" style:font-weight-asian="bold" style:font-weight-complex="bold"/>
    </style:style>
    <style:style style:name="P43" style:family="paragraph" style:parent-style-name="Heading_20_2">
      <style:paragraph-properties fo:margin-left="0in" fo:margin-right="0in" style:line-height-at-least="0.25in" fo:text-align="start" style:justify-single-word="false" fo:widows="1" fo:text-indent="0in" style:auto-text-indent="false"/>
    </style:style>
    <style:style style:name="P44" style:family="paragraph" style:parent-style-name="Preformatted_20_Text">
      <style:paragraph-properties fo:margin-left="0in" fo:margin-right="0in" fo:text-indent="0in" style:auto-text-indent="false"/>
      <style:text-properties fo:font-variant="normal" fo:text-transform="none" fo:color="#313131" style:font-name="Menlo" fo:font-size="9pt" fo:letter-spacing="normal" fo:font-style="normal" fo:font-weight="normal"/>
    </style:style>
    <style:style style:name="P45" style:family="paragraph" style:parent-style-name="Preformatted_20_Text">
      <style:paragraph-properties fo:margin-left="0in" fo:margin-right="0in" style:line-height-at-least="0.25in" fo:widows="1" fo:text-indent="0in" style:auto-text-indent="false"/>
      <style:text-properties fo:font-variant="normal" fo:text-transform="none" fo:color="#313131" style:font-name="Menlo" fo:font-size="9pt" fo:letter-spacing="normal" fo:font-style="normal" fo:font-weight="normal"/>
    </style:style>
    <style:style style:name="P46" style:family="paragraph" style:parent-style-name="Preformatted_20_Text">
      <style:paragraph-properties fo:margin-left="0in" fo:margin-right="0in" fo:text-indent="0in" style:auto-text-indent="false"/>
      <style:text-properties fo:font-variant="normal" fo:text-transform="none" fo:color="#313131" style:font-name="Menlo" fo:font-size="9pt" fo:letter-spacing="normal" fo:font-style="normal" fo:font-weight="normal" style:font-weight-asian="bold" style:font-weight-complex="bold"/>
    </style:style>
    <style:style style:name="P47" style:family="paragraph" style:parent-style-name="Preformatted_20_Text">
      <style:paragraph-properties fo:margin-left="0in" fo:margin-right="0in" fo:text-indent="0in" style:auto-text-indent="false"/>
      <style:text-properties fo:font-variant="normal" fo:text-transform="none" fo:color="#666600" style:font-name="Menlo" fo:font-size="9pt" fo:letter-spacing="normal" fo:font-style="normal" fo:font-weight="normal"/>
    </style:style>
    <style:style style:name="P48" style:family="paragraph" style:parent-style-name="Preformatted_20_Text">
      <style:paragraph-properties fo:margin-left="0in" fo:margin-right="0in" style:line-height-at-least="0.25in" fo:widows="1" fo:text-indent="0in" style:auto-text-indent="false"/>
      <style:text-properties fo:font-variant="normal" fo:text-transform="none" fo:color="#666600" style:font-name="Menlo" fo:font-size="9pt" fo:letter-spacing="normal" fo:font-style="normal" fo:font-weight="normal"/>
    </style:style>
    <style:style style:name="P49" style:family="paragraph" style:parent-style-name="Preformatted_20_Text">
      <style:paragraph-properties fo:margin-left="0in" fo:margin-right="0in" fo:text-indent="0in" style:auto-text-indent="false"/>
      <style:text-properties fo:font-size="11pt" fo:font-weight="normal" style:font-size-asian="11pt" style:font-weight-asian="normal" style:font-size-complex="11pt" style:font-weight-complex="normal"/>
    </style:style>
    <style:style style:name="P50" style:family="paragraph" style:parent-style-name="Preformatted_20_Text">
      <style:paragraph-properties fo:margin-left="0in" fo:margin-right="0in" fo:margin-top="0in" fo:margin-bottom="0.1043in" style:line-height-at-least="0.1665in" fo:widows="1" fo:text-indent="0in" style:auto-text-indent="false" fo:padding="0.052in" fo:border="0.0008in solid #d6d6d6"/>
      <style:text-properties fo:font-variant="normal" fo:text-transform="none" fo:color="#313131" style:font-name="Menlo" fo:font-size="9pt" fo:letter-spacing="normal" fo:font-style="normal" fo:font-weight="normal"/>
    </style:style>
    <style:style style:name="P51" style:family="paragraph" style:parent-style-name="Heading_20_3">
      <style:paragraph-properties fo:margin-left="0in" fo:margin-right="0in" fo:text-indent="0in" style:auto-text-indent="false"/>
    </style:style>
    <style:style style:name="P52" style:family="paragraph" style:parent-style-name="Heading_20_3">
      <style:paragraph-properties fo:margin-left="0in" fo:margin-right="0in" fo:text-indent="0in" style:auto-text-indent="false"/>
      <style:text-properties fo:font-variant="normal" fo:text-transform="none" fo:color="#313030" style:font-name="PT Sans" fo:font-size="13.5pt" fo:letter-spacing="normal" fo:font-style="normal" fo:font-weight="bold" style:font-size-asian="14pt" style:font-weight-asian="bold" style:font-size-complex="14pt" style:font-weight-complex="bold"/>
    </style:style>
    <style:style style:name="P53" style:family="paragraph" style:parent-style-name="Heading_20_3">
      <style:paragraph-properties fo:margin-left="0in" fo:margin-right="0in" style:line-height-at-least="0.25in" fo:text-align="start" style:justify-single-word="false" fo:widows="1" fo:text-indent="0in" style:auto-text-indent="false"/>
      <style:text-properties fo:font-variant="normal" fo:text-transform="none" fo:color="#313030" style:font-name="PT Sans" fo:font-size="13.5pt" fo:letter-spacing="normal" fo:font-style="normal" fo:font-weight="bold"/>
    </style:style>
    <style:style style:name="P54" style:family="paragraph" style:parent-style-name="Heading_20_3">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55" style:family="paragraph" style:parent-style-name="Heading_20_3">
      <style:paragraph-properties fo:margin-left="0in" fo:margin-right="0in" style:line-height-at-least="0.25in" fo:text-align="start" style:justify-single-word="false" fo:widows="1" fo:text-indent="0in" style:auto-text-indent="false"/>
    </style:style>
    <style:style style:name="P56" style:family="paragraph" style:parent-style-name="Heading_20_3">
      <style:paragraph-properties fo:margin-left="0in" fo:margin-right="0in" fo:margin-top="0.25in" fo:margin-bottom="0in" style:line-height-at-least="0.25in" fo:widows="1" fo:text-indent="0in" style:auto-text-indent="false" fo:padding="0in" fo:border="none"/>
      <style:text-properties fo:font-variant="normal" fo:text-transform="none" fo:color="#313030" style:font-name="PT Sans" fo:font-size="13.5pt" fo:letter-spacing="normal" fo:font-style="normal" fo:font-weight="bold"/>
    </style:style>
    <style:style style:name="P57" style:family="paragraph" style:parent-style-name="Heading_20_3">
      <style:paragraph-properties fo:margin-left="0in" fo:margin-right="0in" fo:margin-top="0.0311in" fo:margin-bottom="0.1043in" style:line-height-at-least="0.2291in" fo:widows="1" fo:text-indent="0in" style:auto-text-indent="false"/>
      <style:text-properties fo:font-variant="normal" fo:text-transform="none" fo:color="#313030" style:font-name="PT Sans" fo:font-size="13.5pt" fo:letter-spacing="normal" fo:font-style="normal" fo:font-weight="bold"/>
    </style:style>
    <style:style style:name="P58" style:family="paragraph" style:parent-style-name="Preformatted_20_Text">
      <style:paragraph-properties fo:margin-left="0in" fo:margin-right="0in" fo:margin-top="0.0311in" fo:margin-bottom="0.1043in" style:line-height-at-least="0.2291in" fo:widows="1" fo:text-indent="0in" style:auto-text-indent="false"/>
      <style:text-properties fo:font-size="14pt" fo:font-weight="bold" style:font-size-asian="14pt" style:font-weight-asian="bold" style:font-size-complex="14pt" style:font-weight-complex="bold"/>
    </style:style>
    <style:style style:name="P59" style:family="paragraph" style:parent-style-name="Text_20_body">
      <style:paragraph-properties fo:margin-left="0in" fo:margin-right="0in" fo:margin-top="0.0311in" fo:margin-bottom="0.1043in" style:line-height-at-least="0.2291in" fo:widows="1" fo:text-indent="0in" style:auto-text-indent="false"/>
    </style:style>
    <style:style style:name="P60" style:family="paragraph" style:parent-style-name="Text_20_body">
      <style:paragraph-properties fo:margin-left="0in" fo:margin-right="0in" fo:margin-top="0.0311in" fo:margin-bottom="0.1043in" style:line-height-at-least="0.2291in" fo:widows="1" fo:text-indent="0in" style:auto-text-indent="false"/>
      <style:text-properties fo:font-size="14pt" fo:font-weight="bold" style:font-size-asian="14pt" style:font-weight-asian="bold" style:font-size-complex="14pt" style:font-weight-complex="bold"/>
    </style:style>
    <style:style style:name="P61" style:family="paragraph" style:parent-style-name="List_20_Contents">
      <style:paragraph-properties fo:margin-left="0in" fo:margin-right="0in" fo:margin-top="0.0311in" fo:margin-bottom="0.1043in" style:line-height-at-least="0.2291in" fo:widows="1" fo:text-indent="0in" style:auto-text-indent="false"/>
    </style:style>
    <style:style style:name="P62" style:family="paragraph" style:parent-style-name="List_20_Contents">
      <style:paragraph-properties fo:margin-left="0in" fo:margin-right="0in" fo:margin-top="0.0311in" fo:margin-bottom="0.1043in" style:line-height-at-least="0.2291in" fo:widows="1" fo:text-indent="0in" style:auto-text-indent="false"/>
      <style:text-properties fo:font-size="14pt" fo:font-weight="bold" style:font-size-asian="14pt" style:font-weight-asian="bold" style:font-size-complex="14pt" style:font-weight-complex="bold"/>
    </style:style>
    <style:style style:name="P63" style:family="paragraph" style:parent-style-name="List_20_Heading">
      <style:paragraph-properties fo:margin-left="0in" fo:margin-right="0in" fo:margin-top="0.0311in" fo:margin-bottom="0.1043in" style:line-height-at-least="0.2291in" fo:widows="1" fo:text-indent="0in" style:auto-text-indent="false"/>
    </style:style>
    <style:style style:name="P64" style:family="paragraph" style:parent-style-name="Preformatted_20_Text">
      <style:paragraph-properties fo:margin-left="0in" fo:margin-right="0in" fo:margin-top="0in" fo:margin-bottom="0in" fo:text-align="start" style:justify-single-word="false" fo:widows="1" fo:text-indent="0in" style:auto-text-indent="false" fo:padding="0in" fo:border="none"/>
    </style:style>
    <style:style style:name="P65"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66"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ffb618" style:font-name="PT Sans" fo:font-size="9pt" fo:letter-spacing="normal" fo:font-style="normal" fo:font-weight="bold"/>
    </style:style>
    <style:style style:name="P67"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ffb618" style:font-name="PT Sans" fo:font-size="9pt" fo:letter-spacing="normal" fo:font-style="normal" fo:font-weight="bold" fo:background-color="#fff2d5"/>
    </style:style>
    <style:style style:name="P68"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ffb618" style:font-name="PT Sans" fo:font-size="9pt" fo:letter-spacing="normal" fo:font-style="normal" fo:font-weight="bold" style:font-weight-asian="bold" style:font-weight-complex="bold"/>
    </style:style>
    <style:style style:name="P69"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89b668" style:font-name="PT Sans" fo:font-size="9pt" fo:letter-spacing="normal" fo:font-style="normal" fo:font-weight="bold" fo:background-color="#edf4e8"/>
    </style:style>
    <style:style style:name="P70"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89b668" style:font-name="PT Sans" fo:font-size="12pt" fo:letter-spacing="normal" fo:font-style="normal" fo:font-weight="bold" fo:background-color="#edf4e8" style:font-size-asian="12pt" style:font-size-complex="12pt"/>
    </style:style>
    <style:style style:name="P71"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222" style:font-name="Helvetica Neue" fo:font-size="11.25pt" fo:letter-spacing="normal" fo:font-style="normal" fo:font-weight="normal"/>
    </style:style>
    <style:style style:name="P72"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494747" style:font-name="PT Sans" fo:font-size="12pt" fo:letter-spacing="normal" fo:font-style="normal" fo:font-weight="bold" style:font-weight-asian="bold" style:font-weight-complex="bold"/>
    </style:style>
    <style:style style:name="P73" style:family="paragraph" style:parent-style-name="Text_20_body">
      <style:paragraph-properties fo:margin-left="0in" fo:margin-right="0in" fo:margin-top="0in" fo:margin-bottom="0in" style:line-height-at-least="0.25in" fo:widows="1" fo:text-indent="0in" style:auto-text-indent="false" fo:padding="0in" fo:border="none"/>
    </style:style>
    <style:style style:name="P74" style:family="paragraph" style:parent-style-name="Text_20_body">
      <style:paragraph-properties fo:margin-left="0in" fo:margin-right="0in" fo:margin-top="0in" fo:margin-bottom="0in" style:line-height-at-least="0.25in" fo:text-align="center" style:justify-single-word="false" fo:widows="1" fo:text-indent="0in" style:auto-text-indent="false"/>
      <style:text-properties fo:font-variant="normal" fo:text-transform="none" fo:color="#494747" fo:letter-spacing="normal"/>
    </style:style>
    <style:style style:name="P75" style:family="paragraph" style:parent-style-name="Text_20_body">
      <style:paragraph-properties fo:margin-left="0in" fo:margin-right="0in" fo:margin-top="0in" fo:margin-bottom="0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bold" style:font-weight-asian="bold" style:font-weight-complex="bold"/>
    </style:style>
    <style:style style:name="P76" style:family="paragraph" style:parent-style-name="Text_20_body">
      <style:paragraph-properties fo:margin-left="0in" fo:margin-right="0in" fo:margin-top="0in" fo:margin-bottom="0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bold"/>
    </style:style>
    <style:style style:name="P77" style:family="paragraph" style:parent-style-name="Text_20_body">
      <style:paragraph-properties fo:margin-left="0in" fo:margin-right="0in" fo:margin-top="0in" fo:margin-bottom="0in" style:line-height-at-least="0.2083in" fo:text-align="start" style:justify-single-word="false" fo:widows="1" fo:text-indent="0in" style:auto-text-indent="false"/>
      <style:text-properties fo:font-variant="normal" fo:text-transform="none" fo:color="#333333" style:font-name="Arial Black" fo:font-size="11pt" fo:letter-spacing="normal" fo:language="en" fo:country="GB" fo:font-style="normal" fo:font-weight="normal" style:font-size-asian="11pt" style:font-size-complex="11pt"/>
    </style:style>
    <style:style style:name="P78" style:family="paragraph" style:parent-style-name="Text_20_body">
      <style:paragraph-properties fo:margin-left="0in" fo:margin-right="0in" fo:margin-top="0in" fo:margin-bottom="0in" style:line-height-at-least="0.25in" fo:text-align="start" style:justify-single-word="false" fo:widows="1" fo:text-indent="0in" style:auto-text-indent="false"/>
      <style:text-properties fo:font-variant="normal" fo:text-transform="none" fo:color="#000000" style:font-name="Open Sans" fo:font-size="10.5pt" fo:letter-spacing="normal" fo:font-style="normal" fo:font-weight="normal" style:font-weight-asian="bold" style:font-weight-complex="bold"/>
    </style:style>
    <style:style style:name="P79" style:family="paragraph" style:parent-style-name="Text_20_body">
      <style:paragraph-properties fo:margin-left="0in" fo:margin-right="0in" fo:margin-top="0in" fo:margin-bottom="0in" style:line-height-at-least="0.25in" fo:text-align="start" style:justify-single-word="false" fo:widows="1" fo:text-indent="0in" style:auto-text-indent="false"/>
    </style:style>
    <style:style style:name="P80" style:family="paragraph" style:parent-style-name="Text_20_body">
      <style:paragraph-properties fo:margin-left="0in" fo:margin-right="0in" fo:margin-top="0in" fo:margin-bottom="0in" style:line-height-at-least="0.2083in" fo:text-align="start" style:justify-single-word="false" fo:widows="1" fo:text-indent="0in" style:auto-text-indent="false"/>
    </style:style>
    <style:style style:name="P81" style:family="paragraph" style:parent-style-name="Table_20_Contents">
      <style:paragraph-properties fo:margin-left="0in" fo:margin-right="0in" fo:margin-top="0in" fo:margin-bottom="0in" fo:text-indent="0in" style:auto-text-indent="false" fo:padding-left="0in" fo:padding-right="0in" fo:padding-top="0.0193in" fo:padding-bottom="0.0193in" fo:border-left="none" fo:border-right="none" fo:border-top="0.0138in solid #000000" fo:border-bottom="0.0138in solid #000000"/>
      <style:text-properties fo:color="#000000" style:font-name="Calibri" fo:font-size="12pt" fo:language="en" fo:country="GB" fo:font-weight="bold"/>
    </style:style>
    <style:style style:name="P82" style:family="paragraph" style:parent-style-name="Table_20_Contents">
      <style:paragraph-properties fo:margin-left="0in" fo:margin-right="0in" fo:margin-top="0in" fo:margin-bottom="0in" fo:text-indent="0in" style:auto-text-indent="false" fo:padding-left="0in" fo:padding-right="0.0752in" fo:padding-top="0.0193in" fo:padding-bottom="0.0193in" fo:border-left="none" fo:border-right="0.0138in solid #000000" fo:border-top="0.0138in solid #000000" fo:border-bottom="0.0138in solid #000000"/>
      <style:text-properties fo:color="#000000" style:font-name="Calibri" fo:font-size="12pt" fo:language="en" fo:country="GB" fo:font-weight="bold"/>
    </style:style>
    <style:style style:name="P83" style:family="paragraph" style:parent-style-name="Table_20_Contents">
      <style:paragraph-properties fo:margin-left="0in" fo:margin-right="0in" fo:margin-top="0in" fo:margin-bottom="0in" fo:text-indent="0in" style:auto-text-indent="false" fo:padding-left="0.0752in" fo:padding-right="0.0752in" fo:padding-top="0in" fo:padding-bottom="0.0193in" fo:border-left="0.0138in solid #000000" fo:border-right="0.0138in solid #000000" fo:border-top="none" fo:border-bottom="0.0138in solid #000000"/>
    </style:style>
    <style:style style:name="P84" style:family="paragraph" style:parent-style-name="Table_20_Contents">
      <style:paragraph-properties fo:margin-left="0in" fo:margin-right="0in" fo:margin-top="0in" fo:margin-bottom="0in" fo:text-indent="0in" style:auto-text-indent="false" fo:padding-left="0.0752in" fo:padding-right="0.0752in" fo:padding-top="0in" fo:padding-bottom="0.0193in" fo:border-left="0.0138in solid #000000" fo:border-right="0.0138in solid #000000" fo:border-top="none" fo:border-bottom="0.0138in solid #000000"/>
      <style:text-properties style:font-name="Calibri" fo:font-size="12pt" fo:language="en" fo:country="GB" fo:font-weight="bold"/>
    </style:style>
    <style:style style:name="P85" style:family="paragraph" style:parent-style-name="Table_20_Contents">
      <style:paragraph-properties fo:margin-left="0in" fo:margin-right="0in" fo:margin-top="0in" fo:margin-bottom="0in" fo:text-indent="0in" style:auto-text-indent="false" fo:padding-left="0in" fo:padding-right="0.0752in" fo:padding-top="0in" fo:padding-bottom="0.0193in" fo:border-left="none" fo:border-right="0.0138in solid #000000" fo:border-top="none" fo:border-bottom="0.0138in solid #000000"/>
    </style:style>
    <style:style style:name="P86" style:family="paragraph" style:parent-style-name="Table_20_Contents">
      <style:paragraph-properties fo:margin-left="0in" fo:margin-right="0in" fo:margin-top="0in" fo:margin-bottom="0in" fo:text-indent="0in" style:auto-text-indent="false" fo:padding-left="0in" fo:padding-right="0.0752in" fo:padding-top="0in" fo:padding-bottom="0.0193in" fo:border-left="none" fo:border-right="0.0138in solid #000000" fo:border-top="none" fo:border-bottom="0.0138in solid #000000"/>
      <style:text-properties style:font-name="Calibri"/>
    </style:style>
    <style:style style:name="P87" style:family="paragraph" style:parent-style-name="Table_20_Contents">
      <style:paragraph-properties fo:margin-left="0in" fo:margin-right="0in" fo:margin-top="0in" fo:margin-bottom="0in" fo:text-indent="0in" style:auto-text-indent="false" fo:padding-left="0in" fo:padding-right="0.0752in" fo:padding-top="0in" fo:padding-bottom="0.0193in" fo:border-left="none" fo:border-right="0.0138in solid #000000" fo:border-top="none" fo:border-bottom="0.0138in solid #000000"/>
      <style:text-properties style:font-name="Calibri" fo:font-size="12pt" fo:language="en" fo:country="GB"/>
    </style:style>
    <style:style style:name="P88" style:family="paragraph" style:parent-style-name="Standard">
      <style:paragraph-properties fo:margin-left="0in" fo:margin-right="0in" fo:margin-top="0in" fo:margin-bottom="0in" style:line-height-at-least="0.25in" fo:text-align="start" style:justify-single-word="false" fo:widows="1" fo:text-indent="0in" style:auto-text-indent="false"/>
      <style:text-properties fo:font-variant="normal" fo:text-transform="none" style:use-window-font-color="true" style:font-name="Arial1" fo:font-size="11pt" fo:letter-spacing="normal" fo:language="en" fo:country="US" fo:font-style="normal" fo:font-weight="bold" style:font-name-asian="Arial1" style:font-size-asian="11pt" style:language-asian="en" style:country-asian="US" style:font-weight-asian="bold" style:font-name-complex="Arial1" style:font-size-complex="11pt" style:font-weight-complex="bold"/>
    </style:style>
    <style:style style:name="P89" style:family="paragraph" style:parent-style-name="Heading_20_3">
      <style:paragraph-properties fo:margin-left="0in" fo:margin-right="0in" fo:margin-top="0in" fo:margin-bottom="0in" fo:widows="1" fo:text-indent="0in" style:auto-text-indent="false"/>
      <style:text-properties fo:font-variant="normal" fo:text-transform="none" fo:color="#0084d1" style:font-name="Arial2" fo:letter-spacing="normal" fo:language="en" fo:country="GB" fo:font-style="normal"/>
    </style:style>
    <style:style style:name="P90" style:family="paragraph" style:parent-style-name="Preformatted_20_Text">
      <style:paragraph-properties fo:margin-left="0in" fo:margin-right="0in" fo:margin-top="0.25in" fo:margin-bottom="0.25in" style:line-height-at-least="0.25in" fo:widows="1" fo:text-indent="0in" style:auto-text-indent="false" fo:background-color="#f5f6f7" fo:padding-left="0.1252in" fo:padding-right="0in" fo:padding-top="0in" fo:padding-bottom="0in" fo:border-left="0.0555in solid #000000" fo:border-right="none" fo:border-top="none" fo:border-bottom="none">
        <style:background-image xlink:href="https://media.mongodb.org/code-block-bg.png" xlink:type="simple" xlink:actuate="onLoad"/>
      </style:paragraph-properties>
      <style:text-properties fo:font-variant="normal" fo:text-transform="none" fo:color="#222222" style:font-name="Source Code Pro" fo:font-size="10.5pt" fo:letter-spacing="normal" fo:font-style="normal" fo:font-weight="normal" fo:background-color="#ffffff"/>
    </style:style>
    <style:style style:name="P91" style:family="paragraph" style:parent-style-name="Preformatted_20_Text">
      <style:paragraph-properties fo:margin-left="0in" fo:margin-right="0in" fo:margin-top="0.25in" fo:margin-bottom="0.25in" style:line-height-at-least="0.25in" fo:widows="1" fo:text-indent="0in" style:auto-text-indent="false" fo:background-color="#f5f6f7" fo:padding-left="0.1252in" fo:padding-right="0in" fo:padding-top="0in" fo:padding-bottom="0in" fo:border-left="0.0555in solid #000000" fo:border-right="none" fo:border-top="none" fo:border-bottom="none">
        <style:background-image xlink:href="https://media.mongodb.org/code-block-bg.png" xlink:type="simple" xlink:actuate="onLoad"/>
      </style:paragraph-properties>
    </style:style>
    <style:style style:name="P92" style:family="paragraph" style:parent-style-name="Heading_20_2">
      <style:paragraph-properties fo:margin-left="0in" fo:margin-right="0in" fo:margin-top="0.25in" fo:margin-bottom="0.25in" style:line-height-at-least="0.25in" fo:widows="1" fo:text-indent="0in" style:auto-text-indent="false" fo:padding="0in" fo:border="none"/>
      <style:text-properties fo:font-variant="normal" fo:text-transform="none" fo:color="#313030" style:font-name="PT Sans" fo:font-size="18pt" fo:letter-spacing="normal" fo:font-style="normal" fo:font-weight="normal"/>
    </style:style>
    <style:style style:name="P93" style:family="paragraph" style:parent-style-name="Text_20_body">
      <style:paragraph-properties fo:margin-left="0in" fo:margin-right="0in" fo:margin-top="0.25in" fo:margin-bottom="0.25in" style:line-height-at-least="0.25in" fo:widows="1" fo:text-indent="0in" style:auto-text-indent="false" fo:padding="0in" fo:border="none"/>
    </style:style>
    <style:style style:name="P94" style:family="paragraph" style:parent-style-name="Text_20_body">
      <style:paragraph-properties fo:margin-left="0in" fo:margin-right="0in" fo:margin-top="0.25in" fo:margin-bottom="0.25in" style:line-height-at-least="0.25in" fo:widows="1" fo:text-indent="0in" style:auto-text-indent="false" fo:padding="0in" fo:border="none"/>
      <style:text-properties fo:font-variant="normal" fo:text-transform="none" fo:color="#494747" style:font-name="PT Sans" fo:font-size="12pt" fo:letter-spacing="normal" fo:font-style="normal" fo:font-weight="normal"/>
    </style:style>
    <style:style style:name="P95" style:family="paragraph" style:parent-style-name="Text_20_body">
      <style:paragraph-properties fo:margin-left="0in" fo:margin-right="0in" fo:margin-top="0.25in" fo:margin-bottom="0.25in" style:line-height-at-least="0.25in" fo:widows="1" fo:text-indent="0in" style:auto-text-indent="false" fo:padding="0in" fo:border="none"/>
      <style:text-properties fo:font-variant="normal" fo:text-transform="none" fo:color="#494747" style:font-name="PT Sans" fo:font-size="12pt" fo:letter-spacing="normal" fo:font-style="normal" fo:font-weight="bold" style:font-weight-asian="bold" style:font-weight-complex="bold"/>
    </style:style>
    <style:style style:name="P96" style:family="paragraph" style:parent-style-name="Text_20_body">
      <style:paragraph-properties fo:margin-left="0in" fo:margin-right="0in" fo:margin-top="0.25in" fo:margin-bottom="0.25in" style:line-height-at-least="0.25in" fo:widows="1" fo:text-indent="0in" style:auto-text-indent="false"/>
    </style:style>
    <style:style style:name="P97" style:family="paragraph" style:parent-style-name="Text_20_body">
      <style:paragraph-properties fo:margin-left="0in" fo:margin-right="0in" fo:margin-top="0.25in" fo:margin-bottom="0.25in" style:line-height-at-least="0.25in" fo:widows="1" fo:text-indent="0in" style:auto-text-indent="false"/>
      <style:text-properties fo:font-variant="normal" fo:text-transform="none" fo:color="#494747" style:font-name="PT Sans" fo:font-size="12pt" fo:letter-spacing="normal" fo:font-style="normal" fo:font-weight="normal"/>
    </style:style>
    <style:style style:name="P98" style:family="paragraph" style:parent-style-name="Text_20_body">
      <style:paragraph-properties fo:margin-left="0in" fo:margin-right="0in" fo:margin-top="0.25in" fo:margin-bottom="0.25in" style:line-height-at-least="0.25in" fo:widows="1" fo:text-indent="0in" style:auto-text-indent="false"/>
      <style:text-properties fo:font-variant="normal" fo:text-transform="none" fo:color="#494747" style:font-name="PT Sans" fo:font-size="12pt" fo:letter-spacing="normal" fo:font-style="normal" fo:font-weight="bold" style:font-weight-asian="bold" style:font-weight-complex="bold"/>
    </style:style>
    <style:style style:name="P99" style:family="paragraph" style:parent-style-name="Text_20_body">
      <style:paragraph-properties fo:margin-left="0in" fo:margin-right="0in" fo:margin-top="0.25in" fo:margin-bottom="0.25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bold" style:font-weight-asian="bold" style:font-weight-complex="bold"/>
    </style:style>
    <style:style style:name="P100" style:family="paragraph" style:parent-style-name="Standard">
      <style:paragraph-properties fo:margin-left="0in" fo:margin-right="0in" fo:margin-top="0.25in" fo:margin-bottom="0.25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bold" style:font-weight-asian="bold" style:font-weight-complex="bold"/>
    </style:style>
    <style:style style:name="P101" style:family="paragraph" style:parent-style-name="Text_20_body">
      <style:paragraph-properties fo:margin-left="0in" fo:margin-right="0in" fo:margin-top="0in" fo:margin-bottom="0.25in" style:line-height-at-least="0.25in" fo:widows="1" fo:text-indent="0in" style:auto-text-indent="false" fo:padding="0in" fo:border="none"/>
    </style:style>
    <style:style style:name="P102" style:family="paragraph" style:parent-style-name="Text_20_body">
      <style:paragraph-properties fo:margin-left="0in" fo:margin-right="0in" fo:margin-top="0in" fo:margin-bottom="0.25in" style:line-height-at-least="0.25in" fo:widows="1" fo:text-indent="0in" style:auto-text-indent="false" fo:padding="0in" fo:border="none"/>
      <style:text-properties fo:font-variant="normal" fo:text-transform="none" fo:color="#494747" style:font-name="PT Sans" fo:font-size="12pt" fo:letter-spacing="normal" fo:font-style="normal" fo:font-weight="normal"/>
    </style:style>
    <style:style style:name="P103" style:family="paragraph" style:parent-style-name="Heading_20_1">
      <style:paragraph-properties fo:margin-left="0in" fo:margin-right="0in" fo:margin-top="0in" fo:margin-bottom="0.25in" style:line-height-at-least="0.25in" fo:widows="1" fo:text-indent="0in" style:auto-text-indent="false" fo:padding="0in" fo:border="none"/>
      <style:text-properties fo:font-variant="normal" fo:text-transform="none" fo:color="#494747" style:font-name="PT Sans" fo:font-size="12pt" fo:letter-spacing="normal" fo:font-style="normal" fo:font-weight="normal"/>
    </style:style>
    <style:style style:name="P104" style:family="paragraph" style:parent-style-name="Text_20_body">
      <style:paragraph-properties fo:margin-left="0in" fo:margin-right="0in" fo:margin-top="0in" fo:margin-bottom="0.1252in" style:line-height-at-least="0.25in" fo:widows="1" fo:text-indent="0in" style:auto-text-indent="false"/>
      <style:text-properties fo:font-variant="normal" fo:text-transform="none" fo:color="#494747" style:font-name="PT Sans" fo:font-size="12pt" fo:letter-spacing="normal" fo:font-style="normal" fo:font-weight="normal"/>
    </style:style>
    <style:style style:name="P105" style:family="paragraph" style:parent-style-name="Heading_20_1">
      <style:paragraph-properties fo:margin-left="0in" fo:margin-right="0in" fo:text-indent="0in" style:auto-text-indent="false"/>
      <style:text-properties fo:font-variant="normal" fo:text-transform="none" fo:color="#313030" style:font-name="PT Sans" fo:font-size="27pt" fo:letter-spacing="normal" fo:font-style="normal" fo:font-weight="normal" style:font-size-asian="11pt" style:font-weight-asian="normal" style:font-size-complex="11pt" style:font-weight-complex="normal"/>
    </style:style>
    <style:style style:name="P106" style:family="paragraph" style:parent-style-name="Heading_20_1">
      <style:paragraph-properties fo:margin-left="0in" fo:margin-right="0in" fo:text-indent="0in" style:auto-text-indent="false"/>
      <style:text-properties fo:font-variant="normal" fo:text-transform="none" fo:color="#313030" style:font-name="PT Sans" fo:font-size="27pt" fo:letter-spacing="normal" fo:font-style="normal" fo:font-weight="normal" style:font-size-asian="14pt" style:font-weight-asian="bold" style:font-size-complex="14pt" style:font-weight-complex="bold"/>
    </style:style>
    <style:style style:name="P107" style:family="paragraph" style:parent-style-name="Heading_20_1">
      <style:paragraph-properties fo:margin-left="0in" fo:margin-right="0in" style:line-height-at-least="0.25in" fo:text-align="start" style:justify-single-word="false" fo:widows="1" fo:text-indent="0in" style:auto-text-indent="false"/>
      <style:text-properties fo:font-variant="normal" fo:text-transform="none" fo:color="#313030" style:font-name="PT Sans" fo:font-size="27pt" fo:letter-spacing="normal" fo:font-style="normal" fo:font-weight="normal"/>
    </style:style>
    <style:style style:name="P108" style:family="paragraph" style:parent-style-name="List_20_Heading">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09" style:family="paragraph" style:parent-style-name="List_20_Contents">
      <style:paragraph-properties fo:margin-left="0in" fo:margin-right="0in" style:line-height-at-least="0.25in" fo:text-align="start" style:justify-single-word="false" fo:widows="1" fo:text-indent="0in" style:auto-text-indent="false"/>
    </style:style>
    <style:style style:name="P110" style:family="paragraph" style:parent-style-name="Heading_20_3">
      <style:paragraph-properties fo:margin-left="0in" fo:margin-right="0in" fo:margin-top="0in" fo:margin-bottom="0.139in" fo:widows="1" fo:text-indent="0in" style:auto-text-indent="false"/>
      <style:text-properties fo:font-variant="normal" fo:text-transform="none" fo:color="#0084d1" style:font-name="Arial2" fo:letter-spacing="normal" fo:language="en" fo:country="GB" fo:font-style="normal"/>
    </style:style>
    <style:style style:name="P111" style:family="paragraph" style:parent-style-name="Text_20_body">
      <style:paragraph-properties fo:margin-left="0in" fo:margin-right="0in" fo:margin-top="0.2098in" fo:margin-bottom="0.2098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bold" style:font-weight-asian="bold" style:font-weight-complex="bold"/>
    </style:style>
    <style:style style:name="P112" style:family="paragraph" style:parent-style-name="Table_20_Contents">
      <style:text-properties fo:font-size="2pt" style:font-size-asian="2pt" style:font-size-complex="2pt"/>
    </style:style>
    <style:style style:name="P113" style:family="paragraph" style:parent-style-name="Table_20_Contents">
      <style:paragraph-properties fo:line-height="142%" fo:padding="0.0835in" fo:border="0.0008in solid #dddddd"/>
    </style:style>
    <style:style style:name="P114" style:family="paragraph" style:parent-style-name="Table_20_Heading">
      <style:paragraph-properties fo:line-height="142%" fo:text-align="start" style:justify-single-word="false" fo:padding="0.0835in" fo:border="0.0008in solid #dddddd"/>
    </style:style>
    <style:style style:name="P115" style:family="paragraph" style:parent-style-name="Table_20_Contents">
      <style:paragraph-properties fo:padding="0.052in" fo:border="0.0008in solid #d6d6d6"/>
    </style:style>
    <style:style style:name="P116" style:family="paragraph" style:parent-style-name="Table_20_Heading">
      <style:paragraph-properties fo:text-align="start" style:justify-single-word="false" fo:padding="0.052in" fo:border="0.0008in solid #d6d6d6"/>
    </style:style>
    <style:style style:name="P117"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fo:letter-spacing="normal"/>
    </style:style>
    <style:style style:name="P118" style:family="paragraph" style:parent-style-name="Preformatted_20_Text">
      <style:paragraph-properties fo:margin-top="0in" fo:margin-bottom="0.1043in" style:line-height-at-least="0.1665in" fo:widows="1" fo:padding="0.052in" fo:border="0.0008in solid #d6d6d6"/>
      <style:text-properties fo:font-variant="normal" fo:text-transform="none" fo:color="#313131" style:font-name="Menlo" fo:font-size="9pt" fo:letter-spacing="normal" fo:font-style="normal" fo:font-weight="normal"/>
    </style:style>
    <style:style style:name="P119" style:family="paragraph" style:parent-style-name="Preformatted_20_Text">
      <style:paragraph-properties fo:margin-top="0in" fo:margin-bottom="0.1043in" style:line-height-at-least="0.1665in" fo:widows="1" fo:padding="0.052in" fo:border="0.0008in solid #d6d6d6"/>
      <style:text-properties fo:font-variant="normal" fo:text-transform="none" fo:color="#666600" style:font-name="Menlo" fo:font-size="9pt" fo:letter-spacing="normal" fo:font-style="normal" fo:font-weight="normal"/>
    </style:style>
    <style:style style:name="P120" style:family="paragraph" style:parent-style-name="Standard">
      <style:paragraph-properties fo:margin-top="0in" fo:margin-bottom="0in"/>
      <style:text-properties fo:font-size="2pt" style:font-size-asian="2pt" style:font-size-complex="2pt"/>
    </style:style>
    <style:style style:name="P121" style:family="paragraph" style:parent-style-name="Preformatted_20_Text">
      <style:paragraph-properties fo:margin-top="0in" fo:margin-bottom="0in" fo:text-align="start" style:justify-single-word="false" fo:widows="1" fo:padding="0in" fo:border="none"/>
    </style:style>
    <style:style style:name="P122" style:family="paragraph" style:parent-style-name="Text_20_body">
      <style:paragraph-properties fo:margin-top="0in" fo:margin-bottom="0in" style:line-height-at-least="0.2083in" fo:text-align="center" style:justify-single-word="false" fo:widows="1"/>
      <style:text-properties fo:font-variant="normal" fo:text-transform="none" fo:color="#dd7700" style:text-line-through-style="none" fo:letter-spacing="normal" style:text-underline-style="none" style:text-blinking="false"/>
    </style:style>
    <style:style style:name="P123" style:family="paragraph" style:parent-style-name="Text_20_body">
      <style:paragraph-properties fo:margin-top="0in" fo:margin-bottom="0in" style:line-height-at-least="0.2083in" fo:text-align="center" style:justify-single-word="false" fo:widows="1"/>
      <style:text-properties fo:font-variant="normal" fo:text-transform="none" fo:color="#333333" style:text-line-through-style="none" style:font-name="Arial Black" fo:font-size="11pt" fo:letter-spacing="normal" style:text-underline-style="none" style:text-blinking="false" style:font-size-asian="11pt" style:font-size-complex="11pt"/>
    </style:style>
    <style:style style:name="P124" style:family="paragraph" style:parent-style-name="Text_20_body">
      <style:paragraph-properties fo:margin-top="0in" fo:margin-bottom="0in" style:line-height-at-least="0.2083in" fo:text-align="center" style:justify-single-word="false" fo:widows="1"/>
    </style:style>
    <style:style style:name="P125" style:family="paragraph" style:parent-style-name="Table_20_Heading">
      <style:paragraph-properties fo:text-align="start" style:justify-single-word="false" fo:padding="0in" fo:border="none"/>
    </style:style>
    <style:style style:name="P126" style:family="paragraph" style:parent-style-name="Table_20_Contents">
      <style:paragraph-properties fo:text-align="start" style:justify-single-word="false" fo:padding="0in" fo:border="none"/>
    </style:style>
    <style:style style:name="P127" style:family="paragraph" style:parent-style-name="Text_20_body">
      <style:paragraph-properties fo:margin-top="0.5in" fo:margin-bottom="0.0835in" style:line-height-at-least="0.25in" fo:text-align="center" style:justify-single-word="false" fo:widows="1"/>
      <style:text-properties fo:font-variant="normal" fo:text-transform="none" fo:color="#494747" fo:letter-spacing="normal"/>
    </style:style>
    <style:style style:name="P128" style:family="paragraph" style:parent-style-name="List_20_Contents">
      <style:paragraph-properties fo:margin-left="0.7063in" fo:margin-right="0in" fo:margin-top="0.0311in" fo:margin-bottom="0.1043in" style:line-height-at-least="0.2291in" fo:widows="1" fo:text-indent="0in" style:auto-text-indent="false"/>
    </style:style>
    <style:style style:name="P129" style:family="paragraph" style:parent-style-name="Preformatted_20_Text">
      <style:paragraph-properties fo:margin-top="0.25in" fo:margin-bottom="0.25in" style:line-height-at-least="0.25in" fo:widows="1" fo:padding-left="0.1252in" fo:padding-right="0in" fo:padding-top="0in" fo:padding-bottom="0in" fo:border-left="0.0555in solid #000000" fo:border-right="none" fo:border-top="none" fo:border-bottom="none"/>
      <style:text-properties fo:font-variant="normal" fo:text-transform="none" fo:color="#222222" style:font-name="Source Code Pro" fo:font-size="10.5pt" fo:letter-spacing="normal" fo:font-style="normal" fo:font-weight="normal"/>
    </style:style>
    <style:style style:name="P130" style:family="paragraph" style:parent-style-name="Heading_20_2">
      <style:paragraph-properties fo:text-align="start" style:justify-single-word="false" style:text-autospace="none"/>
    </style:style>
    <style:style style:name="P131" style:family="paragraph" style:parent-style-name="Standard">
      <style:paragraph-properties fo:text-align="start" style:justify-single-word="false" style:text-autospace="none"/>
    </style:style>
    <style:style style:name="P132" style:family="paragraph" style:parent-style-name="Text_20_body">
      <style:text-properties fo:font-size="12pt" fo:font-weight="bold" style:font-size-asian="12pt" style:font-weight-asian="bold" style:font-size-complex="12pt" style:font-weight-complex="bold"/>
    </style:style>
    <style:style style:name="P133" style:family="paragraph" style:parent-style-name="Text_20_body">
      <style:paragraph-properties style:line-height-at-least="0.2083in" fo:text-align="center" style:justify-single-word="false" fo:widows="1"/>
      <style:text-properties fo:font-variant="normal" fo:text-transform="none" fo:color="#dd7700" style:text-line-through-style="none" fo:letter-spacing="normal" style:text-underline-style="none" style:text-blinking="false"/>
    </style:style>
    <style:style style:name="P134" style:family="paragraph" style:parent-style-name="Text_20_body">
      <style:paragraph-properties style:line-height-at-least="0.2083in" fo:text-align="start" style:justify-single-word="false" fo:widows="1"/>
      <style:text-properties fo:font-variant="normal" fo:text-transform="none" fo:color="#333333" style:font-name="Arial Black" fo:font-size="11pt" fo:letter-spacing="normal" fo:font-style="normal" fo:font-weight="normal" style:font-size-asian="11pt" style:font-size-complex="11pt"/>
    </style:style>
    <style:style style:name="P135" style:family="paragraph" style:parent-style-name="Text_20_body" style:list-style-name="L3">
      <style:paragraph-properties style:line-height-at-least="0.25in" fo:widows="1"/>
      <style:text-properties fo:font-variant="normal" fo:text-transform="none" fo:color="#313131" style:font-name="Open Sans" fo:font-size="10.5pt" fo:letter-spacing="normal" fo:font-style="normal" fo:font-weight="normal"/>
    </style:style>
    <style:style style:name="P136" style:family="paragraph" style:parent-style-name="Text_20_body" style:list-style-name="L5">
      <style:paragraph-properties style:line-height-at-least="0.2291in" fo:widows="1"/>
    </style:style>
    <style:style style:name="P137" style:family="paragraph" style:parent-style-name="Text_20_body" style:list-style-name="L1">
      <style:paragraph-properties fo:margin-top="0in" fo:margin-bottom="0.052in" style:line-height-at-least="0.25in" fo:text-align="justify" style:justify-single-word="false" fo:widows="1" fo:background-color="transparent" fo:padding="0in" fo:border="none">
        <style:background-image xlink:href="http://cdn.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138" style:family="paragraph" style:parent-style-name="Text_20_body" style:list-style-name="L6">
      <style:paragraph-properties fo:margin-top="0in" fo:margin-bottom="0.052in" style:line-height-at-least="0.25in" fo:text-align="justify" style:justify-single-word="false" fo:widows="1" fo:background-color="transparent" fo:padding="0in" fo:border="none">
        <style:background-image xlink:href="http://cdn.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139" style:family="paragraph" style:parent-style-name="Text_20_body" style:list-style-name="L2">
      <style:paragraph-properties fo:margin-top="0in" fo:margin-bottom="0.052in" style:line-height-at-least="0.25in" fo:widows="1" fo:background-color="transparent" fo:padding="0in" fo:border="none">
        <style:background-image xlink:href="http://cdn.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140" style:family="paragraph" style:parent-style-name="Text_20_body" style:list-style-name="L4">
      <style:paragraph-properties fo:margin-top="0in" fo:margin-bottom="0.052in" style:line-height-at-least="0.25in" fo:widows="1" fo:background-color="transparent" fo:padding="0in" fo:border="none">
        <style:background-image xlink:href="http://cdn.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141" style:family="paragraph" style:parent-style-name="Text_20_body" style:list-style-name="L5">
      <style:paragraph-properties fo:margin-top="0in" fo:margin-bottom="0.052in" style:line-height-at-least="0.25in" fo:widows="1" fo:background-color="transparent" fo:padding="0in" fo:border="none">
        <style:background-image xlink:href="http://cdn.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142" style:family="paragraph" style:parent-style-name="Text_20_body" style:list-style-name="L7">
      <style:paragraph-properties fo:margin-top="0in" fo:margin-bottom="0.052in" style:line-height-at-least="0.25in" fo:widows="1" fo:background-color="transparent" fo:padding="0in" fo:border="none">
        <style:background-image xlink:href="http://cdn.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143" style:family="paragraph" style:parent-style-name="Text_20_body" style:list-style-name="L16">
      <style:paragraph-properties fo:margin-top="0in" fo:margin-bottom="0.052in" style:line-height-at-least="0.25in" fo:widows="1" fo:background-color="transparent" fo:padding="0in" fo:border="none">
        <style:background-image xlink:href="http://cdn.tutorialspoint.com/images/icon-bullet.png" xlink:type="simple" xlink:actuate="onLoad" style:position="center left" style:repeat="no-repeat"/>
      </style:paragraph-properties>
      <style:text-properties fo:font-variant="normal" fo:text-transform="none" fo:color="#000000" style:font-name="Open Sans" fo:font-size="10.5pt" fo:letter-spacing="normal" fo:font-style="normal" fo:font-weight="normal"/>
    </style:style>
    <style:style style:name="P144" style:family="paragraph" style:parent-style-name="Text_20_body" style:list-style-name="L3">
      <style:paragraph-properties fo:margin-top="0in" fo:margin-bottom="0in" style:line-height-at-least="0.25in" fo:widows="1"/>
      <style:text-properties fo:font-variant="normal" fo:text-transform="none" fo:color="#313131" style:font-name="Open Sans" fo:font-size="10.5pt" fo:letter-spacing="normal" fo:font-style="normal" fo:font-weight="normal"/>
    </style:style>
    <style:style style:name="P145" style:family="paragraph" style:parent-style-name="Text_20_body" style:list-style-name="L9">
      <style:paragraph-properties fo:margin-top="0in" fo:margin-bottom="0in" style:line-height-at-least="0.25in" fo:widows="1"/>
      <style:text-properties fo:font-variant="normal" fo:text-transform="none" fo:color="#494747" style:font-name="PT Sans" fo:font-size="12pt" fo:letter-spacing="normal" fo:font-style="normal" fo:font-weight="normal"/>
    </style:style>
    <style:style style:name="P146" style:family="paragraph" style:parent-style-name="Text_20_body" style:list-style-name="L9">
      <style:paragraph-properties fo:margin-top="0in" fo:margin-bottom="0in" style:line-height-at-least="0.25in" fo:widows="1"/>
    </style:style>
    <style:style style:name="P147" style:family="paragraph" style:parent-style-name="Text_20_body" style:list-style-name="L8">
      <style:paragraph-properties fo:margin-top="0in" fo:margin-bottom="0.1043in" style:line-height-at-least="0.25in" fo:widows="1"/>
    </style:style>
    <style:style style:name="P148" style:family="paragraph" style:parent-style-name="Text_20_body" style:list-style-name="L10">
      <style:paragraph-properties fo:margin-top="0in" fo:margin-bottom="0.1043in" style:line-height-at-least="0.25in" fo:widows="1"/>
    </style:style>
    <style:style style:name="P149" style:family="paragraph" style:parent-style-name="Text_20_body" style:list-style-name="L11">
      <style:paragraph-properties fo:margin-top="0in" fo:margin-bottom="0.1043in" style:line-height-at-least="0.25in" fo:widows="1"/>
    </style:style>
    <style:style style:name="P150" style:family="paragraph" style:parent-style-name="Text_20_body" style:list-style-name="L13">
      <style:paragraph-properties fo:margin-top="0in" fo:margin-bottom="0.1043in" style:line-height-at-least="0.25in" fo:widows="1"/>
    </style:style>
    <style:style style:name="P151" style:family="paragraph" style:parent-style-name="Text_20_body" style:list-style-name="L14">
      <style:paragraph-properties fo:margin-top="0in" fo:margin-bottom="0.1043in" style:line-height-at-least="0.25in" fo:widows="1"/>
    </style:style>
    <style:style style:name="P152" style:family="paragraph" style:parent-style-name="Text_20_body" style:list-style-name="L15">
      <style:paragraph-properties fo:margin-top="0in" fo:margin-bottom="0.1043in" style:line-height-at-least="0.25in" fo:widows="1"/>
    </style:style>
    <style:style style:name="P153" style:family="paragraph" style:parent-style-name="Text_20_body" style:list-style-name="L10">
      <style:paragraph-properties fo:margin-top="0in" fo:margin-bottom="0.1043in" style:line-height-at-least="0.25in" fo:widows="1"/>
      <style:text-properties fo:font-variant="normal" fo:text-transform="none" fo:color="#494747" style:font-name="PT Sans" fo:font-size="12pt" fo:letter-spacing="normal" fo:font-style="normal" fo:font-weight="normal"/>
    </style:style>
    <style:style style:name="P154" style:family="paragraph" style:parent-style-name="Text_20_body" style:list-style-name="L13">
      <style:paragraph-properties fo:margin-top="0in" fo:margin-bottom="0.1043in" style:line-height-at-least="0.25in" fo:widows="1"/>
      <style:text-properties fo:font-variant="normal" fo:text-transform="none" fo:color="#494747" style:font-name="PT Sans" fo:font-size="12pt" fo:letter-spacing="normal" fo:font-style="normal" fo:font-weight="bold" style:font-weight-asian="bold" style:font-weight-complex="bold"/>
    </style:style>
    <style:style style:name="P155" style:family="paragraph" style:parent-style-name="Text_20_body" style:list-style-name="L14">
      <style:paragraph-properties fo:margin-top="0in" fo:margin-bottom="0.1043in" style:line-height-at-least="0.25in" fo:widows="1"/>
      <style:text-properties fo:font-variant="normal" fo:text-transform="none" fo:color="#494747" style:font-name="PT Sans" fo:font-size="12pt" fo:letter-spacing="normal" fo:font-style="normal" fo:font-weight="bold" style:font-weight-asian="bold" style:font-weight-complex="bold"/>
    </style:style>
    <style:style style:name="P156" style:family="paragraph" style:parent-style-name="Text_20_body" style:list-style-name="L15">
      <style:paragraph-properties fo:margin-top="0in" fo:margin-bottom="0.1043in" style:line-height-at-least="0.25in" fo:widows="1"/>
      <style:text-properties fo:font-variant="normal" fo:text-transform="none" fo:color="#494747" style:font-name="PT Sans" fo:font-size="12pt" fo:letter-spacing="normal" fo:font-style="normal" fo:font-weight="bold" style:font-weight-asian="bold" style:font-weight-complex="bold"/>
    </style:style>
    <style:style style:name="P157" style:family="paragraph" style:parent-style-name="Text_20_body" style:list-style-name="L12">
      <style:paragraph-properties fo:margin-left="0in" fo:margin-right="0in" fo:margin-top="0in" fo:margin-bottom="0in" style:line-height-at-least="0.2811in" fo:widows="1" fo:text-indent="0in" style:auto-text-indent="false" fo:padding="0in" fo:border="none"/>
      <style:text-properties fo:font-variant="normal" fo:text-transform="none" fo:color="#222222" style:font-name="inherit" fo:font-size="13.5pt" fo:letter-spacing="normal" fo:font-style="normal" fo:font-weight="normal"/>
    </style:style>
    <style:style style:name="P158" style:family="paragraph" style:parent-style-name="Text_20_body" style:list-style-name="L12">
      <style:paragraph-properties fo:margin-left="0in" fo:margin-right="0in" fo:margin-top="0in" fo:margin-bottom="0in" style:line-height-at-least="0.2811in" fo:widows="1" fo:text-indent="0in" style:auto-text-indent="false" fo:padding="0.0193in" fo:border="0.0008in solid #dddddd"/>
    </style:style>
    <style:style style:name="P159" style:family="paragraph" style:parent-style-name="Text_20_body">
      <style:paragraph-properties fo:margin-left="0in" fo:margin-right="0in" fo:margin-top="0in" fo:margin-bottom="0in" style:line-height-at-least="0.25in" fo:text-align="start" style:justify-single-word="false" fo:widows="1" fo:text-indent="0in" style:auto-text-indent="false"/>
      <style:text-properties fo:font-variant="normal" fo:text-transform="none" fo:color="#494747" style:font-name="PT Sans" fo:font-size="12pt" fo:letter-spacing="normal" fo:font-style="normal" fo:font-weight="normal" style:font-weight-asian="bold" style:font-weight-complex="bold"/>
    </style:style>
    <style:style style:name="T1" style:family="text">
      <style:text-properties fo:font-variant="normal" fo:text-transform="none" fo:color="#494747" style:font-name="Times New Roman" fo:font-size="12pt" fo:letter-spacing="normal" fo:font-style="normal" fo:font-weight="normal"/>
    </style:style>
    <style:style style:name="T2" style:family="text">
      <style:text-properties fo:font-variant="normal" fo:text-transform="none" fo:color="#494747" style:font-name="Times New Roman" fo:letter-spacing="normal"/>
    </style:style>
    <style:style style:name="T3" style:family="text">
      <style:text-properties fo:font-variant="normal" fo:text-transform="none" fo:color="#494747" style:font-name="PT Sans" fo:font-size="12pt" fo:letter-spacing="normal"/>
    </style:style>
    <style:style style:name="T4" style:family="text">
      <style:text-properties fo:font-variant="normal" fo:text-transform="none" fo:color="#494747" style:font-name="PT Sans" fo:font-size="12pt" fo:letter-spacing="normal" fo:font-style="normal"/>
    </style:style>
    <style:style style:name="T5" style:family="text">
      <style:text-properties fo:font-variant="normal" fo:text-transform="none" fo:color="#494747" style:font-name="PT Sans" fo:font-size="12pt" fo:letter-spacing="normal" fo:font-style="normal" fo:font-weight="normal"/>
    </style:style>
    <style:style style:name="T6" style:family="text">
      <style:text-properties fo:font-variant="normal" fo:text-transform="none" fo:color="#494747" style:font-name="PT Sans" fo:font-size="12pt" fo:letter-spacing="normal" fo:font-style="normal" fo:font-weight="normal" fo:background-color="#fff2d5"/>
    </style:style>
    <style:style style:name="T7" style:family="text">
      <style:text-properties fo:font-variant="normal" fo:text-transform="none" fo:color="#494747" style:font-name="PT Sans" fo:font-size="12pt" fo:letter-spacing="normal" fo:font-style="normal" fo:font-weight="normal" fo:background-color="#edf4e8"/>
    </style:style>
    <style:style style:name="T8" style:family="text">
      <style:text-properties fo:font-variant="normal" fo:text-transform="none" fo:color="#494747" style:font-name="PT Sans" fo:font-size="12pt" fo:letter-spacing="normal" fo:font-style="normal" fo:font-weight="bold" fo:background-color="#fff2d5"/>
    </style:style>
    <style:style style:name="T9" style:family="text">
      <style:text-properties fo:font-variant="normal" fo:text-transform="none" fo:color="#494747" style:font-name="PT Sans" fo:font-size="12pt" fo:letter-spacing="normal" fo:font-style="normal" fo:font-weight="bold" style:font-weight-asian="bold" style:font-weight-complex="bold"/>
    </style:style>
    <style:style style:name="T10" style:family="text">
      <style:text-properties fo:font-variant="normal" fo:text-transform="none" fo:color="#494747" style:font-name="PT Sans" fo:font-size="12pt" fo:letter-spacing="normal" fo:font-style="italic" fo:font-weight="normal"/>
    </style:style>
    <style:style style:name="T11" style:family="text">
      <style:text-properties fo:font-variant="normal" fo:text-transform="none" fo:color="#494747" style:font-name="PT Sans" fo:font-size="12pt" fo:letter-spacing="normal" fo:font-weight="normal"/>
    </style:style>
    <style:style style:name="T12" style:family="text">
      <style:text-properties fo:font-variant="normal" fo:text-transform="none" fo:color="#494747" fo:letter-spacing="normal"/>
    </style:style>
    <style:style style:name="T13" style:family="text">
      <style:text-properties fo:font-variant="normal" fo:text-transform="none" fo:color="#494747" style:text-line-through-style="none" style:font-name="PT Sans" fo:font-size="12pt" fo:letter-spacing="normal" fo:font-style="normal" style:text-underline-style="none" fo:font-weight="normal" style:text-blinking="false" style:font-size-asian="14pt" style:font-weight-asian="bold" style:font-size-complex="14pt" style:font-weight-complex="bold"/>
    </style:style>
    <style:style style:name="T14" style:family="text">
      <style:text-properties fo:font-variant="normal" fo:text-transform="none" fo:color="#494747" style:text-line-through-style="none" style:font-name="PT Sans" fo:font-size="12pt" fo:letter-spacing="normal" fo:font-style="normal" style:text-underline-style="none" fo:font-weight="bold" style:text-blinking="false" style:font-size-asian="14pt" style:font-weight-asian="bold" style:font-size-complex="14pt" style:font-weight-complex="bold"/>
    </style:style>
    <style:style style:name="T15" style:family="text">
      <style:text-properties fo:font-variant="normal" fo:text-transform="none" fo:color="#494747" style:text-line-through-style="none" style:font-name="PT Sans" fo:font-size="14pt" fo:letter-spacing="normal" fo:font-style="normal" style:text-underline-style="none" fo:font-weight="bold" style:text-blinking="false" style:font-size-asian="14pt" style:font-weight-asian="bold" style:font-size-complex="14pt" style:font-weight-complex="bold"/>
    </style:style>
    <style:style style:name="T16" style:family="text">
      <style:text-properties fo:font-variant="normal" fo:text-transform="none" fo:color="#006cbc" style:text-line-through-style="none" style:font-name="Times New Roman" fo:font-size="12pt" fo:letter-spacing="normal" fo:font-style="normal" style:text-underline-style="none" fo:font-weight="normal" style:text-blinking="false"/>
    </style:style>
    <style:style style:name="T17" style:family="text">
      <style:text-properties fo:font-variant="normal" fo:text-transform="none" fo:color="#006cbc" style:text-line-through-style="none" style:font-name="PT Sans" fo:font-size="12pt" fo:letter-spacing="normal" fo:font-style="normal" style:text-underline-style="none" fo:font-weight="normal" style:text-blinking="false"/>
    </style:style>
    <style:style style:name="T18" style:family="text">
      <style:text-properties fo:font-variant="normal" fo:text-transform="none" fo:color="#006cbc" style:text-line-through-style="none" style:font-name="PT Sans" fo:font-size="12pt" fo:letter-spacing="normal" fo:font-style="normal" style:text-underline-style="none" fo:font-weight="normal" style:text-blinking="false" fo:background-color="#fff2d5"/>
    </style:style>
    <style:style style:name="T19" style:family="text">
      <style:text-properties fo:font-variant="normal" fo:text-transform="none" fo:color="#006cbc" style:text-line-through-style="none" style:font-name="PT Sans" fo:font-size="12pt" fo:letter-spacing="normal" fo:font-style="normal" style:text-underline-style="none" fo:font-weight="normal" style:text-blinking="false" fo:background-color="#edf4e8"/>
    </style:style>
    <style:style style:name="T20" style:family="text">
      <style:text-properties fo:font-variant="normal" fo:text-transform="none" fo:color="#006cbc" style:text-line-through-style="none" style:font-name="PT Sans" fo:font-size="12pt" fo:letter-spacing="normal" fo:font-style="normal" style:text-underline-style="none" fo:font-weight="normal" style:text-blinking="false" style:font-size-asian="14pt" style:font-weight-asian="bold" style:font-size-complex="14pt" style:font-weight-complex="bold"/>
    </style:style>
    <style:style style:name="T21" style:family="text">
      <style:text-properties fo:font-variant="normal" fo:text-transform="none" fo:color="#006cbc" style:text-line-through-style="none" style:font-name="PT Sans" fo:font-size="12pt" fo:letter-spacing="normal" fo:font-style="normal" style:text-underline-style="none" style:text-blinking="false"/>
    </style:style>
    <style:style style:name="T22" style:family="text">
      <style:text-properties fo:font-variant="normal" fo:text-transform="none" fo:color="#006cbc" style:text-line-through-style="none" style:font-name="PT Sans" fo:font-size="12pt" fo:letter-spacing="normal" fo:font-style="normal" style:text-underline-style="none" fo:font-weight="bold" style:text-blinking="false" style:font-size-asian="14pt" style:font-weight-asian="bold" style:font-size-complex="14pt" style:font-weight-complex="bold"/>
    </style:style>
    <style:style style:name="T23" style:family="text">
      <style:text-properties fo:font-variant="normal" fo:text-transform="none" fo:color="#006cbc" style:text-line-through-style="none" style:font-name="PT Sans" fo:font-size="12pt" fo:letter-spacing="normal" fo:font-style="normal" style:text-underline-style="none" fo:font-weight="bold" style:text-blinking="false" style:font-weight-asian="bold" style:font-weight-complex="bold"/>
    </style:style>
    <style:style style:name="T24" style:family="text">
      <style:text-properties fo:font-variant="normal" fo:text-transform="none" fo:color="#006cbc" style:text-line-through-style="none" style:font-name="PT Sans" fo:font-size="13.5pt" fo:letter-spacing="normal" fo:font-style="normal" style:text-underline-style="none" fo:font-weight="bold" style:text-blinking="false"/>
    </style:style>
    <style:style style:name="T25" style:family="text">
      <style:text-properties fo:font-variant="normal" fo:text-transform="none" fo:color="#006cbc" style:text-line-through-style="none" style:font-name="PT Sans" fo:font-size="13.5pt" fo:letter-spacing="normal" fo:font-style="normal" style:text-underline-style="none" style:text-blinking="false"/>
    </style:style>
    <style:style style:name="T26" style:family="text">
      <style:text-properties fo:font-variant="normal" fo:text-transform="none" fo:color="#006cbc" style:text-line-through-style="none" style:font-name="Source Code Pro" fo:font-size="12pt" fo:letter-spacing="normal" fo:font-style="normal" style:text-underline-style="none" fo:font-weight="normal" style:text-blinking="false" fo:background-color="transparent"/>
    </style:style>
    <style:style style:name="T27" style:family="text">
      <style:text-properties fo:font-variant="normal" fo:text-transform="none" fo:color="#006cbc" style:text-line-through-style="none" style:font-name="Source Code Pro" fo:font-size="12pt" fo:letter-spacing="normal" fo:font-style="normal" style:text-underline-style="none" fo:font-weight="normal" style:text-blinking="false" fo:background-color="transparent" style:font-size-asian="14pt" style:font-weight-asian="bold" style:font-size-complex="14pt" style:font-weight-complex="bold"/>
    </style:style>
    <style:style style:name="T28" style:family="text">
      <style:text-properties fo:font-variant="normal" fo:text-transform="none" fo:color="#006cbc" style:text-line-through-style="none" style:font-name="Source Code Pro" fo:font-size="12pt" fo:letter-spacing="normal" fo:font-style="normal" style:text-underline-style="none" style:text-blinking="false" fo:background-color="transparent"/>
    </style:style>
    <style:style style:name="T29" style:family="text">
      <style:text-properties fo:font-variant="normal" fo:text-transform="none" fo:color="#006cbc" style:text-line-through-style="none" style:font-name="Source Code Pro" fo:font-size="12pt" fo:letter-spacing="normal" fo:font-style="normal" style:text-underline-style="none" fo:font-weight="bold" style:text-blinking="false" fo:background-color="transparent" style:font-weight-asian="bold" style:font-weight-complex="bold"/>
    </style:style>
    <style:style style:name="T30" style:family="text">
      <style:text-properties fo:font-variant="normal" fo:text-transform="none" fo:color="#006cbc" style:text-line-through-style="none" fo:font-style="normal" style:text-underline-style="none" style:text-blinking="false"/>
    </style:style>
    <style:style style:name="T31" style:family="text">
      <style:text-properties fo:font-variant="normal" fo:text-transform="none" fo:color="#000000" style:font-name="Open Sans" fo:font-size="10.5pt" fo:letter-spacing="normal" fo:font-style="normal" fo:font-weight="normal"/>
    </style:style>
    <style:style style:name="T32" style:family="text">
      <style:text-properties fo:font-variant="normal" fo:text-transform="none" fo:color="#000000" style:font-name="Source Code Pro" fo:font-size="12pt" fo:letter-spacing="normal" fo:font-style="normal" fo:font-weight="normal"/>
    </style:style>
    <style:style style:name="T33" style:family="text">
      <style:text-properties fo:font-variant="normal" fo:text-transform="none" fo:color="#000000" style:font-name="Source Code Pro" fo:font-size="12pt" fo:letter-spacing="normal" fo:font-style="normal" fo:font-weight="normal" fo:background-color="transparent"/>
    </style:style>
    <style:style style:name="T34" style:family="text">
      <style:text-properties fo:font-variant="normal" fo:text-transform="none" fo:color="#000000" style:font-name="Source Code Pro" fo:font-size="12pt" fo:letter-spacing="normal" fo:font-style="normal" fo:font-weight="normal" fo:background-color="#fff2d5"/>
    </style:style>
    <style:style style:name="T35" style:family="text">
      <style:text-properties fo:font-variant="normal" fo:text-transform="none" fo:color="#000000" style:font-name="Source Code Pro" fo:font-size="12pt" fo:letter-spacing="normal" fo:font-style="normal" fo:font-weight="bold" fo:background-color="transparent" style:font-weight-asian="bold" style:font-weight-complex="bold"/>
    </style:style>
    <style:style style:name="T36" style:family="text">
      <style:text-properties fo:font-variant="normal" fo:text-transform="none" fo:color="#000000" style:font-name="Source Code Pro" fo:font-size="12pt" fo:letter-spacing="normal" fo:font-style="normal" fo:font-weight="bold" style:font-weight-asian="bold" style:font-weight-complex="bold"/>
    </style:style>
    <style:style style:name="T37" style:family="text">
      <style:text-properties fo:font-variant="normal" fo:text-transform="none" fo:color="#000000" style:font-name="Source Code Pro" fo:font-size="13.5pt" fo:letter-spacing="normal" fo:font-style="normal" fo:font-weight="bold" fo:background-color="transparent"/>
    </style:style>
    <style:style style:name="T38" style:family="text">
      <style:text-properties fo:font-variant="normal" fo:text-transform="none" fo:color="#000000" style:font-name="Consolas" fo:font-size="9.75pt" fo:letter-spacing="normal" fo:font-style="normal" fo:font-weight="normal" fo:background-color="#eeeeee"/>
    </style:style>
    <style:style style:name="T39" style:family="text">
      <style:text-properties fo:font-variant="normal" fo:text-transform="none" fo:color="#000000" fo:letter-spacing="normal" fo:background-color="#eeeeee"/>
    </style:style>
    <style:style style:name="T40" style:family="text">
      <style:text-properties fo:font-variant="normal" fo:text-transform="none" fo:color="#000000" style:text-line-through-style="none" style:font-name="Source Code Pro" fo:font-size="12pt" fo:letter-spacing="normal" fo:font-style="normal" style:text-underline-style="none" fo:font-weight="bold" style:text-blinking="false" style:font-size-asian="14pt" style:font-weight-asian="bold" style:font-size-complex="14pt" style:font-weight-complex="bold"/>
    </style:style>
    <style:style style:name="T41" style:family="text">
      <style:text-properties fo:font-variant="normal" fo:text-transform="none" fo:color="#000000" style:text-line-through-style="none" style:font-name="Source Code Pro" fo:font-size="14pt" fo:letter-spacing="normal" fo:font-style="normal" style:text-underline-style="none" fo:font-weight="bold" style:text-blinking="false" fo:background-color="transparent" style:font-size-asian="14pt" style:font-weight-asian="bold" style:font-size-complex="14pt" style:font-weight-complex="bold"/>
    </style:style>
    <style:style style:name="T42" style:family="text">
      <style:text-properties fo:font-variant="normal" fo:text-transform="none" fo:color="#666600" style:font-name="Times New Roman" fo:font-size="9pt" fo:letter-spacing="normal" fo:font-style="normal" fo:font-weight="normal"/>
    </style:style>
    <style:style style:name="T43" style:family="text">
      <style:text-properties fo:font-variant="normal" fo:text-transform="none" fo:color="#666600" style:font-name="Menlo" fo:font-size="9pt" fo:letter-spacing="normal" fo:font-style="normal" fo:font-weight="normal"/>
    </style:style>
    <style:style style:name="T44" style:family="text">
      <style:text-properties fo:font-variant="normal" fo:text-transform="none" fo:color="#666600" style:font-name="Menlo" fo:font-size="9pt" fo:letter-spacing="normal" fo:font-style="normal" fo:font-weight="normal" style:font-weight-asian="normal" style:font-weight-complex="normal"/>
    </style:style>
    <style:style style:name="T45" style:family="text">
      <style:text-properties fo:font-variant="normal" fo:text-transform="none" fo:color="#313131" style:font-name="Times New Roman" fo:font-size="9pt" fo:letter-spacing="normal" fo:font-style="normal" fo:font-weight="normal"/>
    </style:style>
    <style:style style:name="T46" style:family="text">
      <style:text-properties fo:font-variant="normal" fo:text-transform="none" fo:color="#313131" style:font-name="Menlo" fo:font-size="9pt" fo:letter-spacing="normal" fo:font-style="normal" fo:font-weight="normal"/>
    </style:style>
    <style:style style:name="T47" style:family="text">
      <style:text-properties fo:font-variant="normal" fo:text-transform="none" fo:color="#313131" style:font-name="Menlo" fo:font-size="9pt" fo:letter-spacing="normal" fo:font-style="normal" fo:font-weight="normal" style:font-weight-asian="normal" style:font-weight-complex="normal"/>
    </style:style>
    <style:style style:name="T48" style:family="text">
      <style:text-properties fo:font-variant="normal" fo:text-transform="none" fo:color="#313131" style:font-name="Open Sans" fo:font-size="10.5pt" fo:letter-spacing="normal" fo:font-style="normal" fo:font-weight="normal"/>
    </style:style>
    <style:style style:name="T49" style:family="text">
      <style:text-properties fo:font-variant="normal" fo:text-transform="none" fo:color="#313131" style:font-name="Open Sans" fo:font-size="10.5pt" fo:letter-spacing="normal" fo:font-style="normal" fo:font-weight="bold" style:font-weight-asian="bold" style:font-weight-complex="bold"/>
    </style:style>
    <style:style style:name="T50" style:family="text">
      <style:text-properties fo:font-variant="normal" fo:text-transform="none" fo:color="#008800" style:font-name="Times New Roman" fo:font-size="9pt" fo:letter-spacing="normal" fo:font-style="normal" fo:font-weight="normal"/>
    </style:style>
    <style:style style:name="T51" style:family="text">
      <style:text-properties fo:font-variant="normal" fo:text-transform="none" fo:color="#008800" style:font-name="Menlo" fo:font-size="9pt" fo:letter-spacing="normal" fo:font-style="normal" fo:font-weight="normal"/>
    </style:style>
    <style:style style:name="T52" style:family="text">
      <style:text-properties fo:font-variant="normal" fo:text-transform="none" fo:color="#000088" style:font-name="Times New Roman" fo:font-size="9pt" fo:letter-spacing="normal" fo:font-style="normal" fo:font-weight="normal"/>
    </style:style>
    <style:style style:name="T53" style:family="text">
      <style:text-properties fo:font-variant="normal" fo:text-transform="none" fo:color="#006666" style:font-name="Times New Roman" fo:font-size="9pt" fo:letter-spacing="normal" fo:font-style="normal" fo:font-weight="normal"/>
    </style:style>
    <style:style style:name="T54" style:family="text">
      <style:text-properties fo:font-variant="normal" fo:text-transform="none" fo:color="#006666" style:font-name="Menlo" fo:font-size="9pt" fo:letter-spacing="normal" fo:font-style="normal" fo:font-weight="normal"/>
    </style:style>
    <style:style style:name="T55" style:family="text">
      <style:text-properties fo:font-variant="normal" fo:text-transform="none" fo:color="#006666" style:font-name="Menlo" fo:font-size="9pt" fo:letter-spacing="normal" fo:font-style="normal" fo:font-weight="normal" style:font-weight-asian="normal" style:font-weight-complex="normal"/>
    </style:style>
    <style:style style:name="T56" style:family="text">
      <style:text-properties fo:font-variant="normal" fo:text-transform="none" fo:color="#222222" style:font-name="arial" fo:letter-spacing="normal" fo:font-style="normal"/>
    </style:style>
    <style:style style:name="T57" style:family="text">
      <style:text-properties fo:font-variant="normal" fo:text-transform="none" fo:color="#222222" style:font-name="Helvetica Neue" fo:font-size="11.25pt" fo:letter-spacing="normal" fo:font-style="normal"/>
    </style:style>
    <style:style style:name="T58" style:family="text">
      <style:text-properties fo:font-variant="normal" fo:text-transform="none" fo:color="#222222" style:font-name="Helvetica Neue" fo:font-size="11.25pt" fo:letter-spacing="normal" fo:font-style="normal" fo:font-weight="bold"/>
    </style:style>
    <style:style style:name="T59" style:family="text">
      <style:text-properties fo:font-variant="normal" fo:text-transform="none" fo:color="#222222" style:font-name="Helvetica Neue" fo:font-size="11.25pt" fo:letter-spacing="normal" fo:font-style="normal" fo:font-weight="normal"/>
    </style:style>
    <style:style style:name="T60" style:family="text">
      <style:text-properties fo:font-variant="normal" fo:text-transform="none" fo:color="#222222" style:font-name="Helvetica Neue" fo:font-size="11.25pt" fo:letter-spacing="normal" fo:font-style="italic" fo:font-weight="normal"/>
    </style:style>
    <style:style style:name="T61" style:family="text">
      <style:text-properties fo:font-variant="normal" fo:text-transform="none" fo:color="#222222" style:font-name="Consolas" fo:font-size="9.75pt" fo:letter-spacing="normal" fo:font-style="normal" fo:font-weight="normal" fo:background-color="#eeeeee"/>
    </style:style>
    <style:style style:name="T62" style:family="text">
      <style:text-properties fo:font-variant="normal" fo:text-transform="none" fo:color="#222222" style:font-name="Consolas" fo:font-size="9.75pt" fo:letter-spacing="normal" fo:font-style="normal" fo:background-color="#eeeeee"/>
    </style:style>
    <style:style style:name="T63" style:family="text">
      <style:text-properties fo:font-variant="normal" fo:text-transform="none" fo:color="#222222" fo:letter-spacing="normal" fo:background-color="#eeeeee"/>
    </style:style>
    <style:style style:name="T64" style:family="text">
      <style:text-properties fo:font-variant="normal" fo:text-transform="none" fo:color="#222222" style:font-name="Source Code Pro" fo:font-size="10.5pt" fo:letter-spacing="normal" fo:font-style="normal" fo:font-weight="normal"/>
    </style:style>
    <style:style style:name="T65" style:family="text">
      <style:text-properties fo:font-variant="normal" fo:text-transform="none" fo:color="#222222" style:font-name="Source Code Pro" fo:font-size="10.5pt" fo:letter-spacing="normal" fo:font-style="normal" fo:font-weight="normal" fo:background-color="#ffffff"/>
    </style:style>
    <style:style style:name="T66" style:family="text">
      <style:text-properties fo:font-variant="normal" fo:text-transform="none" fo:color="#222222" style:text-line-through-style="none" style:font-name="inherit" fo:font-size="13.5pt" fo:letter-spacing="normal" fo:font-style="normal" style:text-underline-style="none" fo:font-weight="normal" style:text-blinking="false" style:font-size-asian="14pt" style:font-weight-asian="bold" style:font-size-complex="14pt" style:font-weight-complex="bold"/>
    </style:style>
    <style:style style:name="T67" style:family="text">
      <style:text-properties fo:font-variant="normal" fo:text-transform="none" fo:color="#222222" style:font-name="inherit" fo:font-size="13.5pt" fo:letter-spacing="normal" fo:font-style="normal" fo:font-weight="normal"/>
    </style:style>
    <style:style style:name="T68" style:family="text">
      <style:text-properties fo:font-variant="normal" fo:text-transform="none" fo:color="#1078a5" style:text-line-through-style="none" style:font-name="Helvetica Neue" fo:font-size="11.25pt" fo:letter-spacing="normal" fo:font-style="normal" style:text-underline-style="none" fo:font-weight="bold" style:text-blinking="false"/>
    </style:style>
    <style:style style:name="T69" style:family="text">
      <style:text-properties fo:font-variant="normal" fo:text-transform="none" fo:color="#1078a5" style:text-line-through-style="none" style:font-name="Helvetica Neue" fo:font-size="11.25pt" fo:letter-spacing="normal" fo:font-style="normal" style:text-underline-style="none" fo:font-weight="normal" style:text-blinking="false"/>
    </style:style>
    <style:style style:name="T70" style:family="text">
      <style:text-properties fo:font-variant="normal" fo:text-transform="none" fo:color="#808080" style:font-name="Consolas" fo:font-size="9.75pt" fo:letter-spacing="normal" fo:font-style="normal" fo:font-weight="normal" fo:background-color="#eeeeee"/>
    </style:style>
    <style:style style:name="T71" style:family="text">
      <style:text-properties fo:font-variant="normal" fo:text-transform="none" fo:color="#00008b" style:font-name="Consolas" fo:font-size="9.75pt" fo:letter-spacing="normal" fo:font-style="normal" fo:font-weight="normal" fo:background-color="#eeeeee"/>
    </style:style>
    <style:style style:name="T72" style:family="text">
      <style:text-properties fo:font-variant="normal" fo:text-transform="none" fo:color="#800000" style:font-name="Consolas" fo:font-size="9.75pt" fo:letter-spacing="normal" fo:font-style="normal" fo:font-weight="normal" fo:background-color="#eeeeee"/>
    </style:style>
    <style:style style:name="T73" style:family="text">
      <style:text-properties fo:font-variant="normal" fo:text-transform="none" fo:color="#313030" style:font-name="PT Sans" fo:font-size="13.5pt" fo:letter-spacing="normal" fo:font-style="normal" fo:font-weight="bold"/>
    </style:style>
    <style:style style:name="T74" style:family="text">
      <style:text-properties fo:font-variant="normal" fo:text-transform="none" fo:color="#313030" style:text-line-through-style="none" style:font-name="PT Sans" fo:font-size="12pt" fo:letter-spacing="normal" fo:font-style="normal" style:text-underline-style="none" fo:font-weight="bold" style:text-blinking="false" style:font-size-asian="12pt" style:font-weight-asian="bold" style:font-size-complex="12pt" style:font-weight-complex="bold"/>
    </style:style>
    <style:style style:name="T75" style:family="text">
      <style:text-properties fo:font-variant="normal" fo:text-transform="none" fo:color="#313030" style:font-name="Arial1" fo:font-size="12pt" fo:letter-spacing="normal" fo:font-style="normal" fo:font-weight="bold" style:font-name-asian="Arial1" style:font-size-asian="12pt" style:font-weight-asian="bold" style:font-name-complex="Arial1" style:font-size-complex="12pt" style:font-weight-complex="bold"/>
    </style:style>
    <style:style style:name="T76" style:family="text">
      <style:text-properties fo:font-variant="normal" fo:text-transform="none" fo:color="#007020" style:font-name="Source Code Pro" fo:font-size="10.5pt" fo:letter-spacing="normal" fo:font-style="normal" fo:font-weight="bold"/>
    </style:style>
    <style:style style:name="T77" style:family="text">
      <style:text-properties fo:font-variant="normal" fo:text-transform="none" fo:color="#666666" style:font-name="Source Code Pro" fo:font-size="10.5pt" fo:letter-spacing="normal" fo:font-style="normal" fo:font-weight="normal"/>
    </style:style>
    <style:style style:name="T78" style:family="text">
      <style:text-properties fo:font-variant="normal" fo:text-transform="none" fo:color="#555555" style:font-name="Menlo1" fo:font-size="13.5pt" fo:letter-spacing="normal" fo:font-style="normal" fo:font-weight="normal" fo:background-color="#ffffff"/>
    </style:style>
    <style:style style:name="T79" style:family="text">
      <style:text-properties fo:font-variant="normal" fo:text-transform="none" fo:color="#4070a0" style:font-name="Source Code Pro" fo:font-size="10.5pt" fo:letter-spacing="normal" fo:font-style="normal" fo:font-weight="normal" fo:background-color="#ffffff"/>
    </style:style>
    <style:style style:name="T80" style:family="text">
      <style:text-properties fo:font-variant="normal" fo:text-transform="none" fo:color="#333333" style:text-line-through-style="none" style:font-name="PT Sans" fo:font-size="12pt" fo:letter-spacing="normal" fo:font-style="normal" style:text-underline-style="none" fo:font-weight="bold" style:text-blinking="false" style:font-size-asian="14pt" style:font-weight-asian="bold" style:font-size-complex="14pt" style:font-weight-complex="bold"/>
    </style:style>
    <style:style style:name="T81" style:family="text">
      <style:text-properties fo:font-variant="normal" fo:text-transform="none" fo:color="#333333" style:text-line-through-style="none" style:font-name="PT Sans" fo:font-size="12pt" fo:letter-spacing="normal" fo:font-style="normal" style:text-underline-style="none" fo:font-weight="bold" style:text-blinking="false" style:font-size-asian="12pt" style:font-weight-asian="bold" style:font-size-complex="12pt" style:font-weight-complex="bold"/>
    </style:style>
    <style:style style:name="T82" style:family="text">
      <style:text-properties fo:font-variant="normal" fo:text-transform="none" fo:color="#333333" style:text-line-through-style="none" style:font-name="Arial Black1" fo:font-size="11pt" fo:letter-spacing="normal" fo:language="en" fo:country="GB" fo:font-style="normal" style:text-underline-style="none" fo:font-weight="normal" style:text-blinking="false" style:font-size-asian="11pt" style:font-size-complex="11pt"/>
    </style:style>
    <style:style style:name="T83" style:family="text">
      <style:text-properties fo:font-variant="normal" fo:text-transform="none" fo:color="#333333" style:font-name="PT Sans" fo:font-size="12pt" fo:letter-spacing="normal" fo:font-style="normal" fo:font-weight="bold" style:font-weight-asian="bold" style:font-weight-complex="bold"/>
    </style:style>
    <style:style style:name="T84" style:family="text">
      <style:text-properties fo:font-variant="normal" fo:text-transform="none" fo:color="#333333" style:font-name="Arial Black1" fo:font-size="11pt" fo:letter-spacing="normal" fo:language="en" fo:country="GB" fo:font-style="normal" fo:font-weight="normal" style:font-size-asian="11pt" style:font-size-complex="11pt"/>
    </style:style>
    <style:style style:name="T85" style:family="text">
      <style:text-properties fo:font-variant="normal" fo:text-transform="none" fo:color="#333333" style:font-name="Arial Black1" fo:font-size="11pt" fo:letter-spacing="normal" fo:font-style="normal" fo:font-weight="normal" style:font-size-asian="11pt" style:font-size-complex="11pt"/>
    </style:style>
    <style:style style:name="T86" style:family="text">
      <style:text-properties fo:font-variant="normal" fo:text-transform="none" fo:color="#0066cc" style:text-line-through-style="none" style:font-name="PT Sans" fo:font-size="12pt" fo:letter-spacing="normal" fo:font-style="normal" style:text-underline-style="none" fo:font-weight="bold" style:text-blinking="false" fo:background-color="#ffffff" style:font-size-asian="12pt" style:font-weight-asian="bold" style:font-size-complex="12pt" style:font-weight-complex="bold"/>
    </style:style>
    <style:style style:name="T87" style:family="text">
      <style:text-properties fo:font-variant="normal" fo:text-transform="none" fo:color="#0066cc" style:text-line-through-style="none" style:font-name="PT Sans" fo:font-size="12pt" fo:letter-spacing="normal" fo:font-style="normal" style:text-underline-style="none" fo:font-weight="bold" style:text-blinking="false" style:font-size-asian="12pt" style:font-weight-asian="bold" style:font-size-complex="12pt" style:font-weight-complex="bold"/>
    </style:style>
    <style:style style:name="T88" style:family="text">
      <style:text-properties fo:font-variant="normal" fo:text-transform="none" fo:color="#0066cc" style:text-line-through-style="none" style:font-name="PT Sans" fo:font-size="14pt" fo:letter-spacing="normal" fo:font-style="normal" style:text-underline-style="none" fo:font-weight="bold" style:text-blinking="false" style:font-size-asian="14pt" style:font-weight-asian="bold" style:font-size-complex="14pt" style:font-weight-complex="bold"/>
    </style:style>
    <style:style style:name="T89" style:family="text">
      <style:text-properties fo:font-variant="normal" fo:text-transform="none" fo:color="#0084d1" style:text-line-through-style="none" style:font-name="PT Sans" fo:font-size="12pt" fo:letter-spacing="normal" fo:font-style="normal" style:text-underline-style="none" fo:font-weight="bold" style:text-blinking="false" style:font-size-asian="12pt" style:font-weight-asian="bold" style:font-size-complex="12pt" style:font-weight-complex="bold"/>
    </style:style>
    <style:style style:name="T90" style:family="text">
      <style:text-properties fo:font-variant="normal" fo:text-transform="none" fo:color="#0084d1" style:font-name="Arial1" fo:font-size="12pt" fo:letter-spacing="normal" fo:font-style="normal" fo:font-weight="bold" style:font-name-asian="Arial1" style:font-size-asian="12pt" style:font-weight-asian="bold" style:font-name-complex="Arial1" style:font-size-complex="12pt" style:font-weight-complex="bold"/>
    </style:style>
    <style:style style:name="T91" style:family="text">
      <style:text-properties fo:font-variant="normal" fo:text-transform="none" fo:color="#0084d1" style:font-name="PT Sans" fo:font-size="14pt" fo:letter-spacing="normal" fo:font-style="normal" fo:font-weight="bold" style:font-name-asian="Arial1" style:font-size-asian="14pt" style:font-weight-asian="bold" style:font-name-complex="Arial1" style:font-size-complex="14pt" style:font-weight-complex="bold"/>
    </style:style>
    <style:style style:name="T92" style:family="text">
      <style:text-properties style:font-name="Times New Roman"/>
    </style:style>
    <style:style style:name="T93" style:family="text">
      <style:text-properties fo:color="#666600"/>
    </style:style>
    <style:style style:name="T94" style:family="text">
      <style:text-properties fo:color="#666600" style:font-name="Times New Roman"/>
    </style:style>
    <style:style style:name="T95" style:family="text">
      <style:text-properties fo:color="#666600" style:font-name="Menlo" fo:font-size="9pt" fo:font-style="normal" fo:font-weight="normal"/>
    </style:style>
    <style:style style:name="T96" style:family="text">
      <style:text-properties fo:color="#666600" style:font-name="Menlo" fo:font-size="9pt" fo:font-weight="normal"/>
    </style:style>
    <style:style style:name="T97" style:family="text">
      <style:text-properties fo:color="#666600" style:font-name="Open Sans" fo:font-size="10.5pt"/>
    </style:style>
    <style:style style:name="T98" style:family="text">
      <style:text-properties fo:color="#666600" style:font-weight-asian="normal" style:font-weight-complex="normal"/>
    </style:style>
    <style:style style:name="T99" style:family="text">
      <style:text-properties style:font-name="Menlo" fo:font-size="9pt" fo:font-style="normal" fo:font-weight="normal"/>
    </style:style>
    <style:style style:name="T100" style:family="text">
      <style:text-properties fo:color="#008800"/>
    </style:style>
    <style:style style:name="T101" style:family="text">
      <style:text-properties fo:color="#008800" style:font-name="Menlo" fo:font-size="9pt" fo:font-style="normal" fo:font-weight="normal"/>
    </style:style>
    <style:style style:name="T102" style:family="text">
      <style:text-properties fo:color="#000088"/>
    </style:style>
    <style:style style:name="T103" style:family="text">
      <style:text-properties fo:color="#000088" style:font-name="Menlo" fo:font-size="9pt" fo:font-style="normal" fo:font-weight="normal"/>
    </style:style>
    <style:style style:name="T104" style:family="text">
      <style:text-properties fo:color="#000088" style:font-name="Open Sans" fo:font-size="10.5pt"/>
    </style:style>
    <style:style style:name="T105" style:family="text">
      <style:text-properties fo:color="#7f0055" style:font-name="Menlo" fo:font-size="9pt" fo:font-style="normal" fo:font-weight="normal"/>
    </style:style>
    <style:style style:name="T106" style:family="text">
      <style:text-properties fo:color="#006666"/>
    </style:style>
    <style:style style:name="T107" style:family="text">
      <style:text-properties fo:color="#006666" style:font-name="Menlo" fo:font-size="9pt" fo:font-style="normal" fo:font-weight="normal"/>
    </style:style>
    <style:style style:name="T108" style:family="text">
      <style:text-properties fo:font-weight="bold"/>
    </style:style>
    <style:style style:name="T109" style:family="text">
      <style:text-properties fo:font-weight="bold" style:font-weight-asian="bold" style:font-weight-complex="bold"/>
    </style:style>
    <style:style style:name="T110" style:family="text">
      <style:text-properties fo:font-weight="normal"/>
    </style:style>
    <style:style style:name="T111" style:family="text">
      <style:text-properties fo:font-weight="normal" style:font-weight-asian="normal" style:font-weight-complex="normal"/>
    </style:style>
    <style:style style:name="T112" style:family="text">
      <style:text-properties style:font-weight-asian="normal" style:font-weight-complex="normal"/>
    </style:style>
    <style:style style:name="T113" style:family="text">
      <style:text-properties fo:color="#494747" fo:font-size="12pt" fo:font-weight="normal"/>
    </style:style>
    <style:style style:name="T114" style:family="text">
      <style:text-properties fo:color="#494747" fo:font-size="12pt" style:font-weight-asian="bold" style:font-weight-complex="bold"/>
    </style:style>
    <style:style style:name="T115" style:family="text">
      <style:text-properties fo:color="#006cbc" style:text-line-through-style="none" style:font-name="Source Code Pro" style:text-underline-style="none" fo:font-weight="normal" style:text-blinking="false" fo:background-color="transparent"/>
    </style:style>
    <style:style style:name="T116" style:family="text">
      <style:text-properties fo:color="#006cbc" style:text-line-through-style="none" fo:font-style="normal" style:text-underline-style="none" style:text-blinking="false"/>
    </style:style>
    <style:style style:name="T117" style:family="text">
      <style:text-properties fo:color="#006cbc" style:text-line-through-style="none" fo:font-size="12pt" fo:font-style="normal" style:text-underline-style="none" style:text-blinking="false" style:font-weight-asian="bold" style:font-weight-complex="bold"/>
    </style:style>
    <style:style style:name="T118" style:family="text">
      <style:text-properties fo:color="#006cbc" style:text-line-through-style="none" style:text-underline-style="none" style:text-blinking="false"/>
    </style:style>
    <style:style style:name="T119" style:family="text">
      <style:text-properties fo:font-size="11pt" fo:font-weight="normal" style:font-size-asian="11pt" style:font-weight-asian="normal" style:font-size-complex="11pt" style:font-weight-complex="normal"/>
    </style:style>
    <style:style style:name="T120" style:family="text">
      <style:text-properties fo:color="#000000" style:font-name="Source Code Pro"/>
    </style:style>
    <style:style style:name="T121" style:family="text">
      <style:text-properties fo:color="#000000" style:font-name="Source Code Pro" fo:font-weight="normal" fo:background-color="transparent"/>
    </style:style>
    <style:style style:name="T122" style:family="text">
      <style:text-properties fo:color="#000000" style:font-name="Arial1" fo:font-size="11pt" style:font-name-asian="Arial1" style:font-size-asian="11pt" style:font-name-complex="Arial1" style:font-size-complex="11pt"/>
    </style:style>
    <style:style style:name="T123" style:family="text">
      <style:text-properties fo:color="#666666"/>
    </style:style>
    <style:style style:name="T124" style:family="text">
      <style:text-properties fo:color="#4070a0"/>
    </style:style>
    <style:style style:name="T125" style:family="text">
      <style:text-properties fo:color="#007020" fo:font-weight="bold"/>
    </style:style>
    <style:style style:name="T126" style:family="text">
      <style:text-properties fo:font-size="14pt" fo:font-weight="bold" style:font-size-asian="14pt" style:font-weight-asian="bold" style:font-size-complex="14pt" style:font-weight-complex="bold"/>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language="en" fo:country="GB"/>
    </style:style>
    <style:style style:name="T129" style:family="text">
      <style:text-properties fo:font-size="12pt" fo:language="en" fo:country="US"/>
    </style:style>
    <style:style style:name="T130" style:family="text">
      <style:text-properties fo:color="#208050"/>
    </style:style>
    <style:style style:name="T131" style:family="text">
      <style:text-properties fo:color="#dd7700" style:text-line-through-style="none" style:font-name="Calibri" fo:font-size="12pt" fo:language="en" fo:country="GB" style:text-underline-style="none" style:text-blinking="false"/>
    </style:style>
    <style:style style:name="T132" style:family="text">
      <style:text-properties fo:color="#dd7700" style:text-line-through-style="none" style:font-name="Calibri" fo:font-size="12pt" fo:language="en" fo:country="GB" style:text-underline-style="none" fo:font-weight="bold" style:text-blinking="false"/>
    </style:style>
    <style:style style:name="T133" style:family="text">
      <style:text-properties fo:language="en" fo:country="GB"/>
    </style:style>
    <style:style style:name="T134" style:family="text">
      <style:text-properties fo:color="#333333" style:font-name="Arial Black" fo:font-size="11pt" style:font-size-asian="11pt" style:font-weight-asian="normal" style:font-size-complex="11pt" style:font-weight-complex="normal"/>
    </style:style>
    <style:style style:name="T135" style:family="text">
      <style:text-properties style:font-weight-asian="bold" style:font-weight-complex="bold"/>
    </style:style>
    <style:style style:name="T136" style:family="text">
      <style:text-properties fo:color="#880000" style:font-name="Menlo" fo:font-size="9pt" fo:font-style="normal" fo:font-weight="normal"/>
    </style:style>
    <style:style style:name="T137" style:family="text">
      <style:text-properties fo:color="#313131" style:font-name="Menlo" fo:font-size="9pt" fo:font-weight="normal"/>
    </style:style>
    <style:style style:name="T138" style:family="text">
      <style:text-properties fo:color="#0084d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MongoDB </text:p>
      <text:p text:style-name="Standard">Mongo db is not an rdbms here in this data is stored in documents as key an value pair like JSON</text:p>
      <text:p text:style-name="Standard">{name:"",title:"",age:9}</text:p>
      <text:p text:style-name="P3"/>
      <text:p text:style-name="P1"><text:span text:style-name="T1">A </text:span><text:a xlink:type="simple" xlink:href="http://docs.mongodb.org/manual/reference/glossary/#term-database" text:style-name="Internet_20_link" text:visited-style-name="Visited_20_Internet_20_Link"><text:span text:style-name="Emphasis"><text:span text:style-name="T16">database</text:span></text:span></text:a><text:span text:style-name="T2"> </text:span><text:span text:style-name="T1">holds a set of collections. A</text:span><text:a xlink:type="simple" xlink:href="http://docs.mongodb.org/manual/reference/glossary/#term-collection" text:style-name="Internet_20_link" text:visited-style-name="Visited_20_Internet_20_Link"><text:span text:style-name="Emphasis"><text:span text:style-name="T16">collection</text:span></text:span></text:a><text:span text:style-name="T2"> </text:span><text:span text:style-name="T1">holds a set of documents. A </text:span><text:a xlink:type="simple" xlink:href="http://docs.mongodb.org/manual/reference/glossary/#term-document" text:style-name="Internet_20_link" text:visited-style-name="Visited_20_Internet_20_Link"><text:span text:style-name="Emphasis"><text:span text:style-name="T16">document</text:span></text:span></text:a><text:span text:style-name="T2"> </text:span><text:span text:style-name="T1">is a set of key-value pairs</text:span><text:span text:style-name="T92"> .</text:span></text:p>
      <text:p text:style-name="P6">Database -&gt; Collections -&gt; Documents</text:p>
      <text:p text:style-name="P11">Below given table shows the relationship of RDBMS terminology with MongoDB</text:p>
      <table:table table:name="Table1" table:style-name="Table1">
        <table:table-column table:style-name="Table1.A"/>
        <table:table-column table:style-name="Table1.B"/>
        <table:table-row>
          <table:table-cell table:style-name="Table1.A1" office:value-type="string">
            <text:p text:style-name="P114">RDBMS</text:p>
          </table:table-cell>
          <table:table-cell table:style-name="Table1.A1" office:value-type="string">
            <text:p text:style-name="P114">MongoDB</text:p>
          </table:table-cell>
        </table:table-row>
        <table:table-row>
          <table:table-cell table:style-name="Table1.A2" office:value-type="string">
            <text:p text:style-name="P113">Database</text:p>
          </table:table-cell>
          <table:table-cell table:style-name="Table1.A2" office:value-type="string">
            <text:p text:style-name="P113">Database</text:p>
          </table:table-cell>
        </table:table-row>
        <table:table-row>
          <table:table-cell table:style-name="Table1.A2" office:value-type="string">
            <text:p text:style-name="P113">Table</text:p>
          </table:table-cell>
          <table:table-cell table:style-name="Table1.A2" office:value-type="string">
            <text:p text:style-name="P113">Collection</text:p>
          </table:table-cell>
        </table:table-row>
        <table:table-row>
          <table:table-cell table:style-name="Table1.A2" office:value-type="string">
            <text:p text:style-name="P113">Tuple/Row</text:p>
          </table:table-cell>
          <table:table-cell table:style-name="Table1.A2" office:value-type="string">
            <text:p text:style-name="P113">Document</text:p>
          </table:table-cell>
        </table:table-row>
        <table:table-row>
          <table:table-cell table:style-name="Table1.A2" office:value-type="string">
            <text:p text:style-name="P113">column</text:p>
          </table:table-cell>
          <table:table-cell table:style-name="Table1.A2" office:value-type="string">
            <text:p text:style-name="P113">Field</text:p>
          </table:table-cell>
        </table:table-row>
        <table:table-row>
          <table:table-cell table:style-name="Table1.A2" office:value-type="string">
            <text:p text:style-name="P113">Table Join</text:p>
          </table:table-cell>
          <table:table-cell table:style-name="Table1.A2" office:value-type="string">
            <text:p text:style-name="P113">Embedded Documents</text:p>
          </table:table-cell>
        </table:table-row>
        <table:table-row>
          <table:table-cell table:style-name="Table1.A2" office:value-type="string">
            <text:p text:style-name="P113">Primary Key</text:p>
          </table:table-cell>
          <table:table-cell table:style-name="Table1.A2" office:value-type="string">
            <text:p text:style-name="P113">Primary Key (Default key _id provided by mongodb itself)</text:p>
          </table:table-cell>
        </table:table-row>
      </table:table>
      <text:p text:style-name="P6"/>
      <text:p text:style-name="P6">Eg:</text:p>
      <text:p text:style-name="P45"><text:span text:style-name="T92">comments</text:span><text:span text:style-name="T94">:</text:span><text:span text:style-name="T92"> </text:span><text:span text:style-name="T94">[</text:span><text:span text:style-name="T92"> <text:s text:c="4"/><text:tab/><text:tab/><text:tab/><text:tab/><text:tab/><text:tab/>//Comments is collection(table)</text:span></text:p>
      <text:p text:style-name="P117"><text:s text:c="6"/><text:span text:style-name="T95">{<text:tab/><text:tab/><text:tab/><text:tab/><text:tab/><text:tab/>//Document is a row with key and value pair.</text:span></text:p>
      <text:p text:style-name="P117"><text:s text:c="9"/><text:span text:style-name="T99">user</text:span><text:span text:style-name="T95">:</text:span><text:span text:style-name="T101">'user1'</text:span><text:span text:style-name="T95">,</text:span></text:p>
      <text:p text:style-name="P117"><text:s text:c="9"/><text:span text:style-name="T99">message</text:span><text:span text:style-name="T95">:</text:span><text:span text:style-name="T99"> </text:span><text:span text:style-name="T101">'My first comment'</text:span><text:span text:style-name="T95">,</text:span></text:p>
      <text:p text:style-name="P117"><text:s text:c="9"/><text:span text:style-name="T99">dateCreated</text:span><text:span text:style-name="T95">:</text:span><text:span text:style-name="T99"> </text:span><text:span text:style-name="T103">new</text:span><text:span text:style-name="T99"> </text:span><text:span text:style-name="T105">Date</text:span><text:span text:style-name="T95">(</text:span><text:span text:style-name="T107">2011</text:span><text:span text:style-name="T95">,</text:span><text:span text:style-name="T107">1</text:span><text:span text:style-name="T95">,</text:span><text:span text:style-name="T107">20</text:span><text:span text:style-name="T95">,</text:span><text:span text:style-name="T107">2</text:span><text:span text:style-name="T95">,</text:span><text:span text:style-name="T107">15</text:span><text:span text:style-name="T95">),</text:span></text:p>
      <text:p text:style-name="P117"><text:s text:c="9"/><text:span text:style-name="T99">like</text:span><text:span text:style-name="T95">:</text:span><text:span text:style-name="T99"> </text:span><text:span text:style-name="T107">0</text:span><text:span text:style-name="T99"> </text:span></text:p>
      <text:p text:style-name="P117"><text:s text:c="6"/><text:span text:style-name="T95">},</text:span></text:p>
      <text:p text:style-name="P117"><text:s text:c="6"/><text:span text:style-name="T95">{</text:span></text:p>
      <text:p text:style-name="P117"><text:s text:c="9"/><text:span text:style-name="T99">user</text:span><text:span text:style-name="T95">:</text:span><text:span text:style-name="T101">'user2'</text:span><text:span text:style-name="T95">,</text:span></text:p>
      <text:p text:style-name="P117"><text:s text:c="9"/><text:span text:style-name="T99">message</text:span><text:span text:style-name="T95">:</text:span><text:span text:style-name="T99"> </text:span><text:span text:style-name="T101">'My second comments'</text:span><text:span text:style-name="T95">,</text:span></text:p>
      <text:p text:style-name="P117"><text:s text:c="9"/><text:span text:style-name="T99">dateCreated</text:span><text:span text:style-name="T95">:</text:span><text:span text:style-name="T99"> </text:span><text:span text:style-name="T103">new</text:span><text:span text:style-name="T99"> </text:span><text:span text:style-name="T105">Date</text:span><text:span text:style-name="T95">(</text:span><text:span text:style-name="T107">2011</text:span><text:span text:style-name="T95">,</text:span><text:span text:style-name="T107">1</text:span><text:span text:style-name="T95">,</text:span><text:span text:style-name="T107">25</text:span><text:span text:style-name="T95">,</text:span><text:span text:style-name="T107">7</text:span><text:span text:style-name="T95">,</text:span><text:span text:style-name="T107">45</text:span><text:span text:style-name="T95">),</text:span></text:p>
      <text:p text:style-name="P117"><text:s text:c="9"/><text:span text:style-name="T99">like</text:span><text:span text:style-name="T95">:</text:span><text:span text:style-name="T99"> </text:span><text:span text:style-name="T107">5</text:span></text:p>
      <text:p text:style-name="P117"><text:s text:c="6"/><text:span text:style-name="T95">}</text:span></text:p>
      <text:p text:style-name="P117"><text:s text:c="3"/><text:span text:style-name="T95">]</text:span></text:p>
      <text:p text:style-name="P6">In Mongo db there is no concept of relation ship like in rdbms.</text:p>
      <text:p text:style-name="P6"/>
      <text:p text:style-name="P6">Creating database : we can create a new database or use existing database by using the query</text:p>
      <text:p text:style-name="P6">use database name<text:tab/><text:tab/>eg: use IDBOLIVE</text:p>
      <text:p text:style-name="P6"><text:soft-page-break/>To get the list of DB'S use Q: show dbs</text:p>
      <text:p text:style-name="P6">Note: Dbs which are having atleast one document is shown in DB'S list.</text:p>
      <text:p text:style-name="P6"/>
      <text:p text:style-name="P1"><text:span text:style-name="T92">Note : <text:s/></text:span><text:span text:style-name="T31">In mongodb default database is test. If you didn't create any database then collections will be stored in test database.</text:span><text:span text:style-name="T92"> </text:span></text:p>
      <text:p text:style-name="P6"/>
      <text:p text:style-name="P6">Drop database : to drop a data base we have to use <text:tab/>Q: <text:s/>db.dropDatabase()</text:p>
      <text:p text:style-name="P6">this will delete test database if you dont switch to a particular db using Q: use dbname</text:p>
      <text:p text:style-name="P6"/>
      <text:p text:style-name="P6"><text:s/>Create Collection : to create a collection in db we have to use query</text:p>
      <text:p text:style-name="P6">Q. db.createCollection(name,options)</text:p>
      <text:p text:style-name="P6">eg: db.createCollection("Meetings")</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14">Parameter</text:p>
          </table:table-cell>
          <table:table-cell table:style-name="Table2.A1" office:value-type="string">
            <text:p text:style-name="P114">Type</text:p>
          </table:table-cell>
          <table:table-cell table:style-name="Table2.A1" office:value-type="string">
            <text:p text:style-name="P114">Description</text:p>
          </table:table-cell>
        </table:table-row>
        <table:table-row>
          <table:table-cell table:style-name="Table2.A2" office:value-type="string">
            <text:p text:style-name="P113">Name</text:p>
          </table:table-cell>
          <table:table-cell table:style-name="Table2.A2" office:value-type="string">
            <text:p text:style-name="P113">String</text:p>
          </table:table-cell>
          <table:table-cell table:style-name="Table2.A2" office:value-type="string">
            <text:p text:style-name="P113">Name of the collection to be created</text:p>
          </table:table-cell>
        </table:table-row>
        <table:table-row>
          <table:table-cell table:style-name="Table2.A2" office:value-type="string">
            <text:p text:style-name="P113">Options</text:p>
          </table:table-cell>
          <table:table-cell table:style-name="Table2.A2" office:value-type="string">
            <text:p text:style-name="P113">Document</text:p>
          </table:table-cell>
          <table:table-cell table:style-name="Table2.A2" office:value-type="string">
            <text:p text:style-name="P113">(Optional) Specify options about memory size and indexing</text:p>
          </table:table-cell>
        </table:table-row>
      </table:table>
      <text:p text:style-name="P6">Options parameter is optional.</text:p>
      <text:p text:style-name="P6">We can see list of collections in a db using <text:tab/>Q. show collections</text:p>
      <text:p text:style-name="P6">eg:<text:tab/></text:p>
      <text:p text:style-name="P1"><text:span text:style-name="T42">&gt;</text:span><text:span text:style-name="T45">db</text:span><text:span text:style-name="T42">.</text:span><text:span text:style-name="T45">createCollection</text:span><text:span text:style-name="T42">(</text:span><text:span text:style-name="T50">"mycol"</text:span><text:span text:style-name="T42">,</text:span><text:span text:style-name="T45"> </text:span><text:span text:style-name="T42">{</text:span><text:span text:style-name="T45"> capped </text:span><text:span text:style-name="T42">:</text:span><text:span text:style-name="T45"> </text:span><text:span text:style-name="T52">true</text:span><text:span text:style-name="T42">,</text:span><text:span text:style-name="T45"> autoIndexID </text:span><text:span text:style-name="T42">:</text:span><text:span text:style-name="T45"> </text:span><text:span text:style-name="T52">true</text:span><text:span text:style-name="T42">,</text:span><text:span text:style-name="T45"> size </text:span><text:span text:style-name="T42">:</text:span><text:span text:style-name="T45"> </text:span><text:span text:style-name="T53">6142800</text:span><text:span text:style-name="T42">,</text:span><text:span text:style-name="T45"> max </text:span><text:span text:style-name="T42">:</text:span><text:span text:style-name="T45"> </text:span><text:span text:style-name="T53">10000</text:span><text:span text:style-name="T45"> </text:span><text:span text:style-name="T42">}</text:span><text:span text:style-name="T45"> </text:span><text:span text:style-name="T42">)</text:span></text:p>
      <text:p text:style-name="P118"><text:span text:style-name="T93">{</text:span> <text:span text:style-name="T100">"ok"</text:span> <text:span text:style-name="T93">:</text:span> <text:span text:style-name="T106">1</text:span> <text:span text:style-name="T93">}</text:span></text:p>
      <text:p text:style-name="P119">&gt;</text:p>
      <text:p text:style-name="P6">Note : mongo db creates collection automatically when you insert a document</text:p>
      <text:p text:style-name="P1"><text:span text:style-name="T92">eg:<text:tab/></text:span><text:span text:style-name="T42">&gt;</text:span><text:span text:style-name="T45">db</text:span><text:span text:style-name="T42">.</text:span><text:span text:style-name="T45">tutorialspoint</text:span><text:span text:style-name="T42">.</text:span><text:span text:style-name="T45">insert</text:span><text:span text:style-name="T42">({</text:span><text:span text:style-name="T50">"name"</text:span><text:span text:style-name="T45"> </text:span><text:span text:style-name="T42">:</text:span><text:span text:style-name="T45"> </text:span><text:span text:style-name="T50">"tutorialspoint"</text:span><text:span text:style-name="T42">})<text:tab/>// here in this tutorialspoint is the name of the collection.</text:span></text:p>
      <text:p text:style-name="P6"/>
      <text:p text:style-name="P6">Drop : <text:s/>To drop the collection we have to fire following query</text:p>
      <text:p text:style-name="P45"><text:span text:style-name="T92">Q. db</text:span><text:span text:style-name="T94">.</text:span><text:span text:style-name="T92">COLLECTION_NAME</text:span><text:span text:style-name="T94">.</text:span><text:span text:style-name="T92">drop</text:span><text:span text:style-name="T94">() <text:s text:c="2"/>it will return true if the collection is dropped or else false.</text:span></text:p>
      <text:p text:style-name="P6"/>
      <text:p text:style-name="P11">MongoDB supports many datatypes whose list is given below:</text:p>
      <text:list xml:id="list1599481867690827603" text:style-name="L1">
        <text:list-item>
          <text:p text:style-name="P137"><text:span text:style-name="T108">String</text:span> : This is most commonly used datatype to store the data. String in mongodb must be UTF-8 valid.</text:p>
        </text:list-item>
        <text:list-item>
          <text:p text:style-name="P137"><text:span text:style-name="T108">Integer</text:span> : This type is used to store a numerical value. Integer can be 32 bit or 64 bit depending upon your server.</text:p>
        </text:list-item>
        <text:list-item>
          <text:p text:style-name="P137"><text:span text:style-name="T108">Boolean</text:span> : This type is used to store a boolean (true/ false) value.</text:p>
        </text:list-item>
        <text:list-item>
          <text:p text:style-name="P137"><text:span text:style-name="T108">Double</text:span> : This type is used to store floating point values.</text:p>
        </text:list-item>
        <text:list-item>
          <text:p text:style-name="P137"><text:span text:style-name="T108">Min/ Max keys</text:span> : This type is used to compare a value against the lowest and highest BSON <text:soft-page-break/>elements.</text:p>
        </text:list-item>
        <text:list-item>
          <text:p text:style-name="P137"><text:span text:style-name="T108">Arrays</text:span> : This type is used to store arrays or list or multiple values into one key.</text:p>
        </text:list-item>
        <text:list-item>
          <text:p text:style-name="P137"><text:span text:style-name="T108">Timestamp</text:span> : ctimestamp. This can be handy for recording when a document has been modified or added.</text:p>
        </text:list-item>
        <text:list-item>
          <text:p text:style-name="P137"><text:span text:style-name="T108">Object</text:span> : This datatype is used for embedded documents.</text:p>
        </text:list-item>
        <text:list-item>
          <text:p text:style-name="P137"><text:span text:style-name="T108">Null</text:span> : This type is used to store a Null value.</text:p>
        </text:list-item>
        <text:list-item>
          <text:p text:style-name="P137"><text:span text:style-name="T108">Symbol</text:span> : This datatype is used identically to a string however, it's generally reserved for languages that use a specific symbol type.</text:p>
        </text:list-item>
        <text:list-item>
          <text:p text:style-name="P137"><text:span text:style-name="T108">Date </text:span>: This datatype is used to store the current date or time in UNIX time format. You can specify your own date time by creating object of Date and passing day, month, year into it.</text:p>
        </text:list-item>
        <text:list-item>
          <text:p text:style-name="P137"><text:span text:style-name="T108">Object ID</text:span> : This datatype is used to store the document’s ID.</text:p>
        </text:list-item>
        <text:list-item>
          <text:p text:style-name="P137"><text:span text:style-name="T108">Binary data</text:span> : This datatype is used to store binay data.</text:p>
        </text:list-item>
        <text:list-item>
          <text:p text:style-name="P137"><text:span text:style-name="T108">Code</text:span> : This datatype is used to store javascript code into document.</text:p>
        </text:list-item>
        <text:list-item>
          <text:p text:style-name="P137"><text:span text:style-name="T108">Regular expression</text:span> : This datatype is used to store regular expression</text:p>
        </text:list-item>
      </text:list>
      <text:p text:style-name="P1"/>
      <text:p text:style-name="P1">Insert() : The basic syntax used to insert data into collection is </text:p>
      <text:p text:style-name="P45"><text:span text:style-name="T93">&gt;</text:span>db<text:span text:style-name="T93">.</text:span>COLLECTION_NAME<text:span text:style-name="T93">.</text:span>insert<text:span text:style-name="T93">(</text:span>document<text:span text:style-name="T93">)</text:span></text:p>
      <text:p text:style-name="P1">or by using save() method also we can insert data into collections.</text:p>
      <text:p text:style-name="P1">Eg: <text:span text:style-name="T46">db</text:span><text:span text:style-name="T43">.</text:span><text:span text:style-name="T46">mycol</text:span><text:span text:style-name="T43">.</text:span><text:span text:style-name="T46">insert</text:span><text:span text:style-name="T43">({</text:span></text:p>
      <text:p text:style-name="P117"><text:s text:c="3"/><text:span text:style-name="T99">_id</text:span><text:span text:style-name="T95">:</text:span><text:span text:style-name="T99"> </text:span><text:span text:style-name="T105">ObjectId</text:span><text:span text:style-name="T95">(</text:span><text:span text:style-name="T107">7df78ad8902c</text:span><text:span text:style-name="T95">),</text:span></text:p>
      <text:p text:style-name="P117"><text:s text:c="3"/><text:span text:style-name="T99">title</text:span><text:span text:style-name="T95">:</text:span><text:span text:style-name="T99"> </text:span><text:span text:style-name="T101">'MongoDB Overview'</text:span><text:span text:style-name="T95">,</text:span><text:span text:style-name="T99"> </text:span></text:p>
      <text:p text:style-name="P117"><text:s text:c="3"/><text:span text:style-name="T99">description</text:span><text:span text:style-name="T95">:</text:span><text:span text:style-name="T99"> </text:span><text:span text:style-name="T101">'MongoDB is no sql database'</text:span><text:span text:style-name="T95">,</text:span></text:p>
      <text:p text:style-name="P117"><text:s text:c="3"/><text:span text:style-name="T103">by</text:span><text:span text:style-name="T95">:</text:span><text:span text:style-name="T99"> </text:span><text:span text:style-name="T101">'tutorials point'</text:span><text:span text:style-name="T95">,</text:span></text:p>
      <text:p text:style-name="P117"><text:s text:c="3"/><text:span text:style-name="T99">url</text:span><text:span text:style-name="T95">:</text:span><text:span text:style-name="T99"> </text:span><text:span text:style-name="T101">'http://www.tutorialspoint.com'</text:span><text:span text:style-name="T95">,</text:span></text:p>
      <text:p text:style-name="P117"><text:s text:c="3"/><text:span text:style-name="T99">tags</text:span><text:span text:style-name="T95">:</text:span><text:span text:style-name="T99"> </text:span><text:span text:style-name="T95">[</text:span><text:span text:style-name="T101">'mongodb'</text:span><text:span text:style-name="T95">,</text:span><text:span text:style-name="T99"> </text:span><text:span text:style-name="T101">'database'</text:span><text:span text:style-name="T95">,</text:span><text:span text:style-name="T99"> </text:span><text:span text:style-name="T101">'NoSQL'</text:span><text:span text:style-name="T95">],</text:span></text:p>
      <text:p text:style-name="P117"><text:s text:c="3"/><text:span text:style-name="T99">likes</text:span><text:span text:style-name="T95">:</text:span><text:span text:style-name="T99"> </text:span><text:span text:style-name="T107">100</text:span></text:p>
      <text:p text:style-name="P119">})</text:p>
      <text:p text:style-name="P1">Find() : this find method will display all the documents in the collection in an un structured way.</text:p>
      <text:p text:style-name="P1">Eg: db.collection_name.find()</text:p>
      <text:p text:style-name="P1"/>
      <text:p text:style-name="P1">Pretty() : this method with find will givethe ordered documents.</text:p>
      <text:p text:style-name="P1">Eg: db.collection_name.find().pretty() </text:p>
      <text:p text:style-name="P1"/>
      <text:p text:style-name="P1"/>
      <text:p text:style-name="P1"/>
      <text:p text:style-name="P1"/>
      <text:p text:style-name="P1"/>
      <text:p text:style-name="P1"><text:soft-page-break/>The follwing are the equivalents of the where clause in rdbms:</text:p>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4">Operation</text:p>
          </table:table-cell>
          <table:table-cell table:style-name="Table3.A1" office:value-type="string">
            <text:p text:style-name="P114">Syntax</text:p>
          </table:table-cell>
          <table:table-cell table:style-name="Table3.A1" office:value-type="string">
            <text:p text:style-name="P114">Example</text:p>
          </table:table-cell>
          <table:table-cell table:style-name="Table3.A1" office:value-type="string">
            <text:p text:style-name="P114">RDBMS Equivalent</text:p>
          </table:table-cell>
        </table:table-row>
        <table:table-row>
          <table:table-cell table:style-name="Table3.A2" office:value-type="string">
            <text:p text:style-name="P113">Equality</text:p>
          </table:table-cell>
          <table:table-cell table:style-name="Table3.A2" office:value-type="string">
            <text:p text:style-name="P113">{&lt;key&gt;:&lt;value&gt;}</text:p>
          </table:table-cell>
          <table:table-cell table:style-name="Table3.A2" office:value-type="string">
            <text:p text:style-name="P113">db.mycol.find({"by":"tutorials point"}).pretty()</text:p>
          </table:table-cell>
          <table:table-cell table:style-name="Table3.A2" office:value-type="string">
            <text:p text:style-name="P113">where by = 'tutorials point'</text:p>
          </table:table-cell>
        </table:table-row>
        <table:table-row>
          <table:table-cell table:style-name="Table3.A2" office:value-type="string">
            <text:p text:style-name="P113">Less Than</text:p>
          </table:table-cell>
          <table:table-cell table:style-name="Table3.A2" office:value-type="string">
            <text:p text:style-name="P113">{&lt;key&gt;:{$lt:&lt;value&gt;}}</text:p>
          </table:table-cell>
          <table:table-cell table:style-name="Table3.A2" office:value-type="string">
            <text:p text:style-name="P113">db.mycol.find({"likes":{$lt:50}}).pretty()</text:p>
          </table:table-cell>
          <table:table-cell table:style-name="Table3.A2" office:value-type="string">
            <text:p text:style-name="P113">where likes &lt; 50</text:p>
          </table:table-cell>
        </table:table-row>
        <table:table-row>
          <table:table-cell table:style-name="Table3.A2" office:value-type="string">
            <text:p text:style-name="P113">Less Than Equals</text:p>
          </table:table-cell>
          <table:table-cell table:style-name="Table3.A2" office:value-type="string">
            <text:p text:style-name="P113">{&lt;key&gt;:{$lte:&lt;value&gt;}}</text:p>
          </table:table-cell>
          <table:table-cell table:style-name="Table3.A2" office:value-type="string">
            <text:p text:style-name="P113">db.mycol.find({"likes":{$lte:50}}).pretty()</text:p>
          </table:table-cell>
          <table:table-cell table:style-name="Table3.A2" office:value-type="string">
            <text:p text:style-name="P113">where likes &lt;= 50</text:p>
          </table:table-cell>
        </table:table-row>
        <table:table-row>
          <table:table-cell table:style-name="Table3.A2" office:value-type="string">
            <text:p text:style-name="P113">Greater Than</text:p>
          </table:table-cell>
          <table:table-cell table:style-name="Table3.A2" office:value-type="string">
            <text:p text:style-name="P113">{&lt;key&gt;:{$gt:&lt;value&gt;}}</text:p>
          </table:table-cell>
          <table:table-cell table:style-name="Table3.A2" office:value-type="string">
            <text:p text:style-name="P113">db.mycol.find({"likes":{$gt:50}}).pretty()</text:p>
          </table:table-cell>
          <table:table-cell table:style-name="Table3.A2" office:value-type="string">
            <text:p text:style-name="P113">where likes &gt; 50</text:p>
          </table:table-cell>
        </table:table-row>
        <table:table-row>
          <table:table-cell table:style-name="Table3.A2" office:value-type="string">
            <text:p text:style-name="P113">Greater Than Equals</text:p>
          </table:table-cell>
          <table:table-cell table:style-name="Table3.A2" office:value-type="string">
            <text:p text:style-name="P113">{&lt;key&gt;:{$gte:&lt;value&gt;}}</text:p>
          </table:table-cell>
          <table:table-cell table:style-name="Table3.A2" office:value-type="string">
            <text:p text:style-name="P113">db.mycol.find({"likes":{$gte:50}}).pretty()</text:p>
          </table:table-cell>
          <table:table-cell table:style-name="Table3.A2" office:value-type="string">
            <text:p text:style-name="P113">where likes &gt;= 50</text:p>
          </table:table-cell>
        </table:table-row>
        <table:table-row>
          <table:table-cell table:style-name="Table3.A2" office:value-type="string">
            <text:p text:style-name="P113">Not Equals</text:p>
          </table:table-cell>
          <table:table-cell table:style-name="Table3.A2" office:value-type="string">
            <text:p text:style-name="P113">{&lt;key&gt;:{$ne:&lt;value&gt;}}</text:p>
          </table:table-cell>
          <table:table-cell table:style-name="Table3.A2" office:value-type="string">
            <text:p text:style-name="P113">db.mycol.find({"likes":{$ne:50}}).pretty()</text:p>
          </table:table-cell>
          <table:table-cell table:style-name="Table3.D7" office:value-type="string">
            <text:p text:style-name="P112"/>
          </table:table-cell>
        </table:table-row>
      </table:table>
      <text:p text:style-name="P1"/>
      <text:p text:style-name="P1"/>
      <text:p text:style-name="P1">AND : In mongo db if you use multiple conditions in find() with seperation comma then it is treated as and in mongo.</text:p>
      <text:p text:style-name="P1">Eg: <text:span text:style-name="T46">db</text:span><text:span text:style-name="T43">.</text:span><text:span text:style-name="T46">mycol</text:span><text:span text:style-name="T43">.</text:span><text:span text:style-name="T46">find</text:span><text:span text:style-name="T43">({</text:span><text:span text:style-name="T46">key1</text:span><text:span text:style-name="T43">:</text:span><text:span text:style-name="T46">value1</text:span><text:span text:style-name="T43">,</text:span><text:span text:style-name="T46"> key2</text:span><text:span text:style-name="T43">:</text:span><text:span text:style-name="T46">value2</text:span><text:span text:style-name="T43">}).</text:span><text:span text:style-name="T46">pretty</text:span><text:span text:style-name="T43">()</text:span></text:p>
      <text:p text:style-name="P5"/>
      <text:p text:style-name="P1">db.countries.find({_id: ObjectId("55530d3de7917a06b0810981")})</text:p>
      <text:p text:style-name="P1"/>
      <text:p text:style-name="P1">OR : the or logic is achieved with the keyword $or:[{key:value},{ key:value}]</text:p>
      <text:p text:style-name="P1">eg: <text:span text:style-name="T43">&gt;</text:span><text:span text:style-name="T46">db</text:span><text:span text:style-name="T43">.</text:span><text:span text:style-name="T46">mycol</text:span><text:span text:style-name="T43">.</text:span><text:span text:style-name="T46">find</text:span><text:span text:style-name="T43">(</text:span></text:p>
      <text:p text:style-name="P117"><text:s text:c="3"/><text:span text:style-name="T95">{</text:span></text:p>
      <text:p text:style-name="P117"><text:s text:c="6"/><text:span text:style-name="T99">$or</text:span><text:span text:style-name="T95">:</text:span><text:span text:style-name="T99"> </text:span><text:span text:style-name="T95">[</text:span></text:p>
      <text:p text:style-name="P117"><text:s text:c="13"/><text:span text:style-name="T95">{</text:span><text:span text:style-name="T99">key1</text:span><text:span text:style-name="T95">:</text:span><text:span text:style-name="T99"> value1</text:span><text:span text:style-name="T95">},</text:span><text:span text:style-name="T99"> </text:span><text:span text:style-name="T95">{</text:span><text:span text:style-name="T99">key2</text:span><text:span text:style-name="T95">:</text:span><text:span text:style-name="T99">value2</text:span><text:span text:style-name="T95">}</text:span></text:p>
      <text:p text:style-name="P117"><text:s text:c="6"/><text:span text:style-name="T95">]</text:span></text:p>
      <text:p text:style-name="P117"><text:s text:c="3"/><text:span text:style-name="T95">}</text:span></text:p>
      <text:p text:style-name="P118"><text:span text:style-name="T93">).</text:span>pretty<text:span text:style-name="T93">()</text:span></text:p>
      <text:p text:style-name="P1"/>
      <text:p text:style-name="P1">Update() : this method is used to update the value in the existing document and save() is used to <text:soft-page-break/>replace the existing document with new one.</text:p>
      <text:p text:style-name="P1">Eg: <text:span text:style-name="T46">db</text:span><text:span text:style-name="T43">.</text:span><text:span text:style-name="T46">mycol</text:span><text:span text:style-name="T43">.</text:span><text:span text:style-name="T46">update</text:span><text:span text:style-name="T43">({</text:span><text:span text:style-name="T51">'title'</text:span><text:span text:style-name="T43">:</text:span><text:span text:style-name="T51">'MongoDB Overview'</text:span><text:span text:style-name="T43">},{</text:span><text:span text:style-name="T46">$set</text:span><text:span text:style-name="T43">:{</text:span><text:span text:style-name="T51">'title'</text:span><text:span text:style-name="T43">:</text:span><text:span text:style-name="T51">'New MongoDB Tutorial'</text:span><text:span text:style-name="T43">}})</text:span></text:p>
      <text:p text:style-name="P1">By default mongo updates single document to update multiple documents we have to set multi to true.</text:p>
      <text:p text:style-name="P45"><text:span text:style-name="T93">&gt;</text:span>db<text:span text:style-name="T93">.</text:span>mycol<text:span text:style-name="T93">.</text:span>update<text:span text:style-name="T93">({</text:span><text:span text:style-name="T100">'title'</text:span><text:span text:style-name="T93">:</text:span><text:span text:style-name="T100">'MongoDB Overview'</text:span><text:span text:style-name="T93">},{</text:span>$set<text:span text:style-name="T93">:{</text:span><text:span text:style-name="T100">'title'</text:span><text:span text:style-name="T93">:</text:span><text:span text:style-name="T100">'New MongoDB Tutorial'</text:span><text:span text:style-name="T93">}},{</text:span>multi<text:span text:style-name="T93">:</text:span><text:span text:style-name="T102">true</text:span><text:span text:style-name="T93">})</text:span></text:p>
      <text:p text:style-name="P1"/>
      <text:p text:style-name="P1">remove() <text:s/>: remove() is used to delete the document from a collection</text:p>
      <text:p text:style-name="P1">db.collection_name.remove(document to be removed,just one)</text:p>
      <text:p text:style-name="P1">when multiple documents are present with the same document criteria then to remove the first row use just one parameter.</text:p>
      <text:p text:style-name="P1">Eg:<text:span text:style-name="T43">&gt;</text:span><text:span text:style-name="T46">db</text:span><text:span text:style-name="T43">.</text:span><text:span text:style-name="T46">COLLECTION_NAME</text:span><text:span text:style-name="T43">.</text:span><text:span text:style-name="T46">remove</text:span><text:span text:style-name="T43">(</text:span><text:span text:style-name="T46">DELETION_CRITERIA</text:span><text:span text:style-name="T43">,</text:span><text:span text:style-name="T54">1</text:span><text:span text:style-name="T43">)</text:span></text:p>
      <text:p text:style-name="P1">to remove all db.collection_name.remove().</text:p>
      <text:p text:style-name="P1"/>
      <text:p text:style-name="P1">To limit the fields(fields of a document) showing in the find() we have to use parameters</text:p>
      <text:p text:style-name="P1">eg:</text:p>
      <text:p text:style-name="P45">db<text:span text:style-name="T93">.</text:span>COLLECTION_NAME<text:span text:style-name="T93">.</text:span>find<text:span text:style-name="T93">({},{</text:span>KEY<text:span text:style-name="T93">:</text:span><text:span text:style-name="T106">1</text:span><text:span text:style-name="T93">})</text:span></text:p>
      <text:p text:style-name="P45"><text:span text:style-name="T93">&gt;db.mycol.find({},{</text:span><text:span text:style-name="T100">"title"</text:span><text:span text:style-name="T93">:</text:span><text:span text:style-name="T106">1</text:span><text:span text:style-name="T93">,_id:</text:span><text:span text:style-name="T106">0</text:span><text:span text:style-name="T93">}) // default id field is shown to remove it set it to 0 in thi s query title field of that collection is shown.</text:span></text:p>
      <text:p text:style-name="P48"/>
      <text:p text:style-name="P1">Limit() : in order to limit the documents we have to use limit() it accepts number argument</text:p>
      <text:p text:style-name="P45"><text:span text:style-name="T93">&gt;</text:span>db<text:span text:style-name="T93">.</text:span>COLLECTION_NAME<text:span text:style-name="T93">.</text:span>find<text:span text:style-name="T93">().</text:span>limit<text:span text:style-name="T93">(</text:span>NUMBER<text:span text:style-name="T93">)</text:span></text:p>
      <text:p text:style-name="P1">eg: db.collection_name.find({},{"title":1,id:0}).limit(2).</text:p>
      <text:p text:style-name="P1"/>
      <text:p text:style-name="P1">Skip(): this method is used to skip the documents this function will take number arguments</text:p>
      <text:p text:style-name="P1">eg:db.collection_name.find({},{"title":1,_id:0}).skip(1) // this will skip the first document </text:p>
      <text:p text:style-name="P45"><text:span text:style-name="T93">&gt;</text:span>db<text:span text:style-name="T93">.</text:span>mycol<text:span text:style-name="T93">.</text:span>find<text:span text:style-name="T93">({},{</text:span><text:span text:style-name="T100">"title"</text:span><text:span text:style-name="T93">:</text:span><text:span text:style-name="T106">1</text:span><text:span text:style-name="T93">,</text:span>_id<text:span text:style-name="T93">:</text:span><text:span text:style-name="T106">0</text:span><text:span text:style-name="T93">}).</text:span>limit<text:span text:style-name="T93">(</text:span><text:span text:style-name="T106">1</text:span><text:span text:style-name="T93">).</text:span>skip<text:span text:style-name="T93">(</text:span><text:span text:style-name="T106">1</text:span><text:span text:style-name="T93">)</text:span></text:p>
      <text:p text:style-name="P118"><text:span text:style-name="T93">{</text:span><text:span text:style-name="T100">"title"</text:span><text:span text:style-name="T93">:</text:span><text:span text:style-name="T100">"NoSQL Overview"</text:span><text:span text:style-name="T93">}</text:span></text:p>
      <text:p text:style-name="P1"/>
      <text:p text:style-name="P1">sort(): sort () is used to the sort the documents based on the field and(-1 is for descending ) and (1 is for acending)</text:p>
      <text:p text:style-name="P1">eg: db.collection_name.sort({"fileld_name":-1}) <text:s text:c="2"/>// for descending order</text:p>
      <text:p text:style-name="P45"><text:span text:style-name="T93">&gt;</text:span>db<text:span text:style-name="T93">.</text:span>mycol<text:span text:style-name="T93">.</text:span>find<text:span text:style-name="T93">({},{</text:span><text:span text:style-name="T100">"title"</text:span><text:span text:style-name="T93">:</text:span><text:span text:style-name="T106">1</text:span><text:span text:style-name="T93">,</text:span>_id<text:span text:style-name="T93">:</text:span><text:span text:style-name="T106">0</text:span><text:span text:style-name="T93">}).</text:span>sort<text:span text:style-name="T93">({</text:span><text:span text:style-name="T100">"title"</text:span><text:span text:style-name="T93">:-</text:span><text:span text:style-name="T106">1</text:span><text:span text:style-name="T93">})</text:span></text:p>
      <text:p text:style-name="P118"><text:span text:style-name="T93">{</text:span><text:span text:style-name="T100">"title"</text:span><text:span text:style-name="T93">:</text:span><text:span text:style-name="T100">"Tutorials Point Overview"</text:span><text:span text:style-name="T93">}</text:span></text:p>
      <text:p text:style-name="P118"><text:span text:style-name="T93">{</text:span><text:span text:style-name="T100">"title"</text:span><text:span text:style-name="T93">:</text:span><text:span text:style-name="T100">"NoSQL Overview"</text:span><text:span text:style-name="T93">}</text:span></text:p>
      <text:p text:style-name="P118"><text:span text:style-name="T93">{</text:span><text:span text:style-name="T100">"title"</text:span><text:span text:style-name="T93">:</text:span><text:span text:style-name="T100">"MongoDB Overview"</text:span><text:span text:style-name="T93">}</text:span></text:p>
      <text:p text:style-name="P1">Note : if you dont mention any parameter in sort then it will order in ascending.</text:p>
      <text:p text:style-name="P1"/>
      <text:p text:style-name="P1"/>
      <text:p text:style-name="P1"><text:soft-page-break/></text:p>
      <text:p text:style-name="P1"/>
      <text:p text:style-name="P1">Indexes: <text:s text:c="2"/><text:span text:style-name="T31">Indexes support the efficient resolution of queries. Without indexes, MongoDB must scan every document of a collection to select those documents that match the query statement. This scan is highly inefficient and require the mongod to process a large volume of data.</text:span> </text:p>
      <text:p text:style-name="P1"><text:tab/><text:tab/><text:span text:style-name="T31">Indexes are special data structures, that store a small portion of the data set in an easy to traverse form. The index stores the value of a specific field or set of fields, ordered by the value of the field as specified in index.</text:span> </text:p>
      <text:p text:style-name="P1"/>
      <text:p text:style-name="P1">Ensureindex(): this method is used to create the index on a field of a collection</text:p>
      <text:p text:style-name="P1">db.collection_name.ensureIndex({key:1}) <text:s/>//creates index with ascending order</text:p>
      <text:p text:style-name="P1">eg:</text:p>
      <text:p text:style-name="P1">db.mycol.ensureIndex({"title":-1}) <text:s text:c="2"/>// creates index on tilte filed with descending order</text:p>
      <text:p text:style-name="P1">for multiple indexes</text:p>
      <text:p text:style-name="P1">db.mycol.ensureIndex({"title":-1,"description":-1})</text:p>
      <text:p text:style-name="P1"/>
      <text:p text:style-name="P1">ensureIndex() accepts following parameters</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14">Parameter</text:p>
          </table:table-cell>
          <table:table-cell table:style-name="Table4.A1" office:value-type="string">
            <text:p text:style-name="P114">Type</text:p>
          </table:table-cell>
          <table:table-cell table:style-name="Table4.A1" office:value-type="string">
            <text:p text:style-name="P114">Description</text:p>
          </table:table-cell>
        </table:table-row>
        <table:table-row>
          <table:table-cell table:style-name="Table4.A2" office:value-type="string">
            <text:p text:style-name="P113">background</text:p>
          </table:table-cell>
          <table:table-cell table:style-name="Table4.A2" office:value-type="string">
            <text:p text:style-name="P113">Boolean</text:p>
          </table:table-cell>
          <table:table-cell table:style-name="Table4.A2" office:value-type="string">
            <text:p text:style-name="P113">Builds the index in the background so that building an index does not block other database activities. Specify true to build in the background. The default value is <text:span text:style-name="T108">false</text:span>.</text:p>
          </table:table-cell>
        </table:table-row>
        <table:table-row>
          <table:table-cell table:style-name="Table4.A2" office:value-type="string">
            <text:p text:style-name="P113">unique</text:p>
          </table:table-cell>
          <table:table-cell table:style-name="Table4.A2" office:value-type="string">
            <text:p text:style-name="P113">Boolean</text:p>
          </table:table-cell>
          <table:table-cell table:style-name="Table4.A2" office:value-type="string">
            <text:p text:style-name="P113">Creates a unique index so that the collection will not accept insertion of documents where the index key or keys match an existing value in the index. Specify true to create a unique index. The default value is <text:span text:style-name="T108">false</text:span>.</text:p>
          </table:table-cell>
        </table:table-row>
        <table:table-row>
          <table:table-cell table:style-name="Table4.A2" office:value-type="string">
            <text:p text:style-name="P113">name</text:p>
          </table:table-cell>
          <table:table-cell table:style-name="Table4.A2" office:value-type="string">
            <text:p text:style-name="P113">string</text:p>
          </table:table-cell>
          <table:table-cell table:style-name="Table4.A2" office:value-type="string">
            <text:p text:style-name="P113">The name of the index. If unspecified, MongoDB generates an index name by concatenating the names of the indexed fields and the sort order.</text:p>
          </table:table-cell>
        </table:table-row>
        <table:table-row>
          <table:table-cell table:style-name="Table4.A2" office:value-type="string">
            <text:p text:style-name="P113">dropDups</text:p>
          </table:table-cell>
          <table:table-cell table:style-name="Table4.A2" office:value-type="string">
            <text:p text:style-name="P113">Boolean</text:p>
          </table:table-cell>
          <table:table-cell table:style-name="Table4.A2" office:value-type="string">
            <text:p text:style-name="P113">Creates a unique index on a field that may have duplicates. MongoDB indexes only the first occurrence of a key and removes all documents from the collection that contain subsequent occurrences of that key. Specify true to create unique index. The default value is <text:span text:style-name="T108">false</text:span>.</text:p>
          </table:table-cell>
        </table:table-row>
        <table:table-row>
          <table:table-cell table:style-name="Table4.A2" office:value-type="string">
            <text:p text:style-name="P113">sparse</text:p>
          </table:table-cell>
          <table:table-cell table:style-name="Table4.A2" office:value-type="string">
            <text:p text:style-name="P113">Boolean</text:p>
          </table:table-cell>
          <table:table-cell table:style-name="Table4.A2" office:value-type="string">
            <text:p text:style-name="P113">If true, the index only references documents with the <text:soft-page-break/>specified field. These indexes use less space but behave differently in some situations (particularly sorts). The default value is<text:span text:style-name="T108">false</text:span>.</text:p>
          </table:table-cell>
        </table:table-row>
        <table:table-row>
          <table:table-cell table:style-name="Table4.A2" office:value-type="string">
            <text:p text:style-name="P113">expireAfterSeconds</text:p>
          </table:table-cell>
          <table:table-cell table:style-name="Table4.A2" office:value-type="string">
            <text:p text:style-name="P113">integer</text:p>
          </table:table-cell>
          <table:table-cell table:style-name="Table4.A2" office:value-type="string">
            <text:p text:style-name="P113">Specifies a value, in seconds, as a TTL to control how long MongoDB retains documents in this collection.</text:p>
          </table:table-cell>
        </table:table-row>
        <table:table-row>
          <table:table-cell table:style-name="Table4.A2" office:value-type="string">
            <text:p text:style-name="P113">v</text:p>
          </table:table-cell>
          <table:table-cell table:style-name="Table4.A2" office:value-type="string">
            <text:p text:style-name="P113">index version</text:p>
          </table:table-cell>
          <table:table-cell table:style-name="Table4.A2" office:value-type="string">
            <text:p text:style-name="P113">The index version number. The default index version depends on the version of mongod running when creating the index.</text:p>
          </table:table-cell>
        </table:table-row>
        <table:table-row>
          <table:table-cell table:style-name="Table4.A2" office:value-type="string">
            <text:p text:style-name="P113">weights</text:p>
          </table:table-cell>
          <table:table-cell table:style-name="Table4.A2" office:value-type="string">
            <text:p text:style-name="P113">document</text:p>
          </table:table-cell>
          <table:table-cell table:style-name="Table4.A2" office:value-type="string">
            <text:p text:style-name="P113">The weight is a number ranging from 1 to 99,999 and denotes the significance of the field relative to the other indexed fields in terms of the score.</text:p>
          </table:table-cell>
        </table:table-row>
        <table:table-row>
          <table:table-cell table:style-name="Table4.A2" office:value-type="string">
            <text:p text:style-name="P113">default_language</text:p>
          </table:table-cell>
          <table:table-cell table:style-name="Table4.A2" office:value-type="string">
            <text:p text:style-name="P113">string</text:p>
          </table:table-cell>
          <table:table-cell table:style-name="Table4.A2" office:value-type="string">
            <text:p text:style-name="P113">For a text index, the language that determines the list of stop words and the rules for the stemmer and tokenizer. The default value is <text:span text:style-name="T108">english</text:span>.</text:p>
          </table:table-cell>
        </table:table-row>
        <table:table-row>
          <table:table-cell table:style-name="Table4.A2" office:value-type="string">
            <text:p text:style-name="P113">language_override</text:p>
          </table:table-cell>
          <table:table-cell table:style-name="Table4.A2" office:value-type="string">
            <text:p text:style-name="P113">string</text:p>
          </table:table-cell>
          <table:table-cell table:style-name="Table4.A2" office:value-type="string">
            <text:p text:style-name="P113">For a text index, specify the name of the field in the document that contains, the language to override the default language. The default value is language.</text:p>
          </table:table-cell>
        </table:table-row>
      </table:table>
      <text:p text:style-name="P1"/>
      <text:p text:style-name="P1"/>
      <text:p text:style-name="P1">Aggregate(): <text:span text:style-name="T31">Aggregations operations process data records and return computed results. Aggregation operations group values from multiple documents together, and can perform a variety of operations on the grouped data to return a single result. In sql count(*) and with group by is an equivalent of mongodb aggregation.</text:span> </text:p>
      <text:p text:style-name="P1"/>
      <text:p text:style-name="P1">Eg:<text:span text:style-name="T46">db</text:span><text:span text:style-name="T43">.</text:span><text:span text:style-name="T46">mycol</text:span><text:span text:style-name="T43">.</text:span><text:span text:style-name="T46">aggregate</text:span><text:span text:style-name="T43">([{</text:span><text:span text:style-name="T46">$group </text:span><text:span text:style-name="T43">:</text:span><text:span text:style-name="T46"> </text:span><text:span text:style-name="T43">{</text:span><text:span text:style-name="T46">_id </text:span><text:span text:style-name="T43">:</text:span><text:span text:style-name="T46"> </text:span><text:span text:style-name="T51">"$by_user"</text:span><text:span text:style-name="T43">,</text:span><text:span text:style-name="T46"> num_tutorial </text:span><text:span text:style-name="T43">:</text:span><text:span text:style-name="T46"> </text:span><text:span text:style-name="T43">{</text:span><text:span text:style-name="T46">$sum </text:span><text:span text:style-name="T43">:</text:span><text:span text:style-name="T46"> </text:span><text:span text:style-name="T54">1</text:span><text:span text:style-name="T43">}}}])</text:span></text:p>
      <text:p text:style-name="P119">{</text:p>
      <text:p text:style-name="P117"><text:s text:c="3"/><text:span text:style-name="T101">"result"</text:span><text:span text:style-name="T99"> </text:span><text:span text:style-name="T95">:</text:span><text:span text:style-name="T99"> </text:span><text:span text:style-name="T95">[</text:span></text:p>
      <text:p text:style-name="P117"><text:s text:c="6"/><text:span text:style-name="T95">{</text:span></text:p>
      <text:p text:style-name="P117"><text:s text:c="9"/><text:span text:style-name="T101">"_id"</text:span><text:span text:style-name="T99"> </text:span><text:span text:style-name="T95">:</text:span><text:span text:style-name="T99"> </text:span><text:span text:style-name="T101">"tutorials point"</text:span><text:span text:style-name="T95">,</text:span></text:p>
      <text:p text:style-name="P117"><text:s text:c="9"/><text:span text:style-name="T101">"num_tutorial"</text:span><text:span text:style-name="T99"> </text:span><text:span text:style-name="T95">:</text:span><text:span text:style-name="T99"> </text:span><text:span text:style-name="T107">2</text:span></text:p>
      <text:p text:style-name="P117"><text:s text:c="6"/><text:span text:style-name="T95">},</text:span></text:p>
      <text:p text:style-name="P117"><text:s text:c="6"/><text:span text:style-name="T95">{</text:span></text:p>
      <text:p text:style-name="P117"><text:s text:c="9"/><text:span text:style-name="T101">"_id"</text:span><text:span text:style-name="T99"> </text:span><text:span text:style-name="T95">:</text:span><text:span text:style-name="T99"> </text:span><text:span text:style-name="T101">"Neo4j"</text:span><text:span text:style-name="T95">,</text:span></text:p>
      <text:p text:style-name="P117"><text:s text:c="9"/><text:span text:style-name="T101">"num_tutorial"</text:span><text:span text:style-name="T99"> </text:span><text:span text:style-name="T95">:</text:span><text:span text:style-name="T99"> </text:span><text:span text:style-name="T107">1</text:span></text:p>
      <text:p text:style-name="P117"><text:s text:c="6"/><text:span text:style-name="T95">}</text:span></text:p>
      <text:p text:style-name="P117"><text:soft-page-break/><text:s text:c="3"/><text:span text:style-name="T95">],</text:span></text:p>
      <text:p text:style-name="P117"><text:s text:c="3"/><text:span text:style-name="T101">"ok"</text:span><text:span text:style-name="T99"> </text:span><text:span text:style-name="T95">:</text:span><text:span text:style-name="T99"> </text:span><text:span text:style-name="T107">1</text:span></text:p>
      <text:p text:style-name="P119">}</text:p>
      <text:p text:style-name="P1">in the above query the documents are grouped by "byuser" field and $sum gives the count based on group.</text:p>
      <text:p text:style-name="P1"/>
      <text:p text:style-name="P1">List of aggregate expressions.</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14">Expression</text:p>
          </table:table-cell>
          <table:table-cell table:style-name="Table5.A1" office:value-type="string">
            <text:p text:style-name="P114">Description</text:p>
          </table:table-cell>
          <table:table-cell table:style-name="Table5.A1" office:value-type="string">
            <text:p text:style-name="P114">Example</text:p>
          </table:table-cell>
        </table:table-row>
        <table:table-row>
          <table:table-cell table:style-name="Table5.A2" office:value-type="string">
            <text:p text:style-name="P113">$sum</text:p>
          </table:table-cell>
          <table:table-cell table:style-name="Table5.A2" office:value-type="string">
            <text:p text:style-name="P113">Sums up the defined value from all documents in the collection.</text:p>
          </table:table-cell>
          <table:table-cell table:style-name="Table5.A2" office:value-type="string">
            <text:p text:style-name="P113">db.mycol.aggregate([{$group : {_id : "$by_user", num_tutorial : {$sum : "$likes"}}}])</text:p>
          </table:table-cell>
        </table:table-row>
        <table:table-row>
          <table:table-cell table:style-name="Table5.A2" office:value-type="string">
            <text:p text:style-name="P113">$avg</text:p>
          </table:table-cell>
          <table:table-cell table:style-name="Table5.A2" office:value-type="string">
            <text:p text:style-name="P113">Calculates the average of all given values from all documents in the collection.</text:p>
          </table:table-cell>
          <table:table-cell table:style-name="Table5.A2" office:value-type="string">
            <text:p text:style-name="P113">db.mycol.aggregate([{$group : {_id : "$by_user", num_tutorial : {$avg : "$likes"}}}])</text:p>
          </table:table-cell>
        </table:table-row>
        <table:table-row>
          <table:table-cell table:style-name="Table5.A2" office:value-type="string">
            <text:p text:style-name="P113">$min</text:p>
          </table:table-cell>
          <table:table-cell table:style-name="Table5.A2" office:value-type="string">
            <text:p text:style-name="P113">Gets the minimum of the corresponding values from all documents in the collection.</text:p>
          </table:table-cell>
          <table:table-cell table:style-name="Table5.A2" office:value-type="string">
            <text:p text:style-name="P113">db.mycol.aggregate([{$group : {_id : "$by_user", num_tutorial : {$min : "$likes"}}}])</text:p>
          </table:table-cell>
        </table:table-row>
        <table:table-row>
          <table:table-cell table:style-name="Table5.A2" office:value-type="string">
            <text:p text:style-name="P113">$max</text:p>
          </table:table-cell>
          <table:table-cell table:style-name="Table5.A2" office:value-type="string">
            <text:p text:style-name="P113">Gets the maximum of the corresponding values from all documents in the collection.</text:p>
          </table:table-cell>
          <table:table-cell table:style-name="Table5.A2" office:value-type="string">
            <text:p text:style-name="P113">db.mycol.aggregate([{$group : {_id : "$by_user", num_tutorial : {$max : "$likes"}}}])</text:p>
          </table:table-cell>
        </table:table-row>
        <table:table-row>
          <table:table-cell table:style-name="Table5.A2" office:value-type="string">
            <text:p text:style-name="P113">$push</text:p>
          </table:table-cell>
          <table:table-cell table:style-name="Table5.A2" office:value-type="string">
            <text:p text:style-name="P113">Inserts the value to an array in the resulting document.</text:p>
          </table:table-cell>
          <table:table-cell table:style-name="Table5.A2" office:value-type="string">
            <text:p text:style-name="P113">db.mycol.aggregate([{$group : {_id : "$by_user", url : {$push: "$url"}}}])</text:p>
          </table:table-cell>
        </table:table-row>
        <table:table-row>
          <table:table-cell table:style-name="Table5.A2" office:value-type="string">
            <text:p text:style-name="P113">$addToSet</text:p>
          </table:table-cell>
          <table:table-cell table:style-name="Table5.A2" office:value-type="string">
            <text:p text:style-name="P113">Inserts the value to an array in the resulting document but does not create duplicates.</text:p>
          </table:table-cell>
          <table:table-cell table:style-name="Table5.A2" office:value-type="string">
            <text:p text:style-name="P113">db.mycol.aggregate([{$group : {_id : "$by_user", url : {$addToSet : "$url"}}}])</text:p>
          </table:table-cell>
        </table:table-row>
        <table:table-row>
          <table:table-cell table:style-name="Table5.A2" office:value-type="string">
            <text:p text:style-name="P113">$first</text:p>
          </table:table-cell>
          <table:table-cell table:style-name="Table5.A2" office:value-type="string">
            <text:p text:style-name="P113">Gets the first document from the source documents according to the grouping. Typically this makes only sense together with some previously applied “$sort”-stage.</text:p>
          </table:table-cell>
          <table:table-cell table:style-name="Table5.A2" office:value-type="string">
            <text:p text:style-name="P113">db.mycol.aggregate([{$group : {_id : "$by_user", first_url : {$first : "$url"}}}])</text:p>
          </table:table-cell>
        </table:table-row>
        <table:table-row>
          <table:table-cell table:style-name="Table5.A2" office:value-type="string">
            <text:p text:style-name="P113">$last</text:p>
          </table:table-cell>
          <table:table-cell table:style-name="Table5.A2" office:value-type="string">
            <text:p text:style-name="P113">Gets the last document from the source documents according to the grouping. <text:soft-page-break/>Typically this makes only sense together with some previously applied “$sort”-stage.</text:p>
          </table:table-cell>
          <table:table-cell table:style-name="Table5.A2" office:value-type="string">
            <text:p text:style-name="P113">db.mycol.aggregate([{$group : {_id : "$by_user", last_url : {$last <text:soft-page-break/>: "$url"}}}])</text:p>
          </table:table-cell>
        </table:table-row>
      </table:table>
      <text:h text:style-name="P36" text:outline-level="2">Pipeline Concept :</text:h>
      <text:p text:style-name="P31">In UNIX command shell pipeline means the possibility to execute an operation on some input and use the output as the input for the next command and so on. MongoDB also support same concept in aggregation framework.</text:p>
      <text:p text:style-name="P9">Possible stages in aggregation framework are following:</text:p>
      <text:list xml:id="list5610637001318694618" text:style-name="L2">
        <text:list-item>
          <text:p text:style-name="P139"><text:span text:style-name="T108">$project:</text:span> Used to select some specific fields from a collection.</text:p>
        </text:list-item>
        <text:list-item>
          <text:p text:style-name="P139"><text:span text:style-name="T108">$match:</text:span> This is a filtering operation and thus this can reduce the amount of documents that are given as input to the next stage.</text:p>
        </text:list-item>
        <text:list-item>
          <text:p text:style-name="P139"><text:span text:style-name="T108">$group:</text:span> This does the actual aggregation as discussed above.</text:p>
        </text:list-item>
        <text:list-item>
          <text:p text:style-name="P139"><text:span text:style-name="T108">$sort:</text:span> Sorts the documents.</text:p>
        </text:list-item>
        <text:list-item>
          <text:p text:style-name="P139"><text:span text:style-name="T108">$skip:</text:span> With this it is possible to skip forward in the list of documents for a given amount of documents.</text:p>
        </text:list-item>
        <text:list-item>
          <text:p text:style-name="P139"><text:span text:style-name="T108">$limit:</text:span> This limits the amount of documents to look at by the given number starting from the current position.s</text:p>
        </text:list-item>
        <text:list-item>
          <text:p text:style-name="P139"><text:span text:style-name="T108">$unwind:</text:span> This is used to unwind document that are using arrays. when using an array the data is kind of pre-joinded and this operation will be undone with this to have individual documents again. Thus with this stage we will increase the amount of documents for the next stage.</text:p>
        </text:list-item>
      </text:list>
      <text:p text:style-name="P1"/>
      <text:p text:style-name="P1">Replication:</text:p>
      <text:p text:style-name="P1"><text:span text:style-name="T31">Replication is the process of synchronizing data across multiple servers. Replication provides redundancy and increases data availability with multiple copies of data on different database servers, replication protects a database from the loss of a single server. Replication also allows you to recover from hardware failure and service interruptions. With additional copies of the data, you can dedicate one to disaster recovery, reporting, or backup.</text:span> </text:p>
      <text:p text:style-name="P1">Replication copy is the replication of application copy.</text:p>
      <text:p text:style-name="P1"/>
      <text:h text:style-name="P36" text:outline-level="2">How replication works in MongoDB</text:h>
      <text:p text:style-name="P31">MongoDB achieves replication by the use of replica set. A replica set is a group of <text:span text:style-name="T108">mongod</text:span> instances that host the same data set. In a replica one node is primary node that receives all write operations. All other instances, secondaries, apply operations from the primary so that they have the same data set. Replica set can have only one primary node.</text:p>
      <text:list xml:id="list6124485123744248593" text:style-name="L3">
        <text:list-item>
          <text:p text:style-name="P144">Replica set is a group of two or more nodes (generally minimum 3 nodes are required).</text:p>
        </text:list-item>
        <text:list-item>
          <text:p text:style-name="P144">In a replica set one node is primary node and remaining nodes are secondary.</text:p>
        </text:list-item>
        <text:list-item>
          <text:p text:style-name="P144"><text:soft-page-break/>All data replicates from primary to secondary node.</text:p>
        </text:list-item>
        <text:list-item>
          <text:p text:style-name="P144">At the time of automatic failover or maintenance, election establishes for primary and a new primary node is elected.</text:p>
        </text:list-item>
        <text:list-item>
          <text:p text:style-name="P135">After the recovery of failed node, it again join the replica set and works as a secondary node.</text:p>
        </text:list-item>
      </text:list>
      <text:p text:style-name="P31">A typical diagram of mongodb replication is shown in which client application always interact with primary node and primary node then replicate the data to the secondary nodes.</text:p>
      <text:p text:style-name="P32"><draw:frame draw:style-name="fr1" draw:name="graphics1" text:anchor-type="as-char" svg:width="5.2083in" svg:height="4.2602in" draw:z-index="0"><draw:image xlink:href="http://www.tutorialspoint.com/mongodb/images/replication.png" xlink:type="simple" xlink:show="embed" xlink:actuate="onLoad"/><svg:title>MongoDB Replication</svg:title></draw:frame></text:p>
      <text:h text:style-name="P34" text:outline-level="2">Replica set features</text:h>
      <text:list xml:id="list3119603939952802766" text:style-name="L4">
        <text:list-item>
          <text:p text:style-name="P140">A cluster of N nodess</text:p>
        </text:list-item>
        <text:list-item>
          <text:p text:style-name="P140">Anyone node can be primary</text:p>
        </text:list-item>
        <text:list-item>
          <text:p text:style-name="P140">All write operations goes to primary</text:p>
        </text:list-item>
        <text:list-item>
          <text:p text:style-name="P140">Automatic failover</text:p>
        </text:list-item>
        <text:list-item>
          <text:p text:style-name="P140">Automatic Recovery</text:p>
        </text:list-item>
        <text:list-item>
          <text:p text:style-name="P140">Consensus election of primary</text:p>
        </text:list-item>
      </text:list>
      <text:h text:style-name="P34" text:outline-level="2">Set up a replica set</text:h>
      <text:p text:style-name="P31">In this tutorial we will convert standalone mongod instance to a replica set. To convert to replica set follow the below given steps:</text:p>
      <text:list xml:id="list2808580676795751777" text:style-name="L5">
        <text:list-item>
          <text:p text:style-name="P141">Shutdown already running mongodb server.</text:p>
        </text:list-item>
        <text:list-item>
          <text:p text:style-name="P136"/>
        </text:list-item>
      </text:list>
      <text:p text:style-name="P31"><text:soft-page-break/>Now start the mongodb server by specifying <text:span text:style-name="T108">--replSet</text:span> option. Basic syntax of <text:span text:style-name="T108">--replSet</text:span> is given below:</text:p>
      <text:p text:style-name="P50">mongod <text:span text:style-name="T93">--</text:span>port <text:span text:style-name="T100">"PORT"</text:span> <text:span text:style-name="T93">--</text:span>dbpath <text:span text:style-name="T100">"YOUR_DB_DATA_PATH"</text:span> <text:span text:style-name="T93">--</text:span>replSet <text:span text:style-name="T100">"REPLICA_SET_INSTANCE_NAME"</text:span></text:p>
      <text:h text:style-name="P33" text:outline-level="3">Example</text:h>
      <text:p text:style-name="P50">mongod <text:span text:style-name="T93">--</text:span>port <text:span text:style-name="T106">27017</text:span> <text:span text:style-name="T93">--</text:span>dbpath <text:span text:style-name="T100">"D:\set up\mongodb\data"</text:span> <text:span text:style-name="T93">--</text:span>replSet rs0</text:p>
      <text:p text:style-name="P31">It will start a mongod instance with the name rs0, on port 27017. Now start the command prompt and connect to this mongod instance. In mongo client issue the command <text:span text:style-name="T108">rs.initiate()</text:span> to initiate a new replica set. To check the replica set configuration issue the command <text:span text:style-name="T108">rs.conf()</text:span>. To check the status of replica sete issue the command <text:span text:style-name="T108">rs.status()</text:span>.</text:p>
      <text:h text:style-name="P34" text:outline-level="2">Add members to replica set</text:h>
      <text:p text:style-name="P31">To add members to replica set, start mongod instances on multiple machines. Now start a mongo client and issue a command <text:span text:style-name="T108">rs.add()</text:span>.</text:p>
      <text:h text:style-name="P33" text:outline-level="3">Syntax:</text:h>
      <text:p text:style-name="P31">Basic syntax of <text:span text:style-name="T108">rs.add()</text:span> command is as follows:</text:p>
      <text:p text:style-name="P50"><text:span text:style-name="T93">&gt;</text:span>rs<text:span text:style-name="T93">.</text:span>add<text:span text:style-name="T93">(</text:span>HOST_NAME<text:span text:style-name="T93">:</text:span>PORT<text:span text:style-name="T93">)</text:span></text:p>
      <text:h text:style-name="P33" text:outline-level="3">Example</text:h>
      <text:p text:style-name="P31">Suppose your mongod instance name is <text:span text:style-name="T108">mongod1.net</text:span> and it is running on port <text:span text:style-name="T108">27017</text:span>. To add this instance to replica set issue the command <text:span text:style-name="T108">rs.add()</text:span>in mongo client.</text:p>
      <text:p text:style-name="P50"><text:span text:style-name="T93">&gt;</text:span>rs<text:span text:style-name="T93">.</text:span>add<text:span text:style-name="T93">(</text:span><text:span text:style-name="T100">"mongod1.net:27017"</text:span><text:span text:style-name="T93">)</text:span></text:p>
      <text:p text:style-name="P119">&gt;</text:p>
      <text:p text:style-name="P31">You can add mongod instance to replica set only when you are connected to primary node. To check whether you are connected to primary or not issue the command <text:span text:style-name="T108">db.isMaster()</text:span> in mongo client.</text:p>
      <text:p text:style-name="P1"/>
      <text:h text:style-name="P36" text:outline-level="2">Sharding :</text:h>
      <text:p text:style-name="P31">Sharding is the process of storing data records across multiple machines and it is MongoDB's approach to meeting the demands of data growth. As the size of the data increases, a single machine may not be sufficient to store the data nor provide an acceptable read and write throughput. Sharding solves the problem with horizontal scaling. With sharding, you add more machines to support data growth and the demands of read and write operations.</text:p>
      <text:h text:style-name="P36" text:outline-level="2"><text:soft-page-break/>Sharding in MongoDB</text:h>
      <text:p text:style-name="P31">Below given diagram shows the sharding in MongoDB using sharded cluster.</text:p>
      <text:p text:style-name="Text_20_body"><draw:frame draw:style-name="fr1" draw:name="graphics2" text:anchor-type="as-char" svg:width="5.2083in" svg:height="3.5673in" draw:z-index="1"><draw:image xlink:href="http://www.tutorialspoint.com/mongodb/images/sharding.png" xlink:type="simple" xlink:show="embed" xlink:actuate="onLoad"/><svg:title>MongoDB Sharding</svg:title></draw:frame></text:p>
      <text:p text:style-name="P31">In the above given diagram there are three main components which are described below:</text:p>
      <text:list xml:id="list6967756958376949544" text:style-name="L6">
        <text:list-item>
          <text:p text:style-name="P138"><text:span text:style-name="T108">Shards: </text:span>Shards are used to store data. They provide high availability and data consistency. In production environment each shard is a separate replica set.</text:p>
        </text:list-item>
        <text:list-item>
          <text:p text:style-name="P138"><text:span text:style-name="T108">Config Servers: </text:span>Config servers store the cluster's metadata. This data contains a mapping of the cluster's data set to the shards. The query router uses this metadata to target operations to specific shards. In production environment sharded clusters have exactly 3 config servers.</text:p>
        </text:list-item>
        <text:list-item>
          <text:p text:style-name="P138"><text:span text:style-name="T108">Query Routers: </text:span>Query Routers are basically mongos instances, interface with client applications and direct operations to the appropriate shard. The query router processes and targets operations to shards and then returns results to the clients. A sharded cluster can contain more than one query router to divide the client request load. A client sends requests to one query router. Generally a sharded cluster have many query routers.</text:p>
        </text:list-item>
      </text:list>
      <text:p text:style-name="P1"/>
      <text:h text:style-name="P36" text:outline-level="2">Dump MongoDB Data</text:h>
      <text:p text:style-name="P31">To create backup of database in mongodb you should use <text:span text:style-name="T108">mongodump</text:span>command. This command will dump all data of your server into dump directory. There are many options available by which you can limit the amount of data or create backup of your remote server.</text:p>
      <text:h text:style-name="P33" text:outline-level="3">Syntax:</text:h>
      <text:p text:style-name="P31">Basic syntax of <text:span text:style-name="T108">mongodump</text:span> command is as follows</text:p>
      <text:p text:style-name="P50"><text:span text:style-name="T93">&gt;</text:span>mongodump</text:p>
      <text:p text:style-name="P2"><text:soft-page-break/>This command will backup only specified database at specified path</text:p>
      <table:table table:name="Table6" table:style-name="Table6">
        <table:table-column table:style-name="Table6.A"/>
        <table:table-column table:style-name="Table6.B"/>
        <table:table-column table:style-name="Table6.C"/>
        <table:table-row>
          <table:table-cell table:style-name="Table6.A1" office:value-type="string">
            <text:p text:style-name="P116">Syntax</text:p>
          </table:table-cell>
          <table:table-cell table:style-name="Table6.A1" office:value-type="string">
            <text:p text:style-name="P116">Description</text:p>
          </table:table-cell>
          <table:table-cell table:style-name="Table6.A1" office:value-type="string">
            <text:p text:style-name="P116">Example</text:p>
          </table:table-cell>
        </table:table-row>
        <table:table-row>
          <table:table-cell table:style-name="Table6.A2" office:value-type="string">
            <text:p text:style-name="P115">mongodump --host HOST_NAME --port PORT_NUMBER</text:p>
          </table:table-cell>
          <table:table-cell table:style-name="Table6.A2" office:value-type="string">
            <text:p text:style-name="P115">This commmand will backup all databases of specified mongod instance.</text:p>
          </table:table-cell>
          <table:table-cell table:style-name="Table6.A2" office:value-type="string">
            <text:p text:style-name="P115">mongodump --host tutorialspoint.com --port 27017</text:p>
          </table:table-cell>
        </table:table-row>
        <table:table-row>
          <table:table-cell table:style-name="Table6.A2" office:value-type="string">
            <text:p text:style-name="P115">mongodump --dbpath DB_PATH --out BACKUP_DIRECTORY</text:p>
          </table:table-cell>
          <table:table-cell table:style-name="Table6.A2" office:value-type="string">
            <text:p text:style-name="P112"/>
          </table:table-cell>
          <table:table-cell table:style-name="Table6.A2" office:value-type="string">
            <text:p text:style-name="P115">mongodump --dbpath /data/db/ --out /data/backup/</text:p>
          </table:table-cell>
        </table:table-row>
        <table:table-row>
          <table:table-cell table:style-name="Table6.A2" office:value-type="string">
            <text:p text:style-name="P115">mongodump --collection COLLECTION --db DB_NAME</text:p>
          </table:table-cell>
          <table:table-cell table:style-name="Table6.A2" office:value-type="string">
            <text:p text:style-name="P115">This command will backup only specified collection of specified database.</text:p>
          </table:table-cell>
          <table:table-cell table:style-name="Table6.A2" office:value-type="string">
            <text:p text:style-name="P115">mongodump --collection mycol --db test</text:p>
          </table:table-cell>
        </table:table-row>
      </table:table>
      <text:p text:style-name="P1"/>
      <text:p text:style-name="P1"/>
      <text:p text:style-name="P1">Restore : to restore the data from the dump directory use <text:span text:style-name="T49">mongorestore</text:span><text:span text:style-name="T48"> command</text:span></text:p>
      <text:p text:style-name="P50"><text:span text:style-name="T48">D</text:span><text:span text:style-name="T97">:</text:span><text:span text:style-name="T48">\set up\mongodb\b</text:span><text:span text:style-name="T104">in</text:span><text:span text:style-name="T97">&gt;</text:span><text:span text:style-name="T48">mongorestore</text:span></text:p>
      <text:h text:style-name="P38" text:outline-level="2">mongostat</text:h>
      <text:p text:style-name="P31">This command checks the status of all running mongod instances and return counters of database operations. These counters include inserts, queries, updates, deletes, and cursors. Command also shows when you’re hitting page faults, and showcase your lock percentage. This means that you're running low on memory, hitting write capacity or have some performance issue.</text:p>
      <text:p text:style-name="P31">To run the command start your mongod instance. In another command prompt go to <text:span text:style-name="T108">bin</text:span> directory of your mongodb installation and type<text:span text:style-name="T108">mongostat</text:span>.</text:p>
      <text:p text:style-name="P50">D<text:span text:style-name="T93">:</text:span>\set up\mongodb\b<text:span text:style-name="T102">in</text:span><text:span text:style-name="T93">&gt;</text:span>mongostat</text:p>
      <text:p text:style-name="P2"/>
      <text:p text:style-name="P2">References :</text:p>
      <text:p text:style-name="P2">In mongodb joins concept is not available . So to achieve this we have to use Embedded Documents concept. Embedded documents means inserting one document into another document which is related</text:p>
      <text:p text:style-name="P2">eg: embedding the address document in user document</text:p>
      <text:p text:style-name="P48">{</text:p>
      <text:p text:style-name="P117"><text:s text:c="3"/><text:span text:style-name="T101">"_id"</text:span><text:span text:style-name="T95">:</text:span><text:span text:style-name="T105">ObjectId</text:span><text:span text:style-name="T95">(</text:span><text:span text:style-name="T101">"52ffc33cd85242f436000001"</text:span><text:span text:style-name="T95">),</text:span></text:p>
      <text:p text:style-name="P117"><text:s text:c="3"/><text:span text:style-name="T101">"contact"</text:span><text:span text:style-name="T95">:</text:span><text:span text:style-name="T99"> </text:span><text:span text:style-name="T101">"987654321"</text:span><text:span text:style-name="T95">,</text:span></text:p>
      <text:p text:style-name="P117"><text:s text:c="3"/><text:span text:style-name="T101">"dob"</text:span><text:span text:style-name="T95">:</text:span><text:span text:style-name="T99"> </text:span><text:span text:style-name="T101">"01-01-1991"</text:span><text:span text:style-name="T95">,</text:span></text:p>
      <text:p text:style-name="P117"><text:s text:c="3"/><text:span text:style-name="T101">"name"</text:span><text:span text:style-name="T95">:</text:span><text:span text:style-name="T99"> </text:span><text:span text:style-name="T101">"Tom Benzamin"</text:span><text:span text:style-name="T95">,</text:span></text:p>
      <text:p text:style-name="P117"><text:s text:c="3"/><text:span text:style-name="T101">"address"</text:span><text:span text:style-name="T95">:</text:span><text:span text:style-name="T99"> </text:span><text:span text:style-name="T95">[</text:span></text:p>
      <text:p text:style-name="P117"><text:s text:c="6"/><text:span text:style-name="T95">{</text:span></text:p>
      <text:p text:style-name="P117"><text:s text:c="9"/><text:span text:style-name="T101">"building"</text:span><text:span text:style-name="T95">:</text:span><text:span text:style-name="T99"> </text:span><text:span text:style-name="T101">"22 A, Indiana Apt"</text:span><text:span text:style-name="T95">,</text:span></text:p>
      <text:p text:style-name="P117"><text:s text:c="9"/><text:span text:style-name="T101">"pincode"</text:span><text:span text:style-name="T95">:</text:span><text:span text:style-name="T99"> </text:span><text:span text:style-name="T107">123456</text:span><text:span text:style-name="T95">,</text:span></text:p>
      <text:p text:style-name="P117"><text:soft-page-break/><text:s text:c="9"/><text:span text:style-name="T101">"city"</text:span><text:span text:style-name="T95">:</text:span><text:span text:style-name="T99"> </text:span><text:span text:style-name="T101">"Los Angeles"</text:span><text:span text:style-name="T95">,</text:span></text:p>
      <text:p text:style-name="P117"><text:s text:c="9"/><text:span text:style-name="T101">"state"</text:span><text:span text:style-name="T95">:</text:span><text:span text:style-name="T99"> </text:span><text:span text:style-name="T101">"California"</text:span></text:p>
      <text:p text:style-name="P117"><text:s text:c="6"/><text:span text:style-name="T95">},</text:span></text:p>
      <text:p text:style-name="P117"><text:s text:c="6"/><text:span text:style-name="T95">{</text:span></text:p>
      <text:p text:style-name="P117"><text:s text:c="9"/><text:span text:style-name="T101">"building"</text:span><text:span text:style-name="T95">:</text:span><text:span text:style-name="T99"> </text:span><text:span text:style-name="T101">"170 A, Acropolis Apt"</text:span><text:span text:style-name="T95">,</text:span></text:p>
      <text:p text:style-name="P117"><text:s text:c="9"/><text:span text:style-name="T101">"pincode"</text:span><text:span text:style-name="T95">:</text:span><text:span text:style-name="T99"> </text:span><text:span text:style-name="T107">456789</text:span><text:span text:style-name="T95">,</text:span></text:p>
      <text:p text:style-name="P117"><text:s text:c="9"/><text:span text:style-name="T101">"city"</text:span><text:span text:style-name="T95">:</text:span><text:span text:style-name="T99"> </text:span><text:span text:style-name="T101">"Chicago"</text:span><text:span text:style-name="T95">,</text:span></text:p>
      <text:p text:style-name="P117"><text:s text:c="9"/><text:span text:style-name="T101">"state"</text:span><text:span text:style-name="T95">:</text:span><text:span text:style-name="T99"> </text:span><text:span text:style-name="T101">"Illinois"</text:span></text:p>
      <text:p text:style-name="P117"><text:s text:c="6"/><text:span text:style-name="T95">}]</text:span></text:p>
      <text:p text:style-name="P118"><text:span text:style-name="T93">}</text:span> </text:p>
      <text:p text:style-name="P2">and to retrive the whole document use this query</text:p>
      <text:p text:style-name="P45"><text:span text:style-name="T93">&gt;</text:span>db<text:span text:style-name="T93">.</text:span>users<text:span text:style-name="T93">.</text:span>findOne<text:span text:style-name="T93">({</text:span><text:span text:style-name="T100">"name"</text:span><text:span text:style-name="T93">:</text:span><text:span text:style-name="T100">"Tom Benzamin"</text:span><text:span text:style-name="T93">},{</text:span><text:span text:style-name="T100">"address"</text:span><text:span text:style-name="T93">:</text:span><text:span text:style-name="T106">1</text:span><text:span text:style-name="T93">})</text:span></text:p>
      <text:p text:style-name="P2"/>
      <text:p text:style-name="P2">here in the above example multiple address documents are stored in the user document .If we do this as the number of addresses increases the read and write operations will become slow. So to avoid this we have to save the address id's of doccuments in user document</text:p>
      <text:p text:style-name="P2"/>
      <text:p text:style-name="P2">eg:</text:p>
      <text:p text:style-name="P2"/>
      <text:p text:style-name="P48">{</text:p>
      <text:p text:style-name="P117"><text:s text:c="3"/><text:span text:style-name="T101">"_id"</text:span><text:span text:style-name="T95">:</text:span><text:span text:style-name="T105">ObjectId</text:span><text:span text:style-name="T95">(</text:span><text:span text:style-name="T101">"52ffc33cd85242f436000001"</text:span><text:span text:style-name="T95">),</text:span></text:p>
      <text:p text:style-name="P117"><text:s text:c="3"/><text:span text:style-name="T101">"contact"</text:span><text:span text:style-name="T95">:</text:span><text:span text:style-name="T99"> </text:span><text:span text:style-name="T101">"987654321"</text:span><text:span text:style-name="T95">,</text:span></text:p>
      <text:p text:style-name="P117"><text:s text:c="3"/><text:span text:style-name="T101">"dob"</text:span><text:span text:style-name="T95">:</text:span><text:span text:style-name="T99"> </text:span><text:span text:style-name="T101">"01-01-1991"</text:span><text:span text:style-name="T95">,</text:span></text:p>
      <text:p text:style-name="P117"><text:s text:c="3"/><text:span text:style-name="T101">"name"</text:span><text:span text:style-name="T95">:</text:span><text:span text:style-name="T99"> </text:span><text:span text:style-name="T101">"Tom Benzamin"</text:span><text:span text:style-name="T95">,</text:span></text:p>
      <text:p text:style-name="P117"><text:s text:c="3"/><text:span text:style-name="T101">"address_ids"</text:span><text:span text:style-name="T95">:</text:span><text:span text:style-name="T99"> </text:span><text:span text:style-name="T95">[</text:span></text:p>
      <text:p text:style-name="P117"><text:s text:c="6"/><text:span text:style-name="T105">ObjectId</text:span><text:span text:style-name="T95">(</text:span><text:span text:style-name="T101">"52ffc4a5d85242602e000000"</text:span><text:span text:style-name="T95">),</text:span></text:p>
      <text:p text:style-name="P117"><text:s text:c="6"/><text:span text:style-name="T105">ObjectId</text:span><text:span text:style-name="T95">(</text:span><text:span text:style-name="T101">"52ffc4a5d85242602e000001"</text:span><text:span text:style-name="T95">)</text:span></text:p>
      <text:p text:style-name="P117"><text:s text:c="3"/><text:span text:style-name="T95">]</text:span></text:p>
      <text:p text:style-name="P119">}</text:p>
      <text:p text:style-name="P2">in the above query addressids stores the array of address ids</text:p>
      <text:p text:style-name="P45"><text:span text:style-name="T93">&gt;</text:span><text:span text:style-name="T102">var</text:span> result <text:span text:style-name="T93">=</text:span> db<text:span text:style-name="T93">.</text:span>users<text:span text:style-name="T93">.</text:span>findOne<text:span text:style-name="T93">({</text:span><text:span text:style-name="T100">"name"</text:span><text:span text:style-name="T93">:</text:span><text:span text:style-name="T100">"Tom Benzamin"</text:span><text:span text:style-name="T93">},{</text:span><text:span text:style-name="T100">"address_ids"</text:span><text:span text:style-name="T93">:</text:span><text:span text:style-name="T106">1</text:span><text:span text:style-name="T93">})</text:span></text:p>
      <text:p text:style-name="P118"><text:span text:style-name="T93">&gt;</text:span><text:span text:style-name="T102">var</text:span> addresses <text:span text:style-name="T93">=</text:span> db<text:span text:style-name="T93">.</text:span>address<text:span text:style-name="T93">.</text:span>find<text:span text:style-name="T93">({</text:span><text:span text:style-name="T100">"_id"</text:span><text:span text:style-name="T93">:{</text:span><text:span text:style-name="T100">"$in"</text:span><text:span text:style-name="T93">:</text:span>result<text:span text:style-name="T93">[</text:span><text:span text:style-name="T100">"address_ids"</text:span><text:span text:style-name="T93">]}})</text:span></text:p>
      <text:p text:style-name="P8">result have the data of name="tom benzamin" with address ids</text:p>
      <text:p text:style-name="P8">address will get the documents from address collection having id's equla to the result address id's<text:line-break/>This reference is called as "Manual References".</text:p>
      <text:p text:style-name="P8">DB reference : this concept is used when the document references with more than one collection.</text:p>
      <text:p text:style-name="P8"/>
      <text:h text:style-name="P35" text:outline-level="2"><text:soft-page-break/>Using DBRefs</text:h>
      <text:p text:style-name="P31">There are three <text:span text:style-name="T109">fields</text:span> in DBRefs:</text:p>
      <text:p text:style-name="P31"><text:span text:style-name="T108">$ref:</text:span> This field specifies the collection of the referenced document</text:p>
      <text:p text:style-name="P31"><text:span text:style-name="T108">$id:</text:span> This field specifies the _id field of the referenced document</text:p>
      <text:p text:style-name="P31"><text:span text:style-name="T108">$db:</text:span> This is an optional field and contains name of the database in which the referenced document lies</text:p>
      <text:p text:style-name="P47">{</text:p>
      <text:p text:style-name="P117"><text:s text:c="3"/><text:span text:style-name="T101">"_id"</text:span><text:span text:style-name="T95">:</text:span><text:span text:style-name="T105">ObjectId</text:span><text:span text:style-name="T95">(</text:span><text:span text:style-name="T101">"53402597d852426020000002"</text:span><text:span text:style-name="T95">),</text:span></text:p>
      <text:p text:style-name="P117"><text:s text:c="3"/><text:span text:style-name="T101">"address"</text:span><text:span text:style-name="T95">:</text:span><text:span text:style-name="T99"> </text:span><text:span text:style-name="T95">{</text:span></text:p>
      <text:p text:style-name="P117"><text:s text:c="3"/><text:span text:style-name="T101">"$ref"</text:span><text:span text:style-name="T95">:</text:span><text:span text:style-name="T99"> </text:span><text:span text:style-name="T101">"address_home"</text:span><text:span text:style-name="T95">,</text:span></text:p>
      <text:p text:style-name="P117"><text:s text:c="3"/><text:span text:style-name="T101">"$id"</text:span><text:span text:style-name="T95">:</text:span><text:span text:style-name="T99"> </text:span><text:span text:style-name="T105">ObjectId</text:span><text:span text:style-name="T95">(</text:span><text:span text:style-name="T101">"534009e4d852427820000002"</text:span><text:span text:style-name="T95">),</text:span></text:p>
      <text:p text:style-name="P117"><text:s text:c="3"/><text:span text:style-name="T101">"$db"</text:span><text:span text:style-name="T95">:</text:span><text:span text:style-name="T99"> </text:span><text:span text:style-name="T101">"tutorialspoint"</text:span><text:span text:style-name="T95">},</text:span></text:p>
      <text:p text:style-name="P117"><text:s text:c="3"/><text:span text:style-name="T101">"contact"</text:span><text:span text:style-name="T95">:</text:span><text:span text:style-name="T99"> </text:span><text:span text:style-name="T101">"987654321"</text:span><text:span text:style-name="T95">,</text:span></text:p>
      <text:p text:style-name="P117"><text:s text:c="3"/><text:span text:style-name="T101">"dob"</text:span><text:span text:style-name="T95">:</text:span><text:span text:style-name="T99"> </text:span><text:span text:style-name="T101">"01-01-1991"</text:span><text:span text:style-name="T95">,</text:span></text:p>
      <text:p text:style-name="P117"><text:s text:c="3"/><text:span text:style-name="T101">"name"</text:span><text:span text:style-name="T95">:</text:span><text:span text:style-name="T99"> </text:span><text:span text:style-name="T101">"Tom Benzamin"</text:span></text:p>
      <text:p text:style-name="P119">}</text:p>
      <text:p text:style-name="P8">In the above example address field contains dbref fields in that address_home is the collection name, $id is the addressid(reference id) and $db (tutorialspoint is the name of the data base)</text:p>
      <text:p text:style-name="P8">to retrive the data we have to usre this query.</text:p>
      <text:p text:style-name="P44"><text:span text:style-name="T93">&gt;</text:span><text:span text:style-name="T102">var</text:span> user <text:span text:style-name="T93">=</text:span> db<text:span text:style-name="T93">.</text:span>users<text:span text:style-name="T93">.</text:span>findOne<text:span text:style-name="T93">({</text:span><text:span text:style-name="T100">"name"</text:span><text:span text:style-name="T93">:</text:span><text:span text:style-name="T100">"Tom Benzamin"</text:span><text:span text:style-name="T93">})</text:span></text:p>
      <text:p text:style-name="P118"><text:span text:style-name="T93">&gt;</text:span><text:span text:style-name="T102">var</text:span> dbRef <text:span text:style-name="T93">=</text:span> user<text:span text:style-name="T93">.</text:span>address</text:p>
      <text:p text:style-name="P118"><text:span text:style-name="T93">&gt;</text:span>db<text:span text:style-name="T93">[</text:span>dbRef<text:span text:style-name="T93">.</text:span>$ref<text:span text:style-name="T93">].</text:span>findOne<text:span text:style-name="T93">({</text:span><text:span text:style-name="T100">"_id"</text:span><text:span text:style-name="T93">:(</text:span>dbRef<text:span text:style-name="T93">.</text:span>$id<text:span text:style-name="T93">)})</text:span></text:p>
      <text:p text:style-name="P8">in the above statements dbref contains the ref fields.</text:p>
      <text:p text:style-name="P8"/>
      <text:p text:style-name="P23">Covered Query : <text:span text:style-name="T111">covered query is a query in which all the fields in the query are a part of an index</text:span></text:p>
      <text:p text:style-name="P24">and all the fields in the query are returned in the same index.</text:p>
      <text:p text:style-name="P24">If we use covered query then the data is fetched from the index as the index data is stored in cache so it will retrive the data very fastly as compared to fetching the data by scanning the documents.</text:p>
      <text:p text:style-name="P22"><text:span text:style-name="T111">Eg: <text:s/></text:span><text:span text:style-name="T44">&gt;</text:span><text:span text:style-name="T47">db</text:span><text:span text:style-name="T44">.</text:span><text:span text:style-name="T47">users</text:span><text:span text:style-name="T44">.</text:span><text:span text:style-name="T47">ensureIndex</text:span><text:span text:style-name="T44">({</text:span><text:span text:style-name="T47">gender</text:span><text:span text:style-name="T44">:</text:span><text:span text:style-name="T55">1</text:span><text:span text:style-name="T44">,</text:span><text:span text:style-name="T47">user_name</text:span><text:span text:style-name="T44">:</text:span><text:span text:style-name="T55">1</text:span><text:span text:style-name="T44">})</text:span></text:p>
      <text:p text:style-name="P12">Now, this index will cover the following query:</text:p>
      <text:p text:style-name="P50"><text:span text:style-name="T93">&gt;</text:span>db<text:span text:style-name="T93">.</text:span>users<text:span text:style-name="T93">.</text:span>find<text:span text:style-name="T93">({</text:span>gender<text:span text:style-name="T93">:</text:span><text:span text:style-name="T100">"M"</text:span><text:span text:style-name="T93">},{</text:span>user_name<text:span text:style-name="T93">:</text:span><text:span text:style-name="T106">1</text:span><text:span text:style-name="T93">,</text:span>_id<text:span text:style-name="T93">:</text:span><text:span text:style-name="T106">0</text:span><text:span text:style-name="T93">})</text:span></text:p>
      <text:p text:style-name="P24">Note :</text:p>
      <text:p text:style-name="P10">Lastly, remember that an index cannot cover a query if:</text:p>
      <text:list xml:id="list3988727625229328051" text:style-name="L7">
        <text:list-item>
          <text:p text:style-name="P142">any of the indexed fields is an array</text:p>
        </text:list-item>
        <text:list-item>
          <text:p text:style-name="P142">any of the indexed fields is a subdocument</text:p>
        </text:list-item>
      </text:list>
      <text:p text:style-name="P24"/>
      <text:p text:style-name="P24"/>
      <text:p text:style-name="P24"><text:soft-page-break/>AnalyzingQueries : it tells how well your database and indexes design is you can analyze the performance of the query using $explain operator.</text:p>
      <text:p text:style-name="P24">In the above example you have created indexes on gender and username so if you want to analyze that query</text:p>
      <text:p text:style-name="P23"><text:span text:style-name="T44">&gt;</text:span><text:span text:style-name="T47">db</text:span><text:span text:style-name="T44">.</text:span><text:span text:style-name="T47">users</text:span><text:span text:style-name="T44">.</text:span><text:span text:style-name="T47">ensureIndex</text:span><text:span text:style-name="T44">({</text:span><text:span text:style-name="T47">gender</text:span><text:span text:style-name="T44">:</text:span><text:span text:style-name="T55">1</text:span><text:span text:style-name="T44">,</text:span><text:span text:style-name="T47">user_name</text:span><text:span text:style-name="T44">:</text:span><text:span text:style-name="T55">1</text:span><text:span text:style-name="T44">})</text:span><text:span text:style-name="T111"> </text:span></text:p>
      <text:p text:style-name="P24">db.users.find({gender:"M"},{user_name:1,_id:0}).explain()</text:p>
      <text:p text:style-name="P24"/>
      <text:p text:style-name="P24">$hint : this will force the query to use specified index to run the query.</text:p>
      <text:p text:style-name="P24">db.users.find({gender:"M"},{user_name:1,_id:0}).hint({gender:1,user_name:1})</text:p>
      <text:p text:style-name="P24">and to analyze the above query use</text:p>
      <text:p text:style-name="P24">db.users.find({gender:"M"},{user_name:1,-id:0}).hint(){gender:1,user_name:1}).explain()</text:p>
      <text:p text:style-name="P24"/>
      <text:p text:style-name="P24">FindAndModify() : this method is used to update the data in a doccument based on a condition.</text:p>
      <text:p text:style-name="P46"><text:span text:style-name="T98">&gt;</text:span><text:span text:style-name="T112">db</text:span><text:span text:style-name="T98">.</text:span><text:span text:style-name="T112">products</text:span><text:span text:style-name="T98">.</text:span><text:span text:style-name="T112">findAndModify</text:span><text:span text:style-name="T98">({</text:span><text:span text:style-name="T112"> </text:span></text:p>
      <text:p text:style-name="P117"><text:s text:c="3"/><text:span text:style-name="T99">query</text:span><text:span text:style-name="T95">:{</text:span><text:span text:style-name="T99">_id</text:span><text:span text:style-name="T95">:</text:span><text:span text:style-name="T107">2</text:span><text:span text:style-name="T95">,</text:span><text:span text:style-name="T99">product_available</text:span><text:span text:style-name="T95">:{</text:span><text:span text:style-name="T99">$gt</text:span><text:span text:style-name="T95">:</text:span><text:span text:style-name="T107">0</text:span><text:span text:style-name="T95">}},</text:span><text:span text:style-name="T99"> </text:span></text:p>
      <text:p text:style-name="P117"><text:s text:c="3"/><text:span text:style-name="T99">update</text:span><text:span text:style-name="T95">:{</text:span><text:span text:style-name="T99"> </text:span></text:p>
      <text:p text:style-name="P117"><text:s text:c="6"/><text:span text:style-name="T99">$inc</text:span><text:span text:style-name="T95">:{</text:span><text:span text:style-name="T99">product_available</text:span><text:span text:style-name="T95">:-</text:span><text:span text:style-name="T107">1</text:span><text:span text:style-name="T95">},</text:span><text:span text:style-name="T99"> </text:span></text:p>
      <text:p text:style-name="P117"><text:s text:c="6"/><text:span text:style-name="T99">$push</text:span><text:span text:style-name="T95">:{</text:span><text:span text:style-name="T99">product_bought_by</text:span><text:span text:style-name="T95">:{</text:span><text:span text:style-name="T99">customer</text:span><text:span text:style-name="T95">:</text:span><text:span text:style-name="T101">"rob"</text:span><text:span text:style-name="T95">,</text:span><text:span text:style-name="T99">date</text:span><text:span text:style-name="T95">:</text:span><text:span text:style-name="T101">"9-Jan-2014"</text:span><text:span text:style-name="T95">}}</text:span><text:span text:style-name="T99"> </text:span></text:p>
      <text:p text:style-name="P117"><text:s text:c="3"/><text:span text:style-name="T95">}</text:span><text:span text:style-name="T99"> <text:s text:c="3"/></text:span></text:p>
      <text:p text:style-name="P119">})</text:p>
      <text:p text:style-name="P24">the code in the query states the condition for update i.e id value shold be 2 and product available should be greater than 0 and $inc increments the value of product available by -1 and $push pushes the value customer rob and date to product_brought_by array field.</text:p>
      <text:p text:style-name="P24"/>
      <text:h text:style-name="P37" text:outline-level="2">Indexing Sub-Document Fields:</text:h>
      <text:p text:style-name="P31">Suppose that we want to search documents based on city, state and pincode fields. Since all these fields are part of address sub-document field, we will create index on all the fields of the sub-document.</text:p>
      <text:p text:style-name="P31">For creating index on all the three fields of the sub-document, use the following code:</text:p>
      <text:p text:style-name="P50"><text:span text:style-name="T93">&gt;</text:span>db<text:span text:style-name="T93">.</text:span>users<text:span text:style-name="T93">.</text:span>ensureIndex<text:span text:style-name="T93">({</text:span><text:span text:style-name="T100">"address.city"</text:span><text:span text:style-name="T93">:</text:span><text:span text:style-name="T106">1</text:span><text:span text:style-name="T93">,</text:span><text:span text:style-name="T100">"address.state"</text:span><text:span text:style-name="T93">:</text:span><text:span text:style-name="T106">1</text:span><text:span text:style-name="T93">,</text:span><text:span text:style-name="T100">"address.pincode"</text:span><text:span text:style-name="T93">:</text:span><text:span text:style-name="T106">1</text:span><text:span text:style-name="T93">})</text:span></text:p>
      <text:p text:style-name="P31">Once the index is created, we can search for any of the sub-document fields utilizing this index as follows:</text:p>
      <text:p text:style-name="P50"><text:span text:style-name="T93">&gt;</text:span>db<text:span text:style-name="T93">.</text:span>users<text:span text:style-name="T93">.</text:span>find<text:span text:style-name="T93">({</text:span><text:span text:style-name="T100">"address.city"</text:span><text:span text:style-name="T93">:</text:span><text:span text:style-name="T100">"Los Angeles"</text:span><text:span text:style-name="T93">})</text:span> <text:s text:c="2"/></text:p>
      <text:p text:style-name="P24"/>
      <text:p text:style-name="P24"/>
      <text:p text:style-name="P24"/>
      <text:p text:style-name="P24"/>
      <text:p text:style-name="P24"><text:soft-page-break/>Extra overhead :</text:p>
      <text:p text:style-name="P24">Note : every index occupies some space in RAM and causes some overhead on each insert, update and delete. Ensure that index space should not cross the ram space then it will automatically deletes some indexes.</text:p>
      <text:p text:style-name="P24">It is better to use indexes if we retrive the data regularly.</text:p>
      <text:p text:style-name="P24"/>
      <text:p text:style-name="P25"><text:span text:style-name="T56">Queries</text:span> :</text:p>
      <text:p text:style-name="P26">to insert a field in particular existing document is </text:p>
      <text:p text:style-name="P26"><text:span text:style-name="T4">Some update operators, such as </text:span><text:a xlink:type="simple" xlink:href="http://docs.mongodb.org/manual/reference/operator/update/set/#up._S_set" text:style-name="Internet_20_link" text:visited-style-name="Visited_20_Internet_20_Link"><text:span text:style-name="Teletype"><text:span text:style-name="T28">$set</text:span></text:span></text:a><text:span text:style-name="T4">, will create the field if the field does not exist.</text:span> </text:p>
      <text:p text:style-name="P26">db.person .update({_id:objectId("5002783hty46")},{$set:{"addressid":objectId("86869hy897")}})</text:p>
      <text:p text:style-name="P26"/>
      <text:p text:style-name="P26"><text:span text:style-name="Strong_20_Emphasis"><text:span text:style-name="T58">Upsert:</text:span></text:span><text:span text:style-name="T57"> If set to true, creates a new document when no document matches the query criteria.</text:span></text:p>
      <text:p text:style-name="P65"><text:span text:style-name="Strong_20_Emphasis"><text:span text:style-name="T58">Multi:</text:span></text:span><text:span text:style-name="T59"> If set to true, updates multiple documents that meet the query criteria. If set to false, updates one document.</text:span></text:p>
      <text:p text:style-name="P49"><text:span text:style-name="Source_20_Text"><text:span text:style-name="T62">db.your_collection.update({},</text:span></text:span></text:p>
      <text:p text:style-name="P121"><text:span text:style-name="Source_20_Text"><text:span text:style-name="T63"><text:s text:c="26"/></text:span></text:span><text:span text:style-name="Source_20_Text"><text:span text:style-name="T61">{$set : {"new_field":1}},</text:span></text:span></text:p>
      <text:p text:style-name="P121"><text:span text:style-name="Source_20_Text"><text:span text:style-name="T63"><text:s text:c="26"/></text:span></text:span><text:span text:style-name="Source_20_Text"><text:span text:style-name="T61">{upsert:false,</text:span></text:span></text:p>
      <text:p text:style-name="P121"><text:span text:style-name="Source_20_Text"><text:span text:style-name="T63"><text:s text:c="26"/></text:span></text:span><text:span text:style-name="Source_20_Text"><text:span text:style-name="T61">multi:true}) </text:span></text:span></text:p>
      <text:p text:style-name="P26"/>
      <text:p text:style-name="P26"/>
      <text:p text:style-name="P26"/>
      <text:h text:style-name="P105" text:outline-level="1">MongoDB CRUD Introduction</text:h>
      <text:p text:style-name="P93"><text:span text:style-name="T5">MongoDB stores data in the form of </text:span><text:span text:style-name="Emphasis"><text:span text:style-name="T5">documents</text:span></text:span><text:span text:style-name="T5">, which are JSON-like field and value pairs. Documents are analogous to structures in programming languages that associate keys with values (e.g. dictionaries, hashes, maps, and associative arrays). Formally, MongoDB documents are </text:span><text:a xlink:type="simple" xlink:href="http://docs.mongodb.org/manual/reference/glossary/#term-bson" text:style-name="Internet_20_link" text:visited-style-name="Visited_20_Internet_20_Link"><text:span text:style-name="Emphasis"><text:span text:style-name="T17">BSON</text:span></text:span></text:a><text:span text:style-name="T5"> documents. BSON is a binary representation of </text:span><text:a xlink:type="simple" xlink:href="http://docs.mongodb.org/manual/reference/glossary/#term-json" text:style-name="Internet_20_link" text:visited-style-name="Visited_20_Internet_20_Link"><text:span text:style-name="Emphasis"><text:span text:style-name="T17">JSON</text:span></text:span></text:a><text:span text:style-name="T5"> with additional type information. In the documents, the value of a field can be any of the BSON data types, including other documents, arrays, and arrays of documents. For more information, see </text:span><text:a xlink:type="simple" xlink:href="http://docs.mongodb.org/manual/core/document/" text:style-name="Internet_20_link" text:visited-style-name="Visited_20_Internet_20_Link"><text:span text:style-name="Emphasis"><text:span text:style-name="T17">Documents</text:span></text:span></text:a><text:span text:style-name="T5">.</text:span></text:p>
      <text:p text:style-name="P74"><draw:frame draw:style-name="fr1" draw:name="graphics3" text:anchor-type="as-char" svg:width="5.9374in" svg:height="1.7709in" draw:z-index="2"><draw:image xlink:href="http://docs.mongodb.org/manual/_images/crud-annotated-document.png" xlink:type="simple" xlink:show="embed" xlink:actuate="onLoad"/><svg:title>A MongoDB document.</svg:title></draw:frame></text:p>
      <text:p text:style-name="P26"/>
      <text:p text:style-name="P26"/>
      <text:p text:style-name="P27"><text:soft-page-break/>Queries :</text:p>
      <text:p text:style-name="P26">queries in mongodb targets specific collection of documents.</text:p>
      <text:p text:style-name="P26"><text:span text:style-name="T4">A query may include a </text:span><text:span text:style-name="Emphasis"><text:span text:style-name="T3">projection</text:span></text:span><text:span text:style-name="T12"> </text:span><text:span text:style-name="T4">that specifies the fields from the matching documents to return. You can optionally modify queries to impose limits, skips, and sort orders.</text:span> </text:p>
      <text:p text:style-name="P26"><draw:frame draw:style-name="fr1" draw:name="graphics4" text:anchor-type="as-char" svg:width="6.25in" svg:height="3.1252in" draw:z-index="3"><draw:image xlink:href="http://docs.mongodb.org/manual/_images/crud-query-stages.png" xlink:type="simple" xlink:show="embed" xlink:actuate="onLoad"/></draw:frame> </text:p>
      <text:p text:style-name="P26"/>
      <text:p text:style-name="P8"><text:span text:style-name="T119">Note :</text:span><text:span text:style-name="T12"> </text:span><text:span text:style-name="T5">For the update and delete operations, you can specify the criteria to select the documents to update or remove.</text:span> </text:p>
      <text:p text:style-name="P8"/>
      <text:h text:style-name="P51" text:outline-level="3"><text:a xlink:type="simple" xlink:href="http://docs.mongodb.org/manual/indexes/" text:style-name="Internet_20_link" text:visited-style-name="Visited_20_Internet_20_Link"><text:span text:style-name="Emphasis"><text:span text:style-name="T24">Indexes</text:span></text:span></text:a></text:h>
      <text:p text:style-name="P101"><text:span text:style-name="T5">To enhance the performance of common queries and updates, MongoDB has full support for secondary indexes. These indexes allow applications to store a </text:span><text:span text:style-name="Emphasis"><text:span text:style-name="T5">view</text:span></text:span><text:span text:style-name="T5"> of a portion of the collection in an efficient data structure. Most indexes store an ordered representation of all values of a field or a group of fields. Indexes may also </text:span><text:a xlink:type="simple" xlink:href="http://docs.mongodb.org/manual/core/index-unique/#index-type-unique" text:style-name="Internet_20_link" text:visited-style-name="Visited_20_Internet_20_Link"><text:span text:style-name="Emphasis"><text:span text:style-name="T17">enforce uniqueness</text:span></text:span></text:a><text:span text:style-name="T5">, store objects in a </text:span><text:a xlink:type="simple" xlink:href="http://docs.mongodb.org/manual/applications/geospatial-indexes/" text:style-name="Internet_20_link" text:visited-style-name="Visited_20_Internet_20_Link"><text:span text:style-name="Emphasis"><text:span text:style-name="T17">geospatial representation</text:span></text:span></text:a><text:span text:style-name="T5">, and facilitate </text:span><text:a xlink:type="simple" xlink:href="http://docs.mongodb.org/manual/core/index-text/" text:style-name="Internet_20_link" text:visited-style-name="Visited_20_Internet_20_Link"><text:span text:style-name="Emphasis"><text:span text:style-name="T17">text search</text:span></text:span></text:a><text:span text:style-name="T5">.</text:span></text:p>
      <text:h text:style-name="P51" text:outline-level="3"><text:a xlink:type="simple" xlink:href="http://docs.mongodb.org/manual/core/read-preference/" text:style-name="Internet_20_link" text:visited-style-name="Visited_20_Internet_20_Link"><text:span text:style-name="Emphasis"><text:span text:style-name="T24">Replica Set Read Preference</text:span></text:span></text:a></text:h>
      <text:p text:style-name="P101"><text:span text:style-name="T5">For replica sets and sharded clusters with replica set components, applications specify </text:span><text:a xlink:type="simple" xlink:href="http://docs.mongodb.org/manual/core/read-preference/#replica-set-read-preference" text:style-name="Internet_20_link" text:visited-style-name="Visited_20_Internet_20_Link"><text:span text:style-name="Emphasis"><text:span text:style-name="T17">read preferences</text:span></text:span></text:a><text:span text:style-name="T5">. A read preference determines how the client direct read operations to the set.</text:span></text:p>
      <text:h text:style-name="P103" text:outline-level="1">Read Preference</text:h>
      <text:p text:style-name="P93"><text:span text:style-name="T5">Read preference describes how MongoDB clients route read operations to the members of a </text:span><text:a xlink:type="simple" xlink:href="http://docs.mongodb.org/manual/reference/glossary/#term-replica-set" text:style-name="Internet_20_link" text:visited-style-name="Visited_20_Internet_20_Link"><text:span text:style-name="Emphasis"><text:span text:style-name="T17">replica set</text:span></text:span></text:a><text:span text:style-name="T5">.</text:span></text:p>
      <text:p text:style-name="P13"><text:soft-page-break/><draw:frame draw:style-name="fr1" draw:name="graphics5" text:anchor-type="as-char" svg:width="6.25in" svg:height="3.75in" draw:z-index="4"><draw:image xlink:href="http://docs.mongodb.org/manual/_images/replica-set-read-preference.png" xlink:type="simple" xlink:show="embed" xlink:actuate="onLoad"/><svg:title>Read operations to a replica set. Default read preference routes the read to the primary. Read preference of ``nearest`` routes the read to the nearest member.</svg:title></draw:frame></text:p>
      <text:p text:style-name="P96"><text:span text:style-name="T5">By default, an application directs its read operations to the </text:span><text:a xlink:type="simple" xlink:href="http://docs.mongodb.org/manual/reference/glossary/#term-primary" text:style-name="Internet_20_link" text:visited-style-name="Visited_20_Internet_20_Link"><text:span text:style-name="Emphasis"><text:span text:style-name="T17">primary</text:span></text:span></text:a><text:span text:style-name="T5"> member in a </text:span><text:a xlink:type="simple" xlink:href="http://docs.mongodb.org/manual/reference/glossary/#term-replica-set" text:style-name="Internet_20_link" text:visited-style-name="Visited_20_Internet_20_Link"><text:span text:style-name="Emphasis"><text:span text:style-name="T17">replica set</text:span></text:span></text:a><text:span text:style-name="T5">. Because write operations are issued to the single primary, reading from the primary returns the latest version of a document </text:span><text:bookmark text:name="id1"/><text:a xlink:type="simple" xlink:href="http://docs.mongodb.org/manual/core/read-preference/#edge-cases-2-primaries" text:style-name="Internet_20_link" text:visited-style-name="Visited_20_Internet_20_Link"><text:span text:style-name="T17">[1]</text:span></text:a><text:span text:style-name="T5">.</text:span></text:p>
      <text:p text:style-name="P97">For an application that does not require fully up-to-date data, you can improve read throughput or reduce latency by distributing some or all reads to secondary members of the replica set.</text:p>
      <text:p text:style-name="P66">IMPORTANT</text:p>
      <text:p text:style-name="P73"><text:span text:style-name="T5">Exercise care when specifying read preferences: Modes other than </text:span><text:a xlink:type="simple" xlink:href="http://docs.mongodb.org/manual/reference/read-preference/#primary" text:style-name="Internet_20_link" text:visited-style-name="Visited_20_Internet_20_Link"><text:span text:style-name="Teletype"><text:span text:style-name="T26">primary</text:span></text:span></text:a><text:span text:style-name="T5"> may return stale data because with </text:span><text:a xlink:type="simple" xlink:href="http://docs.mongodb.org/manual/core/replication-introduction/#asynchronous-replication" text:style-name="Internet_20_link" text:visited-style-name="Visited_20_Internet_20_Link"><text:span text:style-name="Emphasis"><text:span text:style-name="T17">asynchronous replication</text:span></text:span></text:a><text:span text:style-name="T5">, data in the secondary may not reflect the most recent write operations. </text:span><text:bookmark text:name="id2"/><text:a xlink:type="simple" xlink:href="http://docs.mongodb.org/manual/core/read-preference/#edge-cases-2-primaries" text:style-name="Internet_20_link" text:visited-style-name="Visited_20_Internet_20_Link"><text:span text:style-name="T17">[1]</text:span></text:a></text:p>
      <text:p text:style-name="P102"/>
      <text:p text:style-name="P17">NOTE</text:p>
      <text:p text:style-name="P104">The read preference does not affect the visibility of data; i.e, clients can see the results of writes before they are made durable:</text:p>
      <text:list xml:id="list4848183912806510302" text:style-name="L8">
        <text:list-item>
          <text:p text:style-name="P147"><text:span text:style-name="T5">Regardless of </text:span><text:a xlink:type="simple" xlink:href="http://docs.mongodb.org/manual/reference/write-concern/" text:style-name="Internet_20_link" text:visited-style-name="Visited_20_Internet_20_Link"><text:span text:style-name="Emphasis"><text:span text:style-name="T17">write concern</text:span></text:span></text:a><text:span text:style-name="T5">, other clients can see the result of the write operations before the write operation is acknowledged to the issuing client.</text:span></text:p>
        </text:list-item>
        <text:list-item>
          <text:p text:style-name="P147"><text:span text:style-name="T5">Clients can read data which may be subsequently </text:span><text:a xlink:type="simple" xlink:href="http://docs.mongodb.org/manual/core/replica-set-rollbacks/" text:style-name="Internet_20_link" text:visited-style-name="Visited_20_Internet_20_Link"><text:span text:style-name="Emphasis"><text:span text:style-name="T17">rolled back</text:span></text:span></text:a><text:span text:style-name="T5">.</text:span></text:p>
        </text:list-item>
      </text:list>
      <text:p text:style-name="P8"/>
      <text:p text:style-name="P8"/>
      <text:p text:style-name="P17"><text:soft-page-break/>NOTE</text:p>
      <text:p text:style-name="P79"><text:span text:style-name="T5">Read preferences aren’t relevant to direct connections to a single </text:span><text:a xlink:type="simple" xlink:href="http://docs.mongodb.org/manual/reference/program/mongod/#bin.mongod" text:style-name="Internet_20_link" text:visited-style-name="Visited_20_Internet_20_Link"><text:span text:style-name="Teletype"><text:span text:style-name="T26">mongod</text:span></text:span></text:a><text:span text:style-name="T5"> instance. However, in order to perform read operations on a direct connection to a secondary member of a replica set, you must set a read preference, such as </text:span><text:a xlink:type="simple" xlink:href="http://docs.mongodb.org/manual/reference/glossary/#term-secondary" text:style-name="Internet_20_link" text:visited-style-name="Visited_20_Internet_20_Link"><text:span text:style-name="Emphasis"><text:span text:style-name="T17">secondary</text:span></text:span></text:a><text:span text:style-name="T5">.</text:span></text:p>
      <text:p text:style-name="P8"/>
      <text:p text:style-name="P28">Useful points :</text:p>
      <text:h text:style-name="P52" text:outline-level="3">Indications</text:h>
      <text:p text:style-name="P101"><text:span text:style-name="T5">The following are common use cases for using non-</text:span><text:a xlink:type="simple" xlink:href="http://docs.mongodb.org/manual/reference/read-preference/#primary" text:style-name="Internet_20_link" text:visited-style-name="Visited_20_Internet_20_Link"><text:span text:style-name="Teletype"><text:span text:style-name="T26">primary</text:span></text:span></text:a><text:span text:style-name="T5"> read preference modes:</text:span></text:p>
      <text:p text:style-name="P15">Providing local reads for geographically distributed applications.</text:p>
      <text:list xml:id="list5339012597266461034" text:style-name="L9">
        <text:list-item>
          <text:p text:style-name="P146"><text:span text:style-name="T5">If you have application servers in multiple data centers, you may consider having a </text:span><text:a xlink:type="simple" xlink:href="http://docs.mongodb.org/manual/core/replica-set-architecture-geographically-distributed/#replica-set-geographical-distribution" text:style-name="Internet_20_link" text:visited-style-name="Visited_20_Internet_20_Link"><text:span text:style-name="Emphasis"><text:span text:style-name="T17">geographically distributed replica set</text:span></text:span></text:a><text:span text:style-name="T5"> and using a non primary read preference or the </text:span><text:a xlink:type="simple" xlink:href="http://docs.mongodb.org/manual/reference/read-preference/#nearest" text:style-name="Internet_20_link" text:visited-style-name="Visited_20_Internet_20_Link"><text:span text:style-name="Teletype"><text:span text:style-name="T26">nearest</text:span></text:span></text:a><text:span text:style-name="T5">. This allows the client to read from the lowest-latency members, rather than always reading from the primary.</text:span></text:p>
          <text:p text:style-name="P145"/>
        </text:list-item>
        <text:list-item>
          <text:p text:style-name="P145">Maintaining availability during a failover.</text:p>
          <text:p text:style-name="P146"><text:span text:style-name="T5">Use </text:span><text:a xlink:type="simple" xlink:href="http://docs.mongodb.org/manual/reference/read-preference/#primaryPreferred" text:style-name="Internet_20_link" text:visited-style-name="Visited_20_Internet_20_Link"><text:span text:style-name="Teletype"><text:span text:style-name="T26">primaryPreferred</text:span></text:span></text:a><text:span text:style-name="T5"> if you want an application to read from the primary under normal circumstances, but to allow stale reads from secondaries when the primary is unavailable. This provides a “read-only mode” for your application during a failover.</text:span></text:p>
        </text:list-item>
      </text:list>
      <text:p text:style-name="P28"/>
      <text:h text:style-name="P52" text:outline-level="3">Counter-Indications</text:h>
      <text:p text:style-name="P101"><text:span text:style-name="T5">In general, do </text:span><text:span text:style-name="Emphasis"><text:span text:style-name="T5">not</text:span></text:span><text:span text:style-name="T5"> use </text:span><text:a xlink:type="simple" xlink:href="http://docs.mongodb.org/manual/reference/read-preference/#secondary" text:style-name="Internet_20_link" text:visited-style-name="Visited_20_Internet_20_Link"><text:span text:style-name="Teletype"><text:span text:style-name="T26">secondary</text:span></text:span></text:a><text:span text:style-name="T5"> and </text:span><text:a xlink:type="simple" xlink:href="http://docs.mongodb.org/manual/reference/read-preference/#secondaryPreferred" text:style-name="Internet_20_link" text:visited-style-name="Visited_20_Internet_20_Link"><text:span text:style-name="Teletype"><text:span text:style-name="T26">secondaryPreferred</text:span></text:span></text:a><text:span text:style-name="T5"> to provide extra capacity for reads, because:</text:span></text:p>
      <text:list xml:id="list3163161315610093362" text:style-name="L10">
        <text:list-item>
          <text:p text:style-name="P153">All members of a replica have roughly equivalent write traffic; as a result, secondaries will service reads at roughly the same rate as the primary.</text:p>
        </text:list-item>
        <text:list-item>
          <text:p text:style-name="P153">Replication is asynchronous and there is some amount of delay between a successful write operation and its replication to secondaries; reading from a secondary can return out-of-date data.</text:p>
        </text:list-item>
        <text:list-item>
          <text:p text:style-name="P148"><text:span text:style-name="T5">Distributing read operations to secondaries can compromise availability if </text:span><text:span text:style-name="Emphasis"><text:span text:style-name="T5">any</text:span></text:span><text:span text:style-name="T5"> members of the set become unavailable because the remaining members of the set will need to be able to handle all application requests.</text:span></text:p>
        </text:list-item>
        <text:list-item>
          <text:p text:style-name="P148"><text:span text:style-name="T5">For queries of sharded collections, for clusters with the </text:span><text:a xlink:type="simple" xlink:href="http://docs.mongodb.org/manual/core/sharding-balancing/#sharding-internals-balancing" text:style-name="Internet_20_link" text:visited-style-name="Visited_20_Internet_20_Link"><text:span text:style-name="Emphasis"><text:span text:style-name="T17">balancer</text:span></text:span></text:a><text:span text:style-name="T5"> active, secondaries may return stale results with missing or duplicated data because of incomplete or terminated chunk migrations.</text:span></text:p>
        </text:list-item>
      </text:list>
      <text:p text:style-name="P96"><text:soft-page-break/><text:a xlink:type="simple" xlink:href="http://docs.mongodb.org/manual/sharding/" text:style-name="Internet_20_link" text:visited-style-name="Visited_20_Internet_20_Link"><text:span text:style-name="Emphasis"><text:span text:style-name="T17">Sharding</text:span></text:span></text:a><text:span text:style-name="T5"> increases read and write capacity by distributing read and write operations across a group of machines, and is often a better strategy for adding capacity.</text:span></text:p>
      <text:h text:style-name="P39" text:outline-level="2">Read Preference Modes</text:h>
      <text:section text:style-name="Sect1" text:name="read-preference-modes">
        <text:p text:style-name="P67">IMPORTANT</text:p>
        <text:p text:style-name="P73"><text:span text:style-name="T6">All read preference modes except </text:span><text:a xlink:type="simple" xlink:href="http://docs.mongodb.org/manual/reference/read-preference/#primary" text:style-name="Internet_20_link" text:visited-style-name="Visited_20_Internet_20_Link"><text:span text:style-name="Teletype"><text:span text:style-name="T26">primary</text:span></text:span></text:a><text:span text:style-name="T6"> may return stale data because </text:span><text:a xlink:type="simple" xlink:href="http://docs.mongodb.org/manual/reference/glossary/#term-secondary" text:style-name="Internet_20_link" text:visited-style-name="Visited_20_Internet_20_Link"><text:span text:style-name="Emphasis"><text:span text:style-name="T18">secondaries</text:span></text:span></text:a><text:span text:style-name="T6"> replicate operations from the primary with some delay. </text:span><text:bookmark text:name="id3"/><text:a xlink:type="simple" xlink:href="http://docs.mongodb.org/manual/core/read-preference/#edge-cases-2-primaries" text:style-name="Internet_20_link" text:visited-style-name="Visited_20_Internet_20_Link"><text:span text:style-name="T18">[1]</text:span></text:a><text:span text:style-name="T6"> Ensure that your application can tolerate stale data if you choose to use a non-</text:span><text:a xlink:type="simple" xlink:href="http://docs.mongodb.org/manual/reference/read-preference/#primary" text:style-name="Internet_20_link" text:visited-style-name="Visited_20_Internet_20_Link"><text:span text:style-name="Teletype"><text:span text:style-name="T26">primary</text:span></text:span></text:a><text:span text:style-name="T6"> mode.</text:span></text:p>
        <text:p text:style-name="P96"><text:span text:style-name="T5">MongoDB </text:span><text:a xlink:type="simple" xlink:href="http://docs.mongodb.org/manual/applications/drivers/" text:style-name="Internet_20_link" text:visited-style-name="Visited_20_Internet_20_Link"><text:span text:style-name="Emphasis"><text:span text:style-name="T17">drivers</text:span></text:span></text:a><text:span text:style-name="T5"> support five read preference modes.</text:span></text:p>
        <table:table table:name="Table7" table:style-name="Table7">
          <table:table-column table:style-name="Table7.A"/>
          <table:table-column table:style-name="Table7.B"/>
          <table:table-header-rows>
            <table:table-row>
              <table:table-cell table:style-name="Table7.A1" office:value-type="string">
                <text:p text:style-name="P125">Read Preference Mode</text:p>
              </table:table-cell>
              <table:table-cell table:style-name="Table7.B1" office:value-type="string">
                <text:p text:style-name="P125">Description</text:p>
              </table:table-cell>
            </table:table-row>
          </table:table-header-rows>
          <table:table-row>
            <table:table-cell table:style-name="Table7.A2" office:value-type="string">
              <text:p text:style-name="P126"><text:a xlink:type="simple" xlink:href="http://docs.mongodb.org/manual/reference/read-preference/#primary" text:style-name="Internet_20_link" text:visited-style-name="Visited_20_Internet_20_Link"><text:span text:style-name="Teletype"><text:span text:style-name="T115">primary</text:span></text:span></text:a></text:p>
            </table:table-cell>
            <table:table-cell table:style-name="Table7.B2" office:value-type="string">
              <text:p text:style-name="P126">Default mode. All operations read from the current replica set <text:a xlink:type="simple" xlink:href="http://docs.mongodb.org/manual/reference/glossary/#term-primary" text:style-name="Internet_20_link" text:visited-style-name="Visited_20_Internet_20_Link"><text:span text:style-name="Emphasis"><text:span text:style-name="T30">primary</text:span></text:span></text:a>.</text:p>
            </table:table-cell>
          </table:table-row>
          <table:table-row>
            <table:table-cell table:style-name="Table7.A2" office:value-type="string">
              <text:p text:style-name="P126"><text:a xlink:type="simple" xlink:href="http://docs.mongodb.org/manual/reference/read-preference/#primaryPreferred" text:style-name="Internet_20_link" text:visited-style-name="Visited_20_Internet_20_Link"><text:span text:style-name="Teletype"><text:span text:style-name="T115">primaryPreferred</text:span></text:span></text:a></text:p>
            </table:table-cell>
            <table:table-cell table:style-name="Table7.B2" office:value-type="string">
              <text:p text:style-name="P126">In most situations, operations read from the <text:a xlink:type="simple" xlink:href="http://docs.mongodb.org/manual/reference/glossary/#term-primary" text:style-name="Internet_20_link" text:visited-style-name="Visited_20_Internet_20_Link"><text:span text:style-name="Emphasis"><text:span text:style-name="T30">primary</text:span></text:span></text:a> but if it is unavailable, operations read from <text:a xlink:type="simple" xlink:href="http://docs.mongodb.org/manual/reference/glossary/#term-secondary" text:style-name="Internet_20_link" text:visited-style-name="Visited_20_Internet_20_Link"><text:span text:style-name="Emphasis"><text:span text:style-name="T30">secondary</text:span></text:span></text:a> members.</text:p>
            </table:table-cell>
          </table:table-row>
          <table:table-row>
            <table:table-cell table:style-name="Table7.A2" office:value-type="string">
              <text:p text:style-name="P126"><text:a xlink:type="simple" xlink:href="http://docs.mongodb.org/manual/reference/read-preference/#secondary" text:style-name="Internet_20_link" text:visited-style-name="Visited_20_Internet_20_Link"><text:span text:style-name="Teletype"><text:span text:style-name="T115">secondary</text:span></text:span></text:a></text:p>
            </table:table-cell>
            <table:table-cell table:style-name="Table7.B2" office:value-type="string">
              <text:p text:style-name="P126">All operations read from the <text:a xlink:type="simple" xlink:href="http://docs.mongodb.org/manual/reference/glossary/#term-secondary" text:style-name="Internet_20_link" text:visited-style-name="Visited_20_Internet_20_Link"><text:span text:style-name="Emphasis"><text:span text:style-name="T30">secondary</text:span></text:span></text:a> members of the replica set.</text:p>
            </table:table-cell>
          </table:table-row>
          <table:table-row>
            <table:table-cell table:style-name="Table7.A2" office:value-type="string">
              <text:p text:style-name="P126"><text:a xlink:type="simple" xlink:href="http://docs.mongodb.org/manual/reference/read-preference/#secondaryPreferred" text:style-name="Internet_20_link" text:visited-style-name="Visited_20_Internet_20_Link"><text:span text:style-name="Teletype"><text:span text:style-name="T115">secondaryPreferred</text:span></text:span></text:a></text:p>
            </table:table-cell>
            <table:table-cell table:style-name="Table7.B2" office:value-type="string">
              <text:p text:style-name="P126">In most situations, operations read from <text:a xlink:type="simple" xlink:href="http://docs.mongodb.org/manual/reference/glossary/#term-secondary" text:style-name="Internet_20_link" text:visited-style-name="Visited_20_Internet_20_Link"><text:span text:style-name="Emphasis"><text:span text:style-name="T30">secondary</text:span></text:span></text:a> members but if no <text:a xlink:type="simple" xlink:href="http://docs.mongodb.org/manual/reference/glossary/#term-secondary" text:style-name="Internet_20_link" text:visited-style-name="Visited_20_Internet_20_Link"><text:span text:style-name="Emphasis"><text:span text:style-name="T30">secondary</text:span></text:span></text:a>members are available, operations read from the <text:a xlink:type="simple" xlink:href="http://docs.mongodb.org/manual/reference/glossary/#term-primary" text:style-name="Internet_20_link" text:visited-style-name="Visited_20_Internet_20_Link"><text:span text:style-name="Emphasis"><text:span text:style-name="T30">primary</text:span></text:span></text:a>.</text:p>
            </table:table-cell>
          </table:table-row>
          <table:table-row>
            <table:table-cell table:style-name="Table7.A2" office:value-type="string">
              <text:p text:style-name="P126"><text:a xlink:type="simple" xlink:href="http://docs.mongodb.org/manual/reference/read-preference/#nearest" text:style-name="Internet_20_link" text:visited-style-name="Visited_20_Internet_20_Link"><text:span text:style-name="Teletype"><text:span text:style-name="T115">nearest</text:span></text:span></text:a></text:p>
            </table:table-cell>
            <table:table-cell table:style-name="Table7.B2" office:value-type="string">
              <text:p text:style-name="P126">Operations read from member of the <text:a xlink:type="simple" xlink:href="http://docs.mongodb.org/manual/reference/glossary/#term-replica-set" text:style-name="Internet_20_link" text:visited-style-name="Visited_20_Internet_20_Link"><text:span text:style-name="Emphasis"><text:span text:style-name="T30">replica set</text:span></text:span></text:a> with the least network latency, irrespective of the member’s type.</text:p>
            </table:table-cell>
          </table:table-row>
        </table:table>
        <text:p text:style-name="P96"><text:span text:style-name="T5">The syntax for specifying the read preference mode is </text:span><text:a xlink:type="simple" xlink:href="http://api.mongodb.org/" text:style-name="Internet_20_link" text:visited-style-name="Visited_20_Internet_20_Link"><text:span text:style-name="T17">specific to the driver and to the idioms of the host language</text:span></text:a><text:span text:style-name="T5">.</text:span></text:p>
        <text:p text:style-name="P96"><text:span text:style-name="T5">Read preference modes are also available to clients connecting to a </text:span><text:a xlink:type="simple" xlink:href="http://docs.mongodb.org/manual/reference/glossary/#term-sharded-cluster" text:style-name="Internet_20_link" text:visited-style-name="Visited_20_Internet_20_Link"><text:span text:style-name="Emphasis"><text:span text:style-name="T17">sharded cluster</text:span></text:span></text:a><text:span text:style-name="T5"> through a </text:span><text:a xlink:type="simple" xlink:href="http://docs.mongodb.org/manual/reference/program/mongos/#bin.mongos" text:style-name="Internet_20_link" text:visited-style-name="Visited_20_Internet_20_Link"><text:span text:style-name="Teletype"><text:span text:style-name="T26">mongos</text:span></text:span></text:a><text:span text:style-name="T5">. The </text:span><text:a xlink:type="simple" xlink:href="http://docs.mongodb.org/manual/reference/program/mongos/#bin.mongos" text:style-name="Internet_20_link" text:visited-style-name="Visited_20_Internet_20_Link"><text:span text:style-name="Teletype"><text:span text:style-name="T26">mongos</text:span></text:span></text:a><text:span text:style-name="T5"> instance obeys specified read preferences when </text:span><text:soft-page-break/><text:span text:style-name="T5">connecting to the </text:span><text:a xlink:type="simple" xlink:href="http://docs.mongodb.org/manual/reference/glossary/#term-replica-set" text:style-name="Internet_20_link" text:visited-style-name="Visited_20_Internet_20_Link"><text:span text:style-name="Emphasis"><text:span text:style-name="T17">replica set</text:span></text:span></text:a><text:span text:style-name="T5"> that provides each </text:span><text:a xlink:type="simple" xlink:href="http://docs.mongodb.org/manual/reference/glossary/#term-shard" text:style-name="Internet_20_link" text:visited-style-name="Visited_20_Internet_20_Link"><text:span text:style-name="Emphasis"><text:span text:style-name="T17">shard</text:span></text:span></text:a><text:span text:style-name="T5"> in the cluster.</text:span></text:p>
        <text:p text:style-name="P96"><text:span text:style-name="T5">In the </text:span><text:a xlink:type="simple" xlink:href="http://docs.mongodb.org/manual/reference/program/mongo/#bin.mongo" text:style-name="Internet_20_link" text:visited-style-name="Visited_20_Internet_20_Link"><text:span text:style-name="Teletype"><text:span text:style-name="T26">mongo</text:span></text:span></text:a><text:span text:style-name="T5"> shell, the </text:span><text:a xlink:type="simple" xlink:href="http://docs.mongodb.org/manual/reference/method/cursor.readPref/#cursor.readPref" text:style-name="Internet_20_link" text:visited-style-name="Visited_20_Internet_20_Link"><text:span text:style-name="Teletype"><text:span text:style-name="T26">readPref()</text:span></text:span></text:a><text:span text:style-name="T5"> cursor method provides access to read preferences.</text:span></text:p>
        <text:p text:style-name="P96"><text:span text:style-name="T5">For more information, see </text:span><text:a xlink:type="simple" xlink:href="http://docs.mongodb.org/manual/core/read-preference/#replica-set-read-preference-background" text:style-name="Internet_20_link" text:visited-style-name="Visited_20_Internet_20_Link"><text:span text:style-name="Emphasis"><text:span text:style-name="T17">read preference background</text:span></text:span></text:a><text:span text:style-name="T5"> and </text:span><text:a xlink:type="simple" xlink:href="http://docs.mongodb.org/manual/core/read-preference-mechanics/#replica-set-read-preference-behavior" text:style-name="Internet_20_link" text:visited-style-name="Visited_20_Internet_20_Link"><text:span text:style-name="Emphasis"><text:span text:style-name="T17">read preference behavior</text:span></text:span></text:a><text:span text:style-name="T5">. See also the</text:span><text:a xlink:type="simple" xlink:href="http://api.mongodb.org/" text:style-name="Internet_20_link" text:visited-style-name="Visited_20_Internet_20_Link"><text:span text:style-name="T17">documentation for your driver</text:span></text:a><text:span text:style-name="T5">.</text:span><text:bookmark text:name="index-3"/></text:p>
      </text:section>
      <text:section text:style-name="Sect1" text:name="tag-sets">
        <text:h text:style-name="P92" text:outline-level="2"><text:bookmark text:name="replica-set-read-preference-tag-sets"/><text:bookmark text:name="index-4"/>Tag Sets</text:h>
        <text:p text:style-name="P94">Tag sets allow you to target read operations to specific members of a replica set.</text:p>
        <text:p text:style-name="P96"><text:span text:style-name="T5">Custom read preferences and write concerns evaluate tag sets in different ways. Read preferences consider the value of a tag when selecting a member to read from. Write concerns ignore the value of a tag to when selecting a member, </text:span><text:span text:style-name="Emphasis"><text:span text:style-name="T5">except</text:span></text:span><text:span text:style-name="T5"> to consider whether or not the value is unique.</text:span></text:p>
        <text:p text:style-name="P97">You can specify tag sets with the following read preference modes:</text:p>
        <text:list xml:id="list5558761864745002898" text:style-name="L11">
          <text:list-item>
            <text:p text:style-name="P149"><text:a xlink:type="simple" xlink:href="http://docs.mongodb.org/manual/reference/read-preference/#primaryPreferred" text:style-name="Internet_20_link" text:visited-style-name="Visited_20_Internet_20_Link"><text:span text:style-name="Teletype"><text:span text:style-name="T26">primaryPreferred</text:span></text:span></text:a></text:p>
          </text:list-item>
          <text:list-item>
            <text:p text:style-name="P149"><text:a xlink:type="simple" xlink:href="http://docs.mongodb.org/manual/reference/read-preference/#secondary" text:style-name="Internet_20_link" text:visited-style-name="Visited_20_Internet_20_Link"><text:span text:style-name="Teletype"><text:span text:style-name="T26">secondary</text:span></text:span></text:a></text:p>
          </text:list-item>
          <text:list-item>
            <text:p text:style-name="P149"><text:a xlink:type="simple" xlink:href="http://docs.mongodb.org/manual/reference/read-preference/#secondaryPreferred" text:style-name="Internet_20_link" text:visited-style-name="Visited_20_Internet_20_Link"><text:span text:style-name="Teletype"><text:span text:style-name="T26">secondaryPreferred</text:span></text:span></text:a></text:p>
          </text:list-item>
          <text:list-item>
            <text:p text:style-name="P149"><text:a xlink:type="simple" xlink:href="http://docs.mongodb.org/manual/reference/read-preference/#nearest" text:style-name="Internet_20_link" text:visited-style-name="Visited_20_Internet_20_Link"><text:span text:style-name="Teletype"><text:span text:style-name="T26">nearest</text:span></text:span></text:a></text:p>
          </text:list-item>
        </text:list>
      </text:section>
      <text:p text:style-name="P28"><text:span text:style-name="T5">Tags are not compatible with mode </text:span><text:a xlink:type="simple" xlink:href="http://docs.mongodb.org/manual/reference/read-preference/#primary" text:style-name="Internet_20_link" text:visited-style-name="Visited_20_Internet_20_Link"><text:span text:style-name="Teletype"><text:span text:style-name="T26">primary</text:span></text:span></text:a><text:span text:style-name="T5"> and, in general, only apply when </text:span><text:a xlink:type="simple" xlink:href="http://docs.mongodb.org/manual/core/read-preference-mechanics/#replica-set-read-preference-behavior-member-selection" text:style-name="Internet_20_link" text:visited-style-name="Visited_20_Internet_20_Link"><text:span text:style-name="Emphasis"><text:span text:style-name="T17">selecting</text:span></text:span></text:a><text:span text:style-name="T5"> a </text:span><text:a xlink:type="simple" xlink:href="http://docs.mongodb.org/manual/reference/glossary/#term-secondary" text:style-name="Internet_20_link" text:visited-style-name="Visited_20_Internet_20_Link"><text:span text:style-name="Emphasis"><text:span text:style-name="T17">secondary</text:span></text:span></text:a><text:span text:style-name="T5">member of a set for a read operation. However, the </text:span><text:a xlink:type="simple" xlink:href="http://docs.mongodb.org/manual/reference/read-preference/#nearest" text:style-name="Internet_20_link" text:visited-style-name="Visited_20_Internet_20_Link"><text:span text:style-name="Teletype"><text:span text:style-name="T26">nearest</text:span></text:span></text:a><text:span text:style-name="T5"> read mode, when combined with a tag set, selects the matching member with the lowest network latency. This member may be a primary or secondary.</text:span></text:p>
      <text:p text:style-name="P96"><text:span text:style-name="T5">All interfaces use the same </text:span><text:a xlink:type="simple" xlink:href="http://docs.mongodb.org/manual/core/read-preference-mechanics/#replica-set-read-preference-behavior-member-selection" text:style-name="Internet_20_link" text:visited-style-name="Visited_20_Internet_20_Link"><text:span text:style-name="Emphasis"><text:span text:style-name="T17">member selection logic</text:span></text:span></text:a><text:span text:style-name="T5"> to choose the member to which to direct read operations, basing the choice on read preference mode and tag sets.</text:span></text:p>
      <text:p text:style-name="P96"><text:span text:style-name="T5">For information on configuring tag sets, see the </text:span><text:a xlink:type="simple" xlink:href="http://docs.mongodb.org/manual/tutorial/configure-replica-set-tag-sets/" text:style-name="Internet_20_link" text:visited-style-name="Visited_20_Internet_20_Link"><text:span text:style-name="Emphasis"><text:span text:style-name="T17">Configure Replica Set Tag Sets</text:span></text:span></text:a><text:span text:style-name="T5"> tutorial.</text:span></text:p>
      <text:p text:style-name="P96"><text:soft-page-break/><text:span text:style-name="T5">For more information on how read preference </text:span><text:a xlink:type="simple" xlink:href="http://docs.mongodb.org/manual/reference/read-preference/#replica-set-read-preference-modes" text:style-name="Internet_20_link" text:visited-style-name="Visited_20_Internet_20_Link"><text:span text:style-name="Emphasis"><text:span text:style-name="T17">modes</text:span></text:span></text:a><text:span text:style-name="T5"> interact with tag sets, see the </text:span><text:a xlink:type="simple" xlink:href="http://docs.mongodb.org/manual/reference/read-preference/" text:style-name="Internet_20_link" text:visited-style-name="Visited_20_Internet_20_Link"><text:span text:style-name="Emphasis"><text:span text:style-name="T17">documentation for each read preference mode</text:span></text:span></text:a><text:span text:style-name="T5">.</text:span></text:p>
      <text:h text:style-name="P54" text:outline-level="3"><text:a xlink:type="simple" xlink:href="http://docs.mongodb.org/manual/core/write-concern/" text:style-name="Internet_20_link" text:visited-style-name="Visited_20_Internet_20_Link"><text:span text:style-name="Emphasis"><text:span text:style-name="T25">Write Concern</text:span></text:span></text:a></text:h>
      <text:p text:style-name="P101"><text:span text:style-name="T5">Applications can also control the behavior of write operations using </text:span><text:a xlink:type="simple" xlink:href="http://docs.mongodb.org/manual/core/write-concern/#write-concern" text:style-name="Internet_20_link" text:visited-style-name="Visited_20_Internet_20_Link"><text:span text:style-name="Emphasis"><text:span text:style-name="T17">write concern</text:span></text:span></text:a><text:span text:style-name="T5">. Particularly useful for deployments with replica sets, the write concern semantics allow clients to specify the assurance that MongoDB provides when reporting on the success of a write operation.</text:span></text:p>
      <text:p text:style-name="P28">Note : tagsets allow to target read preferences(i.e from which replicaset member it shold get the data from.) </text:p>
      <text:p text:style-name="P28"/>
      <text:h text:style-name="P106" text:outline-level="1">Write Concern</text:h>
      <text:p text:style-name="P93"><text:a xlink:type="simple" xlink:href="http://docs.mongodb.org/manual/reference/glossary/#term-write-concern" text:style-name="Internet_20_link" text:visited-style-name="Visited_20_Internet_20_Link"><text:span text:style-name="Emphasis"><text:span text:style-name="T17">Write concern</text:span></text:span></text:a><text:span text:style-name="T5"> describes the guarantee that MongoDB provides when reporting on the success of a write operation. The strength of the write concerns determine the level of guarantee. When inserts, updates and deletes have a </text:span><text:span text:style-name="Emphasis"><text:span text:style-name="T5">weak</text:span></text:span><text:span text:style-name="T5"> write concern, write operations return quickly. In some failure cases, write operations issued with weak write concerns may not persist. With </text:span><text:span text:style-name="Emphasis"><text:span text:style-name="T5">stronger</text:span></text:span><text:span text:style-name="T5"> write concerns, clients wait after sending a write operation for MongoDB to confirm the write operations.</text:span></text:p>
      <text:p text:style-name="P97">MongoDB provides different levels of write concern to better address the specific needs of applications. Clients may adjust write concern to ensure that the most important operations persist successfully to an entire MongoDB deployment. For other less critical operations, clients can adjust the write concern to ensure faster performance rather than ensure persistence to the entire deployment.</text:p>
      <text:p text:style-name="P97">A new protocol for <text:a xlink:type="simple" xlink:href="http://docs.mongodb.org/manual/release-notes/2.6/#rel-notes-write-operations" text:style-name="Internet_20_link" text:visited-style-name="Visited_20_Internet_20_Link"><text:span text:style-name="Emphasis"><text:span text:style-name="T116">write operations</text:span></text:span></text:a> integrates write concern with the write operations. </text:p>
      <text:p text:style-name="P28">Note : That means write concern is the priority for the write operations(update,insert,delete)</text:p>
      <text:p text:style-name="P28"/>
      <text:h text:style-name="P41" text:outline-level="2"><text:soft-page-break/>Write Concern Levels:</text:h>
      <text:p text:style-name="P94">MongoDB has the following levels of conceptual write concern, listed from weakest to strongest:</text:p>
      <text:section text:style-name="Sect1" text:name="unacknowledged">
        <text:h text:style-name="P56" text:outline-level="3"><text:bookmark text:name="write-concern-unacknowledged"/>Unacknowledged</text:h>
        <text:p text:style-name="P101"><text:span text:style-name="T5">With an </text:span><text:span text:style-name="Emphasis"><text:span text:style-name="T5">unacknowledged</text:span></text:span><text:span text:style-name="T5"> write concern, MongoDB does not acknowledge the receipt of write operations. </text:span><text:span text:style-name="Emphasis"><text:span text:style-name="T5">Unacknowledged</text:span></text:span><text:span text:style-name="T5"> is similar to </text:span><text:span text:style-name="Emphasis"><text:span text:style-name="T5">errors ignored</text:span></text:span><text:span text:style-name="T5">; however, drivers will attempt to receive and handle network errors when possible. The driver’s ability to detect network errors depends on the system’s networking configuration.</text:span></text:p>
        <text:p text:style-name="P96"><text:span text:style-name="T5">Before the releases outlined in </text:span><text:a xlink:type="simple" xlink:href="http://docs.mongodb.org/manual/release-notes/drivers-write-concern/#driver-write-concern-change" text:style-name="Internet_20_link" text:visited-style-name="Visited_20_Internet_20_Link"><text:span text:style-name="Emphasis"><text:span text:style-name="T17">Default Write Concern Change</text:span></text:span></text:a><text:span text:style-name="T5">, this was the default write concern.</text:span></text:p>
        <text:p text:style-name="P127"><draw:frame draw:style-name="fr1" draw:name="graphics6" text:anchor-type="as-char" svg:width="4.7917in" svg:height="3.3335in" draw:z-index="5"><draw:image xlink:href="http://docs.mongodb.org/manual/_images/crud-write-concern-unack.png" xlink:type="simple" xlink:show="embed" xlink:actuate="onLoad"/><svg:title>Write operation to a ``mongod`` instance with write concern of ``unacknowledged``. The client does not wait for any acknowledgment.</svg:title></draw:frame></text:p>
      </text:section>
      <text:section text:style-name="Sect1" text:name="acknowledged">
        <text:h text:style-name="P56" text:outline-level="3"><text:bookmark text:name="write-concern-acknowledged"/>Acknowledged</text:h>
        <text:p text:style-name="P101"><text:span text:style-name="T5">With a receipt </text:span><text:span text:style-name="Emphasis"><text:span text:style-name="T5">acknowledged</text:span></text:span><text:span text:style-name="T5"> write concern, the </text:span><text:a xlink:type="simple" xlink:href="http://docs.mongodb.org/manual/reference/program/mongod/#bin.mongod" text:style-name="Internet_20_link" text:visited-style-name="Visited_20_Internet_20_Link"><text:span text:style-name="Teletype"><text:span text:style-name="T26">mongod</text:span></text:span></text:a><text:span text:style-name="T5"> confirms that it received the write operation and applied the change to the in-memory view of data. </text:span><text:span text:style-name="Emphasis"><text:span text:style-name="T5">Acknowledged</text:span></text:span><text:span text:style-name="T5"> write concern allows clients to catch network, duplicate key, and other errors.</text:span></text:p>
        <text:p text:style-name="P96"><text:span text:style-name="T5">MongoDB uses the </text:span><text:span text:style-name="Emphasis"><text:span text:style-name="T5">acknowledged</text:span></text:span><text:span text:style-name="T5"> write concern by default starting in the driver releases </text:span><text:soft-page-break/><text:span text:style-name="T5">outlined in</text:span><text:a xlink:type="simple" xlink:href="http://docs.mongodb.org/manual/release-notes/drivers-write-concern/#write-concern-change-releases" text:style-name="Internet_20_link" text:visited-style-name="Visited_20_Internet_20_Link"><text:span text:style-name="Emphasis"><text:span text:style-name="T17">Releases</text:span></text:span></text:a><text:span text:style-name="T5">.</text:span></text:p>
        <text:p text:style-name="P96"><text:span text:style-name="T10">Changed in version 2.6: </text:span><text:span text:style-name="T5">The </text:span><text:a xlink:type="simple" xlink:href="http://docs.mongodb.org/manual/reference/program/mongo/#bin.mongo" text:style-name="Internet_20_link" text:visited-style-name="Visited_20_Internet_20_Link"><text:span text:style-name="Teletype"><text:span text:style-name="T26">mongo</text:span></text:span></text:a><text:span text:style-name="T5"> shell write methods now incorporates the </text:span><text:a xlink:type="simple" xlink:href="http://docs.mongodb.org/manual/core/write-concern/" text:style-name="Internet_20_link" text:visited-style-name="Visited_20_Internet_20_Link"><text:span text:style-name="Emphasis"><text:span text:style-name="T17">write concern</text:span></text:span></text:a><text:span text:style-name="T5"> in the write methods and provide the default write concern whether run interactively or in a script. See </text:span><text:a xlink:type="simple" xlink:href="http://docs.mongodb.org/manual/release-notes/2.6-compatibility/#write-methods-incompatibility" text:style-name="Internet_20_link" text:visited-style-name="Visited_20_Internet_20_Link"><text:span text:style-name="Emphasis"><text:span text:style-name="T17">Write Method Acknowledgements</text:span></text:span></text:a><text:span text:style-name="T5"> for details.</text:span></text:p>
        <text:p text:style-name="P127"><draw:frame draw:style-name="fr1" draw:name="graphics7" text:anchor-type="as-char" svg:width="4.7917in" svg:height="3.3335in" draw:z-index="6"><draw:image xlink:href="http://docs.mongodb.org/manual/_images/crud-write-concern-ack.png" xlink:type="simple" xlink:show="embed" xlink:actuate="onLoad"/><svg:title>Write operation to a ``mongod`` instance with write concern of ``acknowledged``. The client waits for acknowledgment of success or exception.</svg:title></draw:frame></text:p>
        <text:p text:style-name="P96"><text:span text:style-name="Emphasis"><text:span text:style-name="T5">Acknowledged</text:span></text:span><text:span text:style-name="T5"> write concern does </text:span><text:span text:style-name="Emphasis"><text:span text:style-name="T5">not</text:span></text:span><text:span text:style-name="T5"> confirm that the write operation has persisted to the disk system.</text:span></text:p>
      </text:section>
      <text:section text:style-name="Sect1" text:name="journaled">
        <text:h text:style-name="P56" text:outline-level="3"><text:bookmark text:name="write-concern-replica-journaled"/>Journaled</text:h>
        <text:p text:style-name="P101"><text:span text:style-name="T5">With a </text:span><text:span text:style-name="Emphasis"><text:span text:style-name="T5">journaled</text:span></text:span><text:span text:style-name="T5"> write concern, the MongoDB acknowledges the write operation only after committing the data to the </text:span><text:a xlink:type="simple" xlink:href="http://docs.mongodb.org/manual/reference/glossary/#term-journal" text:style-name="Internet_20_link" text:visited-style-name="Visited_20_Internet_20_Link"><text:span text:style-name="Emphasis"><text:span text:style-name="T17">journal</text:span></text:span></text:a><text:span text:style-name="T5">. This write concern ensures that MongoDB can recover the data following a shutdown or power interruption.</text:span></text:p>
        <text:p text:style-name="P97">You must have journaling enabled to use this write concern.</text:p>
        <text:p text:style-name="P96"><text:span text:style-name="T5">With a </text:span><text:span text:style-name="Emphasis"><text:span text:style-name="T5">journaled</text:span></text:span><text:span text:style-name="T5"> write concern, write operations must wait for the next journal commit. To reduce latency for these operations, MongoDB also increases the frequency that it commits operations to the journal. See </text:span><text:span text:style-name="Teletype"><text:span text:style-name="T33">commitIntervalMs</text:span></text:span><text:span text:style-name="T5"> for more information.</text:span></text:p>
        <text:p text:style-name="P127"><text:soft-page-break/><draw:frame draw:style-name="fr1" draw:name="graphics8" text:anchor-type="as-char" svg:width="6.25in" svg:height="3.3335in" draw:z-index="7"><draw:image xlink:href="http://docs.mongodb.org/manual/_images/crud-write-concern-journal.png" xlink:type="simple" xlink:show="embed" xlink:actuate="onLoad"/><svg:title>Write operation to a ``mongod`` instance with write concern of ``journaled``. The ``mongod`` sends acknowledgment after it commits the write operation to the journal.</svg:title></draw:frame></text:p>
        <text:p text:style-name="P70">Journal :</text:p>
        <text:p text:style-name="P69"><text:span text:style-name="T113">A sequential, binary transaction log used to bring the database into a valid state in the event of a hard shutdown. Journaling writes data first to the journal and then to the core data files. MongoDB enables journaling by default for 64-bit builds of MongoDB version 2.0 and newer. </text:span><text:span text:style-name="T114">Journal files are pre-allocated and exist as files in the </text:span><text:a xlink:type="simple" xlink:href="http://docs.mongodb.org/manual/reference/glossary/#term-data-directory" text:style-name="Internet_20_link" text:visited-style-name="Visited_20_Internet_20_Link"><text:span text:style-name="Emphasis"><text:span text:style-name="T117">data directory</text:span></text:span></text:a><text:span text:style-name="T113">. </text:span> </text:p>
        <text:p text:style-name="P69">NOTE</text:p>
        <text:p text:style-name="P73"><text:span text:style-name="T7">Requiring </text:span><text:span text:style-name="Emphasis"><text:span text:style-name="T7">journaled</text:span></text:span><text:span text:style-name="T7"> write concern in a replica set only requires a journal commit of the write operation to the </text:span><text:a xlink:type="simple" xlink:href="http://docs.mongodb.org/manual/reference/glossary/#term-primary" text:style-name="Internet_20_link" text:visited-style-name="Visited_20_Internet_20_Link"><text:span text:style-name="Emphasis"><text:span text:style-name="T19">primary</text:span></text:span></text:a><text:span text:style-name="T7"> of the set regardless of the level of </text:span><text:span text:style-name="Emphasis"><text:span text:style-name="T7">replica acknowledged</text:span></text:span><text:span text:style-name="T7"> write concern.</text:span></text:p>
      </text:section>
      <text:section text:style-name="Sect1" text:name="replica-acknowledged">
        <text:h text:style-name="P56" text:outline-level="3"><text:bookmark text:name="replica-set-write-concern"/><text:bookmark text:name="write-concern-replica-acknowledged"/>Replica Acknowledged</text:h>
        <text:p text:style-name="P101"><text:a xlink:type="simple" xlink:href="http://docs.mongodb.org/manual/reference/glossary/#term-replica-set" text:style-name="Internet_20_link" text:visited-style-name="Visited_20_Internet_20_Link"><text:span text:style-name="Emphasis"><text:span text:style-name="T17">Replica sets</text:span></text:span></text:a><text:span text:style-name="T5"> present additional considerations with regards to write concern. The default write concern only requires acknowledgement from the primary.</text:span></text:p>
        <text:p text:style-name="P96"><text:span text:style-name="T5">With </text:span><text:span text:style-name="Emphasis"><text:span text:style-name="T5">replica acknowledged</text:span></text:span><text:span text:style-name="T5"> write concern, you can guarantee that the write operation propagates to additional members of the replica set. See </text:span><text:a xlink:type="simple" xlink:href="http://docs.mongodb.org/manual/core/replica-set-write-concern/" text:style-name="Internet_20_link" text:visited-style-name="Visited_20_Internet_20_Link"><text:span text:style-name="Emphasis"><text:span text:style-name="T17">Write Concern for Replica Sets</text:span></text:span></text:a><text:span text:style-name="T5"> for more information.</text:span></text:p>
        <text:p text:style-name="P127"><text:soft-page-break/><draw:frame draw:style-name="fr1" draw:name="graphics9" text:anchor-type="as-char" svg:width="5.4165in" svg:height="5.6252in" draw:z-index="8"><draw:image xlink:href="http://docs.mongodb.org/manual/_images/crud-write-concern-w2.png" xlink:type="simple" xlink:show="embed" xlink:actuate="onLoad"/><svg:title>Write operation to a replica set with write concern level of ``w:2`` or write to the primary and at least one secondary.</svg:title></draw:frame></text:p>
        <text:p text:style-name="P69">NOTE</text:p>
        <text:p text:style-name="P73"><text:span text:style-name="T7">Requiring </text:span><text:span text:style-name="Emphasis"><text:span text:style-name="T7">journaled</text:span></text:span><text:span text:style-name="T7"> write concern in a replica set only requires a journal commit of the write operation to the </text:span><text:a xlink:type="simple" xlink:href="http://docs.mongodb.org/manual/reference/glossary/#term-primary" text:style-name="Internet_20_link" text:visited-style-name="Visited_20_Internet_20_Link"><text:span text:style-name="Emphasis"><text:span text:style-name="T19">primary</text:span></text:span></text:a><text:span text:style-name="T7"> of the set regardless of the level of </text:span><text:span text:style-name="Emphasis"><text:span text:style-name="T7">replica acknowledged</text:span></text:span><text:span text:style-name="T7"> write concern.</text:span></text:p>
      </text:section>
      <text:p text:style-name="P14"/>
      <text:p text:style-name="P108"><text:a xlink:type="simple" xlink:href="http://docs.mongodb.org/manual/core/cursors/" text:style-name="Internet_20_link" text:visited-style-name="Visited_20_Internet_20_Link"><text:span text:style-name="Emphasis"><text:span text:style-name="T21">Cursors</text:span></text:span></text:a></text:p>
      <text:p text:style-name="P128"><text:span text:style-name="T5">Queries return iterable objects, called cursors, that hold the full result set.</text:span> </text:p>
      <text:p text:style-name="P128"/>
      <text:p text:style-name="P59"><text:span text:style-name="T5">In the </text:span><text:a xlink:type="simple" xlink:href="http://docs.mongodb.org/manual/reference/program/mongo/#bin.mongo" text:style-name="Internet_20_link" text:visited-style-name="Visited_20_Internet_20_Link"><text:span text:style-name="Teletype"><text:span text:style-name="T26">mongo</text:span></text:span></text:a><text:span text:style-name="T5"> shell, the primary method for the read operation is the </text:span><text:a xlink:type="simple" xlink:href="http://docs.mongodb.org/manual/reference/method/db.collection.find/#db.collection.find" text:style-name="Internet_20_link" text:visited-style-name="Visited_20_Internet_20_Link"><text:span text:style-name="Teletype"><text:span text:style-name="T26">db.collection.find()</text:span></text:span></text:a><text:span text:style-name="T5"> method. This method queries a collection and returns a </text:span><text:a xlink:type="simple" xlink:href="http://docs.mongodb.org/manual/reference/glossary/#term-cursor" text:style-name="Internet_20_link" text:visited-style-name="Visited_20_Internet_20_Link"><text:span text:style-name="Emphasis"><text:span text:style-name="T17">cursor</text:span></text:span></text:a><text:span text:style-name="T5"> to the returning documents.</text:span></text:p>
      <text:p text:style-name="P96"><text:span text:style-name="T5">To access the documents, you need to iterate the cursor. However, in the </text:span><text:a xlink:type="simple" xlink:href="http://docs.mongodb.org/manual/reference/program/mongo/#bin.mongo" text:style-name="Internet_20_link" text:visited-style-name="Visited_20_Internet_20_Link"><text:span text:style-name="Teletype"><text:span text:style-name="T26">mongo</text:span></text:span></text:a><text:span text:style-name="T5"> shell, if the returned cursor is not assigned to a variable using the </text:span><text:span text:style-name="Teletype"><text:span text:style-name="T32">var</text:span></text:span><text:span text:style-name="T5"> keyword, then the cursor is automatically iterated up to 20 times </text:span><text:bookmark text:name="id11"/><text:a xlink:type="simple" xlink:href="http://docs.mongodb.org/manual/core/cursors/#set-shell-batch-size" text:style-name="Internet_20_link" text:visited-style-name="Visited_20_Internet_20_Link"><text:span text:style-name="T17">[1]</text:span></text:a><text:span text:style-name="T5"> to print up to the first 20 documents in the results.</text:span></text:p>
      <text:p text:style-name="P96"><text:soft-page-break/><text:span text:style-name="T5">For example, in the </text:span><text:a xlink:type="simple" xlink:href="http://docs.mongodb.org/manual/reference/program/mongo/#bin.mongo" text:style-name="Internet_20_link" text:visited-style-name="Visited_20_Internet_20_Link"><text:span text:style-name="Teletype"><text:span text:style-name="T26">mongo</text:span></text:span></text:a><text:span text:style-name="T5"> shell, the following read operation queries the </text:span><text:span text:style-name="Teletype"><text:span text:style-name="T32">inventory</text:span></text:span><text:span text:style-name="T5"> collection for documents that have </text:span><text:span text:style-name="Teletype"><text:span text:style-name="T32">type</text:span></text:span><text:span text:style-name="T5"> equal to </text:span><text:span text:style-name="Teletype"><text:span text:style-name="T32">'food'</text:span></text:span><text:span text:style-name="T5"> and automatically print up to the first 20 matching documents:</text:span></text:p>
      <text:p text:style-name="P90">db.inventory.find( { type<text:span text:style-name="T123">:</text:span> <text:span text:style-name="T124">'food'</text:span> } );</text:p>
      <text:p text:style-name="P96"><text:span text:style-name="T5">To manually iterate the cursor to access the documents, see </text:span><text:a xlink:type="simple" xlink:href="http://docs.mongodb.org/manual/tutorial/iterate-a-cursor/" text:style-name="Internet_20_link" text:visited-style-name="Visited_20_Internet_20_Link"><text:span text:style-name="Emphasis"><text:span text:style-name="T17">Iterate a Cursor in the mongo Shell</text:span></text:span></text:a><text:span text:style-name="T5">.</text:span></text:p>
      <text:p text:style-name="P120"><text:bookmark text:name="set-shell-batch-size"/></text:p>
      <table:table table:name="Table8" table:style-name="Table8">
        <table:table-column table:style-name="Table8.A"/>
        <table:table-column table:style-name="Table8.B"/>
        <table:table-row>
          <table:table-cell table:style-name="Table8.A1" office:value-type="string">
            <text:p text:style-name="P126"><text:a xlink:type="simple" xlink:href="http://docs.mongodb.org/manual/core/cursors/#id1" text:style-name="Internet_20_link" text:visited-style-name="Visited_20_Internet_20_Link"><text:span text:style-name="T118">[1]</text:span></text:a></text:p>
          </table:table-cell>
          <table:table-cell table:style-name="Table8.A1" office:value-type="string">
            <text:p text:style-name="P126">You can use the <text:span text:style-name="Teletype"><text:span text:style-name="T120">DBQuery.shellBatchSize</text:span></text:span> to change the number of iteration from the default value <text:span text:style-name="Teletype"><text:span text:style-name="T120">20</text:span></text:span></text:p>
          </table:table-cell>
        </table:table-row>
      </table:table>
      <text:p text:style-name="P61"/>
      <text:h text:style-name="P57" text:outline-level="3">Closure of Inactive Cursors</text:h>
      <text:p text:style-name="P101"><text:span text:style-name="T5">By default, the server will automatically close the cursor after 10 minutes of inactivity or if client has exhausted the cursor. To override this behavior, you can specify the </text:span><text:span text:style-name="Teletype"><text:span text:style-name="T32">noTimeout</text:span></text:span><text:span text:style-name="T5"> flag in your query using </text:span><text:a xlink:type="simple" xlink:href="http://docs.mongodb.org/manual/reference/method/cursor.addOption/#cursor.addOption" text:style-name="Internet_20_link" text:visited-style-name="Visited_20_Internet_20_Link"><text:span text:style-name="Teletype"><text:span text:style-name="T26">cursor.addOption()</text:span></text:span></text:a><text:span text:style-name="T5">; however, you should either close the cursor manually or exhaust the cursor. In the </text:span><text:a xlink:type="simple" xlink:href="http://docs.mongodb.org/manual/reference/program/mongo/#bin.mongo" text:style-name="Internet_20_link" text:visited-style-name="Visited_20_Internet_20_Link"><text:span text:style-name="Teletype"><text:span text:style-name="T26">mongo</text:span></text:span></text:a><text:span text:style-name="T5"> shell, you can set the </text:span><text:span text:style-name="Teletype"><text:span text:style-name="T32">noTimeout</text:span></text:span><text:span text:style-name="T5"> flag:</text:span></text:p>
      <text:p text:style-name="P90"><text:span text:style-name="T125">var</text:span> myCursor <text:span text:style-name="T123">=</text:span> db.inventory.find().addOption(DBQuery.Option.noTimeout);</text:p>
      <text:p text:style-name="P62">Difference Between Sharded cluster and replica set :</text:p>
      <text:p text:style-name="P60"><text:span text:style-name="T59">A </text:span><text:a xlink:type="simple" xlink:href="http://docs.mongodb.org/manual/core/replica-set-members/" text:style-name="Internet_20_link" text:visited-style-name="Visited_20_Internet_20_Link"><text:span text:style-name="Strong_20_Emphasis"><text:span text:style-name="T68">Replica-Set</text:span></text:span></text:a><text:span text:style-name="T59"> means that you have multiple instances of MongoDB which each mirror all the data of each other. A replica-set consists of one Master (also called "Primary") and one or more Slaves (aka Secondary). Read-operations can be served by any slave, so you can increase read-performance by adding more slaves to the replica-set. But write-operations always take place on the master of the replica-set and are then propagated to the slaves, so writes won't get faster when you add more slaves.</text:span></text:p>
      <text:p text:style-name="P65"><text:span text:style-name="T59">Replica-sets also offer fault-tolerance. When one of the members of the replica-set goes down, the others take over. When the master goes down, the slaves will elect a new master. For that reason </text:span><text:a xlink:type="simple" xlink:href="http://docs.mongodb.org/manual/core/replica-set-members/" text:style-name="Internet_20_link" text:visited-style-name="Visited_20_Internet_20_Link"><text:span text:style-name="T69">it is suggested</text:span></text:a><text:span text:style-name="T59"> for productive deployment to always use MongoDB as a replica-set of at least three servers, two of them holding data (the third one is a data-less "arbiter" which is required for determining a new master when one of the slaves goes down).</text:span></text:p>
      <text:p text:style-name="P65"><text:span text:style-name="T59">A </text:span><text:a xlink:type="simple" xlink:href="http://docs.mongodb.org/manual/core/sharded-cluster-architectures-production/" text:style-name="Internet_20_link" text:visited-style-name="Visited_20_Internet_20_Link"><text:span text:style-name="Strong_20_Emphasis"><text:span text:style-name="T68">Sharded Cluster</text:span></text:span></text:a><text:span text:style-name="T59"> means that each shard of the cluster (which can also be a replica-set) takes care of a part of the data. Each request, both reads and writes, is served by the cluster where the data resides, This means that both read- and write performance can be increased by adding more shards to a cluster. Which document resides on which shard is determined by the </text:span><text:span text:style-name="Emphasis"><text:span text:style-name="T60">shard key</text:span></text:span><text:span text:style-name="T59"> of each collection. It should be chosen in a way that the data can be evenly distributed on all </text:span><text:soft-page-break/><text:span text:style-name="T59">clusters and so that it is clear for the most common queries where the shard-key resides (example: when you frequently query by </text:span><text:span text:style-name="Source_20_Text"><text:span text:style-name="T61">user_name</text:span></text:span><text:span text:style-name="T59">, your shard-key should include the field </text:span><text:span text:style-name="Source_20_Text"><text:span text:style-name="T61">user_name</text:span></text:span><text:span text:style-name="T59"> so each query can be delegated to only the one shard which has that document).</text:span></text:p>
      <text:p text:style-name="P65"><text:span text:style-name="T59">The drawback is that the fault-tolerance suffers. When one shard of the cluster goes down, any data on it is inaccessible. For that reason each member of the cluster should also be a replica-set. This is not required. </text:span><text:a xlink:type="simple" xlink:href="http://docs.mongodb.org/manual/core/sharded-cluster-architectures-test/" text:style-name="Internet_20_link" text:visited-style-name="Visited_20_Internet_20_Link"><text:span text:style-name="T69">When you don't care about high-availability, a shard can also be a single mongod instance without replication</text:span></text:a><text:span text:style-name="T59">.</text:span></text:p>
      <text:p text:style-name="P62"/>
      <text:p text:style-name="P58"><text:span text:style-name="Source_20_Text"><text:span text:style-name="T39"><text:s text:c="28"/></text:span></text:span><text:span text:style-name="Source_20_Text"><text:span text:style-name="T38">Sharded Cluster <text:s text:c="12"/></text:span></text:span></text:p>
      <text:p text:style-name="P64"><text:span text:style-name="Source_20_Text"><text:span text:style-name="T39"><text:s text:c="13"/></text:span></text:span><text:span text:style-name="Source_20_Text"><text:span text:style-name="T38">/ <text:s text:c="19"/>| <text:s text:c="19"/>\</text:span></text:span></text:p>
      <text:p text:style-name="P121"><text:span text:style-name="Source_20_Text"><text:span text:style-name="T39"><text:s text:c="6"/></text:span></text:span><text:span text:style-name="Source_20_Text"><text:span text:style-name="T38">Shard A <text:s text:c="17"/>Shard B <text:s text:c="17"/>Shard C</text:span></text:span></text:p>
      <text:p text:style-name="P64"><text:span text:style-name="Source_20_Text"><text:span text:style-name="T39"><text:s text:c="8"/></text:span></text:span><text:span text:style-name="Source_20_Text"><text:span text:style-name="T38">/ \ <text:s text:c="21"/>/ \ <text:s text:c="21"/>/ \</text:span></text:span></text:p>
      <text:p text:style-name="P64"><text:span text:style-name="Source_20_Text"><text:span text:style-name="T38">+</text:span></text:span><text:span text:style-name="Source_20_Text"><text:span text:style-name="T70">-------+ +---------+ <text:s text:c="3"/>+-------+ +---------+ <text:s text:c="3"/>+-------+ +---------+</text:span></text:span></text:p>
      <text:p text:style-name="P64"><text:span text:style-name="Source_20_Text"><text:span text:style-name="T38">|</text:span></text:span><text:span text:style-name="Source_20_Text"><text:span text:style-name="T71">Primary</text:span></text:span><text:span text:style-name="Source_20_Text"><text:span text:style-name="T38">| |Secondary| <text:s text:c="3"/>|</text:span></text:span><text:span text:style-name="Source_20_Text"><text:span text:style-name="T71">Primary</text:span></text:span><text:span text:style-name="Source_20_Text"><text:span text:style-name="T38">| |Secondary| <text:s text:c="3"/>|</text:span></text:span><text:span text:style-name="Source_20_Text"><text:span text:style-name="T71">Primary</text:span></text:span><text:span text:style-name="Source_20_Text"><text:span text:style-name="T38">| |Secondary|</text:span></text:span></text:p>
      <text:p text:style-name="P64"><text:span text:style-name="Source_20_Text"><text:span text:style-name="T38">| <text:s/></text:span></text:span><text:span text:style-name="Source_20_Text"><text:span text:style-name="T72">25</text:span></text:span><text:span text:style-name="Source_20_Text"><text:span text:style-name="T38">GB |=| </text:span></text:span><text:span text:style-name="Source_20_Text"><text:span text:style-name="T72">25</text:span></text:span><text:span text:style-name="Source_20_Text"><text:span text:style-name="T38">GB <text:s text:c="3"/>| <text:s text:c="3"/>| </text:span></text:span><text:span text:style-name="Source_20_Text"><text:span text:style-name="T72">25</text:span></text:span><text:span text:style-name="Source_20_Text"><text:span text:style-name="T38"> GB |=| </text:span></text:span><text:span text:style-name="Source_20_Text"><text:span text:style-name="T72">25</text:span></text:span><text:span text:style-name="Source_20_Text"><text:span text:style-name="T38"> GB <text:s text:c="2"/>| <text:s text:c="3"/>| </text:span></text:span><text:span text:style-name="Source_20_Text"><text:span text:style-name="T72">25</text:span></text:span><text:span text:style-name="Source_20_Text"><text:span text:style-name="T38">GB <text:s/>|=| </text:span></text:span><text:span text:style-name="Source_20_Text"><text:span text:style-name="T72">25</text:span></text:span><text:span text:style-name="Source_20_Text"><text:span text:style-name="T38">GB <text:s text:c="3"/>| <text:s text:c="2"/></text:span></text:span></text:p>
      <text:p text:style-name="P64"><text:span text:style-name="Source_20_Text"><text:span text:style-name="T38">+</text:span></text:span><text:span text:style-name="Source_20_Text"><text:span text:style-name="T70">-------+ +---------+ <text:s text:c="3"/>+-------+ +---------+ <text:s text:c="3"/>+-------+ +---------+</text:span></text:span></text:p>
      <text:p text:style-name="P71">When you want to split your data of 75GB into 3 shards of 25GB each, you need at least 6 database servers organized in three replica-sets. Each replica-set consists of two servers who have the same 25GB of data.</text:p>
      <text:p text:style-name="P71">You also need servers for the arbiters of the three replica-sets as well as the mongos router and the config server for the shard. The arbiters are very lightweight and are only needed when a replica-set member goes down, so they can usually share the same hardware with something else. But Mongos router and config-server should be redundant and on their own servers.</text:p>
      <text:p text:style-name="P63"><text:a xlink:type="simple" xlink:href="http://docs.mongodb.org/manual/core/distributed-queries/" text:style-name="Internet_20_link" text:visited-style-name="Visited_20_Internet_20_Link"><text:span text:style-name="Emphasis"><text:span text:style-name="T22">Distributed Queries</text:span></text:span></text:a></text:p>
      <text:p text:style-name="P128"><text:span text:style-name="T5">Describes how </text:span><text:a xlink:type="simple" xlink:href="http://docs.mongodb.org/manual/reference/glossary/#term-sharded-cluster" text:style-name="Internet_20_link" text:visited-style-name="Visited_20_Internet_20_Link"><text:span text:style-name="Emphasis"><text:span text:style-name="T17">sharded clusters</text:span></text:span></text:a><text:span text:style-name="T5"> and </text:span><text:a xlink:type="simple" xlink:href="http://docs.mongodb.org/manual/reference/glossary/#term-replica-set" text:style-name="Internet_20_link" text:visited-style-name="Visited_20_Internet_20_Link"><text:span text:style-name="Emphasis"><text:span text:style-name="T17">replica sets</text:span></text:span></text:a><text:span text:style-name="T5"> affect the performance of read operations.</text:span> </text:p>
      <text:p text:style-name="P61"><text:span text:style-name="T126">Read Operations from the shraded cluseter :</text:span><text:span text:style-name="T5">Read operations on sharded clusters are most efficient when directed to a specific shard. Queries to sharded collections should include the collection’s </text:span><text:a xlink:type="simple" xlink:href="http://docs.mongodb.org/manual/core/sharding-shard-key/#sharding-shard-key" text:style-name="Internet_20_link" text:visited-style-name="Visited_20_Internet_20_Link"><text:span text:style-name="Emphasis"><text:span text:style-name="T17">shard key</text:span></text:span></text:a><text:span text:style-name="T5">. When a query includes a shard key, the</text:span><text:a xlink:type="simple" xlink:href="http://docs.mongodb.org/manual/reference/program/mongos/#bin.mongos" text:style-name="Internet_20_link" text:visited-style-name="Visited_20_Internet_20_Link"><text:span text:style-name="Teletype"><text:span text:style-name="T26">mongos</text:span></text:span></text:a><text:span text:style-name="T5"> can use cluster metadata from the </text:span><text:a xlink:type="simple" xlink:href="http://docs.mongodb.org/manual/core/sharded-cluster-config-servers/#sharding-config-server" text:style-name="Internet_20_link" text:visited-style-name="Visited_20_Internet_20_Link"><text:span text:style-name="Emphasis"><text:span text:style-name="T17">config database</text:span></text:span></text:a><text:span text:style-name="T5"> to route the queries to shards.</text:span></text:p>
      <text:p text:style-name="P61"><text:span text:style-name="T5">If a query does not include the shard key, the </text:span><text:a xlink:type="simple" xlink:href="http://docs.mongodb.org/manual/reference/program/mongos/#bin.mongos" text:style-name="Internet_20_link" text:visited-style-name="Visited_20_Internet_20_Link"><text:span text:style-name="Teletype"><text:span text:style-name="T26">mongos</text:span></text:span></text:a><text:span text:style-name="T5"> must direct the query to </text:span><text:span text:style-name="Emphasis"><text:span text:style-name="T11">all</text:span></text:span><text:span text:style-name="T5"> shards in the cluster. These </text:span><text:span text:style-name="Emphasis"><text:span text:style-name="T11">scatter gather</text:span></text:span><text:span text:style-name="T5"> queries can be inefficient. On larger clusters, scatter gather queries are unfeasible for routine operations. </text:span></text:p>
      <text:p text:style-name="P61"><text:soft-page-break/><text:span text:style-name="T5"><draw:frame draw:style-name="fr1" draw:name="graphics10" text:anchor-type="as-char" svg:width="4.1665in" svg:height="5.3228in" draw:z-index="9"><draw:image xlink:href="http://docs.mongodb.org/manual/_images/sharded-cluster-targeted-query.png" xlink:type="simple" xlink:show="embed" xlink:actuate="onLoad"/></draw:frame></text:span><text:span text:style-name="T5"> </text:span></text:p>
      <text:p text:style-name="P16"><text:s/></text:p>
      <text:p text:style-name="P30"><text:s text:c="181"/></text:p>
      <text:p text:style-name="P30"/>
      <text:p text:style-name="P29">Reading the data from the Replica set :</text:p>
      <text:p text:style-name="P30"><text:span text:style-name="T127"><text:tab/></text:span><text:a xlink:type="simple" xlink:href="http://docs.mongodb.org/manual/reference/glossary/#term-replica-set" text:style-name="Internet_20_link" text:visited-style-name="Visited_20_Internet_20_Link"><text:span text:style-name="Emphasis"><text:span text:style-name="T17">Replica sets</text:span></text:span></text:a><text:span text:style-name="T12"> </text:span><text:span text:style-name="T5">use </text:span><text:a xlink:type="simple" xlink:href="http://docs.mongodb.org/manual/reference/glossary/#term-read-preference" text:style-name="Internet_20_link" text:visited-style-name="Visited_20_Internet_20_Link"><text:span text:style-name="Emphasis"><text:span text:style-name="T17">read preferences</text:span></text:span></text:a><text:span text:style-name="T12"> </text:span><text:span text:style-name="T5">to determine where and how to route read operations to members of the replica set. By default, MongoDB always reads data from a replica set’s </text:span><text:a xlink:type="simple" xlink:href="http://docs.mongodb.org/manual/reference/glossary/#term-primary" text:style-name="Internet_20_link" text:visited-style-name="Visited_20_Internet_20_Link"><text:span text:style-name="Emphasis"><text:span text:style-name="T17">primary</text:span></text:span></text:a><text:span text:style-name="T5">. You can modify that behavior by changing the </text:span><text:a xlink:type="simple" xlink:href="http://docs.mongodb.org/manual/reference/read-preference/#replica-set-read-preference-modes" text:style-name="Internet_20_link" text:visited-style-name="Visited_20_Internet_20_Link"><text:span text:style-name="Emphasis"><text:span text:style-name="T17">read preference mode</text:span></text:span></text:a><text:span text:style-name="T5">.</text:span> </text:p>
      <text:p text:style-name="P30"/>
      <text:p text:style-name="P4"><text:soft-page-break/><draw:frame draw:style-name="fr1" draw:name="graphics11" text:anchor-type="as-char" svg:width="6.25in" svg:height="3.75in" draw:z-index="10"><draw:image xlink:href="http://docs.mongodb.org/manual/_images/replica-set-read-preference.png" xlink:type="simple" xlink:show="embed" xlink:actuate="onLoad"/></draw:frame></text:p>
      <text:p text:style-name="P97">Read operations from secondary members of replica sets are not guaranteed to reflect the current state of the primary, and the state of secondaries trails the primary by some amount of time.</text:p>
      <text:p text:style-name="P30"/>
      <text:p text:style-name="P29">Write Operations :</text:p>
      <text:p text:style-name="P30"><text:span text:style-name="Emphasis"><text:span text:style-name="T13">A write operation is any operation that creates or modifies data in the MongoDB instance. In MongoDB, write operations target a single </text:span></text:span><text:a xlink:type="simple" xlink:href="http://docs.mongodb.org/manual/reference/glossary/#term-collection" text:style-name="Internet_20_link" text:visited-style-name="Visited_20_Internet_20_Link"><text:span text:style-name="Emphasis"><text:span text:style-name="T20">collection</text:span></text:span></text:a><text:span text:style-name="Emphasis"><text:span text:style-name="T13">. All write operations in MongoDB are atomic on the level of a single </text:span></text:span><text:a xlink:type="simple" xlink:href="http://docs.mongodb.org/manual/reference/glossary/#term-document" text:style-name="Internet_20_link" text:visited-style-name="Visited_20_Internet_20_Link"><text:span text:style-name="Emphasis"><text:span text:style-name="T20">document</text:span></text:span></text:a><text:span text:style-name="Emphasis"><text:span text:style-name="T13">.</text:span></text:span></text:p>
      <text:p text:style-name="P96"><text:span text:style-name="T5">There are three classes of write operations in MongoDB: </text:span><text:a xlink:type="simple" xlink:href="http://docs.mongodb.org/manual/core/write-operations-introduction/#write-op-insert" text:style-name="Internet_20_link" text:visited-style-name="Visited_20_Internet_20_Link"><text:span text:style-name="Emphasis"><text:span text:style-name="T17">insert</text:span></text:span></text:a><text:span text:style-name="T5">, </text:span><text:a xlink:type="simple" xlink:href="http://docs.mongodb.org/manual/core/write-operations-introduction/#write-op-update" text:style-name="Internet_20_link" text:visited-style-name="Visited_20_Internet_20_Link"><text:span text:style-name="Emphasis"><text:span text:style-name="T17">update</text:span></text:span></text:a><text:span text:style-name="T5">, and </text:span><text:a xlink:type="simple" xlink:href="http://docs.mongodb.org/manual/core/write-operations-introduction/#write-op-remove" text:style-name="Internet_20_link" text:visited-style-name="Visited_20_Internet_20_Link"><text:span text:style-name="Emphasis"><text:span text:style-name="T17">remove</text:span></text:span></text:a><text:span text:style-name="T5">. Insert operations add new data to a collection. Update operations modify existing data, and remove operations delete data from a collection. No insert, update, or remove can affect more than one document atomically.</text:span></text:p>
      <text:p text:style-name="P96"><text:span text:style-name="T5">For the update and remove operations, you can specify criteria, or conditions, that identify the documents to update or remove. These operations use the same query syntax to specify the criteria as </text:span><text:a xlink:type="simple" xlink:href="http://docs.mongodb.org/manual/core/read-operations/" text:style-name="Internet_20_link" text:visited-style-name="Visited_20_Internet_20_Link"><text:span text:style-name="Emphasis"><text:span text:style-name="T17">read operations</text:span></text:span></text:a><text:span text:style-name="T5">.</text:span></text:p>
      <text:p text:style-name="P97">MongoDB allows applications to determine the acceptable level of acknowledgement required of write operations</text:p>
      <text:p text:style-name="P109"><text:soft-page-break/><text:span text:style-name="Emphasis"><text:span text:style-name="T22">Insert : In mongodb insert opeartion is achieved by Insert() method</text:span></text:span></text:p>
      <text:p text:style-name="P109"><text:span text:style-name="Emphasis"><text:span text:style-name="T22">syntax : db.collectionname.insert({"fieldname" : "value"}).</text:span></text:span></text:p>
      <text:p text:style-name="P30"/>
      <text:p text:style-name="P4"><draw:frame draw:style-name="fr1" draw:name="graphics12" text:anchor-type="as-char" svg:width="6.1457in" svg:height="2.0835in" draw:z-index="13"><draw:image xlink:href="http://docs.mongodb.org/manual/_images/crud-annotated-mongodb-insert.png" xlink:type="simple" xlink:show="embed" xlink:actuate="onLoad"/></draw:frame></text:p>
      <text:p text:style-name="P97">The following diagram shows the same query in SQL:</text:p>
      <text:p text:style-name="P74"><draw:frame draw:style-name="fr1" draw:name="graphics13" text:anchor-type="as-char" svg:width="6.4583in" svg:height="1.25in" draw:z-index="11"><draw:image xlink:href="http://docs.mongodb.org/manual/_images/crud-annotated-sql-insert.png" xlink:type="simple" xlink:show="embed" xlink:actuate="onLoad"/><svg:title>The components of a SQL INSERT statement.</svg:title></draw:frame></text:p>
      <text:p text:style-name="P30"/>
      <text:p text:style-name="P30">Note : while adding a document if you dont mention id field mongodb default will take an id field</text:p>
      <text:p text:style-name="P30">with unique value. If _id field contains duplicate value then mongo will return duplicate key exception.</text:p>
      <text:p text:style-name="P30"><text:s/></text:p>
      <text:p text:style-name="P109"><text:span text:style-name="Emphasis"><text:span text:style-name="T22">Update : In mongodb update operation is <text:s/>achieved by update() method</text:span></text:span></text:p>
      <text:p text:style-name="P109"><text:span text:style-name="Emphasis"><text:span text:style-name="T22"/></text:span></text:p>
      <text:p text:style-name="P109"><text:span text:style-name="Emphasis"><text:span text:style-name="T22">syntax : update({query:{fieldname : value},update:{fieldname : value}})</text:span></text:span></text:p>
      <text:p text:style-name="P109"><text:span text:style-name="Emphasis"><text:span text:style-name="T22">the values in query block is condition and in update is set.</text:span></text:span></text:p>
      <text:p text:style-name="P30"/>
      <text:h text:style-name="P55" text:outline-level="3"><text:span text:style-name="T73">Update Behavior with the </text:span><text:span text:style-name="Teletype"><text:span text:style-name="T37">upsert</text:span></text:span><text:span text:style-name="T73"> Option</text:span></text:h>
      <text:p text:style-name="P101"><text:span text:style-name="T5">If the </text:span><text:a xlink:type="simple" xlink:href="http://docs.mongodb.org/manual/reference/method/db.collection.update/#db.collection.update" text:style-name="Internet_20_link" text:visited-style-name="Visited_20_Internet_20_Link"><text:span text:style-name="Teletype"><text:span text:style-name="T26">update()</text:span></text:span></text:a><text:span text:style-name="T5"> method includes </text:span><text:a xlink:type="simple" xlink:href="http://docs.mongodb.org/manual/reference/method/db.collection.update/#upsert-parameter" text:style-name="Internet_20_link" text:visited-style-name="Visited_20_Internet_20_Link"><text:span text:style-name="Emphasis"><text:span text:style-name="T17">upsert: true</text:span></text:span></text:a><text:span text:style-name="T5"> </text:span><text:span text:style-name="Emphasis"><text:span text:style-name="T5">and</text:span></text:span><text:span text:style-name="T5"> no documents match the query portion of the update operation, then the update operation creates a new document. If there are matching documents, then the update operation with the </text:span><text:a xlink:type="simple" xlink:href="http://docs.mongodb.org/manual/reference/method/db.collection.update/#upsert-parameter" text:style-name="Internet_20_link" text:visited-style-name="Visited_20_Internet_20_Link"><text:span text:style-name="Emphasis"><text:span text:style-name="T17">upsert: true</text:span></text:span></text:a><text:span text:style-name="T5"> modifies the matching document or documents.</text:span></text:p>
      <text:p text:style-name="P30"/>
      <text:p text:style-name="P30"><text:soft-page-break/></text:p>
      <text:p text:style-name="P109"><text:span text:style-name="Emphasis"><text:span text:style-name="T22">Remove : Remove operation is performed by remove() functuion.</text:span></text:span></text:p>
      <text:p text:style-name="P109"><text:span text:style-name="Emphasis"><text:span text:style-name="T22">Syntax : remove({fieldname : value}) (removes the document which matches the value.)</text:span></text:span></text:p>
      <text:p text:style-name="P109"><text:span text:style-name="Emphasis"><text:span text:style-name="T22"/></text:span></text:p>
      <text:p text:style-name="P109"><text:span text:style-name="Emphasis"><text:span text:style-name="T22">Bulk :</text:span></text:span></text:p>
      <text:p text:style-name="P109"><text:span text:style-name="Emphasis"><text:span text:style-name="T13">Bulk operations builder used to construct a list of write operations to perform in bulk for a single collection. To instantiate the builder, use either the</text:span></text:span><text:a xlink:type="simple" xlink:href="http://docs.mongodb.org/manual/reference/method/db.collection.initializeOrderedBulkOp/#db.collection.initializeOrderedBulkOp" text:style-name="Internet_20_link" text:visited-style-name="Visited_20_Internet_20_Link"><text:span text:style-name="Emphasis"><text:span text:style-name="Teletype"><text:span text:style-name="T27">db.collection.initializeOrderedBulkOp()</text:span></text:span></text:span></text:a><text:span text:style-name="Emphasis"><text:span text:style-name="T14"> </text:span></text:span><text:span text:style-name="Emphasis"><text:span text:style-name="T13">or the</text:span></text:span><text:a xlink:type="simple" xlink:href="http://docs.mongodb.org/manual/reference/method/db.collection.initializeUnorderedBulkOp/#db.collection.initializeUnorderedBulkOp" text:style-name="Internet_20_link" text:visited-style-name="Visited_20_Internet_20_Link"><text:span text:style-name="Emphasis"><text:span text:style-name="Teletype"><text:span text:style-name="T27">db.collection.initializeUnorderedBulkOp()</text:span></text:span></text:span></text:a><text:span text:style-name="Emphasis"><text:span text:style-name="T14"> </text:span></text:span><text:span text:style-name="Emphasis"><text:span text:style-name="T13">method.</text:span></text:span><text:span text:style-name="Emphasis"><text:span text:style-name="T22"> </text:span></text:span></text:p>
      <text:p text:style-name="P30"/>
      <text:h text:style-name="P53" text:outline-level="3">Ordered Operations</text:h>
      <text:p text:style-name="P101"><text:span text:style-name="T5">With an </text:span><text:span text:style-name="Emphasis"><text:span text:style-name="T5">ordered</text:span></text:span><text:span text:style-name="T5"> operations list, MongoDB executes the write operations in the list serially. If an error occurs during the processing of one of the write operations, MongoDB will return without processing any remaining write operations in the list.</text:span></text:p>
      <text:p text:style-name="P30"><text:span text:style-name="T5">When executing an </text:span><text:a xlink:type="simple" xlink:href="http://docs.mongodb.org/manual/reference/method/db.collection.initializeOrderedBulkOp/#db.collection.initializeOrderedBulkOp" text:style-name="Internet_20_link" text:visited-style-name="Visited_20_Internet_20_Link"><text:span text:style-name="Teletype"><text:span text:style-name="T26">ordered</text:span></text:span></text:a><text:span text:style-name="T5"> list of operations, MongoDB groups the operations by the </text:span><text:a xlink:type="simple" xlink:href="http://docs.mongodb.org/manual/reference/method/Bulk.getOperations/#batchType" text:style-name="Internet_20_link" text:visited-style-name="Visited_20_Internet_20_Link"><text:span text:style-name="Teletype"><text:span text:style-name="T26">operationtype</text:span></text:span></text:a><text:span text:style-name="T5"> and contiguity; i.e. </text:span><text:span text:style-name="Emphasis"><text:span text:style-name="T5">contiguous</text:span></text:span><text:span text:style-name="T5"> operations of the same type are grouped together. For example, if an ordered list has two insert operations followed by an update operation followed by another insert operation, MongoDB groups the operations into three separate groups: first group contains the two insert operations, second group contains the update operation, and the third group contains the last insert operation. This behavior is subject to change in future versions.</text:span></text:p>
      <text:p text:style-name="P96"><text:span text:style-name="T5">Each group of operations can have at most </text:span><text:a xlink:type="simple" xlink:href="http://docs.mongodb.org/manual/reference/limits/#Write-Command-Operation-Limit-Size" text:style-name="Internet_20_link" text:visited-style-name="Visited_20_Internet_20_Link"><text:span text:style-name="Teletype"><text:span text:style-name="T26">1000 operations</text:span></text:span></text:a><text:span text:style-name="T5">. If a group exceeds this </text:span><text:a xlink:type="simple" xlink:href="http://docs.mongodb.org/manual/reference/limits/#Write-Command-Operation-Limit-Size" text:style-name="Internet_20_link" text:visited-style-name="Visited_20_Internet_20_Link"><text:span text:style-name="Teletype"><text:span text:style-name="T26">limit</text:span></text:span></text:a><text:span text:style-name="T5">, MongoDB will divide the group into smaller groups of 1000 or less. For example, if the bulk operations list consists of 2000 insert operations, MongoDB creates 2 groups, each with 1000 operations.</text:span></text:p>
      <text:p text:style-name="P30">Note : to see how opeartions are grouped for bulk opeartion execution </text:p>
      <text:p text:style-name="P30">execute Bulk.getOperations() execute this after bulk operation</text:p>
      <text:p text:style-name="P30">Note :</text:p>
      <text:p text:style-name="P30"><text:span text:style-name="T5">Executing an </text:span><text:a xlink:type="simple" xlink:href="http://docs.mongodb.org/manual/reference/method/db.collection.initializeOrderedBulkOp/#db.collection.initializeOrderedBulkOp" text:style-name="Internet_20_link" text:visited-style-name="Visited_20_Internet_20_Link"><text:span text:style-name="Teletype"><text:span text:style-name="T26">ordered</text:span></text:span></text:a><text:span text:style-name="T12"> </text:span><text:span text:style-name="T5">list of operations on a sharded collection will generally be slower than executing an </text:span><text:a xlink:type="simple" xlink:href="http://docs.mongodb.org/manual/reference/method/db.collection.initializeUnorderedBulkOp/#db.collection.initializeUnorderedBulkOp" text:style-name="Internet_20_link" text:visited-style-name="Visited_20_Internet_20_Link"><text:span text:style-name="Teletype"><text:span text:style-name="T26">unordered</text:span></text:span></text:a><text:span text:style-name="T12"> </text:span><text:span text:style-name="T5">list since with an ordered list, each operation must wait for the previous operation to finish.</text:span> </text:p>
      <text:p text:style-name="P30"/>
      <text:h text:style-name="P53" text:outline-level="3"><text:soft-page-break/>Unordered Operations</text:h>
      <text:p text:style-name="P101"><text:span text:style-name="T5">With an </text:span><text:span text:style-name="Emphasis"><text:span text:style-name="T5">unordered</text:span></text:span><text:span text:style-name="T5"> operations list, MongoDB can execute in parallel, as well as in a nondeterministic order, the write operations in the list. If an error occurs during the processing of one of the write operations, MongoDB will continue to process remaining write operations in the list.</text:span></text:p>
      <text:p text:style-name="P30"><text:span text:style-name="T5">The </text:span><text:span text:style-name="Teletype"><text:span text:style-name="T33">Bulk()</text:span></text:span><text:span text:style-name="T5"> builder has the following methods:</text:span></text:p>
      <table:table table:name="Table9" table:style-name="Table9">
        <table:table-column table:style-name="Table9.A"/>
        <table:table-column table:style-name="Table9.B"/>
        <table:table-header-rows>
          <table:table-row>
            <table:table-cell table:style-name="Table9.A1" office:value-type="string">
              <text:p text:style-name="P125">Name</text:p>
            </table:table-cell>
            <table:table-cell table:style-name="Table9.B1" office:value-type="string">
              <text:p text:style-name="P125">Description</text:p>
            </table:table-cell>
          </table:table-row>
        </table:table-header-rows>
        <table:table-row>
          <table:table-cell table:style-name="Table9.A2" office:value-type="string">
            <text:p text:style-name="P126"><text:a xlink:type="simple" xlink:href="http://docs.mongodb.org/manual/reference/method/Bulk.insert/#Bulk.insert" text:style-name="Internet_20_link" text:visited-style-name="Visited_20_Internet_20_Link"><text:span text:style-name="Teletype"><text:span text:style-name="T115">Bulk.insert()</text:span></text:span></text:a></text:p>
          </table:table-cell>
          <table:table-cell table:style-name="Table9.B2" office:value-type="string">
            <text:p text:style-name="P126">Adds an insert operation to a list of operations.</text:p>
          </table:table-cell>
        </table:table-row>
        <table:table-row>
          <table:table-cell table:style-name="Table9.A2" office:value-type="string">
            <text:p text:style-name="P126"><text:a xlink:type="simple" xlink:href="http://docs.mongodb.org/manual/reference/method/Bulk.find/#Bulk.find" text:style-name="Internet_20_link" text:visited-style-name="Visited_20_Internet_20_Link"><text:span text:style-name="Teletype"><text:span text:style-name="T115">Bulk.find()</text:span></text:span></text:a></text:p>
          </table:table-cell>
          <table:table-cell table:style-name="Table9.B2" office:value-type="string">
            <text:p text:style-name="P126">Specifies the query condition for an update or a remove operation.</text:p>
          </table:table-cell>
        </table:table-row>
        <table:table-row>
          <table:table-cell table:style-name="Table9.A2" office:value-type="string">
            <text:p text:style-name="P126"><text:a xlink:type="simple" xlink:href="http://docs.mongodb.org/manual/reference/method/Bulk.find.removeOne/#Bulk.find.removeOne" text:style-name="Internet_20_link" text:visited-style-name="Visited_20_Internet_20_Link"><text:span text:style-name="Teletype"><text:span text:style-name="T115">Bulk.find.removeOne()</text:span></text:span></text:a></text:p>
          </table:table-cell>
          <table:table-cell table:style-name="Table9.B2" office:value-type="string">
            <text:p text:style-name="P126">Adds a single document remove operation to a list of operations.</text:p>
          </table:table-cell>
        </table:table-row>
        <table:table-row>
          <table:table-cell table:style-name="Table9.A2" office:value-type="string">
            <text:p text:style-name="P126"><text:a xlink:type="simple" xlink:href="http://docs.mongodb.org/manual/reference/method/Bulk.find.remove/#Bulk.find.remove" text:style-name="Internet_20_link" text:visited-style-name="Visited_20_Internet_20_Link"><text:span text:style-name="Teletype"><text:span text:style-name="T115">Bulk.find.remove()</text:span></text:span></text:a></text:p>
          </table:table-cell>
          <table:table-cell table:style-name="Table9.B2" office:value-type="string">
            <text:p text:style-name="P126">Adds a multiple document remove operation to a list of operations.</text:p>
          </table:table-cell>
        </table:table-row>
        <table:table-row>
          <table:table-cell table:style-name="Table9.A2" office:value-type="string">
            <text:p text:style-name="P126"><text:a xlink:type="simple" xlink:href="http://docs.mongodb.org/manual/reference/method/Bulk.find.replaceOne/#Bulk.find.replaceOne" text:style-name="Internet_20_link" text:visited-style-name="Visited_20_Internet_20_Link"><text:span text:style-name="Teletype"><text:span text:style-name="T115">Bulk.find.replaceOne()</text:span></text:span></text:a></text:p>
          </table:table-cell>
          <table:table-cell table:style-name="Table9.B2" office:value-type="string">
            <text:p text:style-name="P126">Adds a single document replacement operation to a list of operations.</text:p>
          </table:table-cell>
        </table:table-row>
        <table:table-row>
          <table:table-cell table:style-name="Table9.A2" office:value-type="string">
            <text:p text:style-name="P126"><text:a xlink:type="simple" xlink:href="http://docs.mongodb.org/manual/reference/method/Bulk.find.updateOne/#Bulk.find.updateOne" text:style-name="Internet_20_link" text:visited-style-name="Visited_20_Internet_20_Link"><text:span text:style-name="Teletype"><text:span text:style-name="T115">Bulk.find.updateOne()</text:span></text:span></text:a></text:p>
          </table:table-cell>
          <table:table-cell table:style-name="Table9.B2" office:value-type="string">
            <text:p text:style-name="P126">Adds a single document update operation to a list of operations.</text:p>
          </table:table-cell>
        </table:table-row>
        <table:table-row>
          <table:table-cell table:style-name="Table9.A2" office:value-type="string">
            <text:p text:style-name="P126"><text:a xlink:type="simple" xlink:href="http://docs.mongodb.org/manual/reference/method/Bulk.find.update/#Bulk.find.update" text:style-name="Internet_20_link" text:visited-style-name="Visited_20_Internet_20_Link"><text:span text:style-name="Teletype"><text:span text:style-name="T115">Bulk.find.update()</text:span></text:span></text:a></text:p>
          </table:table-cell>
          <table:table-cell table:style-name="Table9.B2" office:value-type="string">
            <text:p text:style-name="P126">Adds a <text:span text:style-name="Teletype"><text:span text:style-name="T120">multi</text:span></text:span> update operation to a list of operations.</text:p>
          </table:table-cell>
        </table:table-row>
        <table:table-row>
          <table:table-cell table:style-name="Table9.A2" office:value-type="string">
            <text:p text:style-name="P126"><text:a xlink:type="simple" xlink:href="http://docs.mongodb.org/manual/reference/method/Bulk.find.upsert/#Bulk.find.upsert" text:style-name="Internet_20_link" text:visited-style-name="Visited_20_Internet_20_Link"><text:span text:style-name="Teletype"><text:span text:style-name="T115">Bulk.find.upsert()</text:span></text:span></text:a></text:p>
          </table:table-cell>
          <table:table-cell table:style-name="Table9.B2" office:value-type="string">
            <text:p text:style-name="P126">Specifies <text:span text:style-name="Teletype"><text:span text:style-name="T120">upsert: true</text:span></text:span> for an update operation.</text:p>
          </table:table-cell>
        </table:table-row>
        <table:table-row>
          <table:table-cell table:style-name="Table9.A2" office:value-type="string">
            <text:p text:style-name="P126"><text:a xlink:type="simple" xlink:href="http://docs.mongodb.org/manual/reference/method/Bulk.execute/#Bulk.execute" text:style-name="Internet_20_link" text:visited-style-name="Visited_20_Internet_20_Link"><text:span text:style-name="Teletype"><text:span text:style-name="T115">Bulk.execute()</text:span></text:span></text:a></text:p>
          </table:table-cell>
          <table:table-cell table:style-name="Table9.B2" office:value-type="string">
            <text:p text:style-name="P126">Executes a list of operations in bulk.</text:p>
          </table:table-cell>
        </table:table-row>
        <table:table-row>
          <table:table-cell table:style-name="Table9.A2" office:value-type="string">
            <text:p text:style-name="P126"><text:a xlink:type="simple" xlink:href="http://docs.mongodb.org/manual/reference/method/Bulk.getOperations/#Bulk.getOperations" text:style-name="Internet_20_link" text:visited-style-name="Visited_20_Internet_20_Link"><text:span text:style-name="Teletype"><text:span text:style-name="T115">Bulk.getOperations()</text:span></text:span></text:a></text:p>
          </table:table-cell>
          <table:table-cell table:style-name="Table9.B2" office:value-type="string">
            <text:p text:style-name="P126">Returns an array of write operations executed in the <text:span text:style-name="Teletype"><text:span text:style-name="T121">Bulk()</text:span></text:span> operations object.</text:p>
          </table:table-cell>
        </table:table-row>
        <table:table-row>
          <table:table-cell table:style-name="Table9.A2" office:value-type="string">
            <text:p text:style-name="P126"><text:a xlink:type="simple" xlink:href="http://docs.mongodb.org/manual/reference/method/Bulk.tojson/#Bulk.tojson" text:style-name="Internet_20_link" text:visited-style-name="Visited_20_Internet_20_Link"><text:span text:style-name="Teletype"><text:span text:style-name="T115">Bulk.tojson()</text:span></text:span></text:a></text:p>
          </table:table-cell>
          <table:table-cell table:style-name="Table9.B2" office:value-type="string">
            <text:p text:style-name="P126">Returns a JSON document that contains the number of operations and batches in the <text:span text:style-name="Teletype"><text:span text:style-name="T121">Bulk()</text:span></text:span> operations object.</text:p>
          </table:table-cell>
        </table:table-row>
        <table:table-row>
          <table:table-cell table:style-name="Table9.A2" office:value-type="string">
            <text:p text:style-name="P126"><text:a xlink:type="simple" xlink:href="http://docs.mongodb.org/manual/reference/method/Bulk.toString/#Bulk.toString" text:style-name="Internet_20_link" text:visited-style-name="Visited_20_Internet_20_Link"><text:span text:style-name="Teletype"><text:span text:style-name="T115">Bulk.toString()</text:span></text:span></text:a></text:p>
          </table:table-cell>
          <table:table-cell table:style-name="Table9.B2" office:value-type="string">
            <text:p text:style-name="P126">Returns the <text:a xlink:type="simple" xlink:href="http://docs.mongodb.org/manual/reference/method/Bulk.tojson/#Bulk.tojson" text:style-name="Internet_20_link" text:visited-style-name="Visited_20_Internet_20_Link"><text:span text:style-name="Teletype"><text:span text:style-name="T115">Bulk.tojson()</text:span></text:span></text:a> results as a string.</text:p>
          </table:table-cell>
        </table:table-row>
      </table:table>
      <text:p text:style-name="P30"/>
      <text:p text:style-name="P30"/>
      <text:p text:style-name="P30"/>
      <text:p text:style-name="P30"><text:soft-page-break/>Eg: <text:span text:style-name="T76">var</text:span><text:span text:style-name="T64"> bulk </text:span><text:span text:style-name="T77">=</text:span><text:span text:style-name="T64"> db.users.initializeOrderedBulkOp();</text:span></text:p>
      <text:p text:style-name="P129">bulk.insert( { user<text:span text:style-name="T123">:</text:span> <text:span text:style-name="T124">"abc123"</text:span>, status<text:span text:style-name="T123">:</text:span> <text:span text:style-name="T124">"A"</text:span>, points<text:span text:style-name="T123">:</text:span> <text:span text:style-name="T130">0</text:span> } );</text:p>
      <text:p text:style-name="P129">bulk.insert( { user<text:span text:style-name="T123">:</text:span> <text:span text:style-name="T124">"ijk123"</text:span>, status<text:span text:style-name="T123">:</text:span> <text:span text:style-name="T124">"A"</text:span>, points<text:span text:style-name="T123">:</text:span> <text:span text:style-name="T130">0</text:span> } );</text:p>
      <text:p text:style-name="P129">bulk.insert( { user<text:span text:style-name="T123">:</text:span> <text:span text:style-name="T124">"mop123"</text:span>, status<text:span text:style-name="T123">:</text:span> <text:span text:style-name="T124">"P"</text:span>, points<text:span text:style-name="T123">:</text:span> <text:span text:style-name="T130">0</text:span> } );</text:p>
      <text:p text:style-name="P129">bulk.find( { status<text:span text:style-name="T123">:</text:span> <text:span text:style-name="T124">"D"</text:span> } ).remove();</text:p>
      <text:p text:style-name="P129">bulk.find( { status<text:span text:style-name="T123">:</text:span> <text:span text:style-name="T124">"P"</text:span> } ).update( { $set<text:span text:style-name="T123">:</text:span> { comment<text:span text:style-name="T123">:</text:span> <text:span text:style-name="T124">"Pending"</text:span> } } );</text:p>
      <text:p text:style-name="P129">bulk.execute();</text:p>
      <text:h text:style-name="P107" text:outline-level="1">Distributed Write Operations</text:h>
      <text:section text:style-name="Sect1" text:name="write-operations-on-sharded-clusters">
        <text:h text:style-name="P92" text:outline-level="2"><text:bookmark text:name="write-operations-sharded-clusters"/>Write Operations on Sharded Clusters</text:h>
        <text:p text:style-name="P93"><text:span text:style-name="T5">For sharded collections in a </text:span><text:a xlink:type="simple" xlink:href="http://docs.mongodb.org/manual/reference/glossary/#term-sharded-cluster" text:style-name="Internet_20_link" text:visited-style-name="Visited_20_Internet_20_Link"><text:span text:style-name="Emphasis"><text:span text:style-name="T17">sharded cluster</text:span></text:span></text:a><text:span text:style-name="T5">, the </text:span><text:a xlink:type="simple" xlink:href="http://docs.mongodb.org/manual/reference/program/mongos/#bin.mongos" text:style-name="Internet_20_link" text:visited-style-name="Visited_20_Internet_20_Link"><text:span text:style-name="Teletype"><text:span text:style-name="T26">mongos</text:span></text:span></text:a><text:span text:style-name="T5"> directs write operations from applications to the shards that are responsible for the specific </text:span><text:span text:style-name="Emphasis"><text:span text:style-name="T5">portion</text:span></text:span><text:span text:style-name="T5"> of the data set. The </text:span><text:a xlink:type="simple" xlink:href="http://docs.mongodb.org/manual/reference/program/mongos/#bin.mongos" text:style-name="Internet_20_link" text:visited-style-name="Visited_20_Internet_20_Link"><text:span text:style-name="Teletype"><text:span text:style-name="T26">mongos</text:span></text:span></text:a><text:span text:style-name="T5"> uses the cluster metadata from the </text:span><text:a xlink:type="simple" xlink:href="http://docs.mongodb.org/manual/core/sharded-cluster-config-servers/#sharding-config-server" text:style-name="Internet_20_link" text:visited-style-name="Visited_20_Internet_20_Link"><text:span text:style-name="Emphasis"><text:span text:style-name="T17">config database</text:span></text:span></text:a><text:span text:style-name="T5"> to route the write operation to the appropriate shards.</text:span></text:p>
        <text:p text:style-name="P127"><text:soft-page-break/><draw:frame draw:style-name="fr1" draw:name="graphics14" text:anchor-type="as-char" svg:width="5.2083in" svg:height="4.1665in" draw:z-index="14"><draw:image xlink:href="http://docs.mongodb.org/manual/_images/sharded-cluster.png" xlink:type="simple" xlink:show="embed" xlink:actuate="onLoad"/><svg:title>Diagram of a sharded cluster.</svg:title></draw:frame></text:p>
        <text:p text:style-name="P96"><text:span text:style-name="T5">MongoDB partitions data in a sharded collection into </text:span><text:span text:style-name="Emphasis"><text:span text:style-name="T5">ranges</text:span></text:span><text:span text:style-name="T5"> based on the values of the </text:span><text:a xlink:type="simple" xlink:href="http://docs.mongodb.org/manual/reference/glossary/#term-shard-key" text:style-name="Internet_20_link" text:visited-style-name="Visited_20_Internet_20_Link"><text:span text:style-name="Emphasis"><text:span text:style-name="T17">shard key</text:span></text:span></text:a><text:span text:style-name="T5">. Then, MongoDB distributes these chunks to shards. The shard key determines the distribution of chunks to shards. This can affect the performance of write operations in the cluster.</text:span></text:p>
        <text:p text:style-name="P127"><draw:frame draw:style-name="fr1" draw:name="graphics15" text:anchor-type="as-char" svg:width="7.2917in" svg:height="2.3957in" draw:z-index="15"><draw:image xlink:href="http://docs.mongodb.org/manual/_images/sharding-range-based.png" xlink:type="simple" xlink:show="embed" xlink:actuate="onLoad"/><svg:title>Diagram of the shard key value space segmented into smaller ranges or chunks.</svg:title></draw:frame></text:p>
        <text:p text:style-name="P67">IMPORTANT</text:p>
        <text:p text:style-name="P73"><text:span text:style-name="T6">Update operations that affect a </text:span><text:span text:style-name="Emphasis"><text:span text:style-name="T6">single</text:span></text:span><text:span text:style-name="T6"> document </text:span><text:span text:style-name="Strong_20_Emphasis"><text:span text:style-name="T8">must</text:span></text:span><text:span text:style-name="T6"> include the </text:span><text:a xlink:type="simple" xlink:href="http://docs.mongodb.org/manual/reference/glossary/#term-shard-key" text:style-name="Internet_20_link" text:visited-style-name="Visited_20_Internet_20_Link"><text:span text:style-name="Emphasis"><text:span text:style-name="T18">shard key</text:span></text:span></text:a><text:span text:style-name="T6"> or the </text:span><text:span text:style-name="Teletype"><text:span text:style-name="T34">_id</text:span></text:span><text:span text:style-name="T6"> field. Updates that affect multiple documents are more efficient in some situations if they have the </text:span><text:a xlink:type="simple" xlink:href="http://docs.mongodb.org/manual/reference/glossary/#term-shard-key" text:style-name="Internet_20_link" text:visited-style-name="Visited_20_Internet_20_Link"><text:span text:style-name="Emphasis"><text:span text:style-name="T18">shard key</text:span></text:span></text:a><text:span text:style-name="T6">, but can be broadcast to all shards.</text:span></text:p>
      </text:section>
      <text:p text:style-name="P30"/>
      <text:h text:style-name="P40" text:outline-level="2"><text:soft-page-break/>Write Operations on Replica Sets</text:h>
      <text:p text:style-name="P93"><text:span text:style-name="T5">In </text:span><text:a xlink:type="simple" xlink:href="http://docs.mongodb.org/manual/reference/glossary/#term-replica-set" text:style-name="Internet_20_link" text:visited-style-name="Visited_20_Internet_20_Link"><text:span text:style-name="Emphasis"><text:span text:style-name="T17">replica sets</text:span></text:span></text:a><text:span text:style-name="T5">, all write operations go to the set’s </text:span><text:a xlink:type="simple" xlink:href="http://docs.mongodb.org/manual/reference/glossary/#term-primary" text:style-name="Internet_20_link" text:visited-style-name="Visited_20_Internet_20_Link"><text:span text:style-name="Emphasis"><text:span text:style-name="T17">primary</text:span></text:span></text:a><text:span text:style-name="T5">, which applies the write operation then records the operations on the primary’s operation log or </text:span><text:a xlink:type="simple" xlink:href="http://docs.mongodb.org/manual/reference/glossary/#term-oplog" text:style-name="Internet_20_link" text:visited-style-name="Visited_20_Internet_20_Link"><text:span text:style-name="Emphasis"><text:span text:style-name="T17">oplog</text:span></text:span></text:a><text:span text:style-name="T5">. The oplog is a reproducible sequence of operations to the data set. </text:span><text:a xlink:type="simple" xlink:href="http://docs.mongodb.org/manual/reference/glossary/#term-secondary" text:style-name="Internet_20_link" text:visited-style-name="Visited_20_Internet_20_Link"><text:span text:style-name="Emphasis"><text:span text:style-name="T17">Secondary</text:span></text:span></text:a><text:span text:style-name="T5"> members of the set are continuously replicating the oplog and applying the operations to themselves in an asynchronous process.</text:span></text:p>
      <text:p text:style-name="P13"><draw:frame draw:style-name="fr1" draw:name="graphics16" text:anchor-type="as-char" svg:width="5.2083in" svg:height="4.2602in" draw:z-index="12"><draw:image xlink:href="http://docs.mongodb.org/manual/_images/replica-set-read-write-operations-primary.png" xlink:type="simple" xlink:show="embed" xlink:actuate="onLoad"/><svg:title>Diagram of default routing of reads and writes to the primary.</svg:title></draw:frame></text:p>
      <text:p text:style-name="P96"><text:span text:style-name="T5">Large volumes of write operations, particularly bulk operations, may create situations where the secondary members have difficulty applying the replicating operations from the primary at a sufficient rate: this can cause the secondary’s state to fall behind that of the primary. Secondaries that are significantly behind the primary present problems for normal operation of the replica set, particularly</text:span><text:a xlink:type="simple" xlink:href="http://docs.mongodb.org/manual/core/replica-set-high-availability/#replica-set-failover-administration" text:style-name="Internet_20_link" text:visited-style-name="Visited_20_Internet_20_Link"><text:span text:style-name="Emphasis"><text:span text:style-name="T17">failover</text:span></text:span></text:a><text:span text:style-name="T5"> in the form of </text:span><text:a xlink:type="simple" xlink:href="http://docs.mongodb.org/manual/core/replica-set-rollbacks/#replica-set-rollback" text:style-name="Internet_20_link" text:visited-style-name="Visited_20_Internet_20_Link"><text:span text:style-name="Emphasis"><text:span text:style-name="T17">rollbacks</text:span></text:span></text:a><text:span text:style-name="T5"> as well as general </text:span><text:a xlink:type="simple" xlink:href="http://docs.mongodb.org/manual/applications/replication/" text:style-name="Internet_20_link" text:visited-style-name="Visited_20_Internet_20_Link"><text:span text:style-name="Emphasis"><text:span text:style-name="T17">read consistency</text:span></text:span></text:a><text:span text:style-name="T5">.</text:span></text:p>
      <text:p text:style-name="P96"><text:span text:style-name="T5">To help avoid this issue, you can customize the </text:span><text:a xlink:type="simple" xlink:href="http://docs.mongodb.org/manual/core/write-concern/#write-operations-write-concern" text:style-name="Internet_20_link" text:visited-style-name="Visited_20_Internet_20_Link"><text:span text:style-name="Emphasis"><text:span text:style-name="T17">write concern</text:span></text:span></text:a><text:span text:style-name="T5"> to return confirmation of the write operation to another member </text:span><text:bookmark text:name="id12"/><text:a xlink:type="simple" xlink:href="http://docs.mongodb.org/manual/core/distributed-write-operations/#write-concern-throttling" text:style-name="Internet_20_link" text:visited-style-name="Visited_20_Internet_20_Link"><text:span text:style-name="T17">[1]</text:span></text:a><text:span text:style-name="T5"> of the replica set every 100 or 1,000 operations. This provides an opportunity for secondaries to catch up with the primary. Write concern can slow the overall progress of write operations but ensure that the secondaries can maintain a largely current state with respect to the primary.</text:span></text:p>
      <text:p text:style-name="P74"><text:soft-page-break/><draw:frame draw:style-name="fr1" draw:name="graphics17" text:anchor-type="as-char" svg:width="5.4165in" svg:height="5.6252in" draw:z-index="16"><draw:image xlink:href="http://docs.mongodb.org/manual/_images/crud-write-concern-w2.png" xlink:type="simple" xlink:show="embed" xlink:actuate="onLoad"/><svg:title>Write operation to a replica set with write concern level of ``w:2`` or write to the primary and at least one secondary.</svg:title></draw:frame></text:p>
      <text:p text:style-name="P30"/>
      <text:h text:style-name="P107" text:outline-level="1">Query Optimization</text:h>
      <text:p text:style-name="P94">Indexes improve the efficiency of read operations by reducing the amount of data that query operations need to process. This simplifies the work associated with fulfilling queries within MongoDB.</text:p>
      <text:p text:style-name="P109"><text:span text:style-name="Emphasis"><text:span text:style-name="T22">Creating Indexes : like in rdbms here also you can create indexes on fields. To reduce the searching time while performing insert update or delete operation on a particular document.</text:span></text:span></text:p>
      <text:p text:style-name="P109"><text:span text:style-name="Emphasis"><text:span text:style-name="T22">Syntax: db.collectionname.createIndex({fieldname :1 or -1})(1 for inscreasing and -1 for descreasing order.)</text:span></text:span></text:p>
      <text:p text:style-name="P109"><text:span text:style-name="Emphasis"><text:span text:style-name="T22"><text:s/></text:span></text:span></text:p>
      <text:p text:style-name="P109"><text:span text:style-name="Emphasis"><text:span text:style-name="T22"/></text:span></text:p>
      <text:p text:style-name="P109"><text:span text:style-name="Emphasis"><text:span text:style-name="T22"/></text:span></text:p>
      <text:p text:style-name="P109"><text:soft-page-break/><text:span text:style-name="Emphasis"><text:span text:style-name="T22"/></text:span></text:p>
      <text:p text:style-name="P109"><text:span text:style-name="Emphasis"><text:span text:style-name="T22">Limitations of MongoDB :</text:span></text:span></text:p>
      <text:p text:style-name="P30"><text:span text:style-name="Emphasis"><text:span text:style-name="T66">Max document size: 16 MB (we all knew this one, right?)</text:span></text:span></text:p>
      <text:list xml:id="list7970014500916775491" text:style-name="L12">
        <text:list-item>
          <text:p text:style-name="P157">Max document nesting level: 100 (documents inside documents inside documents…)</text:p>
        </text:list-item>
        <text:list-item>
          <text:p text:style-name="P157">Namespace is limited to ~123 chars (namespace is db_name + collection_name (or index_name))</text:p>
        </text:list-item>
        <text:list-item>
          <text:p text:style-name="P157">DB name is limited to 64 chars</text:p>
        </text:list-item>
        <text:list-item>
          <text:p text:style-name="P157">Default .ns file can store about 24000 namespaces (again, a namespace is referring to a collection or an index)</text:p>
        </text:list-item>
        <text:list-item>
          <text:p text:style-name="P157">If you index some field, that field can’t contain more than 1024 bytes</text:p>
        </text:list-item>
        <text:list-item>
          <text:p text:style-name="P157">Max 64 indexes per collection</text:p>
        </text:list-item>
        <text:list-item>
          <text:p text:style-name="P157">Max 31 fields in a compound index</text:p>
        </text:list-item>
        <text:list-item>
          <text:p text:style-name="P157">fulltext search and geo indexes are mutually exclusive (you can’t use both in the same query)</text:p>
        </text:list-item>
        <text:list-item>
          <text:p text:style-name="P157">If you set a limit of documents in a capped collection, this limit can’t be more than 2**32. Otherwise, number of documents is unlimited.</text:p>
        </text:list-item>
        <text:list-item>
          <text:p text:style-name="P157">On linux, one mongod instance can’t store more than 64 TB of data (128 TB without journal)</text:p>
        </text:list-item>
        <text:list-item>
          <text:p text:style-name="P157">On windows, mongod can’t store more than 4 TB of data (8 TB without journal)</text:p>
        </text:list-item>
        <text:list-item>
          <text:p text:style-name="P157">Max 12 nodes in a replica set</text:p>
        </text:list-item>
        <text:list-item>
          <text:p text:style-name="P157">Max 7 voting nodes in a replica set</text:p>
        </text:list-item>
        <text:list-item>
          <text:p text:style-name="P157">You can’t automatically rollback more than 300 MB of data. If you have more than this, manual invervention is needed.</text:p>
        </text:list-item>
        <text:list-item>
          <text:p text:style-name="P158"><text:span text:style-name="Source_20_Text"><text:span text:style-name="T78">group</text:span></text:span><text:span text:style-name="T67"> command doesn’t work in sharded cluster.</text:span></text:p>
        </text:list-item>
        <text:list-item>
          <text:p text:style-name="P157">db.eval() doesn’t work on sharded collections. Works on unsharded, though.</text:p>
        </text:list-item>
        <text:list-item>
          <text:p text:style-name="P158"><text:span text:style-name="Source_20_Text"><text:span text:style-name="T78">$isolated</text:span></text:span><text:span text:style-name="T67">, </text:span><text:span text:style-name="Source_20_Text"><text:span text:style-name="T78">$snapshot</text:span></text:span><text:span text:style-name="T67">, geoSearch don’t work in a sharded cluster.</text:span></text:p>
        </text:list-item>
        <text:list-item>
          <text:p text:style-name="P158"><text:span text:style-name="T67">You can’t refer </text:span><text:span text:style-name="Source_20_Text"><text:span text:style-name="T78">db</text:span></text:span><text:span text:style-name="T67"> object in </text:span><text:span text:style-name="Source_20_Text"><text:span text:style-name="T78">$where</text:span></text:span><text:span text:style-name="T67"> functions.</text:span></text:p>
        </text:list-item>
        <text:list-item>
          <text:p text:style-name="P157">If you want to shard a collection, it must be smaller than 256 GB, or else it will likely fail to shard.</text:p>
        </text:list-item>
        <text:list-item>
          <text:p text:style-name="P157">Individual (not multi) updates/removes in a sharded cluster must include shard key. Multi versions of these commands may not include shard key.</text:p>
        </text:list-item>
        <text:list-item>
          <text:p text:style-name="P157"><text:soft-page-break/>Max 512 bytes for shard key values</text:p>
        </text:list-item>
        <text:list-item>
          <text:p text:style-name="P157">You can’t change shard key for a collection once it’s sharded.</text:p>
        </text:list-item>
        <text:list-item>
          <text:p text:style-name="P157">You can’t change value of a shard key of a document.</text:p>
        </text:list-item>
        <text:list-item>
          <text:p text:style-name="P157">aggregate/$sort produces error if sorting takes more than 10 percent of RAM.</text:p>
        </text:list-item>
        <text:list-item>
          <text:p text:style-name="P157">You can’t use $or in 2d geo queries</text:p>
        </text:list-item>
        <text:list-item>
          <text:p text:style-name="P157">You better not use queries with multiple $in parts. If this results in more than 4 million combinations - you get error.</text:p>
        </text:list-item>
        <text:list-item>
          <text:p text:style-name="P157">Database names are case-sensitive (even on case-insensitive file systems)</text:p>
        </text:list-item>
        <text:list-item>
          <text:p text:style-name="P157">Forbidden characters in database names: linux - /. “, windows - /. “*&lt;&gt;:|?</text:p>
        </text:list-item>
        <text:list-item>
          <text:p text:style-name="P157">Forbidden characters in collection names: $ sign, “system.” prefix</text:p>
        </text:list-item>
        <text:list-item>
          <text:p text:style-name="P157">Forbidden characters in field names: .$</text:p>
        </text:list-item>
        <text:list-item>
          <text:p text:style-name="P157">Hashed index can’t be unique</text:p>
        </text:list-item>
        <text:list-item>
          <text:p text:style-name="P157">Max connection number is hardcoded to 20k.</text:p>
        </text:list-item>
      </text:list>
      <text:p text:style-name="P109"><text:span text:style-name="Emphasis"><text:span text:style-name="T22"/></text:span></text:p>
      <text:p text:style-name="P109"><text:span text:style-name="Emphasis"><text:span text:style-name="T22"/></text:span></text:p>
      <text:p text:style-name="P109"><text:span text:style-name="Emphasis"><text:span text:style-name="T22">FAQ</text:span></text:span></text:p>
      <text:p text:style-name="P109"><text:span text:style-name="Emphasis"><text:span text:style-name="T22">Mongo DB fundamentals</text:span></text:span></text:p>
      <text:p text:style-name="P109"><text:span text:style-name="Emphasis"><text:span text:style-name="T22"/></text:span></text:p>
      <text:p text:style-name="P109"><text:span text:style-name="Emphasis"><text:span text:style-name="T22">What kind of a database is a mongodb?</text:span></text:span></text:p>
      <text:p text:style-name="P109"><text:span text:style-name="Emphasis"><text:span text:style-name="T80">A. MongoDb is a document based DBMS it stores the data in documents in the form of key and value pair(JSON). MongoDb does not support joins as well as transactions, it provides secondary indexes, expensive query language and atomic writes on per document level and fast reads.</text:span></text:span></text:p>
      <text:p text:style-name="P109"><text:span text:style-name="Emphasis"><text:span text:style-name="T22"/></text:span></text:p>
      <text:p text:style-name="P109"><text:span text:style-name="Emphasis"><text:span text:style-name="T22">Do MongoDB have tables?</text:span></text:span></text:p>
      <text:p text:style-name="P109"><text:span text:style-name="Emphasis"><text:span text:style-name="T80">A. instead of tables mongodb contains collections, where data can be stored in the form of documents(Rows in rdbms). Single collection contains several documents and Documents need not have identical fields. You can add a field to some documents in a collection without adding that field to all documents in the collection. </text:span></text:span></text:p>
      <text:p text:style-name="P109"><text:span text:style-name="Emphasis"><text:span text:style-name="T22"/></text:span></text:p>
      <text:h text:style-name="P43" text:outline-level="2"><text:soft-page-break/><text:span text:style-name="Emphasis"><text:span text:style-name="T89">Do MongoDB databases have schemas?</text:span></text:span></text:h>
      <text:h text:style-name="P43" text:outline-level="2"><text:span text:style-name="Emphasis"><text:span text:style-name="T81">A. </text:span></text:span><text:span text:style-name="T83">MongoDB uses dynamic schemas. You can create collections without defining the structure, i.e. the fields or the types of their values, of the documents in the collection. You can change the structure of documents simply by adding new fields or deleting existing ones. Documents in a collection need not have an identical set of fields.</text:span></text:h>
      <text:h text:style-name="P42" text:outline-level="2">In practice, it is common for the documents in a collection to have a largely homogeneous structure; however, this is not a requirement.</text:h>
      <text:p text:style-name="P109"><text:span text:style-name="Emphasis"><text:span text:style-name="T22"/></text:span></text:p>
      <text:h text:style-name="P43" text:outline-level="2"><text:span text:style-name="Emphasis"><text:span text:style-name="T89">What languages can I use to work with MongoDB?</text:span></text:span></text:h>
      <text:p text:style-name="P30"><text:span text:style-name="Emphasis"><text:span text:style-name="T74">A. Mongodb has client drivers for all the popular programming languages so it can be used with all the programming languages.</text:span></text:span></text:p>
      <text:p text:style-name="P109"><text:span text:style-name="Emphasis"><text:span text:style-name="T22"/></text:span></text:p>
      <text:p text:style-name="P109"><text:span text:style-name="Emphasis"><text:span text:style-name="T22">Note: Mongodb does not support sql it is having its own language to perform queries.</text:span></text:span></text:p>
      <text:p text:style-name="P109"><text:span text:style-name="Emphasis"><text:span text:style-name="T22"/></text:span></text:p>
      <text:h text:style-name="P43" text:outline-level="2"><text:span text:style-name="Emphasis"><text:span text:style-name="T89">What are typical uses for MongoDB?</text:span></text:span></text:h>
      <text:p text:style-name="P95">A. MongoDB has a general-purpose design, making it appropriate for a large number of use cases. Examples include content management systems, mobile applications, gaming, e-commerce, analytics, archiving, and logging.</text:p>
      <text:p text:style-name="P98">Do not use MongoDB for systems that require SQL, joins, and multi-object transactions.</text:p>
      <text:h text:style-name="P43" text:outline-level="2"><text:span text:style-name="Emphasis"><text:span text:style-name="T89">Does MongoDB support ACID transactions?</text:span></text:span></text:h>
      <text:p text:style-name="P95">A. MongoDB does not support multi-document transactions.</text:p>
      <text:p text:style-name="P98">However, MongoDB does provide atomic operations on a single document. Often these document-level atomic operations are sufficient to solve problems that would require ACID transactions in a relational database.</text:p>
      <text:p text:style-name="P98"><text:soft-page-break/>For example, in MongoDB, you can embed related data in nested arrays or nested documents within a single document and update the entire document in a single atomic operation. Relational databases might represent the same kind of data with multiple tables and rows, which would require transaction support to update the data atomically.</text:p>
      <text:p text:style-name="P98">MongoDB allows clients to read documents inserted or modified before it commits these modifications to disk, regardless of write concern level or journaling configuration. As a result, applications may observe two classes of behaviors:</text:p>
      <text:list xml:id="list59182038947391380" text:style-name="L13">
        <text:list-item>
          <text:p text:style-name="P154">For systems with multiple concurrent readers and writers, MongoDB will allow clients to read the results of a write operation before the write operation returns.</text:p>
        </text:list-item>
        <text:list-item>
          <text:p text:style-name="P150"><text:span text:style-name="T9">If the </text:span><text:a xlink:type="simple" xlink:href="http://docs.mongodb.org/manual/reference/program/mongod/#bin.mongod" text:style-name="Internet_20_link" text:visited-style-name="Visited_20_Internet_20_Link"><text:span text:style-name="Teletype"><text:span text:style-name="T29">mongod</text:span></text:span></text:a><text:span text:style-name="T9"> terminates before the journal commits, even if a write returns successfully, queries may have read data that will not exist after the </text:span><text:a xlink:type="simple" xlink:href="http://docs.mongodb.org/manual/reference/program/mongod/#bin.mongod" text:style-name="Internet_20_link" text:visited-style-name="Visited_20_Internet_20_Link"><text:span text:style-name="Teletype"><text:span text:style-name="T29">mongod</text:span></text:span></text:a><text:span text:style-name="T9"> restarts.</text:span></text:p>
        </text:list-item>
      </text:list>
      <text:p text:style-name="P96"><text:span text:style-name="T9">Other database systems refer to these isolation semantics as </text:span><text:span text:style-name="Emphasis"><text:span text:style-name="T9">read uncommitted</text:span></text:span><text:span text:style-name="T9">. For all inserts and updates, MongoDB modifies each document in isolation: clients never see documents in intermediate states. For multi-document operations, MongoDB does not provide any multi-document transactions or isolation.</text:span></text:p>
      <text:p text:style-name="P96"><text:span text:style-name="T9">When a standalone </text:span><text:a xlink:type="simple" xlink:href="http://docs.mongodb.org/manual/reference/program/mongod/#bin.mongod" text:style-name="Internet_20_link" text:visited-style-name="Visited_20_Internet_20_Link"><text:span text:style-name="Teletype"><text:span text:style-name="T29">mongod</text:span></text:span></text:a><text:span text:style-name="T9"> returns a successful </text:span><text:span text:style-name="Emphasis"><text:span text:style-name="T9">journaled write concern</text:span></text:span><text:span text:style-name="T9">, the data is fully committed to disk and will be available after </text:span><text:a xlink:type="simple" xlink:href="http://docs.mongodb.org/manual/reference/program/mongod/#bin.mongod" text:style-name="Internet_20_link" text:visited-style-name="Visited_20_Internet_20_Link"><text:span text:style-name="Teletype"><text:span text:style-name="T29">mongod</text:span></text:span></text:a><text:span text:style-name="T9"> restarts.</text:span></text:p>
      <text:p text:style-name="P96"><text:span text:style-name="T9">For replica sets, write operations are durable only after a write replicates and commits to the journal on a majority of the voting members of the set. MongoDB regularly commits data to the journal regardless of journaled write concern: use the </text:span><text:span text:style-name="Teletype"><text:span text:style-name="T35">commitIntervalMs</text:span></text:span><text:span text:style-name="T9"> to control how often a </text:span><text:a xlink:type="simple" xlink:href="http://docs.mongodb.org/manual/reference/program/mongod/#bin.mongod" text:style-name="Internet_20_link" text:visited-style-name="Visited_20_Internet_20_Link"><text:span text:style-name="Teletype"><text:span text:style-name="T29">mongod</text:span></text:span></text:a><text:span text:style-name="T9"> commits the journal.</text:span></text:p>
      <text:h text:style-name="P43" text:outline-level="2"><text:span text:style-name="Emphasis"><text:span text:style-name="T89">Does MongoDB require a lot of RAM?</text:span></text:span></text:h>
      <text:p text:style-name="P95">A. Not necessarily. It’s certainly possible to run MongoDB on a machine with a small amount of free RAM.</text:p>
      <text:p text:style-name="P98"><text:soft-page-break/>MongoDB automatically uses all free memory on the machine as its cache. System resource monitors show that MongoDB uses a lot of memory, but its usage is dynamic. If another process suddenly needs half the server’s RAM, MongoDB will yield cached memory to the other process.</text:p>
      <text:h text:style-name="P43" text:outline-level="2"><text:span text:style-name="Emphasis"><text:span text:style-name="T89">Are writes written to disk immediately, or lazily?</text:span></text:span></text:h>
      <text:p text:style-name="P93"><text:span text:style-name="T9">A. Writes are physically written to the </text:span><text:a xlink:type="simple" xlink:href="http://docs.mongodb.org/manual/core/journaling/" text:style-name="Internet_20_link" text:visited-style-name="Visited_20_Internet_20_Link"><text:span text:style-name="Emphasis"><text:span text:style-name="T23">journal</text:span></text:span></text:a><text:span text:style-name="T9"> within 100 milliseconds, by default. At that point, the write is “durable” in the sense that after a pull-plug-from-wall event, the data will still be recoverable after a hard restart. See </text:span><text:span text:style-name="Teletype"><text:span text:style-name="T35">commitIntervalMs</text:span></text:span><text:span text:style-name="T9"> for more information on the journal commit window.</text:span></text:p>
      <text:p text:style-name="P98">While the journal commit is nearly instant, MongoDB writes to the data files lazily. MongoDB may wait to write data to the data files for as much as one minute by default. This does not affect durability, as the journal has enough information to ensure crash recovery. To change the interval for writing to the data files</text:p>
      <text:h text:style-name="P43" text:outline-level="2"><text:span text:style-name="Emphasis"><text:span text:style-name="T89">What language is MongoDB written in?</text:span></text:span></text:h>
      <text:p text:style-name="P93"><text:span text:style-name="T9">A. MongoDB is implemented in C++. </text:span><text:a xlink:type="simple" xlink:href="http://docs.mongodb.org/manual/reference/glossary/#term-driver" text:style-name="Internet_20_link" text:visited-style-name="Visited_20_Internet_20_Link"><text:span text:style-name="Emphasis"><text:span text:style-name="T23">Drivers</text:span></text:span></text:a><text:span text:style-name="T9"> and client libraries are typically written in their respective languages, although some drivers use C extensions for better performance.</text:span></text:p>
      <text:p text:style-name="P109"><text:span text:style-name="Emphasis"><text:span text:style-name="T22">What is the namespace in MongoDB ?</text:span></text:span></text:p>
      <text:p text:style-name="P109"><text:span text:style-name="Emphasis"><text:span text:style-name="T22"/></text:span></text:p>
      <text:p text:style-name="P109"><text:span text:style-name="Emphasis"><text:span text:style-name="T80">A. namespace is concatenation of database name with collection names</text:span></text:span></text:p>
      <text:p text:style-name="P109"><text:span text:style-name="Emphasis"><text:span text:style-name="T80">eg:</text:span></text:span></text:p>
      <text:p text:style-name="P109"><text:span text:style-name="Emphasis"><text:span text:style-name="T80">adept.users <text:s/>here in this adept is the database name and users is the name of the collection.</text:span></text:span></text:p>
      <text:p text:style-name="P109"><text:span text:style-name="Emphasis"><text:span text:style-name="T22"/></text:span></text:p>
      <text:p text:style-name="P109"><text:span text:style-name="Emphasis"><text:span text:style-name="T22">If you remove a document .Does mongodb removes it from disc space?</text:span></text:span></text:p>
      <text:p text:style-name="P109"><text:span text:style-name="Emphasis"><text:span text:style-name="T22"/></text:span></text:p>
      <text:p text:style-name="P109"><text:span text:style-name="Emphasis"><text:span text:style-name="T80">A.Yes when we use remove() object will no longer exists in on-disc data storage.</text:span></text:span></text:p>
      <text:p text:style-name="P109"><text:span text:style-name="Emphasis"><text:span text:style-name="T22"/></text:span></text:p>
      <text:p text:style-name="P109"><text:span text:style-name="Emphasis"><text:span text:style-name="T22">How do you aggregate data in mongodb ?</text:span></text:span></text:p>
      <text:p text:style-name="P109"><text:span text:style-name="Emphasis"><text:span text:style-name="T22"><text:s/></text:span></text:span></text:p>
      <text:p text:style-name="P109"><text:span text:style-name="Emphasis"><text:span text:style-name="T80">A. we can aggregate data in mongodb using aggregate commands like </text:span></text:span><text:soft-page-break/><text:span text:style-name="Emphasis"><text:span text:style-name="T80">group,count,sum,avg,distinct etc</text:span></text:span></text:p>
      <text:p text:style-name="P109"><text:span text:style-name="Emphasis"><text:span text:style-name="T22"/></text:span></text:p>
      <text:p text:style-name="P109"><text:span text:style-name="Emphasis"><text:span text:style-name="T22">Why are Mongodb data files are so large?</text:span></text:span></text:p>
      <text:p text:style-name="P109"><text:span text:style-name="Emphasis"><text:span text:style-name="T22"/></text:span></text:p>
      <text:p text:style-name="P109"><text:span text:style-name="Emphasis"><text:span text:style-name="T22">A.</text:span></text:span><text:span text:style-name="Emphasis"><text:span text:style-name="T14">MongoDB aggressively preallocates data files to reserve space and avoid file system fragmentation. You can use the </text:span></text:span><text:span text:style-name="Emphasis"><text:span text:style-name="Teletype"><text:span text:style-name="T40">storage.smallFiles</text:span></text:span></text:span><text:span text:style-name="Emphasis"><text:span text:style-name="T14"> setting to modify the file preallocation strategy</text:span></text:span><text:span text:style-name="Emphasis"><text:span text:style-name="T13">.</text:span></text:span><text:span text:style-name="Emphasis"><text:span text:style-name="T22"> </text:span></text:span></text:p>
      <text:p text:style-name="P109"><text:span text:style-name="Emphasis"><text:span text:style-name="T22"/></text:span></text:p>
      <text:p text:style-name="P109"><text:span text:style-name="Emphasis"><text:span text:style-name="T22">How do i optimise storage usage for small documents?</text:span></text:span></text:p>
      <text:p text:style-name="P109"><text:span text:style-name="Emphasis"><text:span text:style-name="T22"/></text:span></text:p>
      <text:p text:style-name="P109"><text:span text:style-name="Emphasis"><text:span text:style-name="T22">A. </text:span></text:span><text:span text:style-name="Emphasis"><text:span text:style-name="T80">1. By creating _id field explicitly by passing unique values(because it acts as primary key)</text:span></text:span></text:p>
      <text:p text:style-name="P109"><text:span text:style-name="Emphasis"><text:span text:style-name="T80"/></text:span></text:p>
      <text:p text:style-name="P109"><text:span text:style-name="Emphasis"><text:span text:style-name="T80">2. in mongodb each document stores filedname with data so make the field name small in small documents.</text:span></text:span></text:p>
      <text:p text:style-name="P109"><text:span text:style-name="Emphasis"><text:span text:style-name="T80"/></text:span></text:p>
      <text:p text:style-name="P109"><text:span text:style-name="Emphasis"><text:span text:style-name="T80">3.Embed documents embed one document into another to prevent per document overhead(ie atomicty operation in update is supported for single document.)</text:span></text:span></text:p>
      <text:p text:style-name="P109"><text:span text:style-name="Emphasis"><text:span text:style-name="T22"/></text:span></text:p>
      <text:h text:style-name="P43" text:outline-level="2"><text:span text:style-name="Emphasis"><text:span text:style-name="T86">When should I use GridFS?</text:span></text:span></text:h>
      <text:p text:style-name="P93"><text:span text:style-name="T9">A. For documents in a MongoDB collection, you should always use </text:span><text:a xlink:type="simple" xlink:href="http://docs.mongodb.org/manual/reference/glossary/#term-gridfs" text:style-name="Internet_20_link" text:visited-style-name="Visited_20_Internet_20_Link"><text:span text:style-name="Emphasis"><text:span text:style-name="T23">GridFS</text:span></text:span></text:a><text:span text:style-name="T9"> for storing files larger than 16 MB.</text:span></text:p>
      <text:p text:style-name="P98">In some situations, storing large files may be more efficient in a MongoDB database than on a system-level filesystem.</text:p>
      <text:list xml:id="list4332882988693042338" text:style-name="L14">
        <text:list-item>
          <text:p text:style-name="P155">If your filesystem limits the number of files in a directory, you can use GridFS to store as many files as needed.</text:p>
        </text:list-item>
        <text:list-item>
          <text:p text:style-name="P151"><text:span text:style-name="T9">When you want to keep your files and metadata automatically synced and deployed across a number of systems and facilities. When using </text:span><text:a xlink:type="simple" xlink:href="http://docs.mongodb.org/manual/core/replica-set-architecture-geographically-distributed/#replica-set-geographical-distribution" text:style-name="Internet_20_link" text:visited-style-name="Visited_20_Internet_20_Link"><text:span text:style-name="Emphasis"><text:span text:style-name="T23">geographically distributed replica sets</text:span></text:span></text:a><text:span text:style-name="T9"> MongoDB can distribute files and their metadata automatically to a number of </text:span><text:a xlink:type="simple" xlink:href="http://docs.mongodb.org/manual/reference/program/mongod/#bin.mongod" text:style-name="Internet_20_link" text:visited-style-name="Visited_20_Internet_20_Link"><text:span text:style-name="Teletype"><text:span text:style-name="T29">mongod</text:span></text:span></text:a><text:span text:style-name="T9"> instances and facilities.</text:span></text:p>
        </text:list-item>
        <text:list-item>
          <text:p text:style-name="P155">When you want to access information from portions of large files without having to load whole files into memory, you can use GridFS to recall sections of files without reading the entire file into memory.</text:p>
        </text:list-item>
      </text:list>
      <text:p text:style-name="P98"><text:soft-page-break/>Do not use GridFS if you need to update the content of the entire file atomically. As an alternative you can store multiple versions of each file and specify the current version of the file in the metadata. You can update the metadata field that indicates “latest” status in an atomic update after uploading the new version of the file, and later remove previous versions if needed.</text:p>
      <text:p text:style-name="P96"><text:span text:style-name="T9">Furthermore, if your files are all smaller the 16 MB </text:span><text:a xlink:type="simple" xlink:href="http://docs.mongodb.org/manual/reference/limits/#BSON-Document-Size" text:style-name="Internet_20_link" text:visited-style-name="Visited_20_Internet_20_Link"><text:span text:style-name="Teletype"><text:span text:style-name="T29">BSON Document Size</text:span></text:span></text:a><text:span text:style-name="T9"> limit, consider storing the file manually within a single document. You may use the BinData data type to store the binary data. See your </text:span><text:a xlink:type="simple" xlink:href="http://docs.mongodb.org/manual/applications/drivers/" text:style-name="Internet_20_link" text:visited-style-name="Visited_20_Internet_20_Link"><text:span text:style-name="Emphasis"><text:span text:style-name="T23">drivers</text:span></text:span></text:a><text:span text:style-name="T9"> documentation for details on using BinData.</text:span></text:p>
      <text:p text:style-name="P96"><text:span text:style-name="T9">For more information on GridFS, see </text:span><text:a xlink:type="simple" xlink:href="http://docs.mongodb.org/manual/core/gridfs/" text:style-name="Internet_20_link" text:visited-style-name="Visited_20_Internet_20_Link"><text:span text:style-name="Emphasis"><text:span text:style-name="T23">GridFS</text:span></text:span></text:a><text:span text:style-name="T9">.</text:span></text:p>
      <text:h text:style-name="P43" text:outline-level="2"><text:span text:style-name="Emphasis"><text:span text:style-name="T87">How does MongoDB provide concurrency?</text:span></text:span></text:h>
      <text:p text:style-name="P95">A. MongoDB implements a readers-writer lock. This means that at any one time, only one client may be writing or any number of clients may be reading, but that reading and writing cannot occur simultaneously.</text:p>
      <text:h text:style-name="P43" text:outline-level="2"><text:span text:style-name="Emphasis"><text:span text:style-name="T87">Are there any restrictions on the names of Collections?</text:span></text:span></text:h>
      <text:p text:style-name="P95">Collection names can be any UTF-8 string with the following exceptions:</text:p>
      <text:list xml:id="list8250508355431653994" text:style-name="L15">
        <text:list-item>
          <text:p text:style-name="P156">A collection name should begin with a letter or an underscore.</text:p>
        </text:list-item>
        <text:list-item>
          <text:p text:style-name="P152"><text:span text:style-name="T9">The empty string (</text:span><text:span text:style-name="Teletype"><text:span text:style-name="T36">""</text:span></text:span><text:span text:style-name="T9">) is not a valid collection name.</text:span></text:p>
        </text:list-item>
        <text:list-item>
          <text:p text:style-name="P152"><text:span text:style-name="T9">Collection names cannot contain the </text:span><text:span text:style-name="Teletype"><text:span text:style-name="T36">$</text:span></text:span><text:span text:style-name="T9"> character. (version 2.2 only)</text:span></text:p>
        </text:list-item>
        <text:list-item>
          <text:p text:style-name="P152"><text:span text:style-name="T9">Collection names cannot contain the null character: </text:span><text:span text:style-name="Teletype"><text:span text:style-name="T36">\0</text:span></text:span></text:p>
        </text:list-item>
        <text:list-item>
          <text:p text:style-name="P152"><text:span text:style-name="T9">Do not name a collection using the </text:span><text:span text:style-name="Teletype"><text:span text:style-name="T36">system.</text:span></text:span><text:span text:style-name="T9"> prefix. MongoDB reserves </text:span><text:span text:style-name="Teletype"><text:span text:style-name="T36">system.</text:span></text:span><text:span text:style-name="T9"> for system collections.</text:span></text:p>
        </text:list-item>
        <text:list-item>
          <text:p text:style-name="P156">The maximum size of a collection name is 128 characters, including the name of the database. However, for maximum flexibility, collections should have names less than 80 characters.</text:p>
        </text:list-item>
      </text:list>
      <text:p text:style-name="P109"><text:span text:style-name="Emphasis"><text:span text:style-name="T22"/></text:span></text:p>
      <text:h text:style-name="P43" text:outline-level="2"><text:soft-page-break/><text:span text:style-name="Emphasis"><text:span text:style-name="T88">How can I access different databases temporarily?</text:span></text:span></text:h>
      <text:p text:style-name="P93"><text:span text:style-name="T9">A. You can use </text:span><text:a xlink:type="simple" xlink:href="http://docs.mongodb.org/manual/reference/method/db.getSiblingDB/#db.getSiblingDB" text:style-name="Internet_20_link" text:visited-style-name="Visited_20_Internet_20_Link"><text:span text:style-name="Teletype"><text:span text:style-name="T29">db.getSiblingDB()</text:span></text:span></text:a><text:span text:style-name="T9"> method to access another database without switching databases, as in the following example which first switches to the </text:span><text:span text:style-name="Teletype"><text:span text:style-name="T36">test</text:span></text:span><text:span text:style-name="T9"> database and then accesses the </text:span><text:span text:style-name="Teletype"><text:span text:style-name="T36">sampleDB</text:span></text:span><text:span text:style-name="T9">database from the </text:span><text:span text:style-name="Teletype"><text:span text:style-name="T36">test</text:span></text:span><text:span text:style-name="T9"> database:</text:span></text:p>
      <text:p text:style-name="P90">use test</text:p>
      <text:p text:style-name="P91"><text:span text:style-name="T65">db.getSiblingDB(</text:span><text:span text:style-name="T79">'sampleDB'</text:span><text:span text:style-name="T65">).getCollectionNames();</text:span></text:p>
      <text:p text:style-name="P109"><text:span text:style-name="Emphasis"><text:span text:style-name="T80">About Mongod :</text:span></text:span></text:p>
      <text:p text:style-name="P109"><text:span text:style-name="Emphasis"><text:span text:style-name="T22">Note <text:s/>: [initandlisten] MongoDB starting : pid=2340 port=27017 dbpath=C:\data\db\ 64-bit host=santosh-pc</text:span></text:span></text:p>
      <text:p text:style-name="P109"><text:span text:style-name="Emphasis"><text:span text:style-name="T22">the above step is found when you run mongod.exe here a mongod instance is initialized which will connect to db data path which is present in santosh pc. with port number 27017 </text:span></text:span></text:p>
      <text:p text:style-name="P109"><text:span text:style-name="Emphasis"><text:span text:style-name="T22"/></text:span></text:p>
      <text:p text:style-name="P30"><text:span text:style-name="Emphasis"><text:span text:style-name="Teletype"><text:span text:style-name="T41">mongod</text:span></text:span></text:span><text:span text:style-name="Emphasis"><text:span text:style-name="T15"> is the primary daemon process for the MongoDB system. It handles data requests, manages data access, and performs background management operations.</text:span></text:span></text:p>
      <text:p text:style-name="P132"/>
      <text:p text:style-name="Text_20_body"><text:line-break/></text:p>
      <text:p text:style-name="P109"><text:span text:style-name="Emphasis"><text:span text:style-name="T22">What is Replication in replica set ?</text:span></text:span></text:p>
      <text:p text:style-name="P109"><text:span text:style-name="Emphasis"><text:span text:style-name="T22"/></text:span></text:p>
      <text:p text:style-name="P109"><text:span text:style-name="Emphasis"><text:span text:style-name="T22">A. Replication is a process of synchronizing the data between the multiple servers.</text:span></text:span></text:p>
      <text:p text:style-name="P109"><text:span text:style-name="Emphasis"><text:span text:style-name="T22">(these multiple servers are the mongod instances which are participating in replica set). This replication provides data redundancy and avilabilty in primary server failure.</text:span></text:span></text:p>
      <text:p text:style-name="P109"><text:span text:style-name="Emphasis"><text:span text:style-name="T22"/></text:span></text:p>
      <text:p text:style-name="P109"><text:span text:style-name="Emphasis"><text:span text:style-name="T22">About Replica set members ?</text:span></text:span></text:p>
      <text:p text:style-name="P109"><text:span text:style-name="Emphasis"><text:span text:style-name="T22"/></text:span></text:p>
      <text:p text:style-name="P109"><text:span text:style-name="Emphasis"><text:span text:style-name="T22">A. Replica set is the group of mongod instances which communicates with each other to maintain data synchronization.</text:span></text:span></text:p>
      <text:p text:style-name="P109"><text:span text:style-name="Emphasis"><text:span text:style-name="T22">Replicaset members usually consists of one primary, one secondary , one arbitary</text:span></text:span></text:p>
      <text:p text:style-name="P109"><text:span text:style-name="Emphasis"><text:span text:style-name="T22">.Arbitary doesn't contain dataset(doesn't maintain the copy of the data) it will elect </text:span></text:span><text:soft-page-break/><text:span text:style-name="Emphasis"><text:span text:style-name="T22">the primary during the failure of primary.</text:span></text:span></text:p>
      <text:p text:style-name="P109"><text:span text:style-name="Emphasis"><text:span text:style-name="T22"/></text:span></text:p>
      <text:p text:style-name="P109"><text:span text:style-name="Emphasis"><text:span text:style-name="T22">Primary : </text:span></text:span><text:span text:style-name="Emphasis"><text:span text:style-name="T80">Default primary accepts write operations and read operations(read can be changed by using read preferences). MongoDB applies write operations on the </text:span></text:span><text:a xlink:type="simple" xlink:href="http://docs.mongodb.org/manual/reference/glossary/#term-primary" text:style-name="Internet_20_link" text:visited-style-name="Visited_20_Internet_20_Link"><text:span text:style-name="Emphasis">primary</text:span></text:a><text:span text:style-name="Emphasis"><text:span text:style-name="T80"> and then records the operations on the primary’s </text:span></text:span><text:a xlink:type="simple" xlink:href="http://docs.mongodb.org/manual/core/replica-set-oplog/" text:style-name="Internet_20_link" text:visited-style-name="Visited_20_Internet_20_Link"><text:span text:style-name="Emphasis">oplog</text:span></text:a><text:span text:style-name="Emphasis"><text:span text:style-name="T80">. </text:span></text:span><text:a xlink:type="simple" xlink:href="http://docs.mongodb.org/manual/core/replica-set-members/#replica-set-secondary-members" text:style-name="Internet_20_link" text:visited-style-name="Visited_20_Internet_20_Link"><text:span text:style-name="Emphasis">Secondary</text:span></text:a><text:span text:style-name="Emphasis"><text:span text:style-name="T80"> members replicate this log and apply the operations to their data sets.</text:span></text:span><text:span text:style-name="Emphasis"><text:span text:style-name="T22"> </text:span></text:span></text:p>
      <text:h text:style-name="P43" text:outline-level="2"><text:span text:style-name="T90">Secondaries :</text:span><text:span text:style-name="T75"> </text:span><text:span text:style-name="T9">A secondary maintains a copy of the </text:span><text:a xlink:type="simple" xlink:href="http://docs.mongodb.org/manual/reference/glossary/#term-primary" text:style-name="Internet_20_link" text:visited-style-name="Visited_20_Internet_20_Link"><text:span text:style-name="Emphasis"><text:span text:style-name="T23">primary’s</text:span></text:span></text:a><text:span text:style-name="T9"> data set. To replicate data, a secondary applies operations from the primary’s </text:span><text:a xlink:type="simple" xlink:href="http://docs.mongodb.org/manual/core/replica-set-oplog/" text:style-name="Internet_20_link" text:visited-style-name="Visited_20_Internet_20_Link"><text:span text:style-name="Emphasis"><text:span text:style-name="T23">oplog</text:span></text:span></text:a><text:span text:style-name="T9"> to its own data set in an asynchronous process. A replica set can have one or more secondaries.</text:span></text:h>
      <text:p text:style-name="P7"/>
      <text:h text:style-name="P130" text:outline-level="2"><text:span text:style-name="T91">Arbiter : </text:span><text:span text:style-name="T9">An arbiter does </text:span><text:span text:style-name="Strong_20_Emphasis"><text:span text:style-name="T9">not</text:span></text:span><text:span text:style-name="T9"> have a copy of data set and </text:span><text:span text:style-name="Strong_20_Emphasis"><text:span text:style-name="T9">cannot</text:span></text:span><text:span text:style-name="T9"> become a primary. Replica sets may have arbiters to add a vote in </text:span><text:a xlink:type="simple" xlink:href="http://docs.mongodb.org/manual/core/replica-set-elections/#replica-set-elections" text:style-name="Internet_20_link" text:visited-style-name="Visited_20_Internet_20_Link"><text:span text:style-name="Emphasis"><text:span text:style-name="T23">elections of for primary</text:span></text:span></text:a><text:span text:style-name="T9">. Arbiters </text:span><text:span text:style-name="Emphasis"><text:span text:style-name="T9">always</text:span></text:span><text:span text:style-name="T9"> have exactly </text:span><text:span text:style-name="Teletype"><text:span text:style-name="T36">1</text:span></text:span><text:span text:style-name="T9"> vote election, and thus allow replica sets to have an uneven number of members, without the overhead of a member that replicates data.</text:span></text:h>
      <text:p text:style-name="P68">IMPORTANT</text:p>
      <text:p text:style-name="P72">Do not run an arbiter on systems that also host the primary or the secondary members of the replica set.</text:p>
      <text:p text:style-name="P96"><text:span text:style-name="T9">Only add an arbiter to sets with even numbers of members. If you add an arbiter to a set with an odd number of members, the set may suffer from tied </text:span><text:a xlink:type="simple" xlink:href="http://docs.mongodb.org/manual/reference/glossary/#term-election" text:style-name="Internet_20_link" text:visited-style-name="Visited_20_Internet_20_Link"><text:span text:style-name="Emphasis"><text:span text:style-name="T23">elections</text:span></text:span></text:a><text:span text:style-name="T9">. </text:span></text:p>
      <text:p text:style-name="P131"><text:span text:style-name="T122"><text:s/></text:span><text:span text:style-name="T9">Functions : in mongodb functions concept is achieved through javascript function . Javascript function is stored in system.js collection. The function can be evaluated/executed through db.eaval() function.</text:span></text:p>
      <text:p text:style-name="P111">Eg: use dbname</text:p>
      <text:p text:style-name="P75">db.system.js.save({_id:add, value:function(x,y){return x+y;}}); <text:s text:c="2"/>// here we have created add function, _id is the function name and value is the code of the function.</text:p>
      <text:p text:style-name="P75">db.eval("return add(2,3);"); <text:s/>// here we are evaluating the function.</text:p>
      <text:p text:style-name="P75"/>
      <text:p text:style-name="P88"/>
      <text:p text:style-name="P75">Note : In mongodb shell you can load all the javascript functions in system.js to current db then you can call the function directly.</text:p>
      <text:p text:style-name="P75"/>
      <text:p text:style-name="P75">&gt; db.system.js.save({_id:"capitals",value: function(state){ var capital= db.addr</text:p>
      <text:p text:style-name="P75">ess.find({state:state},{_id:0, city:1}); return capital; }})</text:p>
      <text:p text:style-name="P75"/>
      <text:p text:style-name="P75">here we have created a function with name capitals.</text:p>
      <text:p text:style-name="P75"><text:soft-page-break/>After loading the functions from system.js to present db by using db.loadServerScripts();</text:p>
      <text:p text:style-name="P75">and call the function with name i.e : capitals('parameter');</text:p>
      <text:p text:style-name="P75"/>
      <text:p text:style-name="P99">Difference between SQL DB and NOSQL DB <text:s/>:</text:p>
      <text:p text:style-name="P100"/>
      <table:table table:name="Table10" table:style-name="Table10">
        <table:table-column table:style-name="Table10.A"/>
        <table:table-column table:style-name="Table10.B"/>
        <table:table-column table:style-name="Table10.C"/>
        <table:table-row>
          <table:table-cell table:style-name="Table10.A1" office:value-type="string">
            <text:p text:style-name="P112"/>
          </table:table-cell>
          <table:table-cell table:style-name="Table10.A1" office:value-type="string">
            <text:p text:style-name="P81">MS SQL</text:p>
          </table:table-cell>
          <table:table-cell table:style-name="Table10.C1" office:value-type="string">
            <text:p text:style-name="P82">MongoDB</text:p>
          </table:table-cell>
        </table:table-row>
        <table:table-row>
          <table:table-cell table:style-name="Table10.A2" office:value-type="string">
            <text:p text:style-name="P84">Data Storage Model</text:p>
          </table:table-cell>
          <table:table-cell table:style-name="Table10.A2" office:value-type="string">
            <text:p text:style-name="P87">Relational DBMS</text:p>
          </table:table-cell>
          <table:table-cell table:style-name="Table10.C2" office:value-type="string">
            <text:p text:style-name="P87">Document-oriented</text:p>
          </table:table-cell>
        </table:table-row>
        <table:table-row>
          <table:table-cell table:style-name="Table10.A2" office:value-type="string">
            <text:p text:style-name="P84">JOINs</text:p>
          </table:table-cell>
          <table:table-cell table:style-name="Table10.A2" office:value-type="string">
            <text:p text:style-name="P87">Yes</text:p>
          </table:table-cell>
          <table:table-cell table:style-name="Table10.C2" office:value-type="string">
            <text:p text:style-name="P87">No</text:p>
          </table:table-cell>
        </table:table-row>
        <table:table-row>
          <table:table-cell table:style-name="Table10.A2" office:value-type="string">
            <text:p text:style-name="P84">Transaction</text:p>
          </table:table-cell>
          <table:table-cell table:style-name="Table10.A2" office:value-type="string">
            <text:p text:style-name="P85"><text:a xlink:type="simple" xlink:href="http://en.wikipedia.org/wiki/ACID" text:style-name="Internet_20_link" text:visited-style-name="Visited_20_Internet_20_Link"><text:span text:style-name="T131">ACID</text:span></text:a></text:p>
          </table:table-cell>
          <table:table-cell table:style-name="Table10.C2" office:value-type="string">
            <text:p text:style-name="P87">No</text:p>
          </table:table-cell>
        </table:table-row>
        <table:table-row>
          <table:table-cell table:style-name="Table10.A2" office:value-type="string">
            <text:p text:style-name="P84">Support agile practices</text:p>
          </table:table-cell>
          <table:table-cell table:style-name="Table10.A2" office:value-type="string">
            <text:p text:style-name="P87">No</text:p>
          </table:table-cell>
          <table:table-cell table:style-name="Table10.C2" office:value-type="string">
            <text:p text:style-name="P87">Yes</text:p>
          </table:table-cell>
        </table:table-row>
        <table:table-row>
          <table:table-cell table:style-name="Table10.A2" office:value-type="string">
            <text:p text:style-name="P84">Data schema</text:p>
          </table:table-cell>
          <table:table-cell table:style-name="Table10.A2" office:value-type="string">
            <text:p text:style-name="P87">Fixed</text:p>
          </table:table-cell>
          <table:table-cell table:style-name="Table10.C2" office:value-type="string">
            <text:p text:style-name="P87">Dynamic</text:p>
          </table:table-cell>
        </table:table-row>
        <table:table-row>
          <table:table-cell table:style-name="Table10.A2" office:value-type="string">
            <text:p text:style-name="P83"><text:a xlink:type="simple" xlink:href="http://en.wikipedia.org/wiki/Scalability" text:style-name="Internet_20_link" text:visited-style-name="Visited_20_Internet_20_Link"><text:span text:style-name="T132">Scalability</text:span></text:a></text:p>
          </table:table-cell>
          <table:table-cell table:style-name="Table10.A2" office:value-type="string">
            <text:p text:style-name="P87">Vertical</text:p>
          </table:table-cell>
          <table:table-cell table:style-name="Table10.C2" office:value-type="string">
            <text:p text:style-name="P87">Horizontal</text:p>
          </table:table-cell>
        </table:table-row>
        <table:table-row>
          <table:table-cell table:style-name="Table10.A2" office:value-type="string">
            <text:p text:style-name="P83"><text:a xlink:type="simple" xlink:href="http://en.wikipedia.org/wiki/Replication_(computing)" text:style-name="Internet_20_link" text:visited-style-name="Visited_20_Internet_20_Link"><text:span text:style-name="T132">Replication</text:span></text:a></text:p>
          </table:table-cell>
          <table:table-cell table:style-name="Table10.A2" office:value-type="string">
            <text:p text:style-name="P87">Yes (depending on software edition)</text:p>
          </table:table-cell>
          <table:table-cell table:style-name="Table10.C2" office:value-type="string">
            <text:p text:style-name="P87">Primary-Secondary</text:p>
          </table:table-cell>
        </table:table-row>
        <table:table-row>
          <table:table-cell table:style-name="Table10.A2" office:value-type="string">
            <text:p text:style-name="P83"><text:a xlink:type="simple" xlink:href="http://en.wikipedia.org/wiki/MapReduce" text:style-name="Internet_20_link" text:visited-style-name="Visited_20_Internet_20_Link"><text:span text:style-name="T132">MapReduce</text:span></text:a></text:p>
          </table:table-cell>
          <table:table-cell table:style-name="Table10.A2" office:value-type="string">
            <text:p text:style-name="P87">No</text:p>
          </table:table-cell>
          <table:table-cell table:style-name="Table10.C2" office:value-type="string">
            <text:p text:style-name="P87">Yes</text:p>
          </table:table-cell>
        </table:table-row>
        <table:table-row>
          <table:table-cell table:style-name="Table10.A2" office:value-type="string">
            <text:p text:style-name="P84">Query Language</text:p>
          </table:table-cell>
          <table:table-cell table:style-name="Table10.A2" office:value-type="string">
            <text:p text:style-name="P87">SQL query language</text:p>
          </table:table-cell>
          <table:table-cell table:style-name="Table10.C2" office:value-type="string">
            <text:p text:style-name="P87">JSON query language</text:p>
          </table:table-cell>
        </table:table-row>
        <table:table-row>
          <table:table-cell table:style-name="Table10.A2" office:value-type="string">
            <text:p text:style-name="P84">Secondary Indexes</text:p>
          </table:table-cell>
          <table:table-cell table:style-name="Table10.A2" office:value-type="string">
            <text:p text:style-name="P87">Yes</text:p>
          </table:table-cell>
          <table:table-cell table:style-name="Table10.C2" office:value-type="string">
            <text:p text:style-name="P87">Yes</text:p>
          </table:table-cell>
        </table:table-row>
        <table:table-row>
          <table:table-cell table:style-name="Table10.A2" office:value-type="string">
            <text:p text:style-name="P84">Triggers</text:p>
          </table:table-cell>
          <table:table-cell table:style-name="Table10.A2" office:value-type="string">
            <text:p text:style-name="P87">Yes</text:p>
          </table:table-cell>
          <table:table-cell table:style-name="Table10.C2" office:value-type="string">
            <text:p text:style-name="P87">No</text:p>
          </table:table-cell>
        </table:table-row>
        <table:table-row>
          <table:table-cell table:style-name="Table10.A2" office:value-type="string">
            <text:p text:style-name="P84">Foreign keys</text:p>
          </table:table-cell>
          <table:table-cell table:style-name="Table10.A2" office:value-type="string">
            <text:p text:style-name="P87">Yes</text:p>
          </table:table-cell>
          <table:table-cell table:style-name="Table10.C2" office:value-type="string">
            <text:p text:style-name="P87">No</text:p>
          </table:table-cell>
        </table:table-row>
        <table:table-row>
          <table:table-cell table:style-name="Table10.A2" office:value-type="string">
            <text:p text:style-name="P84">Concurrency</text:p>
          </table:table-cell>
          <table:table-cell table:style-name="Table10.A2" office:value-type="string">
            <text:p text:style-name="P87">Yes</text:p>
          </table:table-cell>
          <table:table-cell table:style-name="Table10.C2" office:value-type="string">
            <text:p text:style-name="P87">Yes</text:p>
          </table:table-cell>
        </table:table-row>
        <table:table-row>
          <table:table-cell table:style-name="Table10.A2" office:value-type="string">
            <text:p text:style-name="P84">Official Website</text:p>
          </table:table-cell>
          <table:table-cell table:style-name="Table10.A2" office:value-type="string">
            <text:p text:style-name="P85"><text:a xlink:type="simple" xlink:href="http://www.microsoft.com/en-us/sqlserver/default.aspx" text:style-name="Internet_20_link" text:visited-style-name="Visited_20_Internet_20_Link"><text:span text:style-name="T131">http://www.microsoft.com/en-us/sqlserver/default.aspx</text:span></text:a></text:p>
          </table:table-cell>
          <table:table-cell table:style-name="Table10.C2" office:value-type="string">
            <text:p text:style-name="P85"><text:a xlink:type="simple" xlink:href="http://www.mongodb.org/" text:style-name="Internet_20_link" text:visited-style-name="Visited_20_Internet_20_Link"><text:span text:style-name="T131">http://www.mongodb.org</text:span></text:a></text:p>
          </table:table-cell>
        </table:table-row>
        <table:table-row>
          <table:table-cell table:style-name="Table10.A2" office:value-type="string">
            <text:p text:style-name="P84">Company</text:p>
          </table:table-cell>
          <table:table-cell table:style-name="Table10.A2" office:value-type="string">
            <text:p text:style-name="P87">Microsoft</text:p>
          </table:table-cell>
          <table:table-cell table:style-name="Table10.C2" office:value-type="string">
            <text:p text:style-name="P87">MongoDB, Inc</text:p>
          </table:table-cell>
        </table:table-row>
        <table:table-row>
          <table:table-cell table:style-name="Table10.A2" office:value-type="string">
            <text:p text:style-name="P84">Licence</text:p>
          </table:table-cell>
          <table:table-cell table:style-name="Table10.A2" office:value-type="string">
            <text:p text:style-name="P87">Commercial</text:p>
          </table:table-cell>
          <table:table-cell table:style-name="Table10.C2" office:value-type="string">
            <text:p text:style-name="P87">Open Source</text:p>
          </table:table-cell>
        </table:table-row>
        <table:table-row>
          <table:table-cell table:style-name="Table10.A2" office:value-type="string">
            <text:p text:style-name="P84">Implementation language</text:p>
          </table:table-cell>
          <table:table-cell table:style-name="Table10.A2" office:value-type="string">
            <text:p text:style-name="P87">C++</text:p>
          </table:table-cell>
          <table:table-cell table:style-name="Table10.C2" office:value-type="string">
            <text:p text:style-name="P87">C++</text:p>
          </table:table-cell>
        </table:table-row>
        <table:table-row>
          <table:table-cell table:style-name="Table10.A2" office:value-type="string">
            <text:p text:style-name="P84">OS support</text:p>
          </table:table-cell>
          <table:table-cell table:style-name="Table10.A2" office:value-type="string">
            <text:p text:style-name="P87">Windows</text:p>
          </table:table-cell>
          <table:table-cell table:style-name="Table10.C2" office:value-type="string">
            <text:p text:style-name="P87">Windows, Linux, OS X, Solaris</text:p>
          </table:table-cell>
        </table:table-row>
        <table:table-row>
          <table:table-cell table:style-name="Table10.A2" office:value-type="string">
            <text:p text:style-name="P84">Drivers for programming languages</text:p>
          </table:table-cell>
          <table:table-cell table:style-name="Table10.A2" office:value-type="string">
            <text:p text:style-name="P87">.NET, Java, PHP, Python, Ruby, Visual Basic</text:p>
          </table:table-cell>
          <table:table-cell table:style-name="Table10.C2" office:value-type="string">
            <text:p text:style-name="P86"><text:span text:style-name="T128">Actionscript, C, C</text:span><text:span text:style-name="T129">#, C++, Clojure, ColdFusion, D, Dart, Delphi, Erlang, Go, Groovy, Haskell, Java, JavaScript, Lisp, Lua, MatLab, Perl, PHP, PowerShell, Prolog, Python, R, Ruby, Scala, Smalltalk</text:span></text:p>
          </table:table-cell>
        </table:table-row>
      </table:table>
      <text:p text:style-name="P19"><text:soft-page-break/>MongoDB is NoSQL database with large quantity of supported features. MongoDB in comparison with relational databases is more fast and easy-scalable.</text:p>
      <text:p text:style-name="P123"><draw:a xlink:type="simple" xlink:href="http://www.gophoto.it/view.php?i=http://3.bp.blogspot.com/-N8EBmRnriuE/UmRGOrR5HDI/AAAAAAAAADI/Y7rrqKZdoco/s1600/No-SQL+Space.png"><draw:frame draw:style-name="fr1" draw:name="graphics18" text:anchor-type="as-char" svg:width="3.3335in" svg:height="2.2291in" draw:z-index="17"><draw:image xlink:href="http://3.bp.blogspot.com/-N8EBmRnriuE/UmRGOrR5HDI/AAAAAAAAADI/Y7rrqKZdoco/s320/No-SQL+Space.png" xlink:type="simple" xlink:show="embed" xlink:actuate="onLoad"/></draw:frame></draw:a></text:p>
      <text:p text:style-name="P134"><text:line-break/><text:span text:style-name="T133">There are a couple of features which are not supported: JOINs and global transactions. The main reason why MongoDB doesn’t support them is the way how it was designed.</text:span></text:p>
      <text:h text:style-name="P110" text:outline-level="3">Data Storage Model</text:h>
      <text:p text:style-name="P19">Relational databases can’t live without JOINs and transactions. Normalization in SQL databases expected to save data in multiple tables and JOINs can help to combine them during requests. Also, transaction is the only way to be sure that data are consistent in different tables.  </text:p>
      <text:p text:style-name="P19">MongoDB was designed to store a huge data (BigData), to be easy-scalable, high-available and fast. JOINs and global transactions were a stumbling-block for designing such system and the only way to get rid of them is to use another data storage model. It means to avoid data splitting between tables during normalization process. Key-value pairs combined into the document were chosen as data storage model. The data are stored mainly in one collection (set of documents) without necessity to JOIN and watch over data consistency. MongoDB is called document-oriented database.</text:p>
      <text:p text:style-name="P133"><draw:a xlink:type="simple" xlink:href="http://www.gophoto.it/view.php?i=http://3.bp.blogspot.com/-_i4zbXvKDag/UmRG67A-YtI/AAAAAAAAADQ/GcQYvEo-nNM/s1600/Tables+Normalization+via+JSON-documents.png"><draw:frame draw:style-name="fr1" draw:name="graphics19" text:anchor-type="as-char" svg:width="4.1665in" svg:height="1.5311in" draw:z-index="18"><draw:image xlink:href="http://3.bp.blogspot.com/-_i4zbXvKDag/UmRG67A-YtI/AAAAAAAAADQ/GcQYvEo-nNM/s400/Tables+Normalization+via+JSON-documents.png" xlink:type="simple" xlink:show="embed" xlink:actuate="onLoad"/></draw:frame></draw:a></text:p>
      <text:h text:style-name="P89" text:outline-level="3">Agile practices</text:h>
      <text:p text:style-name="P18">R<text:span text:style-name="T134">elational databases were not designed to support Agile software development and be easy scalable, but NoSQL databases on the other hand support them.</text:span></text:p>
      <text:p text:style-name="P20">The modern world uses Agile practices to develop products, agile sprints with quick iteration is the one of the main goals. Dynamic schema is the key of Agile support in MongoDB.</text:p>
      <text:h text:style-name="P110" text:outline-level="3"><text:soft-page-break/>Database Schema</text:h>
      <text:p text:style-name="P77">Relational databases (SQL) require established data schemas for data storage, before data will be added. Schema necessity doesn’t fit with agile development approaches. It’s hard to predict an exact db schema at the beginning of the feature development. If schema is changed in relational database you must think over data migration to the new schema. If data is large it’s a very slow process that involves significant downtime. If data is changed regularly the downtime may also be frequent.</text:p>
      <text:p text:style-name="P19">NoSQL database in contrast to relational databases doesn’t require a predefined schema and what is more it doesn’t require schema at all. We can call it schemaless database. This feature is fully fit into the Agile approaches. The same collection can contain data with a significantly differing structure.</text:p>
      <text:h text:style-name="P110" text:outline-level="3">Scalability</text:h>
      <text:p text:style-name="P19">Relational database can be scaled just vertically, because entire database has to be hosted in a single server. This is necessary in order to ensure reliability and continuous availability of data. Vertical scaling is too expensive, places limits on scale and weak fault-tolerance. </text:p>
      <text:p text:style-name="P77">NoSQL databases were designed to scale horizontally. Instead of increasing power of one single server you just need to add more server instances to get expected power.</text:p>
      <text:p text:style-name="P21">Usually <text:span text:style-name="T133">it's too expensive and limited to buy more RAM or more powerful server instead of just add one small workstation into the cluster.</text:span></text:p>
      <text:p text:style-name="P124"/>
      <text:p text:style-name="P122"><draw:a xlink:type="simple" xlink:href="http://www.gophoto.it/view.php?i=http://2.bp.blogspot.com/-SvSoVJOhS1g/UmREnAmKAMI/AAAAAAAAAC0/h_7TSb19Le8/s1600/Vertical+and+Horizontal+scalling.png"><draw:frame draw:style-name="fr1" draw:name="graphics20" text:anchor-type="as-char" svg:width="3.3335in" svg:height="1.9272in" draw:z-index="19"><draw:image xlink:href="http://2.bp.blogspot.com/-SvSoVJOhS1g/UmREnAmKAMI/AAAAAAAAAC0/h_7TSb19Le8/s320/Vertical+and+Horizontal+scalling.png" xlink:type="simple" xlink:show="embed" xlink:actuate="onLoad"/></draw:frame></draw:a></text:p>
      <text:p text:style-name="P19">Sharding is the process of storing data records across multiple machines. It can be configured for SQL and NoSQL databases. But sharding for SQL databases is not natively supported. It can be configured through complex arrangements for making hardware act as a single server, but NoSQL databases, on the other hand, usually support auto-sharding on the native layer. It means that they automatically spread data across shards (server), support balancing, query loading and etc.</text:p>
      <text:h text:style-name="P110" text:outline-level="3">Query Language</text:h>
      <text:p text:style-name="P80"><text:span text:style-name="T84">Relational databases use </text:span><text:a xlink:type="simple" xlink:href="http://en.wikipedia.org/wiki/SQL" text:style-name="Internet_20_link" text:visited-style-name="Visited_20_Internet_20_Link"><text:span text:style-name="T82">SQL</text:span></text:a><text:span text:style-name="T84"> as query language to retrieve data. It’s very powerful query language which was designed for managing data in a relational database management system. The scope of SQL includes data insert, query, </text:span><text:soft-page-break/><text:span text:style-name="T84">update, delete, schema creation and modification and data access control.</text:span><text:span text:style-name="T85"><text:line-break/><text:line-break/></text:span><text:span text:style-name="T84">MongoDB uses </text:span><text:a xlink:type="simple" xlink:href="http://en.wikipedia.org/wiki/JSON" text:style-name="Internet_20_link" text:visited-style-name="Visited_20_Internet_20_Link"><text:span text:style-name="T82">JSON</text:span></text:a><text:span text:style-name="T84">-style declarative language for specifying what data to retrieve from database. This query language contains all amounts of SQL features even more. </text:span><text:a xlink:type="simple" xlink:href="http://docs.mongodb.org/manual/reference/sql-comparison/" text:style-name="Internet_20_link" text:visited-style-name="Visited_20_Internet_20_Link"><text:span text:style-name="T82">Here </text:span></text:a><text:span text:style-name="T84">you can find mapping chart between SQL and MongoDB.</text:span></text:p>
      <text:p text:style-name="P99"><text:tab/><text:tab/><text:tab/><text:tab/><text:tab/><text:tab/><text:tab/></text:p>
      <text:p text:style-name="P99"><text:span text:style-name="T138">MapReduce</text:span> : mapreduce is used to group large volume of data into useful aggregated results. MapReduce contains map and reduce commands.</text:p>
      <text:p text:style-name="P76"><text:span text:style-name="T135">Eg:</text:span><text:span text:style-name="T96">&gt;</text:span><text:span text:style-name="T137">db</text:span><text:span text:style-name="T96">.</text:span><text:span text:style-name="T137">collection</text:span><text:span text:style-name="T96">.</text:span><text:span text:style-name="T137">mapReduce</text:span><text:span text:style-name="T96">(</text:span></text:p>
      <text:p text:style-name="P117"><text:s text:c="3"/><text:span text:style-name="T103">function</text:span><text:span text:style-name="T95">()</text:span><text:span text:style-name="T99"> </text:span><text:span text:style-name="T95">{</text:span><text:span text:style-name="T99">emit</text:span><text:span text:style-name="T95">(</text:span><text:span text:style-name="T99">key</text:span><text:span text:style-name="T95">,</text:span><text:span text:style-name="T99">value</text:span><text:span text:style-name="T95">);},</text:span><text:span text:style-name="T99"> <text:s/></text:span><text:span text:style-name="T136">//map function</text:span></text:p>
      <text:p text:style-name="P117"><text:s text:c="3"/><text:span text:style-name="T103">function</text:span><text:span text:style-name="T95">(</text:span><text:span text:style-name="T99">key</text:span><text:span text:style-name="T95">,</text:span><text:span text:style-name="T99">values</text:span><text:span text:style-name="T95">)</text:span><text:span text:style-name="T99"> </text:span><text:span text:style-name="T95">{</text:span><text:span text:style-name="T103">return</text:span><text:span text:style-name="T99"> reduceFunction</text:span><text:span text:style-name="T95">},</text:span><text:span text:style-name="T99"> <text:s text:c="2"/></text:span><text:span text:style-name="T136">//reduce function</text:span></text:p>
      <text:p text:style-name="P117"><text:s text:c="3"/><text:span text:style-name="T95">{</text:span></text:p>
      <text:p text:style-name="P117"><text:s text:c="6"/><text:span text:style-name="T103">out</text:span><text:span text:style-name="T95">:</text:span><text:span text:style-name="T99"> collection</text:span><text:span text:style-name="T95">,</text:span></text:p>
      <text:p text:style-name="P117"><text:s text:c="6"/><text:span text:style-name="T99">query</text:span><text:span text:style-name="T95">:</text:span><text:span text:style-name="T99"> document</text:span><text:span text:style-name="T95">,</text:span></text:p>
      <text:p text:style-name="P117"><text:s text:c="6"/><text:span text:style-name="T99">sort</text:span><text:span text:style-name="T95">:</text:span><text:span text:style-name="T99"> document</text:span><text:span text:style-name="T95">,</text:span></text:p>
      <text:p text:style-name="P117"><text:s text:c="6"/><text:span text:style-name="T99">limit</text:span><text:span text:style-name="T95">:</text:span><text:span text:style-name="T99"> number</text:span></text:p>
      <text:p text:style-name="P117"><text:s text:c="3"/><text:span text:style-name="T95">}</text:span></text:p>
      <text:p text:style-name="P119">)</text:p>
      <text:p text:style-name="P78">The map-reduce function first queries the collection, then maps the result documents to emit key-value pairs which is then reduced based on the keys that have multiple values. And then reduce function is applied and returns the result.</text:p>
      <text:p text:style-name="P31">In the above syntax:</text:p>
      <text:list xml:id="list2655018598681208766" text:style-name="L16">
        <text:list-item>
          <text:p text:style-name="P143"><text:span text:style-name="T108">map</text:span> is a javascript function that maps a value with a key and emits a key-valur pair</text:p>
        </text:list-item>
        <text:list-item>
          <text:p text:style-name="P143"><text:span text:style-name="T108">reduce</text:span> is a javscript function that reduces or groups all the documents having the same key</text:p>
        </text:list-item>
        <text:list-item>
          <text:p text:style-name="P143"><text:span text:style-name="T108">out</text:span> specifies the location of the map-reduce query result</text:p>
        </text:list-item>
        <text:list-item>
          <text:p text:style-name="P143"><text:span text:style-name="T108">query</text:span> specifies the optional selection criteria for selecting documents</text:p>
        </text:list-item>
        <text:list-item>
          <text:p text:style-name="P143"><text:span text:style-name="T108">sort</text:span> specifies the optional sort criteria</text:p>
        </text:list-item>
        <text:list-item>
          <text:p text:style-name="P143"><text:span text:style-name="T108">limit</text:span> specifies the optional maximum number of documents to be returned</text:p>
        </text:list-item>
      </text:list>
      <text:p text:style-name="P159"/>
      <text:p text:style-name="P75"><text:span text:style-name="T138">Aggregation</text:span><text:span text:style-name="T110"> : it is also same as map reduce used to group aggregation.</text:span></text:p>
      <text:p text:style-name="P159">Ex: &gt; db.order.aggregate([{$match:{status:"active"}},{$group:{_id:"$status",total:{$</text:p>
      <text:p text:style-name="P159">sum:"$amount"}}}])</text:p>
      <text:p text:style-name="P159">filters the order collection whoose document status is active and group by status with sum</text:p>
      <text:p text:style-name="P159"><text:soft-page-break/>(group wise 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Tahoma, Helvetica, FreeSans, sans-serif"/>
    <style:font-face style:name="Calibri" svg:font-family="Calibri"/>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enlo1" svg:font-family="Menlo, Monaco, 'Andale Mono', 'lucida console', 'Courier New', monospace"/>
    <style:font-face style:name="Menlo" svg:font-family="Menlo, Monaco, Consolas, 'Courier New', monospace"/>
    <style:font-face style:name="Open Sans" svg:font-family="'Open Sans', Arial, sans-serif"/>
    <style:font-face style:name="OpenSymbol" svg:font-family="OpenSymbol"/>
    <style:font-face style:name="PT Sans" svg:font-family="'PT Sans', 'Helvetica Neue', Helvetica, Arial, sans-serif"/>
    <style:font-face style:name="Source Code Pro" svg:font-family="'Source Code Pro', monospace"/>
    <style:font-face style:name="Tahoma1" svg:font-family="Tahoma"/>
    <style:font-face style:name="arial" svg:font-family="arial, sans-serif"/>
    <style:font-face style:name="inherit" svg:font-family="inherit"/>
    <style:font-face style:name="Arial1"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Default_20_Paragraph_20_Font" style:display-name="Default Paragraph Font" style:family="text">
      <style:text-properties style:font-name="Arial1" fo:font-size="11pt" style:font-name-asian="Arial1" style:font-size-asian="11pt" style:font-name-complex="Arial1" style:font-size-complex="11pt"/>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21M40S</meta:editing-duration>
    <meta:editing-cycles>21</meta:editing-cycles>
    <meta:generator>OpenOffice/4.1.1$Win32 OpenOffice.org_project/411m6$Build-9775</meta:generator>
    <dc:date>2015-07-09T18:32:44.98</dc:date>
    <meta:document-statistic meta:table-count="10" meta:image-count="20" meta:object-count="0" meta:page-count="52" meta:paragraph-count="905" meta:word-count="11081" meta:character-count="71701"/>
    <meta:user-defined meta:name="Info 1"/>
    <meta:user-defined meta:name="Info 2"/>
    <meta:user-defined meta:name="Info 3"/>
    <meta:user-defined meta:name="Info 4"/>
  </office:meta>
</office:document-meta>
</file>